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372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f1_Zipped_Noise_Test_StartwithCHAMP2" table:style-name="ta1">
        <table:shapes>
          <draw:frame draw:z-index="0" draw:style-name="gr1" draw:text-style-name="P1" svg:width="16.2193in" svg:height="7.7492in" svg:x="32.3331in" svg:y="16.2512in">
            <draw:object draw:notify-on-update-of-ranges="Def1_Zipped_Noise_Test_StartwithCHAMP2.R1:Def1_Zipped_Noise_Test_StartwithCHAMP2.R1 Def1_Zipped_Noise_Test_StartwithCHAMP2.R2:Def1_Zipped_Noise_Test_StartwithCHAMP2.R101 Def1_Zipped_Noise_Test_StartwithCHAMP2.S1:Def1_Zipped_Noise_Test_StartwithCHAMP2.S1 Def1_Zipped_Noise_Test_StartwithCHAMP2.S2:Def1_Zipped_Noise_Test_StartwithCHAMP2.S101 Def1_Zipped_Noise_Test_StartwithCHAMP2.T1:Def1_Zipped_Noise_Test_StartwithCHAMP2.T1 Def1_Zipped_Noise_Test_StartwithCHAMP2.T2:Def1_Zipped_Noise_Test_StartwithCHAMP2.T101 Def1_Zipped_Noise_Test_StartwithCHAMP2.U1:Def1_Zipped_Noise_Test_StartwithCHAMP2.U1 Def1_Zipped_Noise_Test_StartwithCHAMP2.U2:Def1_Zipped_Noise_Test_StartwithCHAMP2.U101 Def1_Zipped_Noise_Test_StartwithCHAMP2.V1:Def1_Zipped_Noise_Test_StartwithCHAMP2.V1 Def1_Zipped_Noise_Test_StartwithCHAMP2.V2:Def1_Zipped_Noise_Test_StartwithCHAMP2.V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5" table:default-cell-style-name="Default"/>
        <table:table-column table:style-name="co5" table:number-columns-repeated="5" table:default-cell-style-name="Default"/>
        <table:table-column table:style-name="co6" table:number-columns-repeated="5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lzCompression_ratio(s)</text:p>
          </table:table-cell>
          <table:table-cell office:value-type="string" calcext:value-type="string">
            <text:p><text:s/>lzCompression_ratio(s10)</text:p>
          </table:table-cell>
          <table:table-cell office:value-type="string" calcext:value-type="string">
            <text:p><text:s/>lzCompression_ratio(s20)</text:p>
          </table:table-cell>
          <table:table-cell office:value-type="string" calcext:value-type="string">
            <text:p><text:s/>lzCompression_ratio(s30)</text:p>
          </table:table-cell>
          <table:table-cell office:value-type="string" calcext:value-type="string">
            <text:p><text:s/>lzCompression_ratio(s40)</text:p>
          </table:table-cell>
          <table:table-cell office:value-type="string" calcext:value-type="string">
            <text:p><text:s/>lzCompression_ratio(s50)</text:p>
          </table:table-cell>
          <table:table-cell office:value-type="string" calcext:value-type="string">
            <text:p><text:s/>Mutual_Compression_ratio(s10)</text:p>
          </table:table-cell>
          <table:table-cell office:value-type="string" calcext:value-type="string">
            <text:p><text:s/>Mutual_Compression_ratio(s20)</text:p>
          </table:table-cell>
          <table:table-cell office:value-type="string" calcext:value-type="string">
            <text:p><text:s/>Mutual_Compression_ratio(s30)</text:p>
          </table:table-cell>
          <table:table-cell office:value-type="string" calcext:value-type="string">
            <text:p><text:s/>Mutual_Compression_ratio(s40)</text:p>
          </table:table-cell>
          <table:table-cell office:value-type="string" calcext:value-type="string">
            <text:p><text:s/>Mutual_Compression_ratio(s50)</text:p>
          </table:table-cell>
          <table:table-cell office:value-type="string" calcext:value-type="string">
            <text:p><text:s/>Conditional_Comrpession(s10)</text:p>
          </table:table-cell>
          <table:table-cell office:value-type="string" calcext:value-type="string">
            <text:p><text:s/>Conditional_Comrpession(s20)</text:p>
          </table:table-cell>
          <table:table-cell office:value-type="string" calcext:value-type="string">
            <text:p><text:s/>Conditional_Comrpession(s30)</text:p>
          </table:table-cell>
          <table:table-cell office:value-type="string" calcext:value-type="string">
            <text:p><text:s/>Conditional_Comrpession(s40)</text:p>
          </table:table-cell>
          <table:table-cell office:value-type="string" calcext:value-type="string">
            <text:p><text:s/>Conditional_Comrpession(s50)</text:p>
          </table:table-cell>
          <table:table-cell office:value-type="string" calcext:value-type="string">
            <text:p><text:s/>Mutual_Compression_ratio2(s10)</text:p>
          </table:table-cell>
          <table:table-cell office:value-type="string" calcext:value-type="string">
            <text:p><text:s/>Mutual_Compression_ratio2(s20)</text:p>
          </table:table-cell>
          <table:table-cell office:value-type="string" calcext:value-type="string">
            <text:p><text:s/>Mutual_Compression_ratio2(s30)</text:p>
          </table:table-cell>
          <table:table-cell office:value-type="string" calcext:value-type="string">
            <text:p><text:s/>Mutual_Compression_ratio2(s40)</text:p>
          </table:table-cell>
          <table:table-cell office:value-type="string" calcext:value-type="string">
            <text:p><text:s/>Mutual_Compression_ratio2(s50)</text:p>
          </table:table-cell>
          <table:table-cell office:value-type="string" calcext:value-type="string">
            <text:p><text:s/>Mutual_Compression_Crossed(s10)</text:p>
          </table:table-cell>
          <table:table-cell office:value-type="string" calcext:value-type="string">
            <text:p><text:s/>Mutual_Compression_Crossed(s20)</text:p>
          </table:table-cell>
          <table:table-cell office:value-type="string" calcext:value-type="string">
            <text:p><text:s/>Mutual_Compression_Crossed(s30)</text:p>
          </table:table-cell>
          <table:table-cell office:value-type="string" calcext:value-type="string">
            <text:p><text:s/>Mutual_Compression_Crossed(s40)</text:p>
          </table:table-cell>
          <table:table-cell office:value-type="string" calcext:value-type="string">
            <text:p><text:s/>Mutual_Compression_Crossed(s5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1.53125" calcext:value-type="float">
            <text:p>1.53125</text:p>
          </table:table-cell>
          <table:table-cell table:number-columns-repeated="2" office:value-type="float" office:value="1.46875" calcext:value-type="float">
            <text:p>1.4687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8125" calcext:value-type="float">
            <text:p>0.2812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3125" calcext:value-type="float">
            <text:p>1.3125</text:p>
          </table:table-cell>
          <table:table-cell office:value-type="float" office:value="1.375" calcext:value-type="float">
            <text:p>1.375</text:p>
          </table:table-cell>
          <table:table-cell office:value-type="float" office:value="0.34375" calcext:value-type="float">
            <text:p>0.3437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-0.0833333333333333" calcext:value-type="float">
            <text:p>-0.083333333333333</text:p>
          </table:table-cell>
          <table:table-cell office:value-type="float" office:value="2.375" calcext:value-type="float">
            <text:p>2.375</text:p>
          </table:table-cell>
          <table:table-cell table:number-columns-repeated="2" office:value-type="float" office:value="2.5625" calcext:value-type="float">
            <text:p>2.5625</text:p>
          </table:table-cell>
          <table:table-cell office:value-type="float" office:value="2.625" calcext:value-type="float">
            <text:p>2.625</text:p>
          </table:table-cell>
          <table:table-cell office:value-type="float" office:value="2.80208333333333" calcext:value-type="float">
            <text:p>2.8020833333333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.328125" calcext:value-type="float">
            <text:p>1.328125</text:p>
          </table:table-cell>
          <table:table-cell table:number-columns-repeated="2" office:value-type="float" office:value="1.390625" calcext:value-type="float">
            <text:p>1.390625</text:p>
          </table:table-cell>
          <table:table-cell office:value-type="float" office:value="1.359375" calcext:value-type="float">
            <text:p>1.359375</text:p>
          </table:table-cell>
          <table:table-cell office:value-type="float" office:value="1.296875" calcext:value-type="float">
            <text:p>1.296875</text:p>
          </table:table-cell>
          <table:table-cell office:value-type="float" office:value="0.401041666666667" calcext:value-type="float">
            <text:p>0.401041666666667</text:p>
          </table:table-cell>
          <table:table-cell office:value-type="float" office:value="0.244791666666666" calcext:value-type="float">
            <text:p>0.244791666666666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0.0416666666666665" calcext:value-type="float">
            <text:p>0.041666666666667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1.140625" calcext:value-type="float">
            <text:p>1.1406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28645833333333" calcext:value-type="float">
            <text:p>1.286458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213541666666667" calcext:value-type="float">
            <text:p>0.2135416666666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98958333333333" calcext:value-type="float">
            <text:p>1.98958333333333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2.4375" calcext:value-type="float">
            <text:p>2.4375</text:p>
          </table:table-cell>
          <table:table-cell office:value-type="float" office:value="2.39583333333333" calcext:value-type="float">
            <text:p>2.39583333333333</text:p>
          </table:table-cell>
          <table:table-cell office:value-type="float" office:value="2.56770833333333" calcext:value-type="float">
            <text:p>2.5677083333333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.16319444444444" calcext:value-type="float">
            <text:p>1.16319444444444</text:p>
          </table:table-cell>
          <table:table-cell office:value-type="float" office:value="1.35763888888889" calcext:value-type="float">
            <text:p>1.35763888888889</text:p>
          </table:table-cell>
          <table:table-cell table:number-columns-repeated="2" office:value-type="float" office:value="1.33333333333333" calcext:value-type="float">
            <text:p>1.33333333333333</text:p>
          </table:table-cell>
          <table:table-cell office:value-type="float" office:value="1.26041666666667" calcext:value-type="float">
            <text:p>1.26041666666667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0.215277777777778" calcext:value-type="float">
            <text:p>0.21527777777777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118055555555555" calcext:value-type="float">
            <text:p>0.118055555555555</text:p>
          </table:table-cell>
          <table:table-cell office:value-type="float" office:value="-0.00347222222222232" calcext:value-type="float">
            <text:p>-0.003472222222222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1.11805555555556" calcext:value-type="float">
            <text:p>1.11805555555556</text:p>
          </table:table-cell>
          <table:table-cell office:value-type="float" office:value="1.21527777777778" calcext:value-type="float">
            <text:p>1.21527777777778</text:p>
          </table:table-cell>
          <table:table-cell table:number-columns-repeated="2" office:value-type="float" office:value="1.26388888888889" calcext:value-type="float">
            <text:p>1.26388888888889</text:p>
          </table:table-cell>
          <table:table-cell office:value-type="float" office:value="0.215277777777778" calcext:value-type="float">
            <text:p>0.215277777777778</text:p>
          </table:table-cell>
          <table:table-cell office:value-type="float" office:value="0.385416666666667" calcext:value-type="float">
            <text:p>0.3854166666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1.89583333333333" calcext:value-type="float">
            <text:p>1.89583333333333</text:p>
          </table:table-cell>
          <table:table-cell office:value-type="float" office:value="2.09027777777778" calcext:value-type="float">
            <text:p>2.09027777777778</text:p>
          </table:table-cell>
          <table:table-cell office:value-type="float" office:value="2.23611111111111" calcext:value-type="float">
            <text:p>2.23611111111111</text:p>
          </table:table-cell>
          <table:table-cell office:value-type="float" office:value="2.30902777777778" calcext:value-type="float">
            <text:p>2.30902777777778</text:p>
          </table:table-cell>
          <table:table-cell office:value-type="float" office:value="2.43055555555556" calcext:value-type="float">
            <text:p>2.4305555555555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.12760416666667" calcext:value-type="float">
            <text:p>1.12760416666667</text:p>
          </table:table-cell>
          <table:table-cell table:number-columns-repeated="3" office:value-type="float" office:value="1.30989583333333" calcext:value-type="float">
            <text:p>1.30989583333333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.252604166666667" calcext:value-type="float">
            <text:p>0.252604166666667</text:p>
          </table:table-cell>
          <table:table-cell office:value-type="float" office:value="0.205729166666666" calcext:value-type="float">
            <text:p>0.205729166666666</text:p>
          </table:table-cell>
          <table:table-cell table:number-columns-repeated="2" office:value-type="float" office:value="0.1640625" calcext:value-type="float">
            <text:p>0.1640625</text:p>
          </table:table-cell>
          <table:table-cell office:value-type="float" office:value="0.0312500000000004" calcext:value-type="float">
            <text:p>0.031250000000001</text:p>
          </table:table-cell>
          <table:table-cell office:value-type="float" office:value="0.893229166666667" calcext:value-type="float">
            <text:p>0.893229166666667</text:p>
          </table:table-cell>
          <table:table-cell office:value-type="float" office:value="1.05989583333333" calcext:value-type="float">
            <text:p>1.05989583333333</text:p>
          </table:table-cell>
          <table:table-cell table:number-columns-repeated="2" office:value-type="float" office:value="1.1640625" calcext:value-type="float">
            <text:p>1.1640625</text:p>
          </table:table-cell>
          <table:table-cell office:value-type="float" office:value="1.24739583333333" calcext:value-type="float">
            <text:p>1.24739583333333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48958333333333" calcext:value-type="float">
            <text:p>0.348958333333333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286458333333333" calcext:value-type="float">
            <text:p>0.286458333333333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1.78645833333333" calcext:value-type="float">
            <text:p>1.78645833333333</text:p>
          </table:table-cell>
          <table:table-cell office:value-type="float" office:value="2.02083333333333" calcext:value-type="float">
            <text:p>2.02083333333333</text:p>
          </table:table-cell>
          <table:table-cell office:value-type="float" office:value="2.14583333333333" calcext:value-type="float">
            <text:p>2.14583333333333</text:p>
          </table:table-cell>
          <table:table-cell office:value-type="float" office:value="2.1875" calcext:value-type="float">
            <text:p>2.1875</text:p>
          </table:table-cell>
          <table:table-cell office:value-type="float" office:value="2.36197916666667" calcext:value-type="float">
            <text:p>2.3619791666666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1.07708333333333" calcext:value-type="float">
            <text:p>1.07708333333333</text:p>
          </table:table-cell>
          <table:table-cell office:value-type="float" office:value="1.26666666666667" calcext:value-type="float">
            <text:p>1.26666666666667</text:p>
          </table:table-cell>
          <table:table-cell table:number-columns-repeated="2" office:value-type="float" office:value="1.28125" calcext:value-type="float">
            <text:p>1.28125</text:p>
          </table:table-cell>
          <table:table-cell office:value-type="float" office:value="1.20833333333333" calcext:value-type="float">
            <text:p>1.20833333333333</text:p>
          </table:table-cell>
          <table:table-cell office:value-type="float" office:value="0.252083333333333" calcext:value-type="float">
            <text:p>0.2520833333333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5833333333336" calcext:value-type="float">
            <text:p>0.089583333333334</text:p>
          </table:table-cell>
          <table:table-cell office:value-type="float" office:value="0.0395833333333333" calcext:value-type="float">
            <text:p>0.039583333333333</text:p>
          </table:table-cell>
          <table:table-cell office:value-type="float" office:value="-0.0166666666666671" calcext:value-type="float">
            <text:p>-0.016666666666667</text:p>
          </table:table-cell>
          <table:table-cell office:value-type="float" office:value="0.839583333333333" calcext:value-type="float">
            <text:p>0.839583333333333</text:p>
          </table:table-cell>
          <table:table-cell office:value-type="float" office:value="1.07291666666667" calcext:value-type="float">
            <text:p>1.07291666666667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23958333333333" calcext:value-type="float">
            <text:p>1.23958333333333</text:p>
          </table:table-cell>
          <table:table-cell office:value-type="float" office:value="1.27291666666667" calcext:value-type="float">
            <text:p>1.2729166666666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3" calcext:value-type="float">
            <text:p>0.3</text:p>
          </table:table-cell>
          <table:table-cell office:value-type="float" office:value="0.295833333333333" calcext:value-type="float">
            <text:p>0.295833333333333</text:p>
          </table:table-cell>
          <table:table-cell office:value-type="float" office:value="0.245833333333333" calcext:value-type="float">
            <text:p>0.245833333333333</text:p>
          </table:table-cell>
          <table:table-cell office:value-type="float" office:value="0.0999999999999999" calcext:value-type="float">
            <text:p>0.1</text:p>
          </table:table-cell>
          <table:table-cell office:value-type="float" office:value="1.67916666666667" calcext:value-type="float">
            <text:p>1.67916666666667</text:p>
          </table:table-cell>
          <table:table-cell office:value-type="float" office:value="2.03958333333333" calcext:value-type="float">
            <text:p>2.03958333333333</text:p>
          </table:table-cell>
          <table:table-cell office:value-type="float" office:value="2.14166666666667" calcext:value-type="float">
            <text:p>2.14166666666667</text:p>
          </table:table-cell>
          <table:table-cell office:value-type="float" office:value="2.275" calcext:value-type="float">
            <text:p>2.275</text:p>
          </table:table-cell>
          <table:table-cell office:value-type="float" office:value="2.38125" calcext:value-type="float">
            <text:p>2.3812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1.04340277777778" calcext:value-type="float">
            <text:p>1.04340277777778</text:p>
          </table:table-cell>
          <table:table-cell office:value-type="float" office:value="1.21354166666667" calcext:value-type="float">
            <text:p>1.21354166666667</text:p>
          </table:table-cell>
          <table:table-cell table:number-columns-repeated="2" office:value-type="float" office:value="1.26215277777778" calcext:value-type="float">
            <text:p>1.26215277777778</text:p>
          </table:table-cell>
          <table:table-cell office:value-type="float" office:value="1.20138888888889" calcext:value-type="float">
            <text:p>1.20138888888889</text:p>
          </table:table-cell>
          <table:table-cell office:value-type="float" office:value="0.196180555555555" calcext:value-type="float">
            <text:p>0.196180555555555</text:p>
          </table:table-cell>
          <table:table-cell office:value-type="float" office:value="0.130208333333333" calcext:value-type="float">
            <text:p>0.130208333333333</text:p>
          </table:table-cell>
          <table:table-cell office:value-type="float" office:value="0.0815972222222219" calcext:value-type="float">
            <text:p>0.081597222222222</text:p>
          </table:table-cell>
          <table:table-cell office:value-type="float" office:value="0.0121527777777777" calcext:value-type="float">
            <text:p>0.012152777777778</text:p>
          </table:table-cell>
          <table:table-cell office:value-type="float" office:value="-0.0208333333333335" calcext:value-type="float">
            <text:p>-0.020833333333334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1.02604166666667" calcext:value-type="float">
            <text:p>1.02604166666667</text:p>
          </table:table-cell>
          <table:table-cell office:value-type="float" office:value="1.16493055555556" calcext:value-type="float">
            <text:p>1.16493055555556</text:p>
          </table:table-cell>
          <table:table-cell office:value-type="float" office:value="1.19270833333333" calcext:value-type="float">
            <text:p>1.19270833333333</text:p>
          </table:table-cell>
          <table:table-cell office:value-type="float" office:value="1.27604166666667" calcext:value-type="float">
            <text:p>1.27604166666667</text:p>
          </table:table-cell>
          <table:table-cell office:value-type="float" office:value="0.184027777777778" calcext:value-type="float">
            <text:p>0.184027777777778</text:p>
          </table:table-cell>
          <table:table-cell office:value-type="float" office:value="0.302083333333333" calcext:value-type="float">
            <text:p>0.302083333333333</text:p>
          </table:table-cell>
          <table:table-cell office:value-type="float" office:value="0.302083333333333" calcext:value-type="float">
            <text:p>0.30208333333333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125" calcext:value-type="float">
            <text:p>2.125</text:p>
          </table:table-cell>
          <table:table-cell office:value-type="float" office:value="2.23611111111111" calcext:value-type="float">
            <text:p>2.23611111111111</text:p>
          </table:table-cell>
          <table:table-cell office:value-type="float" office:value="2.36631944444444" calcext:value-type="float">
            <text:p>2.3663194444444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1.01934523809524" calcext:value-type="float">
            <text:p>1.01934523809524</text:p>
          </table:table-cell>
          <table:table-cell office:value-type="float" office:value="1.20386904761905" calcext:value-type="float">
            <text:p>1.20386904761905</text:p>
          </table:table-cell>
          <table:table-cell office:value-type="float" office:value="1.2514880952381" calcext:value-type="float">
            <text:p>1.2514880952381</text:p>
          </table:table-cell>
          <table:table-cell office:value-type="float" office:value="1.26339285714286" calcext:value-type="float">
            <text:p>1.26339285714286</text:p>
          </table:table-cell>
          <table:table-cell office:value-type="float" office:value="1.19196428571429" calcext:value-type="float">
            <text:p>1.19196428571429</text:p>
          </table:table-cell>
          <table:table-cell office:value-type="float" office:value="0.21577380952381" calcext:value-type="float">
            <text:p>0.21577380952381</text:p>
          </table:table-cell>
          <table:table-cell office:value-type="float" office:value="0.162202380952381" calcext:value-type="float">
            <text:p>0.162202380952381</text:p>
          </table:table-cell>
          <table:table-cell office:value-type="float" office:value="0.126488095238095" calcext:value-type="float">
            <text:p>0.126488095238095</text:p>
          </table:table-cell>
          <table:table-cell office:value-type="float" office:value="0.00744047619047628" calcext:value-type="float">
            <text:p>0.007440476190476</text:p>
          </table:table-cell>
          <table:table-cell office:value-type="float" office:value="-0.0163690476190479" calcext:value-type="float">
            <text:p>-0.016369047619048</text:p>
          </table:table-cell>
          <table:table-cell office:value-type="float" office:value="0.813988095238095" calcext:value-type="float">
            <text:p>0.813988095238095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1.15922619047619" calcext:value-type="float">
            <text:p>1.15922619047619</text:p>
          </table:table-cell>
          <table:table-cell office:value-type="float" office:value="1.20684523809524" calcext:value-type="float">
            <text:p>1.20684523809524</text:p>
          </table:table-cell>
          <table:table-cell office:value-type="float" office:value="1.24255952380952" calcext:value-type="float">
            <text:p>1.24255952380952</text:p>
          </table:table-cell>
          <table:table-cell office:value-type="float" office:value="0.205357142857143" calcext:value-type="float">
            <text:p>0.205357142857143</text:p>
          </table:table-cell>
          <table:table-cell office:value-type="float" office:value="0.334821428571429" calcext:value-type="float">
            <text:p>0.334821428571429</text:p>
          </table:table-cell>
          <table:table-cell office:value-type="float" office:value="0.346726190476191" calcext:value-type="float">
            <text:p>0.346726190476191</text:p>
          </table:table-cell>
          <table:table-cell office:value-type="float" office:value="0.251488095238095" calcext:value-type="float">
            <text:p>0.25148809523809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1.62797619047619" calcext:value-type="float">
            <text:p>1.62797619047619</text:p>
          </table:table-cell>
          <table:table-cell office:value-type="float" office:value="1.92113095238095" calcext:value-type="float">
            <text:p>1.92113095238095</text:p>
          </table:table-cell>
          <table:table-cell office:value-type="float" office:value="2.0639880952381" calcext:value-type="float">
            <text:p>2.0639880952381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2.27827380952381" calcext:value-type="float">
            <text:p>2.2782738095238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1.00130208333333" calcext:value-type="float">
            <text:p>1.00130208333333</text:p>
          </table:table-cell>
          <table:table-cell office:value-type="float" office:value="1.17838541666667" calcext:value-type="float">
            <text:p>1.17838541666667</text:p>
          </table:table-cell>
          <table:table-cell office:value-type="float" office:value="1.23046875" calcext:value-type="float">
            <text:p>1.23046875</text:p>
          </table:table-cell>
          <table:table-cell office:value-type="float" office:value="1.25130208333333" calcext:value-type="float">
            <text:p>1.25130208333333</text:p>
          </table:table-cell>
          <table:table-cell office:value-type="float" office:value="1.18880208333333" calcext:value-type="float">
            <text:p>1.18880208333333</text:p>
          </table:table-cell>
          <table:table-cell office:value-type="float" office:value="0.240885416666666" calcext:value-type="float">
            <text:p>0.240885416666666</text:p>
          </table:table-cell>
          <table:table-cell office:value-type="float" office:value="0.209635416666667" calcext:value-type="float">
            <text:p>0.209635416666667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0533854166666665" calcext:value-type="float">
            <text:p>0.053385416666667</text:p>
          </table:table-cell>
          <table:table-cell office:value-type="float" office:value="0.0221354166666665" calcext:value-type="float">
            <text:p>0.022135416666667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977864583333333" calcext:value-type="float">
            <text:p>0.977864583333333</text:p>
          </table:table-cell>
          <table:table-cell table:number-columns-repeated="2" office:value-type="float" office:value="1.16536458333333" calcext:value-type="float">
            <text:p>1.16536458333333</text:p>
          </table:table-cell>
          <table:table-cell office:value-type="float" office:value="1.21744791666667" calcext:value-type="float">
            <text:p>1.21744791666667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376302083333333" calcext:value-type="float">
            <text:p>0.376302083333333</text:p>
          </table:table-cell>
          <table:table-cell office:value-type="float" office:value="0.334635416666667" calcext:value-type="float">
            <text:p>0.334635416666667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209635416666667" calcext:value-type="float">
            <text:p>0.209635416666667</text:p>
          </table:table-cell>
          <table:table-cell office:value-type="float" office:value="1.5390625" calcext:value-type="float">
            <text:p>1.5390625</text:p>
          </table:table-cell>
          <table:table-cell office:value-type="float" office:value="1.77994791666667" calcext:value-type="float">
            <text:p>1.77994791666667</text:p>
          </table:table-cell>
          <table:table-cell office:value-type="float" office:value="2.06119791666667" calcext:value-type="float">
            <text:p>2.06119791666667</text:p>
          </table:table-cell>
          <table:table-cell office:value-type="float" office:value="2.12369791666667" calcext:value-type="float">
            <text:p>2.12369791666667</text:p>
          </table:table-cell>
          <table:table-cell office:value-type="float" office:value="2.19661458333333" calcext:value-type="float">
            <text:p>2.1966145833333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.96412037037037" calcext:value-type="float">
            <text:p>0.96412037037037</text:p>
          </table:table-cell>
          <table:table-cell office:value-type="float" office:value="1.15856481481481" calcext:value-type="float">
            <text:p>1.15856481481481</text:p>
          </table:table-cell>
          <table:table-cell office:value-type="float" office:value="1.22337962962963" calcext:value-type="float">
            <text:p>1.22337962962963</text:p>
          </table:table-cell>
          <table:table-cell office:value-type="float" office:value="1.24189814814815" calcext:value-type="float">
            <text:p>1.24189814814815</text:p>
          </table:table-cell>
          <table:table-cell office:value-type="float" office:value="1.17708333333333" calcext:value-type="float">
            <text:p>1.17708333333333</text:p>
          </table:table-cell>
          <table:table-cell office:value-type="float" office:value="0.21412037037037" calcext:value-type="float">
            <text:p>0.21412037037037</text:p>
          </table:table-cell>
          <table:table-cell office:value-type="float" office:value="0.195601851851852" calcext:value-type="float">
            <text:p>0.195601851851852</text:p>
          </table:table-cell>
          <table:table-cell office:value-type="float" office:value="0.112268518518519" calcext:value-type="float">
            <text:p>0.112268518518519</text:p>
          </table:table-cell>
          <table:table-cell office:value-type="float" office:value="0.0266203703703702" calcext:value-type="float">
            <text:p>0.02662037037037</text:p>
          </table:table-cell>
          <table:table-cell office:value-type="float" office:value="0.00347222222222232" calcext:value-type="float">
            <text:p>0.003472222222222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1.16203703703704" calcext:value-type="float">
            <text:p>1.16203703703704</text:p>
          </table:table-cell>
          <table:table-cell office:value-type="float" office:value="1.2037037037037" calcext:value-type="float">
            <text:p>1.2037037037037</text:p>
          </table:table-cell>
          <table:table-cell office:value-type="float" office:value="1.19328703703704" calcext:value-type="float">
            <text:p>1.19328703703704</text:p>
          </table:table-cell>
          <table:table-cell office:value-type="float" office:value="0.204861111111111" calcext:value-type="float">
            <text:p>0.204861111111111</text:p>
          </table:table-cell>
          <table:table-cell office:value-type="float" office:value="0.371527777777778" calcext:value-type="float">
            <text:p>0.371527777777778</text:p>
          </table:table-cell>
          <table:table-cell office:value-type="float" office:value="0.353009259259259" calcext:value-type="float">
            <text:p>0.353009259259259</text:p>
          </table:table-cell>
          <table:table-cell office:value-type="float" office:value="0.295138888888889" calcext:value-type="float">
            <text:p>0.295138888888889</text:p>
          </table:table-cell>
          <table:table-cell office:value-type="float" office:value="0.217592592592593" calcext:value-type="float">
            <text:p>0.217592592592593</text:p>
          </table:table-cell>
          <table:table-cell office:value-type="float" office:value="1.51851851851852" calcext:value-type="float">
            <text:p>1.51851851851852</text:p>
          </table:table-cell>
          <table:table-cell office:value-type="float" office:value="1.76851851851852" calcext:value-type="float">
            <text:p>1.76851851851852</text:p>
          </table:table-cell>
          <table:table-cell office:value-type="float" office:value="2.03240740740741" calcext:value-type="float">
            <text:p>2.03240740740741</text:p>
          </table:table-cell>
          <table:table-cell office:value-type="float" office:value="2.15046296296296" calcext:value-type="float">
            <text:p>2.15046296296296</text:p>
          </table:table-cell>
          <table:table-cell office:value-type="float" office:value="2.15277777777778" calcext:value-type="float">
            <text:p>2.1527777777777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.951041666666667" calcext:value-type="float">
            <text:p>0.951041666666667</text:p>
          </table:table-cell>
          <table:table-cell office:value-type="float" office:value="1.14270833333333" calcext:value-type="float">
            <text:p>1.14270833333333</text:p>
          </table:table-cell>
          <table:table-cell office:value-type="float" office:value="1.21770833333333" calcext:value-type="float">
            <text:p>1.21770833333333</text:p>
          </table:table-cell>
          <table:table-cell office:value-type="float" office:value="1.234375" calcext:value-type="float">
            <text:p>1.234375</text:p>
          </table:table-cell>
          <table:table-cell office:value-type="float" office:value="1.184375" calcext:value-type="float">
            <text:p>1.1843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207291666666667" calcext:value-type="float">
            <text:p>0.207291666666667</text:p>
          </table:table-cell>
          <table:table-cell office:value-type="float" office:value="0.113541666666667" calcext:value-type="float">
            <text:p>0.113541666666667</text:p>
          </table:table-cell>
          <table:table-cell office:value-type="float" office:value="0.0645833333333337" calcext:value-type="float">
            <text:p>0.064583333333334</text:p>
          </table:table-cell>
          <table:table-cell office:value-type="float" office:value="-0.00416666666666687" calcext:value-type="float">
            <text:p>-0.00416666666666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215625" calcext:value-type="float">
            <text:p>1.215625</text:p>
          </table:table-cell>
          <table:table-cell office:value-type="float" office:value="0.217708333333333" calcext:value-type="float">
            <text:p>0.217708333333333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339583333333333" calcext:value-type="float">
            <text:p>0.339583333333333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69583333333333" calcext:value-type="float">
            <text:p>1.69583333333333</text:p>
          </table:table-cell>
          <table:table-cell office:value-type="float" office:value="1.98645833333333" calcext:value-type="float">
            <text:p>1.98645833333333</text:p>
          </table:table-cell>
          <table:table-cell office:value-type="float" office:value="2.08229166666667" calcext:value-type="float">
            <text:p>2.08229166666667</text:p>
          </table:table-cell>
          <table:table-cell office:value-type="float" office:value="2.16041666666667" calcext:value-type="float">
            <text:p>2.16041666666667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.947916666666667" calcext:value-type="float">
            <text:p>0.947916666666667</text:p>
          </table:table-cell>
          <table:table-cell office:value-type="float" office:value="1.12215909090909" calcext:value-type="float">
            <text:p>1.12215909090909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1.21306818181818" calcext:value-type="float">
            <text:p>1.21306818181818</text:p>
          </table:table-cell>
          <table:table-cell office:value-type="float" office:value="1.16761363636364" calcext:value-type="float">
            <text:p>1.16761363636364</text:p>
          </table:table-cell>
          <table:table-cell office:value-type="float" office:value="0.258522727272727" calcext:value-type="float">
            <text:p>0.258522727272727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15530303030303" calcext:value-type="float">
            <text:p>0.115530303030303</text:p>
          </table:table-cell>
          <table:table-cell office:value-type="float" office:value="0.0454545454545454" calcext:value-type="float">
            <text:p>0.045454545454546</text:p>
          </table:table-cell>
          <table:table-cell office:value-type="float" office:value="0.0170454545454546" calcext:value-type="float">
            <text:p>0.017045454545455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910984848484848" calcext:value-type="float">
            <text:p>0.910984848484848</text:p>
          </table:table-cell>
          <table:table-cell office:value-type="float" office:value="1.08996212121212" calcext:value-type="float">
            <text:p>1.08996212121212</text:p>
          </table:table-cell>
          <table:table-cell office:value-type="float" office:value="1.19223484848485" calcext:value-type="float">
            <text:p>1.19223484848485</text:p>
          </table:table-cell>
          <table:table-cell office:value-type="float" office:value="1.20075757575758" calcext:value-type="float">
            <text:p>1.20075757575758</text:p>
          </table:table-cell>
          <table:table-cell office:value-type="float" office:value="0.25094696969697" calcext:value-type="float">
            <text:p>0.25094696969697</text:p>
          </table:table-cell>
          <table:table-cell office:value-type="float" office:value="0.385416666666667" calcext:value-type="float">
            <text:p>0.385416666666667</text:p>
          </table:table-cell>
          <table:table-cell office:value-type="float" office:value="0.366477272727273" calcext:value-type="float">
            <text:p>0.366477272727273</text:p>
          </table:table-cell>
          <table:table-cell office:value-type="float" office:value="0.31155303030303" calcext:value-type="float">
            <text:p>0.31155303030303</text:p>
          </table:table-cell>
          <table:table-cell office:value-type="float" office:value="0.237689393939394" calcext:value-type="float">
            <text:p>0.237689393939394</text:p>
          </table:table-cell>
          <table:table-cell office:value-type="float" office:value="1.39393939393939" calcext:value-type="float">
            <text:p>1.39393939393939</text:p>
          </table:table-cell>
          <table:table-cell office:value-type="float" office:value="1.64772727272727" calcext:value-type="float">
            <text:p>1.64772727272727</text:p>
          </table:table-cell>
          <table:table-cell office:value-type="float" office:value="1.92140151515152" calcext:value-type="float">
            <text:p>1.92140151515152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2.13068181818182" calcext:value-type="float">
            <text:p>2.13068181818182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0.9453125" calcext:value-type="float">
            <text:p>0.9453125</text:p>
          </table:table-cell>
          <table:table-cell office:value-type="float" office:value="1.10503472222222" calcext:value-type="float">
            <text:p>1.10503472222222</text:p>
          </table:table-cell>
          <table:table-cell office:value-type="float" office:value="1.17447916666667" calcext:value-type="float">
            <text:p>1.17447916666667</text:p>
          </table:table-cell>
          <table:table-cell office:value-type="float" office:value="1.20225694444444" calcext:value-type="float">
            <text:p>1.20225694444444</text:p>
          </table:table-cell>
          <table:table-cell office:value-type="float" office:value="1.16753472222222" calcext:value-type="float">
            <text:p>1.16753472222222</text:p>
          </table:table-cell>
          <table:table-cell office:value-type="float" office:value="0.279513888888889" calcext:value-type="float">
            <text:p>0.279513888888889</text:p>
          </table:table-cell>
          <table:table-cell office:value-type="float" office:value="0.204861111111111" calcext:value-type="float">
            <text:p>0.204861111111111</text:p>
          </table:table-cell>
          <table:table-cell office:value-type="float" office:value="0.125868055555556" calcext:value-type="float">
            <text:p>0.125868055555556</text:p>
          </table:table-cell>
          <table:table-cell office:value-type="float" office:value="0.0677083333333335" calcext:value-type="float">
            <text:p>0.067708333333334</text:p>
          </table:table-cell>
          <table:table-cell office:value-type="float" office:value="0.0173611111111112" calcext:value-type="float">
            <text:p>0.017361111111111</text:p>
          </table:table-cell>
          <table:table-cell office:value-type="float" office:value="0.664930555555556" calcext:value-type="float">
            <text:p>0.664930555555556</text:p>
          </table:table-cell>
          <table:table-cell office:value-type="float" office:value="0.907118055555556" calcext:value-type="float">
            <text:p>0.907118055555556</text:p>
          </table:table-cell>
          <table:table-cell office:value-type="float" office:value="1.06336805555556" calcext:value-type="float">
            <text:p>1.06336805555556</text:p>
          </table:table-cell>
          <table:table-cell office:value-type="float" office:value="1.18055555555556" calcext:value-type="float">
            <text:p>1.18055555555556</text:p>
          </table:table-cell>
          <table:table-cell office:value-type="float" office:value="1.18836805555556" calcext:value-type="float">
            <text:p>1.18836805555556</text:p>
          </table:table-cell>
          <table:table-cell office:value-type="float" office:value="0.280381944444444" calcext:value-type="float">
            <text:p>0.280381944444444</text:p>
          </table:table-cell>
          <table:table-cell office:value-type="float" office:value="0.365451388888889" calcext:value-type="float">
            <text:p>0.365451388888889</text:p>
          </table:table-cell>
          <table:table-cell office:value-type="float" office:value="0.348090277777778" calcext:value-type="float">
            <text:p>0.348090277777778</text:p>
          </table:table-cell>
          <table:table-cell office:value-type="float" office:value="0.325520833333333" calcext:value-type="float">
            <text:p>0.325520833333333</text:p>
          </table:table-cell>
          <table:table-cell office:value-type="float" office:value="0.232638888888889" calcext:value-type="float">
            <text:p>0.232638888888889</text:p>
          </table:table-cell>
          <table:table-cell office:value-type="float" office:value="1.32986111111111" calcext:value-type="float">
            <text:p>1.32986111111111</text:p>
          </table:table-cell>
          <table:table-cell office:value-type="float" office:value="1.64670138888889" calcext:value-type="float">
            <text:p>1.64670138888889</text:p>
          </table:table-cell>
          <table:table-cell office:value-type="float" office:value="1.88975694444444" calcext:value-type="float">
            <text:p>1.88975694444444</text:p>
          </table:table-cell>
          <table:table-cell office:value-type="float" office:value="2.05729166666667" calcext:value-type="float">
            <text:p>2.05729166666667</text:p>
          </table:table-cell>
          <table:table-cell office:value-type="float" office:value="2.12326388888889" calcext:value-type="float">
            <text:p>2.12326388888889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0.930288461538462" calcext:value-type="float">
            <text:p>0.930288461538462</text:p>
          </table:table-cell>
          <table:table-cell office:value-type="float" office:value="1.10336538461538" calcext:value-type="float">
            <text:p>1.10336538461538</text:p>
          </table:table-cell>
          <table:table-cell office:value-type="float" office:value="1.16105769230769" calcext:value-type="float">
            <text:p>1.16105769230769</text:p>
          </table:table-cell>
          <table:table-cell office:value-type="float" office:value="1.19310897435897" calcext:value-type="float">
            <text:p>1.19310897435897</text:p>
          </table:table-cell>
          <table:table-cell office:value-type="float" office:value="1.15464743589744" calcext:value-type="float">
            <text:p>1.15464743589744</text:p>
          </table:table-cell>
          <table:table-cell office:value-type="float" office:value="0.286858974358974" calcext:value-type="float">
            <text:p>0.286858974358974</text:p>
          </table:table-cell>
          <table:table-cell office:value-type="float" office:value="0.207532051282051" calcext:value-type="float">
            <text:p>0.207532051282051</text:p>
          </table:table-cell>
          <table:table-cell office:value-type="float" office:value="0.113782051282051" calcext:value-type="float">
            <text:p>0.113782051282051</text:p>
          </table:table-cell>
          <table:table-cell office:value-type="float" office:value="0.0592948717948718" calcext:value-type="float">
            <text:p>0.059294871794872</text:p>
          </table:table-cell>
          <table:table-cell office:value-type="float" office:value="0.0136217948717947" calcext:value-type="float">
            <text:p>0.013621794871795</text:p>
          </table:table-cell>
          <table:table-cell office:value-type="float" office:value="0.649839743589744" calcext:value-type="float">
            <text:p>0.649839743589744</text:p>
          </table:table-cell>
          <table:table-cell office:value-type="float" office:value="0.938301282051282" calcext:value-type="float">
            <text:p>0.938301282051282</text:p>
          </table:table-cell>
          <table:table-cell office:value-type="float" office:value="1.06810897435897" calcext:value-type="float">
            <text:p>1.06810897435897</text:p>
          </table:table-cell>
          <table:table-cell office:value-type="float" office:value="1.15464743589744" calcext:value-type="float">
            <text:p>1.15464743589744</text:p>
          </table:table-cell>
          <table:table-cell office:value-type="float" office:value="1.19070512820513" calcext:value-type="float">
            <text:p>1.19070512820513</text:p>
          </table:table-cell>
          <table:table-cell office:value-type="float" office:value="0.280448717948718" calcext:value-type="float">
            <text:p>0.280448717948718</text:p>
          </table:table-cell>
          <table:table-cell office:value-type="float" office:value="0.374198717948718" calcext:value-type="float">
            <text:p>0.374198717948718</text:p>
          </table:table-cell>
          <table:table-cell office:value-type="float" office:value="0.345352564102564" calcext:value-type="float">
            <text:p>0.345352564102564</text:p>
          </table:table-cell>
          <table:table-cell office:value-type="float" office:value="0.315705128205128" calcext:value-type="float">
            <text:p>0.315705128205128</text:p>
          </table:table-cell>
          <table:table-cell office:value-type="float" office:value="0.231570512820513" calcext:value-type="float">
            <text:p>0.231570512820513</text:p>
          </table:table-cell>
          <table:table-cell office:value-type="float" office:value="1.29967948717949" calcext:value-type="float">
            <text:p>1.29967948717949</text:p>
          </table:table-cell>
          <table:table-cell office:value-type="float" office:value="1.66746794871795" calcext:value-type="float">
            <text:p>1.66746794871795</text:p>
          </table:table-cell>
          <table:table-cell office:value-type="float" office:value="1.8838141025641" calcext:value-type="float">
            <text:p>1.8838141025641</text:p>
          </table:table-cell>
          <table:table-cell office:value-type="float" office:value="2.03205128205128" calcext:value-type="float">
            <text:p>2.03205128205128</text:p>
          </table:table-cell>
          <table:table-cell office:value-type="float" office:value="2.11378205128205" calcext:value-type="float">
            <text:p>2.1137820512820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float" office:value="0.911458333333333" calcext:value-type="float">
            <text:p>0.911458333333333</text:p>
          </table:table-cell>
          <table:table-cell office:value-type="float" office:value="1.09002976190476" calcext:value-type="float">
            <text:p>1.09002976190476</text:p>
          </table:table-cell>
          <table:table-cell office:value-type="float" office:value="1.14955357142857" calcext:value-type="float">
            <text:p>1.14955357142857</text:p>
          </table:table-cell>
          <table:table-cell office:value-type="float" office:value="1.18526785714286" calcext:value-type="float">
            <text:p>1.18526785714286</text:p>
          </table:table-cell>
          <table:table-cell office:value-type="float" office:value="1.14360119047619" calcext:value-type="float">
            <text:p>1.14360119047619</text:p>
          </table:table-cell>
          <table:table-cell office:value-type="float" office:value="0.274553571428571" calcext:value-type="float">
            <text:p>0.274553571428571</text:p>
          </table:table-cell>
          <table:table-cell office:value-type="float" office:value="0.191964285714286" calcext:value-type="float">
            <text:p>0.191964285714286</text:p>
          </table:table-cell>
          <table:table-cell office:value-type="float" office:value="0.0974702380952379" calcext:value-type="float">
            <text:p>0.097470238095238</text:p>
          </table:table-cell>
          <table:table-cell office:value-type="float" office:value="0.0394345238095242" calcext:value-type="float">
            <text:p>0.039434523809524</text:p>
          </table:table-cell>
          <table:table-cell office:value-type="float" office:value="0.0178571428571428" calcext:value-type="float">
            <text:p>0.01785714285714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924107142857143" calcext:value-type="float">
            <text:p>0.924107142857143</text:p>
          </table:table-cell>
          <table:table-cell office:value-type="float" office:value="1.05803571428571" calcext:value-type="float">
            <text:p>1.05803571428571</text:p>
          </table:table-cell>
          <table:table-cell table:number-columns-repeated="2" office:value-type="float" office:value="1.17857142857143" calcext:value-type="float">
            <text:p>1.17857142857143</text:p>
          </table:table-cell>
          <table:table-cell office:value-type="float" office:value="0.26860119047619" calcext:value-type="float">
            <text:p>0.26860119047619</text:p>
          </table:table-cell>
          <table:table-cell office:value-type="float" office:value="0.364583333333333" calcext:value-type="float">
            <text:p>0.364583333333333</text:p>
          </table:table-cell>
          <table:table-cell office:value-type="float" office:value="0.336309523809524" calcext:value-type="float">
            <text:p>0.336309523809524</text:p>
          </table:table-cell>
          <table:table-cell office:value-type="float" office:value="0.307291666666667" calcext:value-type="float">
            <text:p>0.307291666666667</text:p>
          </table:table-cell>
          <table:table-cell office:value-type="float" office:value="0.244047619047619" calcext:value-type="float">
            <text:p>0.244047619047619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64955357142857" calcext:value-type="float">
            <text:p>1.64955357142857</text:p>
          </table:table-cell>
          <table:table-cell office:value-type="float" office:value="1.87127976190476" calcext:value-type="float">
            <text:p>1.87127976190476</text:p>
          </table:table-cell>
          <table:table-cell office:value-type="float" office:value="2.05654761904762" calcext:value-type="float">
            <text:p>2.05654761904762</text:p>
          </table:table-cell>
          <table:table-cell office:value-type="float" office:value="2.078125" calcext:value-type="float">
            <text:p>2.078125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0.895138888888889" calcext:value-type="float">
            <text:p>0.895138888888889</text:p>
          </table:table-cell>
          <table:table-cell office:value-type="float" office:value="1.08958333333333" calcext:value-type="float">
            <text:p>1.08958333333333</text:p>
          </table:table-cell>
          <table:table-cell office:value-type="float" office:value="1.13958333333333" calcext:value-type="float">
            <text:p>1.13958333333333</text:p>
          </table:table-cell>
          <table:table-cell office:value-type="float" office:value="1.17847222222222" calcext:value-type="float">
            <text:p>1.17847222222222</text:p>
          </table:table-cell>
          <table:table-cell office:value-type="float" office:value="1.13402777777778" calcext:value-type="float">
            <text:p>1.13402777777778</text:p>
          </table:table-cell>
          <table:table-cell office:value-type="float" office:value="0.270138888888889" calcext:value-type="float">
            <text:p>0.270138888888889</text:p>
          </table:table-cell>
          <table:table-cell office:value-type="float" office:value="0.177083333333333" calcext:value-type="float">
            <text:p>0.177083333333333</text:p>
          </table:table-cell>
          <table:table-cell office:value-type="float" office:value="0.0895833333333334" calcext:value-type="float">
            <text:p>0.089583333333333</text:p>
          </table:table-cell>
          <table:table-cell office:value-type="float" office:value="0.0472222222222221" calcext:value-type="float">
            <text:p>0.047222222222222</text:p>
          </table:table-cell>
          <table:table-cell office:value-type="float" office:value="0.00277777777777777" calcext:value-type="float">
            <text:p>0.002777777777778</text:p>
          </table:table-cell>
          <table:table-cell office:value-type="float" office:value="0.630555555555556" calcext:value-type="float">
            <text:p>0.630555555555556</text:p>
          </table:table-cell>
          <table:table-cell office:value-type="float" office:value="0.924305555555556" calcext:value-type="float">
            <text:p>0.924305555555556</text:p>
          </table:table-cell>
          <table:table-cell office:value-type="float" office:value="1.04930555555556" calcext:value-type="float">
            <text:p>1.04930555555556</text:p>
          </table:table-cell>
          <table:table-cell office:value-type="float" office:value="1.16180555555556" calcext:value-type="float">
            <text:p>1.16180555555556</text:p>
          </table:table-cell>
          <table:table-cell office:value-type="float" office:value="1.17430555555556" calcext:value-type="float">
            <text:p>1.17430555555556</text:p>
          </table:table-cell>
          <table:table-cell office:value-type="float" office:value="0.264583333333333" calcext:value-type="float">
            <text:p>0.264583333333333</text:p>
          </table:table-cell>
          <table:table-cell office:value-type="float" office:value="0.365972222222222" calcext:value-type="float">
            <text:p>0.365972222222222</text:p>
          </table:table-cell>
          <table:table-cell office:value-type="float" office:value="0.334722222222222" calcext:value-type="float">
            <text:p>0.3347222222222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242361111111111" calcext:value-type="float">
            <text:p>0.242361111111111</text:p>
          </table:table-cell>
          <table:table-cell office:value-type="float" office:value="1.26111111111111" calcext:value-type="float">
            <text:p>1.26111111111111</text:p>
          </table:table-cell>
          <table:table-cell office:value-type="float" office:value="1.64791666666667" calcext:value-type="float">
            <text:p>1.64791666666667</text:p>
          </table:table-cell>
          <table:table-cell office:value-type="float" office:value="1.85416666666667" calcext:value-type="float">
            <text:p>1.85416666666667</text:p>
          </table:table-cell>
          <table:table-cell office:value-type="float" office:value="2.01527777777778" calcext:value-type="float">
            <text:p>2.01527777777778</text:p>
          </table:table-cell>
          <table:table-cell office:value-type="float" office:value="2.06597222222222" calcext:value-type="float">
            <text:p>2.0659722222222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float" office:value="0.880859375" calcext:value-type="float">
            <text:p>0.880859375</text:p>
          </table:table-cell>
          <table:table-cell office:value-type="float" office:value="1.07356770833333" calcext:value-type="float">
            <text:p>1.07356770833333</text:p>
          </table:table-cell>
          <table:table-cell office:value-type="float" office:value="1.130859375" calcext:value-type="float">
            <text:p>1.130859375</text:p>
          </table:table-cell>
          <table:table-cell office:value-type="float" office:value="1.16731770833333" calcext:value-type="float">
            <text:p>1.16731770833333</text:p>
          </table:table-cell>
          <table:table-cell office:value-type="float" office:value="1.130859375" calcext:value-type="float">
            <text:p>1.130859375</text:p>
          </table:table-cell>
          <table:table-cell office:value-type="float" office:value="0.260416666666667" calcext:value-type="float">
            <text:p>0.26041666666666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885416666666667" calcext:value-type="float">
            <text:p>0.088541666666667</text:p>
          </table:table-cell>
          <table:table-cell office:value-type="float" office:value="0.0371093749999996" calcext:value-type="float">
            <text:p>0.037109375</text:p>
          </table:table-cell>
          <table:table-cell office:value-type="float" office:value="0.0123697916666667" calcext:value-type="float">
            <text:p>0.012369791666667</text:p>
          </table:table-cell>
          <table:table-cell office:value-type="float" office:value="0.625651041666667" calcext:value-type="float">
            <text:p>0.625651041666667</text:p>
          </table:table-cell>
          <table:table-cell office:value-type="float" office:value="0.918619791666667" calcext:value-type="float">
            <text:p>0.918619791666667</text:p>
          </table:table-cell>
          <table:table-cell office:value-type="float" office:value="1.05338541666667" calcext:value-type="float">
            <text:p>1.05338541666667</text:p>
          </table:table-cell>
          <table:table-cell office:value-type="float" office:value="1.16471354166667" calcext:value-type="float">
            <text:p>1.16471354166667</text:p>
          </table:table-cell>
          <table:table-cell office:value-type="float" office:value="1.19401041666667" calcext:value-type="float">
            <text:p>1.19401041666667</text:p>
          </table:table-cell>
          <table:table-cell office:value-type="float" office:value="0.255208333333333" calcext:value-type="float">
            <text:p>0.255208333333333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345052083333333" calcext:value-type="float">
            <text:p>0.345052083333333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263020833333333" calcext:value-type="float">
            <text:p>0.263020833333333</text:p>
          </table:table-cell>
          <table:table-cell office:value-type="float" office:value="1.25130208333333" calcext:value-type="float">
            <text:p>1.25130208333333</text:p>
          </table:table-cell>
          <table:table-cell office:value-type="float" office:value="1.626953125" calcext:value-type="float">
            <text:p>1.626953125</text:p>
          </table:table-cell>
          <table:table-cell office:value-type="float" office:value="1.83919270833333" calcext:value-type="float">
            <text:p>1.83919270833333</text:p>
          </table:table-cell>
          <table:table-cell office:value-type="float" office:value="2.013671875" calcext:value-type="float">
            <text:p>2.013671875</text:p>
          </table:table-cell>
          <table:table-cell office:value-type="float" office:value="2.06184895833333" calcext:value-type="float">
            <text:p>2.0618489583333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float" office:value="0.868259803921569" calcext:value-type="float">
            <text:p>0.868259803921569</text:p>
          </table:table-cell>
          <table:table-cell office:value-type="float" office:value="1.06433823529412" calcext:value-type="float">
            <text:p>1.06433823529412</text:p>
          </table:table-cell>
          <table:table-cell office:value-type="float" office:value="1.12622549019608" calcext:value-type="float">
            <text:p>1.12622549019608</text:p>
          </table:table-cell>
          <table:table-cell office:value-type="float" office:value="1.16482843137255" calcext:value-type="float">
            <text:p>1.16482843137255</text:p>
          </table:table-cell>
          <table:table-cell office:value-type="float" office:value="1.12622549019608" calcext:value-type="float">
            <text:p>1.12622549019608</text:p>
          </table:table-cell>
          <table:table-cell office:value-type="float" office:value="0.257352941176471" calcext:value-type="float">
            <text:p>0.257352941176471</text:p>
          </table:table-cell>
          <table:table-cell office:value-type="float" office:value="0.177696078431373" calcext:value-type="float">
            <text:p>0.177696078431373</text:p>
          </table:table-cell>
          <table:table-cell office:value-type="float" office:value="0.0962009803921571" calcext:value-type="float">
            <text:p>0.096200980392157</text:p>
          </table:table-cell>
          <table:table-cell office:value-type="float" office:value="0.0410539215686277" calcext:value-type="float">
            <text:p>0.041053921568628</text:p>
          </table:table-cell>
          <table:table-cell office:value-type="float" office:value="0.00245098039215708" calcext:value-type="float">
            <text:p>0.002450980392157</text:p>
          </table:table-cell>
          <table:table-cell office:value-type="float" office:value="0.615808823529412" calcext:value-type="float">
            <text:p>0.615808823529412</text:p>
          </table:table-cell>
          <table:table-cell office:value-type="float" office:value="0.891544117647059" calcext:value-type="float">
            <text:p>0.891544117647059</text:p>
          </table:table-cell>
          <table:table-cell office:value-type="float" office:value="1.04044117647059" calcext:value-type="float">
            <text:p>1.04044117647059</text:p>
          </table:table-cell>
          <table:table-cell office:value-type="float" office:value="1.14522058823529" calcext:value-type="float">
            <text:p>1.14522058823529</text:p>
          </table:table-cell>
          <table:table-cell office:value-type="float" office:value="1.15073529411765" calcext:value-type="float">
            <text:p>1.15073529411765</text:p>
          </table:table-cell>
          <table:table-cell office:value-type="float" office:value="0.252450980392157" calcext:value-type="float">
            <text:p>0.252450980392157</text:p>
          </table:table-cell>
          <table:table-cell office:value-type="float" office:value="0.374387254901961" calcext:value-type="float">
            <text:p>0.374387254901961</text:p>
          </table:table-cell>
          <table:table-cell office:value-type="float" office:value="0.348651960784314" calcext:value-type="float">
            <text:p>0.348651960784314</text:p>
          </table:table-cell>
          <table:table-cell office:value-type="float" office:value="0.332107843137255" calcext:value-type="float">
            <text:p>0.332107843137255</text:p>
          </table:table-cell>
          <table:table-cell office:value-type="float" office:value="0.260416666666667" calcext:value-type="float">
            <text:p>0.260416666666667</text:p>
          </table:table-cell>
          <table:table-cell office:value-type="float" office:value="1.23161764705882" calcext:value-type="float">
            <text:p>1.23161764705882</text:p>
          </table:table-cell>
          <table:table-cell office:value-type="float" office:value="1.58149509803922" calcext:value-type="float">
            <text:p>1.58149509803922</text:p>
          </table:table-cell>
          <table:table-cell office:value-type="float" office:value="1.81801470588235" calcext:value-type="float">
            <text:p>1.81801470588235</text:p>
          </table:table-cell>
          <table:table-cell office:value-type="float" office:value="1.97794117647059" calcext:value-type="float">
            <text:p>1.97794117647059</text:p>
          </table:table-cell>
          <table:table-cell office:value-type="float" office:value="2.01654411764706" calcext:value-type="float">
            <text:p>2.01654411764706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2" office:value-type="float" office:value="0.857060185185185" calcext:value-type="float">
            <text:p>0.857060185185185</text:p>
          </table:table-cell>
          <table:table-cell office:value-type="float" office:value="1.05324074074074" calcext:value-type="float">
            <text:p>1.05324074074074</text:p>
          </table:table-cell>
          <table:table-cell office:value-type="float" office:value="1.12615740740741" calcext:value-type="float">
            <text:p>1.12615740740741</text:p>
          </table:table-cell>
          <table:table-cell office:value-type="float" office:value="1.16782407407407" calcext:value-type="float">
            <text:p>1.16782407407407</text:p>
          </table:table-cell>
          <table:table-cell office:value-type="float" office:value="1.12094907407407" calcext:value-type="float">
            <text:p>1.12094907407407</text:p>
          </table:table-cell>
          <table:table-cell office:value-type="float" office:value="0.25462962962963" calcext:value-type="float">
            <text:p>0.25462962962963</text:p>
          </table:table-cell>
          <table:table-cell office:value-type="float" office:value="0.174768518518519" calcext:value-type="float">
            <text:p>0.174768518518519</text:p>
          </table:table-cell>
          <table:table-cell office:value-type="float" office:value="0.101851851851852" calcext:value-type="float">
            <text:p>0.101851851851852</text:p>
          </table:table-cell>
          <table:table-cell office:value-type="float" office:value="0.0341435185185188" calcext:value-type="float">
            <text:p>0.034143518518519</text:p>
          </table:table-cell>
          <table:table-cell office:value-type="float" office:value="0.00289351851851882" calcext:value-type="float">
            <text:p>0.002893518518519</text:p>
          </table:table-cell>
          <table:table-cell office:value-type="float" office:value="0.601851851851852" calcext:value-type="float">
            <text:p>0.601851851851852</text:p>
          </table:table-cell>
          <table:table-cell office:value-type="float" office:value="0.893518518518519" calcext:value-type="float">
            <text:p>0.893518518518519</text:p>
          </table:table-cell>
          <table:table-cell office:value-type="float" office:value="1.04456018518519" calcext:value-type="float">
            <text:p>1.04456018518519</text:p>
          </table:table-cell>
          <table:table-cell office:value-type="float" office:value="1.13310185185185" calcext:value-type="float">
            <text:p>1.13310185185185</text:p>
          </table:table-cell>
          <table:table-cell office:value-type="float" office:value="1.14351851851852" calcext:value-type="float">
            <text:p>1.14351851851852</text:p>
          </table:table-cell>
          <table:table-cell office:value-type="float" office:value="0.255208333333333" calcext:value-type="float">
            <text:p>0.255208333333333</text:p>
          </table:table-cell>
          <table:table-cell office:value-type="float" office:value="0.365740740740741" calcext:value-type="float">
            <text:p>0.365740740740741</text:p>
          </table:table-cell>
          <table:table-cell office:value-type="float" office:value="0.370949074074074" calcext:value-type="float">
            <text:p>0.370949074074074</text:p>
          </table:table-cell>
          <table:table-cell office:value-type="float" office:value="0.344907407407408" calcext:value-type="float">
            <text:p>0.344907407407408</text:p>
          </table:table-cell>
          <table:table-cell office:value-type="float" office:value="0.271990740740741" calcext:value-type="float">
            <text:p>0.271990740740741</text:p>
          </table:table-cell>
          <table:table-cell office:value-type="float" office:value="1.2037037037037" calcext:value-type="float">
            <text:p>1.2037037037037</text:p>
          </table:table-cell>
          <table:table-cell office:value-type="float" office:value="1.58101851851852" calcext:value-type="float">
            <text:p>1.58101851851852</text:p>
          </table:table-cell>
          <table:table-cell office:value-type="float" office:value="1.79976851851852" calcext:value-type="float">
            <text:p>1.79976851851852</text:p>
          </table:table-cell>
          <table:table-cell office:value-type="float" office:value="1.95601851851852" calcext:value-type="float">
            <text:p>1.95601851851852</text:p>
          </table:table-cell>
          <table:table-cell office:value-type="float" office:value="1.99247685185185" calcext:value-type="float">
            <text:p>1.9924768518518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2" office:value-type="float" office:value="0.84265350877193" calcext:value-type="float">
            <text:p>0.84265350877193</text:p>
          </table:table-cell>
          <table:table-cell office:value-type="float" office:value="1.03728070175439" calcext:value-type="float">
            <text:p>1.03728070175439</text:p>
          </table:table-cell>
          <table:table-cell office:value-type="float" office:value="1.12609649122807" calcext:value-type="float">
            <text:p>1.12609649122807</text:p>
          </table:table-cell>
          <table:table-cell office:value-type="float" office:value="1.1655701754386" calcext:value-type="float">
            <text:p>1.1655701754386</text:p>
          </table:table-cell>
          <table:table-cell office:value-type="float" office:value="1.11129385964912" calcext:value-type="float">
            <text:p>1.11129385964912</text:p>
          </table:table-cell>
          <table:table-cell office:value-type="float" office:value="0.248355263157895" calcext:value-type="float">
            <text:p>0.248355263157895</text:p>
          </table:table-cell>
          <table:table-cell office:value-type="float" office:value="0.176535087719298" calcext:value-type="float">
            <text:p>0.176535087719298</text:p>
          </table:table-cell>
          <table:table-cell office:value-type="float" office:value="0.102521929824561" calcext:value-type="float">
            <text:p>0.102521929824561</text:p>
          </table:table-cell>
          <table:table-cell office:value-type="float" office:value="0.0334429824561406" calcext:value-type="float">
            <text:p>0.033442982456141</text:p>
          </table:table-cell>
          <table:table-cell office:value-type="float" office:value="0.00877192982456143" calcext:value-type="float">
            <text:p>0.008771929824561</text:p>
          </table:table-cell>
          <table:table-cell office:value-type="float" office:value="0.598684210526316" calcext:value-type="float">
            <text:p>0.598684210526316</text:p>
          </table:table-cell>
          <table:table-cell office:value-type="float" office:value="0.875" calcext:value-type="float">
            <text:p>0.875</text:p>
          </table:table-cell>
          <table:table-cell office:value-type="float" office:value="1.03782894736842" calcext:value-type="float">
            <text:p>1.03782894736842</text:p>
          </table:table-cell>
          <table:table-cell office:value-type="float" office:value="1.14144736842105" calcext:value-type="float">
            <text:p>1.14144736842105</text:p>
          </table:table-cell>
          <table:table-cell office:value-type="float" office:value="1.16118421052632" calcext:value-type="float">
            <text:p>1.16118421052632</text:p>
          </table:table-cell>
          <table:table-cell office:value-type="float" office:value="0.243969298245614" calcext:value-type="float">
            <text:p>0.243969298245614</text:p>
          </table:table-cell>
          <table:table-cell office:value-type="float" office:value="0.366228070175439" calcext:value-type="float">
            <text:p>0.366228070175439</text:p>
          </table:table-cell>
          <table:table-cell office:value-type="float" office:value="0.390899122807018" calcext:value-type="float">
            <text:p>0.390899122807018</text:p>
          </table:table-cell>
          <table:table-cell office:value-type="float" office:value="0.356359649122807" calcext:value-type="float">
            <text:p>0.356359649122807</text:p>
          </table:table-cell>
          <table:table-cell office:value-type="float" office:value="0.267543859649123" calcext:value-type="float">
            <text:p>0.267543859649123</text:p>
          </table:table-cell>
          <table:table-cell office:value-type="float" office:value="1.19736842105263" calcext:value-type="float">
            <text:p>1.19736842105263</text:p>
          </table:table-cell>
          <table:table-cell office:value-type="float" office:value="1.54605263157895" calcext:value-type="float">
            <text:p>1.54605263157895</text:p>
          </table:table-cell>
          <table:table-cell office:value-type="float" office:value="1.77302631578947" calcext:value-type="float">
            <text:p>1.77302631578947</text:p>
          </table:table-cell>
          <table:table-cell office:value-type="float" office:value="1.95065789473684" calcext:value-type="float">
            <text:p>1.95065789473684</text:p>
          </table:table-cell>
          <table:table-cell office:value-type="float" office:value="2.00493421052632" calcext:value-type="float">
            <text:p>2.00493421052632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 office:value-type="float" office:value="0.833854166666667" calcext:value-type="float">
            <text:p>0.833854166666667</text:p>
          </table:table-cell>
          <table:table-cell office:value-type="float" office:value="1.03229166666667" calcext:value-type="float">
            <text:p>1.03229166666667</text:p>
          </table:table-cell>
          <table:table-cell office:value-type="float" office:value="1.12604166666667" calcext:value-type="float">
            <text:p>1.12604166666667</text:p>
          </table:table-cell>
          <table:table-cell office:value-type="float" office:value="1.15885416666667" calcext:value-type="float">
            <text:p>1.15885416666667</text:p>
          </table:table-cell>
          <table:table-cell office:value-type="float" office:value="1.10729166666667" calcext:value-type="float">
            <text:p>1.10729166666667</text:p>
          </table:table-cell>
          <table:table-cell office:value-type="float" office:value="0.251041666666667" calcext:value-type="float">
            <text:p>0.251041666666667</text:p>
          </table:table-cell>
          <table:table-cell office:value-type="float" office:value="0.182291666666667" calcext:value-type="float">
            <text:p>0.182291666666667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0416666666666643" calcext:value-type="float">
            <text:p>0.004166666666666</text:p>
          </table:table-cell>
          <table:table-cell office:value-type="float" office:value="0.586979166666667" calcext:value-type="float">
            <text:p>0.586979166666667</text:p>
          </table:table-cell>
          <table:table-cell office:value-type="float" office:value="0.849479166666667" calcext:value-type="float">
            <text:p>0.849479166666667</text:p>
          </table:table-cell>
          <table:table-cell office:value-type="float" office:value="1.03229166666667" calcext:value-type="float">
            <text:p>1.03229166666667</text:p>
          </table:table-cell>
          <table:table-cell office:value-type="float" office:value="1.13072916666667" calcext:value-type="float">
            <text:p>1.13072916666667</text:p>
          </table:table-cell>
          <table:table-cell office:value-type="float" office:value="1.15416666666667" calcext:value-type="float">
            <text:p>1.15416666666667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76041666666667" calcext:value-type="float">
            <text:p>0.376041666666667</text:p>
          </table:table-cell>
          <table:table-cell office:value-type="float" office:value="0.408854166666667" calcext:value-type="float">
            <text:p>0.408854166666667</text:p>
          </table:table-cell>
          <table:table-cell office:value-type="float" office:value="0.361979166666667" calcext:value-type="float">
            <text:p>0.361979166666667</text:p>
          </table:table-cell>
          <table:table-cell office:value-type="float" office:value="0.277604166666667" calcext:value-type="float">
            <text:p>0.277604166666667</text:p>
          </table:table-cell>
          <table:table-cell office:value-type="float" office:value="1.17395833333333" calcext:value-type="float">
            <text:p>1.17395833333333</text:p>
          </table:table-cell>
          <table:table-cell office:value-type="float" office:value="1.50572916666667" calcext:value-type="float">
            <text:p>1.50572916666667</text:p>
          </table:table-cell>
          <table:table-cell office:value-type="float" office:value="1.74947916666667" calcext:value-type="float">
            <text:p>1.74947916666667</text:p>
          </table:table-cell>
          <table:table-cell office:value-type="float" office:value="1.92760416666667" calcext:value-type="float">
            <text:p>1.92760416666667</text:p>
          </table:table-cell>
          <table:table-cell office:value-type="float" office:value="1.98385416666667" calcext:value-type="float">
            <text:p>1.983854166666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0.825892857142857" calcext:value-type="float">
            <text:p>0.825892857142857</text:p>
          </table:table-cell>
          <table:table-cell office:value-type="float" office:value="1.02331349206349" calcext:value-type="float">
            <text:p>1.02331349206349</text:p>
          </table:table-cell>
          <table:table-cell office:value-type="float" office:value="1.12152777777778" calcext:value-type="float">
            <text:p>1.12152777777778</text:p>
          </table:table-cell>
          <table:table-cell office:value-type="float" office:value="1.15724206349206" calcext:value-type="float">
            <text:p>1.15724206349206</text:p>
          </table:table-cell>
          <table:table-cell office:value-type="float" office:value="1.10367063492063" calcext:value-type="float">
            <text:p>1.10367063492063</text:p>
          </table:table-cell>
          <table:table-cell office:value-type="float" office:value="0.253472222222222" calcext:value-type="float">
            <text:p>0.25347222222222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20535714285714" calcext:value-type="float">
            <text:p>0.120535714285714</text:p>
          </table:table-cell>
          <table:table-cell office:value-type="float" office:value="0.044642857142857" calcext:value-type="float">
            <text:p>0.044642857142857</text:p>
          </table:table-cell>
          <table:table-cell office:value-type="float" office:value="0.00446428571428581" calcext:value-type="float">
            <text:p>0.004464285714286</text:p>
          </table:table-cell>
          <table:table-cell office:value-type="float" office:value="0.576388888888889" calcext:value-type="float">
            <text:p>0.576388888888889</text:p>
          </table:table-cell>
          <table:table-cell office:value-type="float" office:value="0.853174603174603" calcext:value-type="float">
            <text:p>0.853174603174603</text:p>
          </table:table-cell>
          <table:table-cell office:value-type="float" office:value="1.04513888888889" calcext:value-type="float">
            <text:p>1.04513888888889</text:p>
          </table:table-cell>
          <table:table-cell office:value-type="float" office:value="1.11656746031746" calcext:value-type="float">
            <text:p>1.11656746031746</text:p>
          </table:table-cell>
          <table:table-cell office:value-type="float" office:value="1.14781746031746" calcext:value-type="float">
            <text:p>1.14781746031746</text:p>
          </table:table-cell>
          <table:table-cell office:value-type="float" office:value="0.249503968253968" calcext:value-type="float">
            <text:p>0.249503968253968</text:p>
          </table:table-cell>
          <table:table-cell office:value-type="float" office:value="0.380456349206349" calcext:value-type="float">
            <text:p>0.380456349206349</text:p>
          </table:table-cell>
          <table:table-cell office:value-type="float" office:value="0.416170634920635" calcext:value-type="float">
            <text:p>0.416170634920635</text:p>
          </table:table-cell>
          <table:table-cell office:value-type="float" office:value="0.375992063492063" calcext:value-type="float">
            <text:p>0.375992063492063</text:p>
          </table:table-cell>
          <table:table-cell office:value-type="float" office:value="0.282242063492063" calcext:value-type="float">
            <text:p>0.282242063492063</text:p>
          </table:table-cell>
          <table:table-cell office:value-type="float" office:value="1.15277777777778" calcext:value-type="float">
            <text:p>1.15277777777778</text:p>
          </table:table-cell>
          <table:table-cell office:value-type="float" office:value="1.49603174603175" calcext:value-type="float">
            <text:p>1.49603174603175</text:p>
          </table:table-cell>
          <table:table-cell office:value-type="float" office:value="1.75049603174603" calcext:value-type="float">
            <text:p>1.75049603174603</text:p>
          </table:table-cell>
          <table:table-cell office:value-type="float" office:value="1.89781746031746" calcext:value-type="float">
            <text:p>1.89781746031746</text:p>
          </table:table-cell>
          <table:table-cell office:value-type="float" office:value="1.96924603174603" calcext:value-type="float">
            <text:p>1.96924603174603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 office:value-type="float" office:value="0.818655303030303" calcext:value-type="float">
            <text:p>0.818655303030303</text:p>
          </table:table-cell>
          <table:table-cell office:value-type="float" office:value="1.01941287878788" calcext:value-type="float">
            <text:p>1.01941287878788</text:p>
          </table:table-cell>
          <table:table-cell office:value-type="float" office:value="1.11742424242424" calcext:value-type="float">
            <text:p>1.11742424242424</text:p>
          </table:table-cell>
          <table:table-cell office:value-type="float" office:value="1.15577651515152" calcext:value-type="float">
            <text:p>1.15577651515152</text:p>
          </table:table-cell>
          <table:table-cell office:value-type="float" office:value="1.10037878787879" calcext:value-type="float">
            <text:p>1.10037878787879</text:p>
          </table:table-cell>
          <table:table-cell office:value-type="float" office:value="0.259943181818182" calcext:value-type="float">
            <text:p>0.259943181818182</text:p>
          </table:table-cell>
          <table:table-cell office:value-type="float" office:value="0.187973484848485" calcext:value-type="float">
            <text:p>0.187973484848485</text:p>
          </table:table-cell>
          <table:table-cell office:value-type="float" office:value="0.128314393939394" calcext:value-type="float">
            <text:p>0.128314393939394</text:p>
          </table:table-cell>
          <table:table-cell office:value-type="float" office:value="0.0516098484848484" calcext:value-type="float">
            <text:p>0.051609848484848</text:p>
          </table:table-cell>
          <table:table-cell office:value-type="float" office:value="0.00899621212121193" calcext:value-type="float">
            <text:p>0.00899621212121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848011363636364" calcext:value-type="float">
            <text:p>0.848011363636364</text:p>
          </table:table-cell>
          <table:table-cell office:value-type="float" office:value="1.02272727272727" calcext:value-type="float">
            <text:p>1.02272727272727</text:p>
          </table:table-cell>
          <table:table-cell office:value-type="float" office:value="1.125" calcext:value-type="float">
            <text:p>1.125</text:p>
          </table:table-cell>
          <table:table-cell office:value-type="float" office:value="1.14867424242424" calcext:value-type="float">
            <text:p>1.14867424242424</text:p>
          </table:table-cell>
          <table:table-cell office:value-type="float" office:value="0.256155303030303" calcext:value-type="float">
            <text:p>0.256155303030303</text:p>
          </table:table-cell>
          <table:table-cell office:value-type="float" office:value="0.384469696969697" calcext:value-type="float">
            <text:p>0.384469696969697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384469696969697" calcext:value-type="float">
            <text:p>0.384469696969697</text:p>
          </table:table-cell>
          <table:table-cell office:value-type="float" office:value="0.290719696969697" calcext:value-type="float">
            <text:p>0.290719696969697</text:p>
          </table:table-cell>
          <table:table-cell office:value-type="float" office:value="1.125" calcext:value-type="float">
            <text:p>1.125</text:p>
          </table:table-cell>
          <table:table-cell office:value-type="float" office:value="1.48295454545455" calcext:value-type="float">
            <text:p>1.48295454545455</text:p>
          </table:table-cell>
          <table:table-cell office:value-type="float" office:value="1.71306818181818" calcext:value-type="float">
            <text:p>1.71306818181818</text:p>
          </table:table-cell>
          <table:table-cell office:value-type="float" office:value="1.89630681818182" calcext:value-type="float">
            <text:p>1.89630681818182</text:p>
          </table:table-cell>
          <table:table-cell office:value-type="float" office:value="1.95833333333333" calcext:value-type="float">
            <text:p>1.95833333333333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 office:value-type="float" office:value="0.812047101449275" calcext:value-type="float">
            <text:p>0.812047101449275</text:p>
          </table:table-cell>
          <table:table-cell office:value-type="float" office:value="1.01992753623188" calcext:value-type="float">
            <text:p>1.01992753623188</text:p>
          </table:table-cell>
          <table:table-cell office:value-type="float" office:value="1.11367753623188" calcext:value-type="float">
            <text:p>1.11367753623188</text:p>
          </table:table-cell>
          <table:table-cell office:value-type="float" office:value="1.1544384057971" calcext:value-type="float">
            <text:p>1.1544384057971</text:p>
          </table:table-cell>
          <table:table-cell office:value-type="float" office:value="1.10144927536232" calcext:value-type="float">
            <text:p>1.10144927536232</text:p>
          </table:table-cell>
          <table:table-cell office:value-type="float" office:value="0.265851449275362" calcext:value-type="float">
            <text:p>0.265851449275362</text:p>
          </table:table-cell>
          <table:table-cell office:value-type="float" office:value="0.196557971014493" calcext:value-type="float">
            <text:p>0.196557971014493</text:p>
          </table:table-cell>
          <table:table-cell office:value-type="float" office:value="0.131340579710145" calcext:value-type="float">
            <text:p>0.131340579710145</text:p>
          </table:table-cell>
          <table:table-cell office:value-type="float" office:value="0.0520833333333335" calcext:value-type="float">
            <text:p>0.052083333333334</text:p>
          </table:table-cell>
          <table:table-cell office:value-type="float" office:value="0.0126811594202898" calcext:value-type="float">
            <text:p>0.01268115942029</text:p>
          </table:table-cell>
          <table:table-cell office:value-type="float" office:value="0.54981884057971" calcext:value-type="float">
            <text:p>0.54981884057971</text:p>
          </table:table-cell>
          <table:table-cell office:value-type="float" office:value="0.85552536231884" calcext:value-type="float">
            <text:p>0.85552536231884</text:p>
          </table:table-cell>
          <table:table-cell office:value-type="float" office:value="1.01041666666667" calcext:value-type="float">
            <text:p>1.01041666666667</text:p>
          </table:table-cell>
          <table:table-cell office:value-type="float" office:value="1.11050724637681" calcext:value-type="float">
            <text:p>1.11050724637681</text:p>
          </table:table-cell>
          <table:table-cell office:value-type="float" office:value="1.16485507246377" calcext:value-type="float">
            <text:p>1.16485507246377</text:p>
          </table:table-cell>
          <table:table-cell office:value-type="float" office:value="0.262228260869565" calcext:value-type="float">
            <text:p>0.262228260869565</text:p>
          </table:table-cell>
          <table:table-cell office:value-type="float" office:value="0.40036231884058" calcext:value-type="float">
            <text:p>0.40036231884058</text:p>
          </table:table-cell>
          <table:table-cell office:value-type="float" office:value="0.428894927536232" calcext:value-type="float">
            <text:p>0.428894927536232</text:p>
          </table:table-cell>
          <table:table-cell office:value-type="float" office:value="0.390398550724638" calcext:value-type="float">
            <text:p>0.390398550724638</text:p>
          </table:table-cell>
          <table:table-cell office:value-type="float" office:value="0.298007246376812" calcext:value-type="float">
            <text:p>0.298007246376812</text:p>
          </table:table-cell>
          <table:table-cell office:value-type="float" office:value="1.09963768115942" calcext:value-type="float">
            <text:p>1.09963768115942</text:p>
          </table:table-cell>
          <table:table-cell office:value-type="float" office:value="1.47509057971015" calcext:value-type="float">
            <text:p>1.47509057971015</text:p>
          </table:table-cell>
          <table:table-cell office:value-type="float" office:value="1.69519927536232" calcext:value-type="float">
            <text:p>1.69519927536232</text:p>
          </table:table-cell>
          <table:table-cell office:value-type="float" office:value="1.87454710144928" calcext:value-type="float">
            <text:p>1.87454710144928</text:p>
          </table:table-cell>
          <table:table-cell office:value-type="float" office:value="1.96829710144928" calcext:value-type="float">
            <text:p>1.96829710144928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 office:value-type="float" office:value="0.805555555555556" calcext:value-type="float">
            <text:p>0.805555555555556</text:p>
          </table:table-cell>
          <table:table-cell office:value-type="float" office:value="1.01258680555556" calcext:value-type="float">
            <text:p>1.01258680555556</text:p>
          </table:table-cell>
          <table:table-cell office:value-type="float" office:value="1.11414930555556" calcext:value-type="float">
            <text:p>1.11414930555556</text:p>
          </table:table-cell>
          <table:table-cell office:value-type="float" office:value="1.15321180555556" calcext:value-type="float">
            <text:p>1.15321180555556</text:p>
          </table:table-cell>
          <table:table-cell office:value-type="float" office:value="1.09852430555556" calcext:value-type="float">
            <text:p>1.09852430555556</text:p>
          </table:table-cell>
          <table:table-cell office:value-type="float" office:value="0.270399305555556" calcext:value-type="float">
            <text:p>0.270399305555556</text:p>
          </table:table-cell>
          <table:table-cell office:value-type="float" office:value="0.200086805555556" calcext:value-type="float">
            <text:p>0.200086805555556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0460069444444444" calcext:value-type="float">
            <text:p>0.046006944444445</text:p>
          </table:table-cell>
          <table:table-cell office:value-type="float" office:value="0.0130208333333335" calcext:value-type="float">
            <text:p>0.013020833333334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1.01996527777778" calcext:value-type="float">
            <text:p>1.01996527777778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5885416666667" calcext:value-type="float">
            <text:p>1.15885416666667</text:p>
          </table:table-cell>
          <table:table-cell office:value-type="float" office:value="0.266493055555556" calcext:value-type="float">
            <text:p>0.266493055555556</text:p>
          </table:table-cell>
          <table:table-cell office:value-type="float" office:value="0.403211805555556" calcext:value-type="float">
            <text:p>0.403211805555556</text:p>
          </table:table-cell>
          <table:table-cell office:value-type="float" office:value="0.442274305555556" calcext:value-type="float">
            <text:p>0.442274305555556</text:p>
          </table:table-cell>
          <table:table-cell office:value-type="float" office:value="0.394097222222222" calcext:value-type="float">
            <text:p>0.394097222222222</text:p>
          </table:table-cell>
          <table:table-cell office:value-type="float" office:value="0.306423611111111" calcext:value-type="float">
            <text:p>0.306423611111111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1.44921875" calcext:value-type="float">
            <text:p>1.44921875</text:p>
          </table:table-cell>
          <table:table-cell office:value-type="float" office:value="1.69184027777778" calcext:value-type="float">
            <text:p>1.69184027777778</text:p>
          </table:table-cell>
          <table:table-cell office:value-type="float" office:value="1.87022569444444" calcext:value-type="float">
            <text:p>1.87022569444444</text:p>
          </table:table-cell>
          <table:table-cell office:value-type="float" office:value="1.95095486111111" calcext:value-type="float">
            <text:p>1.9509548611111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.795833333333333" calcext:value-type="float">
            <text:p>0.795833333333333</text:p>
          </table:table-cell>
          <table:table-cell office:value-type="float" office:value="1.00208333333333" calcext:value-type="float">
            <text:p>1.00208333333333</text:p>
          </table:table-cell>
          <table:table-cell office:value-type="float" office:value="1.10708333333333" calcext:value-type="float">
            <text:p>1.10708333333333</text:p>
          </table:table-cell>
          <table:table-cell office:value-type="float" office:value="1.14833333333333" calcext:value-type="float">
            <text:p>1.14833333333333</text:p>
          </table:table-cell>
          <table:table-cell office:value-type="float" office:value="1.09958333333333" calcext:value-type="float">
            <text:p>1.09958333333333</text:p>
          </table:table-cell>
          <table:table-cell office:value-type="float" office:value="0.267083333333333" calcext:value-type="float">
            <text:p>0.267083333333333</text:p>
          </table:table-cell>
          <table:table-cell office:value-type="float" office:value="0.207083333333333" calcext:value-type="float">
            <text:p>0.207083333333333</text:p>
          </table:table-cell>
          <table:table-cell office:value-type="float" office:value="0.129166666666667" calcext:value-type="float">
            <text:p>0.129166666666667</text:p>
          </table:table-cell>
          <table:table-cell office:value-type="float" office:value="0.0454166666666669" calcext:value-type="float">
            <text:p>0.045416666666667</text:p>
          </table:table-cell>
          <table:table-cell office:value-type="float" office:value="0.00916666666666677" calcext:value-type="float">
            <text:p>0.009166666666667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1.13166666666667" calcext:value-type="float">
            <text:p>1.13166666666667</text:p>
          </table:table-cell>
          <table:table-cell office:value-type="float" office:value="1.16083333333333" calcext:value-type="float">
            <text:p>1.16083333333333</text:p>
          </table:table-cell>
          <table:table-cell office:value-type="float" office:value="0.263333333333333" calcext:value-type="float">
            <text:p>0.263333333333333</text:p>
          </table:table-cell>
          <table:table-cell office:value-type="float" office:value="0.405833333333333" calcext:value-type="float">
            <text:p>0.405833333333333</text:p>
          </table:table-cell>
          <table:table-cell office:value-type="float" office:value="0.440833333333333" calcext:value-type="float">
            <text:p>0.440833333333333</text:p>
          </table:table-cell>
          <table:table-cell office:value-type="float" office:value="0.394166666666667" calcext:value-type="float">
            <text:p>0.394166666666667</text:p>
          </table:table-cell>
          <table:table-cell office:value-type="float" office:value="0.309166666666667" calcext:value-type="float">
            <text:p>0.309166666666667</text:p>
          </table:table-cell>
          <table:table-cell office:value-type="float" office:value="1.065" calcext:value-type="float">
            <text:p>1.065</text:p>
          </table:table-cell>
          <table:table-cell office:value-type="float" office:value="1.41375" calcext:value-type="float">
            <text:p>1.41375</text:p>
          </table:table-cell>
          <table:table-cell office:value-type="float" office:value="1.66458333333333" calcext:value-type="float">
            <text:p>1.66458333333333</text:p>
          </table:table-cell>
          <table:table-cell office:value-type="float" office:value="1.88583333333333" calcext:value-type="float">
            <text:p>1.88583333333333</text:p>
          </table:table-cell>
          <table:table-cell office:value-type="float" office:value="1.95125" calcext:value-type="float">
            <text:p>1.95125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 office:value-type="float" office:value="0.786858974358974" calcext:value-type="float">
            <text:p>0.786858974358974</text:p>
          </table:table-cell>
          <table:table-cell office:value-type="float" office:value="0.99599358974359" calcext:value-type="float">
            <text:p>0.99599358974359</text:p>
          </table:table-cell>
          <table:table-cell office:value-type="float" office:value="1.10777243589744" calcext:value-type="float">
            <text:p>1.10777243589744</text:p>
          </table:table-cell>
          <table:table-cell office:value-type="float" office:value="1.14383012820513" calcext:value-type="float">
            <text:p>1.14383012820513</text:p>
          </table:table-cell>
          <table:table-cell office:value-type="float" office:value="1.1005608974359" calcext:value-type="float">
            <text:p>1.1005608974359</text:p>
          </table:table-cell>
          <table:table-cell office:value-type="float" office:value="0.267628205128205" calcext:value-type="float">
            <text:p>0.267628205128205</text:p>
          </table:table-cell>
          <table:table-cell office:value-type="float" office:value="0.202724358974359" calcext:value-type="float">
            <text:p>0.202724358974359</text:p>
          </table:table-cell>
          <table:table-cell office:value-type="float" office:value="0.12099358974359" calcext:value-type="float">
            <text:p>0.12099358974359</text:p>
          </table:table-cell>
          <table:table-cell office:value-type="float" office:value="0.0448717948717949" calcext:value-type="float">
            <text:p>0.044871794871795</text:p>
          </table:table-cell>
          <table:table-cell office:value-type="float" office:value="0.00961538461538458" calcext:value-type="float">
            <text:p>0.009615384615385</text:p>
          </table:table-cell>
          <table:table-cell office:value-type="float" office:value="0.522836538461538" calcext:value-type="float">
            <text:p>0.522836538461538</text:p>
          </table:table-cell>
          <table:table-cell office:value-type="float" office:value="0.811298076923077" calcext:value-type="float">
            <text:p>0.811298076923077</text:p>
          </table:table-cell>
          <table:table-cell office:value-type="float" office:value="1.01842948717949" calcext:value-type="float">
            <text:p>1.01842948717949</text:p>
          </table:table-cell>
          <table:table-cell office:value-type="float" office:value="1.11858974358974" calcext:value-type="float">
            <text:p>1.11858974358974</text:p>
          </table:table-cell>
          <table:table-cell office:value-type="float" office:value="1.16266025641026" calcext:value-type="float">
            <text:p>1.16266025641026</text:p>
          </table:table-cell>
          <table:table-cell office:value-type="float" office:value="0.264022435897436" calcext:value-type="float">
            <text:p>0.264022435897436</text:p>
          </table:table-cell>
          <table:table-cell office:value-type="float" office:value="0.408253205128205" calcext:value-type="float">
            <text:p>0.408253205128205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394230769230769" calcext:value-type="float">
            <text:p>0.394230769230769</text:p>
          </table:table-cell>
          <table:table-cell office:value-type="float" office:value="0.319711538461538" calcext:value-type="float">
            <text:p>0.319711538461538</text:p>
          </table:table-cell>
          <table:table-cell office:value-type="float" office:value="1.04567307692308" calcext:value-type="float">
            <text:p>1.04567307692308</text:p>
          </table:table-cell>
          <table:table-cell office:value-type="float" office:value="1.39903846153846" calcext:value-type="float">
            <text:p>1.39903846153846</text:p>
          </table:table-cell>
          <table:table-cell office:value-type="float" office:value="1.68389423076923" calcext:value-type="float">
            <text:p>1.68389423076923</text:p>
          </table:table-cell>
          <table:table-cell office:value-type="float" office:value="1.8681891025641" calcext:value-type="float">
            <text:p>1.8681891025641</text:p>
          </table:table-cell>
          <table:table-cell office:value-type="float" office:value="1.94350961538462" calcext:value-type="float">
            <text:p>1.94350961538462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 office:value-type="float" office:value="0.778549382716049" calcext:value-type="float">
            <text:p>0.778549382716049</text:p>
          </table:table-cell>
          <table:table-cell office:value-type="float" office:value="0.993827160493827" calcext:value-type="float">
            <text:p>0.993827160493827</text:p>
          </table:table-cell>
          <table:table-cell office:value-type="float" office:value="1.10146604938272" calcext:value-type="float">
            <text:p>1.10146604938272</text:p>
          </table:table-cell>
          <table:table-cell office:value-type="float" office:value="1.13966049382716" calcext:value-type="float">
            <text:p>1.13966049382716</text:p>
          </table:table-cell>
          <table:table-cell office:value-type="float" office:value="1.09799382716049" calcext:value-type="float">
            <text:p>1.09799382716049</text:p>
          </table:table-cell>
          <table:table-cell office:value-type="float" office:value="0.268132716049383" calcext:value-type="float">
            <text:p>0.268132716049383</text:p>
          </table:table-cell>
          <table:table-cell office:value-type="float" office:value="0.198688271604938" calcext:value-type="float">
            <text:p>0.198688271604938</text:p>
          </table:table-cell>
          <table:table-cell office:value-type="float" office:value="0.118055555555556" calcext:value-type="float">
            <text:p>0.118055555555556</text:p>
          </table:table-cell>
          <table:table-cell office:value-type="float" office:value="0.0327932098765429" calcext:value-type="float">
            <text:p>0.032793209876543</text:p>
          </table:table-cell>
          <table:table-cell office:value-type="float" office:value="0.00270061728395055" calcext:value-type="float">
            <text:p>0.002700617283951</text:p>
          </table:table-cell>
          <table:table-cell office:value-type="float" office:value="0.513888888888889" calcext:value-type="float">
            <text:p>0.513888888888889</text:p>
          </table:table-cell>
          <table:table-cell office:value-type="float" office:value="0.805555555555556" calcext:value-type="float">
            <text:p>0.805555555555556</text:p>
          </table:table-cell>
          <table:table-cell office:value-type="float" office:value="1.01003086419753" calcext:value-type="float">
            <text:p>1.01003086419753</text:p>
          </table:table-cell>
          <table:table-cell office:value-type="float" office:value="1.13348765432099" calcext:value-type="float">
            <text:p>1.13348765432099</text:p>
          </table:table-cell>
          <table:table-cell office:value-type="float" office:value="1.16435185185185" calcext:value-type="float">
            <text:p>1.16435185185185</text:p>
          </table:table-cell>
          <table:table-cell office:value-type="float" office:value="0.26466049382716" calcext:value-type="float">
            <text:p>0.26466049382716</text:p>
          </table:table-cell>
          <table:table-cell office:value-type="float" office:value="0.410493827160494" calcext:value-type="float">
            <text:p>0.410493827160494</text:p>
          </table:table-cell>
          <table:table-cell office:value-type="float" office:value="0.441358024691358" calcext:value-type="float">
            <text:p>0.441358024691358</text:p>
          </table:table-cell>
          <table:table-cell office:value-type="float" office:value="0.39429012345679" calcext:value-type="float">
            <text:p>0.39429012345679</text:p>
          </table:table-cell>
          <table:table-cell office:value-type="float" office:value="0.326388888888889" calcext:value-type="float">
            <text:p>0.326388888888889</text:p>
          </table:table-cell>
          <table:table-cell office:value-type="float" office:value="1.02777777777778" calcext:value-type="float">
            <text:p>1.02777777777778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.67013888888889" calcext:value-type="float">
            <text:p>1.67013888888889</text:p>
          </table:table-cell>
          <table:table-cell office:value-type="float" office:value="1.87885802469136" calcext:value-type="float">
            <text:p>1.87885802469136</text:p>
          </table:table-cell>
          <table:table-cell office:value-type="float" office:value="1.93595679012346" calcext:value-type="float">
            <text:p>1.93595679012346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 office:value-type="float" office:value="0.774181547619048" calcext:value-type="float">
            <text:p>0.774181547619048</text:p>
          </table:table-cell>
          <table:table-cell office:value-type="float" office:value="0.988467261904762" calcext:value-type="float">
            <text:p>0.988467261904762</text:p>
          </table:table-cell>
          <table:table-cell office:value-type="float" office:value="1.09561011904762" calcext:value-type="float">
            <text:p>1.09561011904762</text:p>
          </table:table-cell>
          <table:table-cell office:value-type="float" office:value="1.13578869047619" calcext:value-type="float">
            <text:p>1.13578869047619</text:p>
          </table:table-cell>
          <table:table-cell office:value-type="float" office:value="1.09561011904762" calcext:value-type="float">
            <text:p>1.09561011904762</text:p>
          </table:table-cell>
          <table:table-cell office:value-type="float" office:value="0.278645833333333" calcext:value-type="float">
            <text:p>0.278645833333333</text:p>
          </table:table-cell>
          <table:table-cell office:value-type="float" office:value="0.204985119047619" calcext:value-type="float">
            <text:p>0.204985119047619</text:p>
          </table:table-cell>
          <table:table-cell office:value-type="float" office:value="0.122395833333333" calcext:value-type="float">
            <text:p>0.122395833333333</text:p>
          </table:table-cell>
          <table:table-cell office:value-type="float" office:value="0.0398065476190477" calcext:value-type="float">
            <text:p>0.039806547619048</text:p>
          </table:table-cell>
          <table:table-cell office:value-type="float" office:value="0.00706845238095255" calcext:value-type="float">
            <text:p>0.007068452380953</text:p>
          </table:table-cell>
          <table:table-cell office:value-type="float" office:value="0.498883928571429" calcext:value-type="float">
            <text:p>0.498883928571429</text:p>
          </table:table-cell>
          <table:table-cell office:value-type="float" office:value="0.805431547619048" calcext:value-type="float">
            <text:p>0.805431547619048</text:p>
          </table:table-cell>
          <table:table-cell office:value-type="float" office:value="1.0063244047619" calcext:value-type="float">
            <text:p>1.0063244047619</text:p>
          </table:table-cell>
          <table:table-cell office:value-type="float" office:value="1.09561011904762" calcext:value-type="float">
            <text:p>1.09561011904762</text:p>
          </table:table-cell>
          <table:table-cell office:value-type="float" office:value="1.15513392857143" calcext:value-type="float">
            <text:p>1.15513392857143</text:p>
          </table:table-cell>
          <table:table-cell office:value-type="float" office:value="0.275297619047619" calcext:value-type="float">
            <text:p>0.275297619047619</text:p>
          </table:table-cell>
          <table:table-cell office:value-type="float" office:value="0.415922619047619" calcext:value-type="float">
            <text:p>0.415922619047619</text:p>
          </table:table-cell>
          <table:table-cell office:value-type="float" office:value="0.440476190476191" calcext:value-type="float">
            <text:p>0.440476190476191</text:p>
          </table:table-cell>
          <table:table-cell office:value-type="float" office:value="0.401785714285714" calcext:value-type="float">
            <text:p>0.401785714285714</text:p>
          </table:table-cell>
          <table:table-cell office:value-type="float" office:value="0.328869047619048" calcext:value-type="float">
            <text:p>0.328869047619048</text:p>
          </table:table-cell>
          <table:table-cell office:value-type="float" office:value="0.997767857142857" calcext:value-type="float">
            <text:p>0.997767857142857</text:p>
          </table:table-cell>
          <table:table-cell office:value-type="float" office:value="1.37797619047619" calcext:value-type="float">
            <text:p>1.37797619047619</text:p>
          </table:table-cell>
          <table:table-cell office:value-type="float" office:value="1.66145833333333" calcext:value-type="float">
            <text:p>1.66145833333333</text:p>
          </table:table-cell>
          <table:table-cell office:value-type="float" office:value="1.8296130952381" calcext:value-type="float">
            <text:p>1.8296130952381</text:p>
          </table:table-cell>
          <table:table-cell office:value-type="float" office:value="1.921875" calcext:value-type="float">
            <text:p>1.921875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2" office:value-type="float" office:value="0.766882183908046" calcext:value-type="float">
            <text:p>0.766882183908046</text:p>
          </table:table-cell>
          <table:table-cell office:value-type="float" office:value="0.983477011494253" calcext:value-type="float">
            <text:p>0.983477011494253</text:p>
          </table:table-cell>
          <table:table-cell office:value-type="float" office:value="1.09015804597701" calcext:value-type="float">
            <text:p>1.09015804597701</text:p>
          </table:table-cell>
          <table:table-cell office:value-type="float" office:value="1.13541666666667" calcext:value-type="float">
            <text:p>1.13541666666667</text:p>
          </table:table-cell>
          <table:table-cell office:value-type="float" office:value="1.0933908045977" calcext:value-type="float">
            <text:p>1.0933908045977</text:p>
          </table:table-cell>
          <table:table-cell office:value-type="float" office:value="0.281968390804598" calcext:value-type="float">
            <text:p>0.281968390804598</text:p>
          </table:table-cell>
          <table:table-cell office:value-type="float" office:value="0.210488505747126" calcext:value-type="float">
            <text:p>0.210488505747126</text:p>
          </table:table-cell>
          <table:table-cell office:value-type="float" office:value="0.123204022988506" calcext:value-type="float">
            <text:p>0.123204022988506</text:p>
          </table:table-cell>
          <table:table-cell office:value-type="float" office:value="0.0391522988505748" calcext:value-type="float">
            <text:p>0.039152298850575</text:p>
          </table:table-cell>
          <table:table-cell office:value-type="float" office:value="0.000718390804597791" calcext:value-type="float">
            <text:p>0.000718390804598</text:p>
          </table:table-cell>
          <table:table-cell office:value-type="float" office:value="0.488146551724138" calcext:value-type="float">
            <text:p>0.488146551724138</text:p>
          </table:table-cell>
          <table:table-cell office:value-type="float" office:value="0.794181034482759" calcext:value-type="float">
            <text:p>0.794181034482759</text:p>
          </table:table-cell>
          <table:table-cell office:value-type="float" office:value="1.00251436781609" calcext:value-type="float">
            <text:p>1.00251436781609</text:p>
          </table:table-cell>
          <table:table-cell office:value-type="float" office:value="1.09949712643678" calcext:value-type="float">
            <text:p>1.09949712643678</text:p>
          </table:table-cell>
          <table:table-cell office:value-type="float" office:value="1.1569683908046" calcext:value-type="float">
            <text:p>1.1569683908046</text:p>
          </table:table-cell>
          <table:table-cell office:value-type="float" office:value="0.278735632183908" calcext:value-type="float">
            <text:p>0.278735632183908</text:p>
          </table:table-cell>
          <table:table-cell office:value-type="float" office:value="0.423850574712644" calcext:value-type="float">
            <text:p>0.423850574712644</text:p>
          </table:table-cell>
          <table:table-cell office:value-type="float" office:value="0.44683908045977" calcext:value-type="float">
            <text:p>0.44683908045977</text:p>
          </table:table-cell>
          <table:table-cell office:value-type="float" office:value="0.408045977011494" calcext:value-type="float">
            <text:p>0.408045977011494</text:p>
          </table:table-cell>
          <table:table-cell office:value-type="float" office:value="0.327586206896552" calcext:value-type="float">
            <text:p>0.327586206896552</text:p>
          </table:table-cell>
          <table:table-cell office:value-type="float" office:value="0.976293103448276" calcext:value-type="float">
            <text:p>0.976293103448276</text:p>
          </table:table-cell>
          <table:table-cell office:value-type="float" office:value="1.35380747126437" calcext:value-type="float">
            <text:p>1.35380747126437</text:p>
          </table:table-cell>
          <table:table-cell office:value-type="float" office:value="1.64583333333333" calcext:value-type="float">
            <text:p>1.64583333333333</text:p>
          </table:table-cell>
          <table:table-cell office:value-type="float" office:value="1.82686781609195" calcext:value-type="float">
            <text:p>1.82686781609195</text:p>
          </table:table-cell>
          <table:table-cell office:value-type="float" office:value="1.92277298850575" calcext:value-type="float">
            <text:p>1.92277298850575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 office:value-type="float" office:value="0.760069444444444" calcext:value-type="float">
            <text:p>0.760069444444444</text:p>
          </table:table-cell>
          <table:table-cell office:value-type="float" office:value="0.978819444444444" calcext:value-type="float">
            <text:p>0.978819444444444</text:p>
          </table:table-cell>
          <table:table-cell office:value-type="float" office:value="1.08819444444444" calcext:value-type="float">
            <text:p>1.08819444444444</text:p>
          </table:table-cell>
          <table:table-cell office:value-type="float" office:value="1.12881944444444" calcext:value-type="float">
            <text:p>1.12881944444444</text:p>
          </table:table-cell>
          <table:table-cell office:value-type="float" office:value="1.09131944444444" calcext:value-type="float">
            <text:p>1.09131944444444</text:p>
          </table:table-cell>
          <table:table-cell office:value-type="float" office:value="0.285069444444444" calcext:value-type="float">
            <text:p>0.285069444444444</text:p>
          </table:table-cell>
          <table:table-cell office:value-type="float" office:value="0.205208333333333" calcext:value-type="float">
            <text:p>0.205208333333333</text:p>
          </table:table-cell>
          <table:table-cell office:value-type="float" office:value="0.120138888888889" calcext:value-type="float">
            <text:p>0.120138888888889</text:p>
          </table:table-cell>
          <table:table-cell office:value-type="float" office:value="0.0357638888888889" calcext:value-type="float">
            <text:p>0.035763888888889</text:p>
          </table:table-cell>
          <table:table-cell office:value-type="float" office:value="-0.00173611111111094" calcext:value-type="float">
            <text:p>-0.001736111111111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807986111111111" calcext:value-type="float">
            <text:p>0.807986111111111</text:p>
          </table:table-cell>
          <table:table-cell office:value-type="float" office:value="1.00590277777778" calcext:value-type="float">
            <text:p>1.00590277777778</text:p>
          </table:table-cell>
          <table:table-cell office:value-type="float" office:value="1.11006944444444" calcext:value-type="float">
            <text:p>1.11006944444444</text:p>
          </table:table-cell>
          <table:table-cell office:value-type="float" office:value="1.16909722222222" calcext:value-type="float">
            <text:p>1.16909722222222</text:p>
          </table:table-cell>
          <table:table-cell office:value-type="float" office:value="0.281944444444444" calcext:value-type="float">
            <text:p>0.281944444444444</text:p>
          </table:table-cell>
          <table:table-cell office:value-type="float" office:value="0.424305555555556" calcext:value-type="float">
            <text:p>0.424305555555556</text:p>
          </table:table-cell>
          <table:table-cell office:value-type="float" office:value="0.448611111111111" calcext:value-type="float">
            <text:p>0.448611111111111</text:p>
          </table:table-cell>
          <table:table-cell office:value-type="float" office:value="0.401388888888889" calcext:value-type="float">
            <text:p>0.401388888888889</text:p>
          </table:table-cell>
          <table:table-cell office:value-type="float" office:value="0.329861111111111" calcext:value-type="float">
            <text:p>0.329861111111111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.3625" calcext:value-type="float">
            <text:p>1.3625</text:p>
          </table:table-cell>
          <table:table-cell office:value-type="float" office:value="1.64548611111111" calcext:value-type="float">
            <text:p>1.64548611111111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93055555555556" calcext:value-type="float">
            <text:p>1.93055555555556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 office:value-type="float" office:value="0.756720430107527" calcext:value-type="float">
            <text:p>0.756720430107527</text:p>
          </table:table-cell>
          <table:table-cell office:value-type="float" office:value="0.980510752688172" calcext:value-type="float">
            <text:p>0.980510752688172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.12567204301075" calcext:value-type="float">
            <text:p>1.12567204301075</text:p>
          </table:table-cell>
          <table:table-cell office:value-type="float" office:value="1.08938172043011" calcext:value-type="float">
            <text:p>1.08938172043011</text:p>
          </table:table-cell>
          <table:table-cell office:value-type="float" office:value="0.294018817204301" calcext:value-type="float">
            <text:p>0.294018817204301</text:p>
          </table:table-cell>
          <table:table-cell office:value-type="float" office:value="0.205981182795699" calcext:value-type="float">
            <text:p>0.205981182795699</text:p>
          </table:table-cell>
          <table:table-cell office:value-type="float" office:value="0.117271505376344" calcext:value-type="float">
            <text:p>0.117271505376344</text:p>
          </table:table-cell>
          <table:table-cell office:value-type="float" office:value="0.0386424731182795" calcext:value-type="float">
            <text:p>0.03864247311828</text:p>
          </table:table-cell>
          <table:table-cell office:value-type="float" office:value="0.00235215053763449" calcext:value-type="float">
            <text:p>0.002352150537634</text:p>
          </table:table-cell>
          <table:table-cell office:value-type="float" office:value="0.465725806451613" calcext:value-type="float">
            <text:p>0.465725806451613</text:p>
          </table:table-cell>
          <table:table-cell office:value-type="float" office:value="0.801075268817204" calcext:value-type="float">
            <text:p>0.801075268817204</text:p>
          </table:table-cell>
          <table:table-cell office:value-type="float" office:value="0.999327956989247" calcext:value-type="float">
            <text:p>0.999327956989247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1.1505376344086" calcext:value-type="float">
            <text:p>1.1505376344086</text:p>
          </table:table-cell>
          <table:table-cell office:value-type="float" office:value="0.290994623655914" calcext:value-type="float">
            <text:p>0.290994623655914</text:p>
          </table:table-cell>
          <table:table-cell office:value-type="float" office:value="0.43010752688172" calcext:value-type="float">
            <text:p>0.43010752688172</text:p>
          </table:table-cell>
          <table:table-cell office:value-type="float" office:value="0.444220430107527" calcext:value-type="float">
            <text:p>0.444220430107527</text:p>
          </table:table-cell>
          <table:table-cell office:value-type="float" office:value="0.407930107526882" calcext:value-type="float">
            <text:p>0.407930107526882</text:p>
          </table:table-cell>
          <table:table-cell office:value-type="float" office:value="0.335349462365591" calcext:value-type="float">
            <text:p>0.335349462365591</text:p>
          </table:table-cell>
          <table:table-cell office:value-type="float" office:value="0.931451612903226" calcext:value-type="float">
            <text:p>0.931451612903226</text:p>
          </table:table-cell>
          <table:table-cell office:value-type="float" office:value="1.35147849462366" calcext:value-type="float">
            <text:p>1.35147849462366</text:p>
          </table:table-cell>
          <table:table-cell office:value-type="float" office:value="1.63844086021505" calcext:value-type="float">
            <text:p>1.63844086021505</text:p>
          </table:table-cell>
          <table:table-cell office:value-type="float" office:value="1.81451612903226" calcext:value-type="float">
            <text:p>1.81451612903226</text:p>
          </table:table-cell>
          <table:table-cell office:value-type="float" office:value="1.90456989247312" calcext:value-type="float">
            <text:p>1.90456989247312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float" office:value="0.750651041666667" calcext:value-type="float">
            <text:p>0.750651041666667</text:p>
          </table:table-cell>
          <table:table-cell office:value-type="float" office:value="0.979166666666667" calcext:value-type="float">
            <text:p>0.979166666666667</text:p>
          </table:table-cell>
          <table:table-cell office:value-type="float" office:value="1.07877604166667" calcext:value-type="float">
            <text:p>1.07877604166667</text:p>
          </table:table-cell>
          <table:table-cell office:value-type="float" office:value="1.12272135416667" calcext:value-type="float">
            <text:p>1.12272135416667</text:p>
          </table:table-cell>
          <table:table-cell office:value-type="float" office:value="1.08756510416667" calcext:value-type="float">
            <text:p>1.08756510416667</text:p>
          </table:table-cell>
          <table:table-cell office:value-type="float" office:value="0.296549479166666" calcext:value-type="float">
            <text:p>0.296549479166666</text:p>
          </table:table-cell>
          <table:table-cell office:value-type="float" office:value="0.197591145833333" calcext:value-type="float">
            <text:p>0.197591145833333</text:p>
          </table:table-cell>
          <table:table-cell office:value-type="float" office:value="0.114908854166667" calcext:value-type="float">
            <text:p>0.114908854166667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0651041666666674" calcext:value-type="float">
            <text:p>0.006510416666667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983072916666667" calcext:value-type="float">
            <text:p>0.983072916666667</text:p>
          </table:table-cell>
          <table:table-cell office:value-type="float" office:value="1.10026041666667" calcext:value-type="float">
            <text:p>1.10026041666667</text:p>
          </table:table-cell>
          <table:table-cell office:value-type="float" office:value="1.16536458333333" calcext:value-type="float">
            <text:p>1.16536458333333</text:p>
          </table:table-cell>
          <table:table-cell office:value-type="float" office:value="0.293619791666667" calcext:value-type="float">
            <text:p>0.293619791666667</text:p>
          </table:table-cell>
          <table:table-cell office:value-type="float" office:value="0.426432291666667" calcext:value-type="float">
            <text:p>0.426432291666667</text:p>
          </table:table-cell>
          <table:table-cell office:value-type="float" office:value="0.440104166666667" calcext:value-type="float">
            <text:p>0.440104166666667</text:p>
          </table:table-cell>
          <table:table-cell office:value-type="float" office:value="0.410807291666667" calcext:value-type="float">
            <text:p>0.410807291666667</text:p>
          </table:table-cell>
          <table:table-cell office:value-type="float" office:value="0.337239583333333" calcext:value-type="float">
            <text:p>0.337239583333333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1.36328125" calcext:value-type="float">
            <text:p>1.36328125</text:p>
          </table:table-cell>
          <table:table-cell office:value-type="float" office:value="1.62174479166667" calcext:value-type="float">
            <text:p>1.62174479166667</text:p>
          </table:table-cell>
          <table:table-cell office:value-type="float" office:value="1.81217447916667" calcext:value-type="float">
            <text:p>1.81217447916667</text:p>
          </table:table-cell>
          <table:table-cell office:value-type="float" office:value="1.91569010416667" calcext:value-type="float">
            <text:p>1.91569010416667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float" office:value="0.744949494949495" calcext:value-type="float">
            <text:p>0.744949494949495</text:p>
          </table:table-cell>
          <table:table-cell office:value-type="float" office:value="0.975063131313131" calcext:value-type="float">
            <text:p>0.975063131313131</text:p>
          </table:table-cell>
          <table:table-cell office:value-type="float" office:value="1.07165404040404" calcext:value-type="float">
            <text:p>1.07165404040404</text:p>
          </table:table-cell>
          <table:table-cell office:value-type="float" office:value="1.1227904040404" calcext:value-type="float">
            <text:p>1.1227904040404</text:p>
          </table:table-cell>
          <table:table-cell office:value-type="float" office:value="1.0886994949495" calcext:value-type="float">
            <text:p>1.0886994949495</text:p>
          </table:table-cell>
          <table:table-cell office:value-type="float" office:value="0.298926767676768" calcext:value-type="float">
            <text:p>0.298926767676768</text:p>
          </table:table-cell>
          <table:table-cell office:value-type="float" office:value="0.193181818181818" calcext:value-type="float">
            <text:p>0.193181818181818</text:p>
          </table:table-cell>
          <table:table-cell office:value-type="float" office:value="0.109848484848485" calcext:value-type="float">
            <text:p>0.109848484848485</text:p>
          </table:table-cell>
          <table:table-cell office:value-type="float" office:value="0.0347222222222221" calcext:value-type="float">
            <text:p>0.034722222222222</text:p>
          </table:table-cell>
          <table:table-cell office:value-type="float" office:value="0.000631313131313371" calcext:value-type="float">
            <text:p>0.000631313131313</text:p>
          </table:table-cell>
          <table:table-cell office:value-type="float" office:value="0.448863636363636" calcext:value-type="float">
            <text:p>0.448863636363636</text:p>
          </table:table-cell>
          <table:table-cell office:value-type="float" office:value="0.816287878787879" calcext:value-type="float">
            <text:p>0.816287878787879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1.10353535353535" calcext:value-type="float">
            <text:p>1.10353535353535</text:p>
          </table:table-cell>
          <table:table-cell office:value-type="float" office:value="1.1635101010101" calcext:value-type="float">
            <text:p>1.1635101010101</text:p>
          </table:table-cell>
          <table:table-cell office:value-type="float" office:value="0.296085858585859" calcext:value-type="float">
            <text:p>0.29608585858585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436868686868687" calcext:value-type="float">
            <text:p>0.436868686868687</text:p>
          </table:table-cell>
          <table:table-cell office:value-type="float" office:value="0.412878787878788" calcext:value-type="float">
            <text:p>0.412878787878788</text:p>
          </table:table-cell>
          <table:table-cell office:value-type="float" office:value="0.34469696969697" calcext:value-type="float">
            <text:p>0.34469696969697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.3677398989899" calcext:value-type="float">
            <text:p>1.3677398989899</text:p>
          </table:table-cell>
          <table:table-cell office:value-type="float" office:value="1.62468434343434" calcext:value-type="float">
            <text:p>1.62468434343434</text:p>
          </table:table-cell>
          <table:table-cell office:value-type="float" office:value="1.81344696969697" calcext:value-type="float">
            <text:p>1.81344696969697</text:p>
          </table:table-cell>
          <table:table-cell office:value-type="float" office:value="1.90751262626263" calcext:value-type="float">
            <text:p>1.90751262626263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float" office:value="0.739583333333333" calcext:value-type="float">
            <text:p>0.739583333333333</text:p>
          </table:table-cell>
          <table:table-cell office:value-type="float" office:value="0.971200980392157" calcext:value-type="float">
            <text:p>0.971200980392157</text:p>
          </table:table-cell>
          <table:table-cell office:value-type="float" office:value="1.07322303921569" calcext:value-type="float">
            <text:p>1.07322303921569</text:p>
          </table:table-cell>
          <table:table-cell office:value-type="float" office:value="1.12009803921569" calcext:value-type="float">
            <text:p>1.12009803921569</text:p>
          </table:table-cell>
          <table:table-cell office:value-type="float" office:value="1.08425245098039" calcext:value-type="float">
            <text:p>1.08425245098039</text:p>
          </table:table-cell>
          <table:table-cell office:value-type="float" office:value="0.301164215686275" calcext:value-type="float">
            <text:p>0.301164215686275</text:p>
          </table:table-cell>
          <table:table-cell office:value-type="float" office:value="0.192095588235294" calcext:value-type="float">
            <text:p>0.192095588235294</text:p>
          </table:table-cell>
          <table:table-cell office:value-type="float" office:value="0.107230392156863" calcext:value-type="float">
            <text:p>0.107230392156863</text:p>
          </table:table-cell>
          <table:table-cell office:value-type="float" office:value="0.034620098039216" calcext:value-type="float">
            <text:p>0.034620098039216</text:p>
          </table:table-cell>
          <table:table-cell office:value-type="float" office:value="0.00490196078431371" calcext:value-type="float">
            <text:p>0.004901960784314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0.806372549019608" calcext:value-type="float">
            <text:p>0.806372549019608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1.09742647058824" calcext:value-type="float">
            <text:p>1.09742647058824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0.298406862745098" calcext:value-type="float">
            <text:p>0.298406862745098</text:p>
          </table:table-cell>
          <table:table-cell office:value-type="float" office:value="0.424019607843137" calcext:value-type="float">
            <text:p>0.424019607843137</text:p>
          </table:table-cell>
          <table:table-cell office:value-type="float" office:value="0.438112745098039" calcext:value-type="float">
            <text:p>0.438112745098039</text:p>
          </table:table-cell>
          <table:table-cell office:value-type="float" office:value="0.412377450980392" calcext:value-type="float">
            <text:p>0.412377450980392</text:p>
          </table:table-cell>
          <table:table-cell office:value-type="float" office:value="0.346813725490196" calcext:value-type="float">
            <text:p>0.346813725490196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.35355392156863" calcext:value-type="float">
            <text:p>1.35355392156863</text:p>
          </table:table-cell>
          <table:table-cell office:value-type="float" office:value="1.62530637254902" calcext:value-type="float">
            <text:p>1.62530637254902</text:p>
          </table:table-cell>
          <table:table-cell office:value-type="float" office:value="1.80514705882353" calcext:value-type="float">
            <text:p>1.80514705882353</text:p>
          </table:table-cell>
          <table:table-cell office:value-type="float" office:value="1.89920343137255" calcext:value-type="float">
            <text:p>1.89920343137255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2" office:value-type="float" office:value="0.73452380952381" calcext:value-type="float">
            <text:p>0.73452380952381</text:p>
          </table:table-cell>
          <table:table-cell office:value-type="float" office:value="0.972916666666667" calcext:value-type="float">
            <text:p>0.972916666666667</text:p>
          </table:table-cell>
          <table:table-cell office:value-type="float" office:value="1.06934523809524" calcext:value-type="float">
            <text:p>1.06934523809524</text:p>
          </table:table-cell>
          <table:table-cell office:value-type="float" office:value="1.11488095238095" calcext:value-type="float">
            <text:p>1.11488095238095</text:p>
          </table:table-cell>
          <table:table-cell office:value-type="float" office:value="1.08005952380952" calcext:value-type="float">
            <text:p>1.08005952380952</text:p>
          </table:table-cell>
          <table:table-cell office:value-type="float" office:value="0.30327380952381" calcext:value-type="float">
            <text:p>0.30327380952381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105357142857143" calcext:value-type="float">
            <text:p>0.105357142857143</text:p>
          </table:table-cell>
          <table:table-cell office:value-type="float" office:value="0.0348214285714286" calcext:value-type="float">
            <text:p>0.03482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433928571428571" calcext:value-type="float">
            <text:p>0.433928571428571</text:p>
          </table:table-cell>
          <table:table-cell office:value-type="float" office:value="0.805952380952381" calcext:value-type="float">
            <text:p>0.805952380952381</text:p>
          </table:table-cell>
          <table:table-cell office:value-type="float" office:value="0.9875" calcext:value-type="float">
            <text:p>0.9875</text:p>
          </table:table-cell>
          <table:table-cell office:value-type="float" office:value="1.11845238095238" calcext:value-type="float">
            <text:p>1.11845238095238</text:p>
          </table:table-cell>
          <table:table-cell office:value-type="float" office:value="1.14821428571429" calcext:value-type="float">
            <text:p>1.14821428571429</text:p>
          </table:table-cell>
          <table:table-cell office:value-type="float" office:value="0.300595238095238" calcext:value-type="float">
            <text:p>0.300595238095238</text:p>
          </table:table-cell>
          <table:table-cell office:value-type="float" office:value="0.429166666666667" calcext:value-type="float">
            <text:p>0.429166666666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345833333333333" calcext:value-type="float">
            <text:p>0.345833333333333</text:p>
          </table:table-cell>
          <table:table-cell office:value-type="float" office:value="0.867857142857143" calcext:value-type="float">
            <text:p>0.867857142857143</text:p>
          </table:table-cell>
          <table:table-cell office:value-type="float" office:value="1.34970238095238" calcext:value-type="float">
            <text:p>1.34970238095238</text:p>
          </table:table-cell>
          <table:table-cell office:value-type="float" office:value="1.61934523809524" calcext:value-type="float">
            <text:p>1.61934523809524</text:p>
          </table:table-cell>
          <table:table-cell office:value-type="float" office:value="1.82083333333333" calcext:value-type="float">
            <text:p>1.82083333333333</text:p>
          </table:table-cell>
          <table:table-cell office:value-type="float" office:value="1.88244047619048" calcext:value-type="float">
            <text:p>1.88244047619048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2" office:value-type="float" office:value="0.72974537037037" calcext:value-type="float">
            <text:p>0.72974537037037</text:p>
          </table:table-cell>
          <table:table-cell office:value-type="float" office:value="0.969328703703704" calcext:value-type="float">
            <text:p>0.969328703703704</text:p>
          </table:table-cell>
          <table:table-cell office:value-type="float" office:value="1.06568287037037" calcext:value-type="float">
            <text:p>1.06568287037037</text:p>
          </table:table-cell>
          <table:table-cell office:value-type="float" office:value="1.11255787037037" calcext:value-type="float">
            <text:p>1.11255787037037</text:p>
          </table:table-cell>
          <table:table-cell office:value-type="float" office:value="1.0787037037037" calcext:value-type="float">
            <text:p>1.0787037037037</text:p>
          </table:table-cell>
          <table:table-cell office:value-type="float" office:value="0.305266203703704" calcext:value-type="float">
            <text:p>0.305266203703704</text:p>
          </table:table-cell>
          <table:table-cell office:value-type="float" office:value="0.192418981481481" calcext:value-type="float">
            <text:p>0.192418981481481</text:p>
          </table:table-cell>
          <table:table-cell office:value-type="float" office:value="0.106481481481482" calcext:value-type="float">
            <text:p>0.106481481481482</text:p>
          </table:table-cell>
          <table:table-cell office:value-type="float" office:value="0.0318287037037039" calcext:value-type="float">
            <text:p>0.031828703703704</text:p>
          </table:table-cell>
          <table:table-cell office:value-type="float" office:value="0.00665509259259256" calcext:value-type="float">
            <text:p>0.006655092592593</text:p>
          </table:table-cell>
          <table:table-cell office:value-type="float" office:value="0.424479166666667" calcext:value-type="float">
            <text:p>0.424479166666667</text:p>
          </table:table-cell>
          <table:table-cell office:value-type="float" office:value="0.802662037037037" calcext:value-type="float">
            <text:p>0.802662037037037</text:p>
          </table:table-cell>
          <table:table-cell office:value-type="float" office:value="0.987847222222222" calcext:value-type="float">
            <text:p>0.987847222222222</text:p>
          </table:table-cell>
          <table:table-cell office:value-type="float" office:value="1.10358796296296" calcext:value-type="float">
            <text:p>1.10358796296296</text:p>
          </table:table-cell>
          <table:table-cell office:value-type="float" office:value="1.14409722222222" calcext:value-type="float">
            <text:p>1.14409722222222</text:p>
          </table:table-cell>
          <table:table-cell office:value-type="float" office:value="0.305266203703704" calcext:value-type="float">
            <text:p>0.305266203703704</text:p>
          </table:table-cell>
          <table:table-cell office:value-type="float" office:value="0.429398148148148" calcext:value-type="float">
            <text:p>0.429398148148148</text:p>
          </table:table-cell>
          <table:table-cell office:value-type="float" office:value="0.439814814814815" calcext:value-type="float">
            <text:p>0.439814814814815</text:p>
          </table:table-cell>
          <table:table-cell office:value-type="float" office:value="0.412037037037037" calcext:value-type="float">
            <text:p>0.412037037037037</text:p>
          </table:table-cell>
          <table:table-cell office:value-type="float" office:value="0.355902777777778" calcext:value-type="float">
            <text:p>0.355902777777778</text:p>
          </table:table-cell>
          <table:table-cell office:value-type="float" office:value="0.848958333333333" calcext:value-type="float">
            <text:p>0.848958333333333</text:p>
          </table:table-cell>
          <table:table-cell office:value-type="float" office:value="1.34259259259259" calcext:value-type="float">
            <text:p>1.34259259259259</text:p>
          </table:table-cell>
          <table:table-cell office:value-type="float" office:value="1.61371527777778" calcext:value-type="float">
            <text:p>1.61371527777778</text:p>
          </table:table-cell>
          <table:table-cell office:value-type="float" office:value="1.8041087962963" calcext:value-type="float">
            <text:p>1.8041087962963</text:p>
          </table:table-cell>
          <table:table-cell office:value-type="float" office:value="1.86689814814815" calcext:value-type="float">
            <text:p>1.86689814814815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2" office:value-type="float" office:value="0.725225225225225" calcext:value-type="float">
            <text:p>0.725225225225225</text:p>
          </table:table-cell>
          <table:table-cell office:value-type="float" office:value="0.968468468468468" calcext:value-type="float">
            <text:p>0.968468468468468</text:p>
          </table:table-cell>
          <table:table-cell office:value-type="float" office:value="1.06475225225225" calcext:value-type="float">
            <text:p>1.06475225225225</text:p>
          </table:table-cell>
          <table:table-cell office:value-type="float" office:value="1.10782657657658" calcext:value-type="float">
            <text:p>1.10782657657658</text:p>
          </table:table-cell>
          <table:table-cell office:value-type="float" office:value="1.07488738738739" calcext:value-type="float">
            <text:p>1.07488738738739</text:p>
          </table:table-cell>
          <table:table-cell office:value-type="float" office:value="0.309684684684685" calcext:value-type="float">
            <text:p>0.309684684684685</text:p>
          </table:table-cell>
          <table:table-cell office:value-type="float" office:value="0.196790540540541" calcext:value-type="float">
            <text:p>0.196790540540541</text:p>
          </table:table-cell>
          <table:table-cell office:value-type="float" office:value="0.104448198198198" calcext:value-type="float">
            <text:p>0.104448198198198</text:p>
          </table:table-cell>
          <table:table-cell office:value-type="float" office:value="0.0349099099099102" calcext:value-type="float">
            <text:p>0.03490990990991</text:p>
          </table:table-cell>
          <table:table-cell office:value-type="float" office:value="0.00760135135135132" calcext:value-type="float">
            <text:p>0.007601351351351</text:p>
          </table:table-cell>
          <table:table-cell office:value-type="float" office:value="0.418074324324324" calcext:value-type="float">
            <text:p>0.418074324324324</text:p>
          </table:table-cell>
          <table:table-cell office:value-type="float" office:value="0.791103603603604" calcext:value-type="float">
            <text:p>0.791103603603604</text:p>
          </table:table-cell>
          <table:table-cell office:value-type="float" office:value="0.98536036036036" calcext:value-type="float">
            <text:p>0.98536036036036</text:p>
          </table:table-cell>
          <table:table-cell office:value-type="float" office:value="1.10078828828829" calcext:value-type="float">
            <text:p>1.10078828828829</text:p>
          </table:table-cell>
          <table:table-cell office:value-type="float" office:value="1.13457207207207" calcext:value-type="float">
            <text:p>1.13457207207207</text:p>
          </table:table-cell>
          <table:table-cell office:value-type="float" office:value="0.307150900900901" calcext:value-type="float">
            <text:p>0.30715090090090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441441441441" calcext:value-type="float">
            <text:p>0.441441441441441</text:p>
          </table:table-cell>
          <table:table-cell office:value-type="float" office:value="0.412162162162162" calcext:value-type="float">
            <text:p>0.412162162162162</text:p>
          </table:table-cell>
          <table:table-cell office:value-type="float" office:value="0.357545045045045" calcext:value-type="float">
            <text:p>0.357545045045045</text:p>
          </table:table-cell>
          <table:table-cell office:value-type="float" office:value="0.836148648648649" calcext:value-type="float">
            <text:p>0.836148648648649</text:p>
          </table:table-cell>
          <table:table-cell office:value-type="float" office:value="1.32207207207207" calcext:value-type="float">
            <text:p>1.32207207207207</text:p>
          </table:table-cell>
          <table:table-cell office:value-type="float" office:value="1.60867117117117" calcext:value-type="float">
            <text:p>1.60867117117117</text:p>
          </table:table-cell>
          <table:table-cell office:value-type="float" office:value="1.7964527027027" calcext:value-type="float">
            <text:p>1.7964527027027</text:p>
          </table:table-cell>
          <table:table-cell office:value-type="float" office:value="1.85191441441441" calcext:value-type="float">
            <text:p>1.85191441441441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2" office:value-type="float" office:value="0.718475877192982" calcext:value-type="float">
            <text:p>0.718475877192982</text:p>
          </table:table-cell>
          <table:table-cell office:value-type="float" office:value="0.965186403508772" calcext:value-type="float">
            <text:p>0.965186403508772</text:p>
          </table:table-cell>
          <table:table-cell office:value-type="float" office:value="1.06140350877193" calcext:value-type="float">
            <text:p>1.06140350877193</text:p>
          </table:table-cell>
          <table:table-cell office:value-type="float" office:value="1.10581140350877" calcext:value-type="float">
            <text:p>1.10581140350877</text:p>
          </table:table-cell>
          <table:table-cell office:value-type="float" office:value="1.07127192982456" calcext:value-type="float">
            <text:p>1.07127192982456</text:p>
          </table:table-cell>
          <table:table-cell office:value-type="float" office:value="0.305646929824561" calcext:value-type="float">
            <text:p>0.305646929824561</text:p>
          </table:table-cell>
          <table:table-cell office:value-type="float" office:value="0.190515350877193" calcext:value-type="float">
            <text:p>0.190515350877193</text:p>
          </table:table-cell>
          <table:table-cell office:value-type="float" office:value="0.103070175438597" calcext:value-type="float">
            <text:p>0.103070175438597</text:p>
          </table:table-cell>
          <table:table-cell office:value-type="float" office:value="0.0296052631578947" calcext:value-type="float">
            <text:p>0.029605263157895</text:p>
          </table:table-cell>
          <table:table-cell office:value-type="float" office:value="0.00603070175438591" calcext:value-type="float">
            <text:p>0.006030701754386</text:p>
          </table:table-cell>
          <table:table-cell office:value-type="float" office:value="0.412554824561403" calcext:value-type="float">
            <text:p>0.412554824561403</text:p>
          </table:table-cell>
          <table:table-cell office:value-type="float" office:value="0.801809210526316" calcext:value-type="float">
            <text:p>0.801809210526316</text:p>
          </table:table-cell>
          <table:table-cell office:value-type="float" office:value="0.98547149122807" calcext:value-type="float">
            <text:p>0.98547149122807</text:p>
          </table:table-cell>
          <table:table-cell office:value-type="float" office:value="1.10334429824561" calcext:value-type="float">
            <text:p>1.10334429824561</text:p>
          </table:table-cell>
          <table:table-cell office:value-type="float" office:value="1.13623903508772" calcext:value-type="float">
            <text:p>1.13623903508772</text:p>
          </table:table-cell>
          <table:table-cell office:value-type="float" office:value="0.305921052631579" calcext:value-type="float">
            <text:p>0.305921052631579</text:p>
          </table:table-cell>
          <table:table-cell office:value-type="float" office:value="0.434758771929825" calcext:value-type="float">
            <text:p>0.434758771929825</text:p>
          </table:table-cell>
          <table:table-cell office:value-type="float" office:value="0.446271929824561" calcext:value-type="float">
            <text:p>0.446271929824561</text:p>
          </table:table-cell>
          <table:table-cell office:value-type="float" office:value="0.417214912280702" calcext:value-type="float">
            <text:p>0.417214912280702</text:p>
          </table:table-cell>
          <table:table-cell office:value-type="float" office:value="0.359100877192982" calcext:value-type="float">
            <text:p>0.359100877192982</text:p>
          </table:table-cell>
          <table:table-cell office:value-type="float" office:value="0.825109649122807" calcext:value-type="float">
            <text:p>0.825109649122807</text:p>
          </table:table-cell>
          <table:table-cell office:value-type="float" office:value="1.33223684210526" calcext:value-type="float">
            <text:p>1.33223684210526</text:p>
          </table:table-cell>
          <table:table-cell office:value-type="float" office:value="1.60060307017544" calcext:value-type="float">
            <text:p>1.60060307017544</text:p>
          </table:table-cell>
          <table:table-cell office:value-type="float" office:value="1.79194078947368" calcext:value-type="float">
            <text:p>1.79194078947368</text:p>
          </table:table-cell>
          <table:table-cell office:value-type="float" office:value="1.8484100877193" calcext:value-type="float">
            <text:p>1.8484100877193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2" office:value-type="float" office:value="0.714476495726496" calcext:value-type="float">
            <text:p>0.714476495726496</text:p>
          </table:table-cell>
          <table:table-cell office:value-type="float" office:value="0.96207264957265" calcext:value-type="float">
            <text:p>0.96207264957265</text:p>
          </table:table-cell>
          <table:table-cell office:value-type="float" office:value="1.0582264957265" calcext:value-type="float">
            <text:p>1.0582264957265</text:p>
          </table:table-cell>
          <table:table-cell office:value-type="float" office:value="1.10229700854701" calcext:value-type="float">
            <text:p>1.10229700854701</text:p>
          </table:table-cell>
          <table:table-cell office:value-type="float" office:value="1.07024572649573" calcext:value-type="float">
            <text:p>1.07024572649573</text:p>
          </table:table-cell>
          <table:table-cell office:value-type="float" office:value="0.305288461538462" calcext:value-type="float">
            <text:p>0.305288461538462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0333867521367521" calcext:value-type="float">
            <text:p>0.033386752136752</text:p>
          </table:table-cell>
          <table:table-cell office:value-type="float" office:value="0.0120192307692308" calcext:value-type="float">
            <text:p>0.012019230769231</text:p>
          </table:table-cell>
          <table:table-cell office:value-type="float" office:value="0.41159188034188" calcext:value-type="float">
            <text:p>0.41159188034188</text:p>
          </table:table-cell>
          <table:table-cell office:value-type="float" office:value="0.790865384615385" calcext:value-type="float">
            <text:p>0.790865384615385</text:p>
          </table:table-cell>
          <table:table-cell office:value-type="float" office:value="0.980502136752137" calcext:value-type="float">
            <text:p>0.980502136752137</text:p>
          </table:table-cell>
          <table:table-cell office:value-type="float" office:value="1.10069444444444" calcext:value-type="float">
            <text:p>1.10069444444444</text:p>
          </table:table-cell>
          <table:table-cell office:value-type="float" office:value="1.13808760683761" calcext:value-type="float">
            <text:p>1.13808760683761</text:p>
          </table:table-cell>
          <table:table-cell office:value-type="float" office:value="0.302884615384615" calcext:value-type="float">
            <text:p>0.302884615384615</text:p>
          </table:table-cell>
          <table:table-cell office:value-type="float" office:value="0.44017094017094" calcext:value-type="float">
            <text:p>0.44017094017094</text:p>
          </table:table-cell>
          <table:table-cell office:value-type="float" office:value="0.448183760683761" calcext:value-type="float">
            <text:p>0.448183760683761</text:p>
          </table:table-cell>
          <table:table-cell office:value-type="float" office:value="0.421207264957265" calcext:value-type="float">
            <text:p>0.421207264957265</text:p>
          </table:table-cell>
          <table:table-cell office:value-type="float" office:value="0.365384615384615" calcext:value-type="float">
            <text:p>0.365384615384615</text:p>
          </table:table-cell>
          <table:table-cell office:value-type="float" office:value="0.823183760683761" calcext:value-type="float">
            <text:p>0.823183760683761</text:p>
          </table:table-cell>
          <table:table-cell office:value-type="float" office:value="1.31276709401709" calcext:value-type="float">
            <text:p>1.31276709401709</text:p>
          </table:table-cell>
          <table:table-cell office:value-type="float" office:value="1.59054487179487" calcext:value-type="float">
            <text:p>1.59054487179487</text:p>
          </table:table-cell>
          <table:table-cell office:value-type="float" office:value="1.78178418803419" calcext:value-type="float">
            <text:p>1.78178418803419</text:p>
          </table:table-cell>
          <table:table-cell office:value-type="float" office:value="1.84294871794872" calcext:value-type="float">
            <text:p>1.84294871794872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2" office:value-type="float" office:value="0.708333333333333" calcext:value-type="float">
            <text:p>0.708333333333333</text:p>
          </table:table-cell>
          <table:table-cell office:value-type="float" office:value="0.961458333333333" calcext:value-type="float">
            <text:p>0.961458333333333</text:p>
          </table:table-cell>
          <table:table-cell office:value-type="float" office:value="1.05755208333333" calcext:value-type="float">
            <text:p>1.05755208333333</text:p>
          </table:table-cell>
          <table:table-cell office:value-type="float" office:value="1.10078125" calcext:value-type="float">
            <text:p>1.10078125</text:p>
          </table:table-cell>
          <table:table-cell office:value-type="float" office:value="1.07213541666667" calcext:value-type="float">
            <text:p>1.07213541666667</text:p>
          </table:table-cell>
          <table:table-cell office:value-type="float" office:value="0.300260416666667" calcext:value-type="float">
            <text:p>0.300260416666667</text:p>
          </table:table-cell>
          <table:table-cell office:value-type="float" office:value="0.194010416666667" calcext:value-type="float">
            <text:p>0.194010416666667</text:p>
          </table:table-cell>
          <table:table-cell office:value-type="float" office:value="0.105208333333334" calcext:value-type="float">
            <text:p>0.105208333333334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04166666666665" calcext:value-type="float">
            <text:p>0.010416666666667</text:p>
          </table:table-cell>
          <table:table-cell office:value-type="float" office:value="0.410416666666667" calcext:value-type="float">
            <text:p>0.410416666666667</text:p>
          </table:table-cell>
          <table:table-cell office:value-type="float" office:value="0.803645833333333" calcext:value-type="float">
            <text:p>0.803645833333333</text:p>
          </table:table-cell>
          <table:table-cell office:value-type="float" office:value="0.978125" calcext:value-type="float">
            <text:p>0.978125</text:p>
          </table:table-cell>
          <table:table-cell office:value-type="float" office:value="1.103125" calcext:value-type="float">
            <text:p>1.103125</text:p>
          </table:table-cell>
          <table:table-cell office:value-type="float" office:value="1.1421875" calcext:value-type="float">
            <text:p>1.1421875</text:p>
          </table:table-cell>
          <table:table-cell office:value-type="float" office:value="0.297916666666667" calcext:value-type="float">
            <text:p>0.297916666666667</text:p>
          </table:table-cell>
          <table:table-cell office:value-type="float" office:value="0.444791666666667" calcext:value-type="float">
            <text:p>0.444791666666667</text:p>
          </table:table-cell>
          <table:table-cell office:value-type="float" office:value="0.4546875" calcext:value-type="float">
            <text:p>0.4546875</text:p>
          </table:table-cell>
          <table:table-cell office:value-type="float" office:value="0.42890625" calcext:value-type="float">
            <text:p>0.42890625</text:p>
          </table:table-cell>
          <table:table-cell office:value-type="float" office:value="0.371614583333333" calcext:value-type="float">
            <text:p>0.371614583333333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1.3203125" calcext:value-type="float">
            <text:p>1.3203125</text:p>
          </table:table-cell>
          <table:table-cell office:value-type="float" office:value="1.58098958333333" calcext:value-type="float">
            <text:p>1.58098958333333</text:p>
          </table:table-cell>
          <table:table-cell office:value-type="float" office:value="1.775" calcext:value-type="float">
            <text:p>1.775</text:p>
          </table:table-cell>
          <table:table-cell office:value-type="float" office:value="1.84270833333333" calcext:value-type="float">
            <text:p>1.84270833333333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2" office:value-type="float" office:value="0.704776422764228" calcext:value-type="float">
            <text:p>0.704776422764228</text:p>
          </table:table-cell>
          <table:table-cell office:value-type="float" office:value="0.954014227642276" calcext:value-type="float">
            <text:p>0.954014227642276</text:p>
          </table:table-cell>
          <table:table-cell office:value-type="float" office:value="1.05614837398374" calcext:value-type="float">
            <text:p>1.05614837398374</text:p>
          </table:table-cell>
          <table:table-cell office:value-type="float" office:value="1.10188008130081" calcext:value-type="float">
            <text:p>1.10188008130081</text:p>
          </table:table-cell>
          <table:table-cell office:value-type="float" office:value="1.06885162601626" calcext:value-type="float">
            <text:p>1.06885162601626</text:p>
          </table:table-cell>
          <table:table-cell office:value-type="float" office:value="0.30005081300813" calcext:value-type="float">
            <text:p>0.30005081300813</text:p>
          </table:table-cell>
          <table:table-cell office:value-type="float" office:value="0.196138211382114" calcext:value-type="float">
            <text:p>0.196138211382114</text:p>
          </table:table-cell>
          <table:table-cell office:value-type="float" office:value="0.110264227642277" calcext:value-type="float">
            <text:p>0.110264227642277</text:p>
          </table:table-cell>
          <table:table-cell office:value-type="float" office:value="0.0467479674796747" calcext:value-type="float">
            <text:p>0.046747967479675</text:p>
          </table:table-cell>
          <table:table-cell office:value-type="float" office:value="0.0111788617886179" calcext:value-type="float">
            <text:p>0.011178861788618</text:p>
          </table:table-cell>
          <table:table-cell office:value-type="float" office:value="0.407012195121951" calcext:value-type="float">
            <text:p>0.407012195121951</text:p>
          </table:table-cell>
          <table:table-cell office:value-type="float" office:value="0.785569105691057" calcext:value-type="float">
            <text:p>0.785569105691057</text:p>
          </table:table-cell>
          <table:table-cell office:value-type="float" office:value="0.978658536585366" calcext:value-type="float">
            <text:p>0.978658536585366</text:p>
          </table:table-cell>
          <table:table-cell office:value-type="float" office:value="1.08536585365854" calcext:value-type="float">
            <text:p>1.08536585365854</text:p>
          </table:table-cell>
          <table:table-cell office:value-type="float" office:value="1.13617886178862" calcext:value-type="float">
            <text:p>1.13617886178862</text:p>
          </table:table-cell>
          <table:table-cell office:value-type="float" office:value="0.297764227642276" calcext:value-type="float">
            <text:p>0.297764227642276</text:p>
          </table:table-cell>
          <table:table-cell office:value-type="float" office:value="0.443089430894309" calcext:value-type="float">
            <text:p>0.443089430894309</text:p>
          </table:table-cell>
          <table:table-cell office:value-type="float" office:value="0.461636178861789" calcext:value-type="float">
            <text:p>0.461636178861789</text:p>
          </table:table-cell>
          <table:table-cell office:value-type="float" office:value="0.44385162601626" calcext:value-type="float">
            <text:p>0.44385162601626</text:p>
          </table:table-cell>
          <table:table-cell office:value-type="float" office:value="0.37525406504065" calcext:value-type="float">
            <text:p>0.37525406504065</text:p>
          </table:table-cell>
          <table:table-cell office:value-type="float" office:value="0.814024390243902" calcext:value-type="float">
            <text:p>0.814024390243902</text:p>
          </table:table-cell>
          <table:table-cell office:value-type="float" office:value="1.29649390243902" calcext:value-type="float">
            <text:p>1.29649390243902</text:p>
          </table:table-cell>
          <table:table-cell office:value-type="float" office:value="1.57317073170732" calcext:value-type="float">
            <text:p>1.57317073170732</text:p>
          </table:table-cell>
          <table:table-cell office:value-type="float" office:value="1.74339430894309" calcext:value-type="float">
            <text:p>1.74339430894309</text:p>
          </table:table-cell>
          <table:table-cell office:value-type="float" office:value="1.82977642276423" calcext:value-type="float">
            <text:p>1.82977642276423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2" office:value-type="float" office:value="0.699156746031746" calcext:value-type="float">
            <text:p>0.699156746031746</text:p>
          </table:table-cell>
          <table:table-cell office:value-type="float" office:value="0.946924603174603" calcext:value-type="float">
            <text:p>0.946924603174603</text:p>
          </table:table-cell>
          <table:table-cell office:value-type="float" office:value="1.05580357142857" calcext:value-type="float">
            <text:p>1.05580357142857</text:p>
          </table:table-cell>
          <table:table-cell office:value-type="float" office:value="1.09796626984127" calcext:value-type="float">
            <text:p>1.09796626984127</text:p>
          </table:table-cell>
          <table:table-cell office:value-type="float" office:value="1.07068452380952" calcext:value-type="float">
            <text:p>1.07068452380952</text:p>
          </table:table-cell>
          <table:table-cell office:value-type="float" office:value="0.295386904761905" calcext:value-type="float">
            <text:p>0.295386904761905</text:p>
          </table:table-cell>
          <table:table-cell office:value-type="float" office:value="0.198412698412699" calcext:value-type="float">
            <text:p>0.198412698412699</text:p>
          </table:table-cell>
          <table:table-cell office:value-type="float" office:value="0.111359126984127" calcext:value-type="float">
            <text:p>0.111359126984127</text:p>
          </table:table-cell>
          <table:table-cell office:value-type="float" office:value="0.0493551587301586" calcext:value-type="float">
            <text:p>0.049355158730159</text:p>
          </table:table-cell>
          <table:table-cell office:value-type="float" office:value="0.0146329365079365" calcext:value-type="float">
            <text:p>0.014632936507937</text:p>
          </table:table-cell>
          <table:table-cell office:value-type="float" office:value="0.406001984126984" calcext:value-type="float">
            <text:p>0.406001984126984</text:p>
          </table:table-cell>
          <table:table-cell office:value-type="float" office:value="0.773065476190476" calcext:value-type="float">
            <text:p>0.773065476190476</text:p>
          </table:table-cell>
          <table:table-cell office:value-type="float" office:value="0.988839285714286" calcext:value-type="float">
            <text:p>0.988839285714286</text:p>
          </table:table-cell>
          <table:table-cell office:value-type="float" office:value="1.08556547619048" calcext:value-type="float">
            <text:p>1.08556547619048</text:p>
          </table:table-cell>
          <table:table-cell office:value-type="float" office:value="1.13516865079365" calcext:value-type="float">
            <text:p>1.13516865079365</text:p>
          </table:table-cell>
          <table:table-cell office:value-type="float" office:value="0.293154761904762" calcext:value-type="float">
            <text:p>0.293154761904762</text:p>
          </table:table-cell>
          <table:table-cell office:value-type="float" office:value="0.443948412698413" calcext:value-type="float">
            <text:p>0.443948412698413</text:p>
          </table:table-cell>
          <table:table-cell office:value-type="float" office:value="0.468005952380952" calcext:value-type="float">
            <text:p>0.468005952380952</text:p>
          </table:table-cell>
          <table:table-cell office:value-type="float" office:value="0.448164682539683" calcext:value-type="float">
            <text:p>0.448164682539683</text:p>
          </table:table-cell>
          <table:table-cell office:value-type="float" office:value="0.383680555555555" calcext:value-type="float">
            <text:p>0.383680555555555</text:p>
          </table:table-cell>
          <table:table-cell office:value-type="float" office:value="0.812003968253968" calcext:value-type="float">
            <text:p>0.812003968253968</text:p>
          </table:table-cell>
          <table:table-cell office:value-type="float" office:value="1.27604166666667" calcext:value-type="float">
            <text:p>1.27604166666667</text:p>
          </table:table-cell>
          <table:table-cell office:value-type="float" office:value="1.5766369047619" calcext:value-type="float">
            <text:p>1.5766369047619</text:p>
          </table:table-cell>
          <table:table-cell office:value-type="float" office:value="1.73536706349206" calcext:value-type="float">
            <text:p>1.73536706349206</text:p>
          </table:table-cell>
          <table:table-cell office:value-type="float" office:value="1.82217261904762" calcext:value-type="float">
            <text:p>1.82217261904762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 office:value-type="float" office:value="0.693798449612403" calcext:value-type="float">
            <text:p>0.693798449612403</text:p>
          </table:table-cell>
          <table:table-cell office:value-type="float" office:value="0.946705426356589" calcext:value-type="float">
            <text:p>0.946705426356589</text:p>
          </table:table-cell>
          <table:table-cell office:value-type="float" office:value="1.05062984496124" calcext:value-type="float">
            <text:p>1.05062984496124</text:p>
          </table:table-cell>
          <table:table-cell office:value-type="float" office:value="1.09907945736434" calcext:value-type="float">
            <text:p>1.09907945736434</text:p>
          </table:table-cell>
          <table:table-cell office:value-type="float" office:value="1.07000968992248" calcext:value-type="float">
            <text:p>1.07000968992248</text:p>
          </table:table-cell>
          <table:table-cell office:value-type="float" office:value="0.29093992248062" calcext:value-type="float">
            <text:p>0.29093992248062</text:p>
          </table:table-cell>
          <table:table-cell office:value-type="float" office:value="0.197432170542636" calcext:value-type="float">
            <text:p>0.197432170542636</text:p>
          </table:table-cell>
          <table:table-cell office:value-type="float" office:value="0.114825581395349" calcext:value-type="float">
            <text:p>0.114825581395349</text:p>
          </table:table-cell>
          <table:table-cell office:value-type="float" office:value="0.054263565891473" calcext:value-type="float">
            <text:p>0.054263565891473</text:p>
          </table:table-cell>
          <table:table-cell office:value-type="float" office:value="0.0179263565891472" calcext:value-type="float">
            <text:p>0.017926356589147</text:p>
          </table:table-cell>
          <table:table-cell office:value-type="float" office:value="0.405038759689923" calcext:value-type="float">
            <text:p>0.405038759689923</text:p>
          </table:table-cell>
          <table:table-cell office:value-type="float" office:value="0.782945736434108" calcext:value-type="float">
            <text:p>0.782945736434108</text:p>
          </table:table-cell>
          <table:table-cell office:value-type="float" office:value="0.964631782945736" calcext:value-type="float">
            <text:p>0.964631782945736</text:p>
          </table:table-cell>
          <table:table-cell office:value-type="float" office:value="1.07122093023256" calcext:value-type="float">
            <text:p>1.07122093023256</text:p>
          </table:table-cell>
          <table:table-cell office:value-type="float" office:value="1.13420542635659" calcext:value-type="float">
            <text:p>1.13420542635659</text:p>
          </table:table-cell>
          <table:table-cell office:value-type="float" office:value="0.288759689922481" calcext:value-type="float">
            <text:p>0.288759689922481</text:p>
          </table:table-cell>
          <table:table-cell office:value-type="float" office:value="0.448158914728682" calcext:value-type="float">
            <text:p>0.448158914728682</text:p>
          </table:table-cell>
          <table:table-cell office:value-type="float" office:value="0.471656976744186" calcext:value-type="float">
            <text:p>0.471656976744186</text:p>
          </table:table-cell>
          <table:table-cell office:value-type="float" office:value="0.457122093023256" calcext:value-type="float">
            <text:p>0.457122093023256</text:p>
          </table:table-cell>
          <table:table-cell office:value-type="float" office:value="0.39171511627907" calcext:value-type="float">
            <text:p>0.39171511627907</text:p>
          </table:table-cell>
          <table:table-cell office:value-type="float" office:value="0.810077519379845" calcext:value-type="float">
            <text:p>0.810077519379845</text:p>
          </table:table-cell>
          <table:table-cell office:value-type="float" office:value="1.28149224806202" calcext:value-type="float">
            <text:p>1.28149224806202</text:p>
          </table:table-cell>
          <table:table-cell office:value-type="float" office:value="1.54360465116279" calcext:value-type="float">
            <text:p>1.54360465116279</text:p>
          </table:table-cell>
          <table:table-cell office:value-type="float" office:value="1.71317829457364" calcext:value-type="float">
            <text:p>1.71317829457364</text:p>
          </table:table-cell>
          <table:table-cell office:value-type="float" office:value="1.8125" calcext:value-type="float">
            <text:p>1.8125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2" office:value-type="float" office:value="0.688683712121212" calcext:value-type="float">
            <text:p>0.688683712121212</text:p>
          </table:table-cell>
          <table:table-cell office:value-type="float" office:value="0.942234848484848" calcext:value-type="float">
            <text:p>0.942234848484848</text:p>
          </table:table-cell>
          <table:table-cell office:value-type="float" office:value="1.04805871212121" calcext:value-type="float">
            <text:p>1.04805871212121</text:p>
          </table:table-cell>
          <table:table-cell office:value-type="float" office:value="1.09777462121212" calcext:value-type="float">
            <text:p>1.09777462121212</text:p>
          </table:table-cell>
          <table:table-cell office:value-type="float" office:value="1.07173295454545" calcext:value-type="float">
            <text:p>1.07173295454545</text:p>
          </table:table-cell>
          <table:table-cell office:value-type="float" office:value="0.286695075757576" calcext:value-type="float">
            <text:p>0.286695075757576</text:p>
          </table:table-cell>
          <table:table-cell office:value-type="float" office:value="0.194602272727273" calcext:value-type="float">
            <text:p>0.194602272727273</text:p>
          </table:table-cell>
          <table:table-cell office:value-type="float" office:value="0.115767045454545" calcext:value-type="float">
            <text:p>0.115767045454545</text:p>
          </table:table-cell>
          <table:table-cell office:value-type="float" office:value="0.0565814393939392" calcext:value-type="float">
            <text:p>0.056581439393939</text:p>
          </table:table-cell>
          <table:table-cell office:value-type="float" office:value="0.0210700757575759" calcext:value-type="float">
            <text:p>0.021070075757576</text:p>
          </table:table-cell>
          <table:table-cell office:value-type="float" office:value="0.404119318181818" calcext:value-type="float">
            <text:p>0.404119318181818</text:p>
          </table:table-cell>
          <table:table-cell office:value-type="float" office:value="0.771070075757576" calcext:value-type="float">
            <text:p>0.771070075757576</text:p>
          </table:table-cell>
          <table:table-cell office:value-type="float" office:value="0.958096590909091" calcext:value-type="float">
            <text:p>0.958096590909091</text:p>
          </table:table-cell>
          <table:table-cell office:value-type="float" office:value="1.08357007575758" calcext:value-type="float">
            <text:p>1.08357007575758</text:p>
          </table:table-cell>
          <table:table-cell office:value-type="float" office:value="1.13565340909091" calcext:value-type="float">
            <text:p>1.13565340909091</text:p>
          </table:table-cell>
          <table:table-cell office:value-type="float" office:value="0.284564393939394" calcext:value-type="float">
            <text:p>0.284564393939394</text:p>
          </table:table-cell>
          <table:table-cell office:value-type="float" office:value="0.446022727272727" calcext:value-type="float">
            <text:p>0.446022727272727</text:p>
          </table:table-cell>
          <table:table-cell office:value-type="float" office:value="0.475142045454545" calcext:value-type="float">
            <text:p>0.475142045454545</text:p>
          </table:table-cell>
          <table:table-cell office:value-type="float" office:value="0.463304924242424" calcext:value-type="float">
            <text:p>0.463304924242424</text:p>
          </table:table-cell>
          <table:table-cell office:value-type="float" office:value="0.401751893939394" calcext:value-type="float">
            <text:p>0.401751893939394</text:p>
          </table:table-cell>
          <table:table-cell office:value-type="float" office:value="0.808238636363636" calcext:value-type="float">
            <text:p>0.808238636363636</text:p>
          </table:table-cell>
          <table:table-cell office:value-type="float" office:value="1.2672821969697" calcext:value-type="float">
            <text:p>1.2672821969697</text:p>
          </table:table-cell>
          <table:table-cell office:value-type="float" office:value="1.53101325757576" calcext:value-type="float">
            <text:p>1.53101325757576</text:p>
          </table:table-cell>
          <table:table-cell office:value-type="float" office:value="1.71803977272727" calcext:value-type="float">
            <text:p>1.71803977272727</text:p>
          </table:table-cell>
          <table:table-cell office:value-type="float" office:value="1.80563446969697" calcext:value-type="float">
            <text:p>1.80563446969697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 office:value-type="float" office:value="0.683796296296296" calcext:value-type="float">
            <text:p>0.683796296296296</text:p>
          </table:table-cell>
          <table:table-cell office:value-type="float" office:value="0.933796296296296" calcext:value-type="float">
            <text:p>0.933796296296296</text:p>
          </table:table-cell>
          <table:table-cell office:value-type="float" office:value="1.04560185185185" calcext:value-type="float">
            <text:p>1.04560185185185</text:p>
          </table:table-cell>
          <table:table-cell office:value-type="float" office:value="1.09884259259259" calcext:value-type="float">
            <text:p>1.09884259259259</text:p>
          </table:table-cell>
          <table:table-cell office:value-type="float" office:value="1.07106481481481" calcext:value-type="float">
            <text:p>1.07106481481481</text:p>
          </table:table-cell>
          <table:table-cell office:value-type="float" office:value="0.282638888888889" calcext:value-type="float">
            <text:p>0.282638888888889</text:p>
          </table:table-cell>
          <table:table-cell office:value-type="float" office:value="0.190046296296296" calcext:value-type="float">
            <text:p>0.190046296296296</text:p>
          </table:table-cell>
          <table:table-cell office:value-type="float" office:value="0.114351851851852" calcext:value-type="float">
            <text:p>0.114351851851852</text:p>
          </table:table-cell>
          <table:table-cell office:value-type="float" office:value="0.0587962962962965" calcext:value-type="float">
            <text:p>0.058796296296297</text:p>
          </table:table-cell>
          <table:table-cell office:value-type="float" office:value="0.0240740740740739" calcext:value-type="float">
            <text:p>0.024074074074074</text:p>
          </table:table-cell>
          <table:table-cell office:value-type="float" office:value="0.400925925925926" calcext:value-type="float">
            <text:p>0.400925925925926</text:p>
          </table:table-cell>
          <table:table-cell office:value-type="float" office:value="0.762037037037037" calcext:value-type="float">
            <text:p>0.762037037037037</text:p>
          </table:table-cell>
          <table:table-cell office:value-type="float" office:value="0.961111111111111" calcext:value-type="float">
            <text:p>0.961111111111111</text:p>
          </table:table-cell>
          <table:table-cell office:value-type="float" office:value="1.08611111111111" calcext:value-type="float">
            <text:p>1.08611111111111</text:p>
          </table:table-cell>
          <table:table-cell office:value-type="float" office:value="1.13703703703704" calcext:value-type="float">
            <text:p>1.13703703703704</text:p>
          </table:table-cell>
          <table:table-cell office:value-type="float" office:value="0.28287037037037" calcext:value-type="float">
            <text:p>0.28287037037037</text:p>
          </table:table-cell>
          <table:table-cell office:value-type="float" office:value="0.440277777777778" calcext:value-type="float">
            <text:p>0.440277777777778</text:p>
          </table:table-cell>
          <table:table-cell office:value-type="float" office:value="0.476157407407408" calcext:value-type="float">
            <text:p>0.476157407407408</text:p>
          </table:table-cell>
          <table:table-cell office:value-type="float" office:value="0.471527777777778" calcext:value-type="float">
            <text:p>0.471527777777778</text:p>
          </table:table-cell>
          <table:table-cell office:value-type="float" office:value="0.409027777777778" calcext:value-type="float">
            <text:p>0.409027777777778</text:p>
          </table:table-cell>
          <table:table-cell office:value-type="float" office:value="0.801851851851852" calcext:value-type="float">
            <text:p>0.801851851851852</text:p>
          </table:table-cell>
          <table:table-cell office:value-type="float" office:value="1.25555555555556" calcext:value-type="float">
            <text:p>1.25555555555556</text:p>
          </table:table-cell>
          <table:table-cell office:value-type="float" office:value="1.53055555555556" calcext:value-type="float">
            <text:p>1.53055555555556</text:p>
          </table:table-cell>
          <table:table-cell office:value-type="float" office:value="1.71342592592593" calcext:value-type="float">
            <text:p>1.71342592592593</text:p>
          </table:table-cell>
          <table:table-cell office:value-type="float" office:value="1.79907407407407" calcext:value-type="float">
            <text:p>1.79907407407407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2" office:value-type="float" office:value="0.679121376811594" calcext:value-type="float">
            <text:p>0.679121376811594</text:p>
          </table:table-cell>
          <table:table-cell office:value-type="float" office:value="0.932291666666667" calcext:value-type="float">
            <text:p>0.932291666666667</text:p>
          </table:table-cell>
          <table:table-cell office:value-type="float" office:value="1.04778079710145" calcext:value-type="float">
            <text:p>1.04778079710145</text:p>
          </table:table-cell>
          <table:table-cell office:value-type="float" office:value="1.09759963768116" calcext:value-type="float">
            <text:p>1.09759963768116</text:p>
          </table:table-cell>
          <table:table-cell office:value-type="float" office:value="1.07042572463768" calcext:value-type="float">
            <text:p>1.07042572463768</text:p>
          </table:table-cell>
          <table:table-cell office:value-type="float" office:value="0.281023550724638" calcext:value-type="float">
            <text:p>0.281023550724638</text:p>
          </table:table-cell>
          <table:table-cell office:value-type="float" office:value="0.187726449275362" calcext:value-type="float">
            <text:p>0.187726449275362</text:p>
          </table:table-cell>
          <table:table-cell office:value-type="float" office:value="0.112998188405797" calcext:value-type="float">
            <text:p>0.112998188405797</text:p>
          </table:table-cell>
          <table:table-cell office:value-type="float" office:value="0.0586503623188406" calcext:value-type="float">
            <text:p>0.058650362318841</text:p>
          </table:table-cell>
          <table:table-cell office:value-type="float" office:value="0.0246829710144927" calcext:value-type="float">
            <text:p>0.024682971014493</text:p>
          </table:table-cell>
          <table:table-cell office:value-type="float" office:value="0.397871376811594" calcext:value-type="float">
            <text:p>0.397871376811594</text:p>
          </table:table-cell>
          <table:table-cell office:value-type="float" office:value="0.753396739130435" calcext:value-type="float">
            <text:p>0.753396739130435</text:p>
          </table:table-cell>
          <table:table-cell office:value-type="float" office:value="0.97758152173913" calcext:value-type="float">
            <text:p>0.97758152173913</text:p>
          </table:table-cell>
          <table:table-cell office:value-type="float" office:value="1.08854166666667" calcext:value-type="float">
            <text:p>1.08854166666667</text:p>
          </table:table-cell>
          <table:table-cell office:value-type="float" office:value="1.13836050724638" calcext:value-type="float">
            <text:p>1.13836050724638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440896739130435" calcext:value-type="float">
            <text:p>0.440896739130435</text:p>
          </table:table-cell>
          <table:table-cell office:value-type="float" office:value="0.481657608695652" calcext:value-type="float">
            <text:p>0.481657608695652</text:p>
          </table:table-cell>
          <table:table-cell office:value-type="float" office:value="0.474864130434783" calcext:value-type="float">
            <text:p>0.474864130434783</text:p>
          </table:table-cell>
          <table:table-cell office:value-type="float" office:value="0.413722826086956" calcext:value-type="float">
            <text:p>0.413722826086956</text:p>
          </table:table-cell>
          <table:table-cell office:value-type="float" office:value="0.795742753623188" calcext:value-type="float">
            <text:p>0.795742753623188</text:p>
          </table:table-cell>
          <table:table-cell office:value-type="float" office:value="1.24479166666667" calcext:value-type="float">
            <text:p>1.24479166666667</text:p>
          </table:table-cell>
          <table:table-cell office:value-type="float" office:value="1.54370471014493" calcext:value-type="float">
            <text:p>1.54370471014493</text:p>
          </table:table-cell>
          <table:table-cell office:value-type="float" office:value="1.71127717391304" calcext:value-type="float">
            <text:p>1.71127717391304</text:p>
          </table:table-cell>
          <table:table-cell office:value-type="float" office:value="1.7950634057971" calcext:value-type="float">
            <text:p>1.7950634057971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2" office:value-type="float" office:value="0.674645390070922" calcext:value-type="float">
            <text:p>0.674645390070922</text:p>
          </table:table-cell>
          <table:table-cell office:value-type="float" office:value="0.930186170212766" calcext:value-type="float">
            <text:p>0.930186170212766</text:p>
          </table:table-cell>
          <table:table-cell office:value-type="float" office:value="1.04543439716312" calcext:value-type="float">
            <text:p>1.04543439716312</text:p>
          </table:table-cell>
          <table:table-cell office:value-type="float" office:value="1.09640957446809" calcext:value-type="float">
            <text:p>1.09640957446809</text:p>
          </table:table-cell>
          <table:table-cell office:value-type="float" office:value="1.07203014184397" calcext:value-type="float">
            <text:p>1.07203014184397</text:p>
          </table:table-cell>
          <table:table-cell office:value-type="float" office:value="0.27947695035461" calcext:value-type="float">
            <text:p>0.27947695035461</text:p>
          </table:table-cell>
          <table:table-cell office:value-type="float" office:value="0.18927304964539" calcext:value-type="float">
            <text:p>0.18927304964539</text:p>
          </table:table-cell>
          <table:table-cell office:value-type="float" office:value="0.111702127659574" calcext:value-type="float">
            <text:p>0.111702127659574</text:p>
          </table:table-cell>
          <table:table-cell office:value-type="float" office:value="0.0562943262411346" calcext:value-type="float">
            <text:p>0.056294326241135</text:p>
          </table:table-cell>
          <table:table-cell office:value-type="float" office:value="0.0274822695035462" calcext:value-type="float">
            <text:p>0.027482269503546</text:p>
          </table:table-cell>
          <table:table-cell office:value-type="float" office:value="0.397163120567376" calcext:value-type="float">
            <text:p>0.397163120567376</text:p>
          </table:table-cell>
          <table:table-cell office:value-type="float" office:value="0.758421985815603" calcext:value-type="float">
            <text:p>0.758421985815603</text:p>
          </table:table-cell>
          <table:table-cell office:value-type="float" office:value="0.973404255319149" calcext:value-type="float">
            <text:p>0.973404255319149</text:p>
          </table:table-cell>
          <table:table-cell office:value-type="float" office:value="1.0709219858156" calcext:value-type="float">
            <text:p>1.0709219858156</text:p>
          </table:table-cell>
          <table:table-cell office:value-type="float" office:value="1.13297872340426" calcext:value-type="float">
            <text:p>1.13297872340426</text:p>
          </table:table-cell>
          <table:table-cell office:value-type="float" office:value="0.277482269503546" calcext:value-type="float">
            <text:p>0.277482269503546</text:p>
          </table:table-cell>
          <table:table-cell office:value-type="float" office:value="0.442597517730497" calcext:value-type="float">
            <text:p>0.442597517730497</text:p>
          </table:table-cell>
          <table:table-cell office:value-type="float" office:value="0.482491134751773" calcext:value-type="float">
            <text:p>0.482491134751773</text:p>
          </table:table-cell>
          <table:table-cell office:value-type="float" office:value="0.478058510638298" calcext:value-type="float">
            <text:p>0.478058510638298</text:p>
          </table:table-cell>
          <table:table-cell office:value-type="float" office:value="0.422650709219858" calcext:value-type="float">
            <text:p>0.422650709219858</text:p>
          </table:table-cell>
          <table:table-cell office:value-type="float" office:value="0.794326241134752" calcext:value-type="float">
            <text:p>0.794326241134752</text:p>
          </table:table-cell>
          <table:table-cell office:value-type="float" office:value="1.24601063829787" calcext:value-type="float">
            <text:p>1.24601063829787</text:p>
          </table:table-cell>
          <table:table-cell office:value-type="float" office:value="1.5363475177305" calcext:value-type="float">
            <text:p>1.5363475177305</text:p>
          </table:table-cell>
          <table:table-cell office:value-type="float" office:value="1.68927304964539" calcext:value-type="float">
            <text:p>1.68927304964539</text:p>
          </table:table-cell>
          <table:table-cell office:value-type="float" office:value="1.78235815602837" calcext:value-type="float">
            <text:p>1.78235815602837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2" office:value-type="float" office:value="0.670355902777778" calcext:value-type="float">
            <text:p>0.670355902777778</text:p>
          </table:table-cell>
          <table:table-cell office:value-type="float" office:value="0.928168402777778" calcext:value-type="float">
            <text:p>0.928168402777778</text:p>
          </table:table-cell>
          <table:table-cell office:value-type="float" office:value="1.04535590277778" calcext:value-type="float">
            <text:p>1.04535590277778</text:p>
          </table:table-cell>
          <table:table-cell office:value-type="float" office:value="1.09526909722222" calcext:value-type="float">
            <text:p>1.09526909722222</text:p>
          </table:table-cell>
          <table:table-cell office:value-type="float" office:value="1.07139756944444" calcext:value-type="float">
            <text:p>1.07139756944444</text:p>
          </table:table-cell>
          <table:table-cell office:value-type="float" office:value="0.277994791666667" calcext:value-type="float">
            <text:p>0.277994791666667</text:p>
          </table:table-cell>
          <table:table-cell office:value-type="float" office:value="0.186414930555556" calcext:value-type="float">
            <text:p>0.186414930555556</text:p>
          </table:table-cell>
          <table:table-cell office:value-type="float" office:value="0.114800347222222" calcext:value-type="float">
            <text:p>0.114800347222222</text:p>
          </table:table-cell>
          <table:table-cell office:value-type="float" office:value="0.0583767361111112" calcext:value-type="float">
            <text:p>0.058376736111111</text:p>
          </table:table-cell>
          <table:table-cell office:value-type="float" office:value="0.0301649305555556" calcext:value-type="float">
            <text:p>0.030164930555556</text:p>
          </table:table-cell>
          <table:table-cell office:value-type="float" office:value="0.394314236111111" calcext:value-type="float">
            <text:p>0.394314236111111</text:p>
          </table:table-cell>
          <table:table-cell office:value-type="float" office:value="0.761067708333333" calcext:value-type="float">
            <text:p>0.761067708333333</text:p>
          </table:table-cell>
          <table:table-cell office:value-type="float" office:value="0.967230902777778" calcext:value-type="float">
            <text:p>0.967230902777778</text:p>
          </table:table-cell>
          <table:table-cell office:value-type="float" office:value="1.07356770833333" calcext:value-type="float">
            <text:p>1.07356770833333</text:p>
          </table:table-cell>
          <table:table-cell office:value-type="float" office:value="1.13216145833333" calcext:value-type="float">
            <text:p>1.13216145833333</text:p>
          </table:table-cell>
          <table:table-cell office:value-type="float" office:value="0.276041666666667" calcext:value-type="float">
            <text:p>0.276041666666667</text:p>
          </table:table-cell>
          <table:table-cell office:value-type="float" office:value="0.442057291666667" calcext:value-type="float">
            <text:p>0.442057291666667</text:p>
          </table:table-cell>
          <table:table-cell office:value-type="float" office:value="0.489800347222222" calcext:value-type="float">
            <text:p>0.489800347222222</text:p>
          </table:table-cell>
          <table:table-cell office:value-type="float" office:value="0.481119791666667" calcext:value-type="float">
            <text:p>0.481119791666667</text:p>
          </table:table-cell>
          <table:table-cell office:value-type="float" office:value="0.429036458333333" calcext:value-type="float">
            <text:p>0.429036458333333</text:p>
          </table:table-cell>
          <table:table-cell office:value-type="float" office:value="0.788628472222222" calcext:value-type="float">
            <text:p>0.788628472222222</text:p>
          </table:table-cell>
          <table:table-cell office:value-type="float" office:value="1.24717881944444" calcext:value-type="float">
            <text:p>1.24717881944444</text:p>
          </table:table-cell>
          <table:table-cell office:value-type="float" office:value="1.52278645833333" calcext:value-type="float">
            <text:p>1.52278645833333</text:p>
          </table:table-cell>
          <table:table-cell office:value-type="float" office:value="1.68771701388889" calcext:value-type="float">
            <text:p>1.68771701388889</text:p>
          </table:table-cell>
          <table:table-cell office:value-type="float" office:value="1.77452256944444" calcext:value-type="float">
            <text:p>1.77452256944444</text:p>
          </table:table-cell>
          <table:table-cell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2" office:value-type="float" office:value="0.666241496598639" calcext:value-type="float">
            <text:p>0.666241496598639</text:p>
          </table:table-cell>
          <table:table-cell office:value-type="float" office:value="0.926232993197279" calcext:value-type="float">
            <text:p>0.926232993197279</text:p>
          </table:table-cell>
          <table:table-cell office:value-type="float" office:value="1.04315476190476" calcext:value-type="float">
            <text:p>1.04315476190476</text:p>
          </table:table-cell>
          <table:table-cell office:value-type="float" office:value="1.09417517006803" calcext:value-type="float">
            <text:p>1.09417517006803</text:p>
          </table:table-cell>
          <table:table-cell office:value-type="float" office:value="1.07291666666667" calcext:value-type="float">
            <text:p>1.07291666666667</text:p>
          </table:table-cell>
          <table:table-cell office:value-type="float" office:value="0.276573129251701" calcext:value-type="float">
            <text:p>0.276573129251701</text:p>
          </table:table-cell>
          <table:table-cell office:value-type="float" office:value="0.185799319727891" calcext:value-type="float">
            <text:p>0.185799319727891</text:p>
          </table:table-cell>
          <table:table-cell office:value-type="float" office:value="0.115646258503401" calcext:value-type="float">
            <text:p>0.115646258503401</text:p>
          </table:table-cell>
          <table:table-cell office:value-type="float" office:value="0.0561224489795917" calcext:value-type="float">
            <text:p>0.056122448979592</text:p>
          </table:table-cell>
          <table:table-cell office:value-type="float" office:value="0.0306122448979591" calcext:value-type="float">
            <text:p>0.030612244897959</text:p>
          </table:table-cell>
          <table:table-cell office:value-type="float" office:value="0.389455782312925" calcext:value-type="float">
            <text:p>0.389455782312925</text:p>
          </table:table-cell>
          <table:table-cell office:value-type="float" office:value="0.746598639455782" calcext:value-type="float">
            <text:p>0.746598639455782</text:p>
          </table:table-cell>
          <table:table-cell office:value-type="float" office:value="0.969812925170068" calcext:value-type="float">
            <text:p>0.969812925170068</text:p>
          </table:table-cell>
          <table:table-cell office:value-type="float" office:value="1.07823129251701" calcext:value-type="float">
            <text:p>1.07823129251701</text:p>
          </table:table-cell>
          <table:table-cell office:value-type="float" office:value="1.13137755102041" calcext:value-type="float">
            <text:p>1.13137755102041</text:p>
          </table:table-cell>
          <table:table-cell office:value-type="float" office:value="0.276785714285714" calcext:value-type="float">
            <text:p>0.276785714285714</text:p>
          </table:table-cell>
          <table:table-cell office:value-type="float" office:value="0.443664965986395" calcext:value-type="float">
            <text:p>0.443664965986395</text:p>
          </table:table-cell>
          <table:table-cell office:value-type="float" office:value="0.490433673469388" calcext:value-type="float">
            <text:p>0.490433673469388</text:p>
          </table:table-cell>
          <table:table-cell office:value-type="float" office:value="0.484056122448979" calcext:value-type="float">
            <text:p>0.484056122448979</text:p>
          </table:table-cell>
          <table:table-cell office:value-type="float" office:value="0.43516156462585" calcext:value-type="float">
            <text:p>0.43516156462585</text:p>
          </table:table-cell>
          <table:table-cell office:value-type="float" office:value="0.77891156462585" calcext:value-type="float">
            <text:p>0.77891156462585</text:p>
          </table:table-cell>
          <table:table-cell office:value-type="float" office:value="1.22916666666667" calcext:value-type="float">
            <text:p>1.22916666666667</text:p>
          </table:table-cell>
          <table:table-cell office:value-type="float" office:value="1.52253401360544" calcext:value-type="float">
            <text:p>1.52253401360544</text:p>
          </table:table-cell>
          <table:table-cell office:value-type="float" office:value="1.68835034013605" calcext:value-type="float">
            <text:p>1.68835034013605</text:p>
          </table:table-cell>
          <table:table-cell office:value-type="float" office:value="1.76913265306122" calcext:value-type="float">
            <text:p>1.76913265306122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2" office:value-type="float" office:value="0.662291666666667" calcext:value-type="float">
            <text:p>0.662291666666667</text:p>
          </table:table-cell>
          <table:table-cell office:value-type="float" office:value="0.924375" calcext:value-type="float">
            <text:p>0.924375</text:p>
          </table:table-cell>
          <table:table-cell office:value-type="float" office:value="1.043125" calcext:value-type="float">
            <text:p>1.043125</text:p>
          </table:table-cell>
          <table:table-cell office:value-type="float" office:value="1.093125" calcext:value-type="float">
            <text:p>1.093125</text:p>
          </table:table-cell>
          <table:table-cell office:value-type="float" office:value="1.07229166666667" calcext:value-type="float">
            <text:p>1.07229166666667</text:p>
          </table:table-cell>
          <table:table-cell office:value-type="float" office:value="0.275208333333333" calcext:value-type="float">
            <text:p>0.275208333333333</text:p>
          </table:table-cell>
          <table:table-cell office:value-type="float" office:value="0.183125" calcext:value-type="float">
            <text:p>0.183125</text:p>
          </table:table-cell>
          <table:table-cell office:value-type="float" office:value="0.114375" calcext:value-type="float">
            <text:p>0.114375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352083333333331" calcext:value-type="float">
            <text:p>0.035208333333333</text:p>
          </table:table-cell>
          <table:table-cell office:value-type="float" office:value="0.386875" calcext:value-type="float">
            <text:p>0.386875</text:p>
          </table:table-cell>
          <table:table-cell office:value-type="float" office:value="0.753541666666667" calcext:value-type="float">
            <text:p>0.753541666666667</text:p>
          </table:table-cell>
          <table:table-cell office:value-type="float" office:value="0.959791666666667" calcext:value-type="float">
            <text:p>0.959791666666667</text:p>
          </table:table-cell>
          <table:table-cell office:value-type="float" office:value="1.07229166666667" calcext:value-type="float">
            <text:p>1.07229166666667</text:p>
          </table:table-cell>
          <table:table-cell office:value-type="float" office:value="1.12854166666667" calcext:value-type="float">
            <text:p>1.12854166666667</text:p>
          </table:table-cell>
          <table:table-cell office:value-type="float" office:value="0.275416666666667" calcext:value-type="float">
            <text:p>0.275416666666667</text:p>
          </table:table-cell>
          <table:table-cell office:value-type="float" office:value="0.445208333333333" calcext:value-type="float">
            <text:p>0.445208333333333</text:p>
          </table:table-cell>
          <table:table-cell office:value-type="float" office:value="0.493125" calcext:value-type="float">
            <text:p>0.493125</text:p>
          </table:table-cell>
          <table:table-cell office:value-type="float" office:value="0.486875" calcext:value-type="float">
            <text:p>0.486875</text:p>
          </table:table-cell>
          <table:table-cell office:value-type="float" office:value="0.443125" calcext:value-type="float">
            <text:p>0.443125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1.23270833333333" calcext:value-type="float">
            <text:p>1.23270833333333</text:p>
          </table:table-cell>
          <table:table-cell office:value-type="float" office:value="1.50979166666667" calcext:value-type="float">
            <text:p>1.50979166666667</text:p>
          </table:table-cell>
          <table:table-cell office:value-type="float" office:value="1.67854166666667" calcext:value-type="float">
            <text:p>1.67854166666667</text:p>
          </table:table-cell>
          <table:table-cell office:value-type="float" office:value="1.75770833333333" calcext:value-type="float">
            <text:p>1.75770833333333</text:p>
          </table:table-cell>
          <table:table-cell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2" office:value-type="float" office:value="0.658496732026144" calcext:value-type="float">
            <text:p>0.658496732026144</text:p>
          </table:table-cell>
          <table:table-cell office:value-type="float" office:value="0.922589869281046" calcext:value-type="float">
            <text:p>0.922589869281046</text:p>
          </table:table-cell>
          <table:table-cell office:value-type="float" office:value="1.04309640522876" calcext:value-type="float">
            <text:p>1.04309640522876</text:p>
          </table:table-cell>
          <table:table-cell office:value-type="float" office:value="1.0921160130719" calcext:value-type="float">
            <text:p>1.0921160130719</text:p>
          </table:table-cell>
          <table:table-cell office:value-type="float" office:value="1.06964869281046" calcext:value-type="float">
            <text:p>1.06964869281046</text:p>
          </table:table-cell>
          <table:table-cell office:value-type="float" office:value="0.27593954248366" calcext:value-type="float">
            <text:p>0.27593954248366</text:p>
          </table:table-cell>
          <table:table-cell office:value-type="float" office:value="0.184640522875817" calcext:value-type="float">
            <text:p>0.184640522875817</text:p>
          </table:table-cell>
          <table:table-cell office:value-type="float" office:value="0.115196078431373" calcext:value-type="float">
            <text:p>0.115196078431373</text:p>
          </table:table-cell>
          <table:table-cell office:value-type="float" office:value="0.0580065359477122" calcext:value-type="float">
            <text:p>0.058006535947712</text:p>
          </table:table-cell>
          <table:table-cell office:value-type="float" office:value="0.0375816993464053" calcext:value-type="float">
            <text:p>0.037581699346405</text:p>
          </table:table-cell>
          <table:table-cell office:value-type="float" office:value="0.384395424836601" calcext:value-type="float">
            <text:p>0.384395424836601</text:p>
          </table:table-cell>
          <table:table-cell office:value-type="float" office:value="0.747957516339869" calcext:value-type="float">
            <text:p>0.747957516339869</text:p>
          </table:table-cell>
          <table:table-cell office:value-type="float" office:value="0.962418300653595" calcext:value-type="float">
            <text:p>0.962418300653595</text:p>
          </table:table-cell>
          <table:table-cell office:value-type="float" office:value="1.07679738562092" calcext:value-type="float">
            <text:p>1.07679738562092</text:p>
          </table:table-cell>
          <table:table-cell office:value-type="float" office:value="1.12581699346405" calcext:value-type="float">
            <text:p>1.12581699346405</text:p>
          </table:table-cell>
          <table:table-cell office:value-type="float" office:value="0.274101307189542" calcext:value-type="float">
            <text:p>0.274101307189542</text:p>
          </table:table-cell>
          <table:table-cell office:value-type="float" office:value="0.446691176470588" calcext:value-type="float">
            <text:p>0.446691176470588</text:p>
          </table:table-cell>
          <table:table-cell office:value-type="float" office:value="0.497753267973856" calcext:value-type="float">
            <text:p>0.497753267973856</text:p>
          </table:table-cell>
          <table:table-cell office:value-type="float" office:value="0.489583333333333" calcext:value-type="float">
            <text:p>0.489583333333333</text:p>
          </table:table-cell>
          <table:table-cell office:value-type="float" office:value="0.446691176470588" calcext:value-type="float">
            <text:p>0.446691176470588</text:p>
          </table:table-cell>
          <table:table-cell office:value-type="float" office:value="0.768790849673203" calcext:value-type="float">
            <text:p>0.768790849673203</text:p>
          </table:table-cell>
          <table:table-cell office:value-type="float" office:value="1.22385620915033" calcext:value-type="float">
            <text:p>1.22385620915033</text:p>
          </table:table-cell>
          <table:table-cell office:value-type="float" office:value="1.5077614379085" calcext:value-type="float">
            <text:p>1.5077614379085</text:p>
          </table:table-cell>
          <table:table-cell office:value-type="float" office:value="1.67933006535948" calcext:value-type="float">
            <text:p>1.67933006535948</text:p>
          </table:table-cell>
          <table:table-cell office:value-type="float" office:value="1.74877450980392" calcext:value-type="float">
            <text:p>1.74877450980392</text:p>
          </table:table-cell>
          <table:table-cell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2" office:value-type="float" office:value="0.653044871794872" calcext:value-type="float">
            <text:p>0.653044871794872</text:p>
          </table:table-cell>
          <table:table-cell office:value-type="float" office:value="0.918870192307692" calcext:value-type="float">
            <text:p>0.918870192307692</text:p>
          </table:table-cell>
          <table:table-cell office:value-type="float" office:value="1.04106570512821" calcext:value-type="float">
            <text:p>1.04106570512821</text:p>
          </table:table-cell>
          <table:table-cell office:value-type="float" office:value="1.09114583333333" calcext:value-type="float">
            <text:p>1.09114583333333</text:p>
          </table:table-cell>
          <table:table-cell office:value-type="float" office:value="1.06710737179487" calcext:value-type="float">
            <text:p>1.06710737179487</text:p>
          </table:table-cell>
          <table:table-cell office:value-type="float" office:value="0.271033653846154" calcext:value-type="float">
            <text:p>0.271033653846154</text:p>
          </table:table-cell>
          <table:table-cell office:value-type="float" office:value="0.180288461538461" calcext:value-type="float">
            <text:p>0.180288461538461</text:p>
          </table:table-cell>
          <table:table-cell office:value-type="float" office:value="0.114182692307692" calcext:value-type="float">
            <text:p>0.114182692307692</text:p>
          </table:table-cell>
          <table:table-cell office:value-type="float" office:value="0.0540865384615383" calcext:value-type="float">
            <text:p>0.054086538461538</text:p>
          </table:table-cell>
          <table:table-cell office:value-type="float" office:value="0.0360576923076923" calcext:value-type="float">
            <text:p>0.036057692307692</text:p>
          </table:table-cell>
          <table:table-cell office:value-type="float" office:value="0.381810897435897" calcext:value-type="float">
            <text:p>0.381810897435897</text:p>
          </table:table-cell>
          <table:table-cell office:value-type="float" office:value="0.758413461538462" calcext:value-type="float">
            <text:p>0.758413461538462</text:p>
          </table:table-cell>
          <table:table-cell office:value-type="float" office:value="0.962740384615385" calcext:value-type="float">
            <text:p>0.962740384615385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.125" calcext:value-type="float">
            <text:p>1.125</text:p>
          </table:table-cell>
          <table:table-cell office:value-type="float" office:value="0.271233974358974" calcext:value-type="float">
            <text:p>0.271233974358974</text:p>
          </table:table-cell>
          <table:table-cell office:value-type="float" office:value="0.448116987179487" calcext:value-type="float">
            <text:p>0.448116987179487</text:p>
          </table:table-cell>
          <table:table-cell office:value-type="float" office:value="0.502203525641025" calcext:value-type="float">
            <text:p>0.5022035256410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448116987179487" calcext:value-type="float">
            <text:p>0.448116987179487</text:p>
          </table:table-cell>
          <table:table-cell office:value-type="float" office:value="0.763621794871795" calcext:value-type="float">
            <text:p>0.763621794871795</text:p>
          </table:table-cell>
          <table:table-cell office:value-type="float" office:value="1.22916666666667" calcext:value-type="float">
            <text:p>1.22916666666667</text:p>
          </table:table-cell>
          <table:table-cell office:value-type="float" office:value="1.50160256410256" calcext:value-type="float">
            <text:p>1.50160256410256</text:p>
          </table:table-cell>
          <table:table-cell office:value-type="float" office:value="1.67588141025641" calcext:value-type="float">
            <text:p>1.67588141025641</text:p>
          </table:table-cell>
          <table:table-cell office:value-type="float" office:value="1.74399038461538" calcext:value-type="float">
            <text:p>1.74399038461538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2" office:value-type="float" office:value="0.649567610062893" calcext:value-type="float">
            <text:p>0.649567610062893</text:p>
          </table:table-cell>
          <table:table-cell office:value-type="float" office:value="0.915290880503145" calcext:value-type="float">
            <text:p>0.915290880503145</text:p>
          </table:table-cell>
          <table:table-cell office:value-type="float" office:value="1.03911163522013" calcext:value-type="float">
            <text:p>1.03911163522013</text:p>
          </table:table-cell>
          <table:table-cell office:value-type="float" office:value="1.09217767295598" calcext:value-type="float">
            <text:p>1.09217767295598</text:p>
          </table:table-cell>
          <table:table-cell office:value-type="float" office:value="1.06662735849057" calcext:value-type="float">
            <text:p>1.06662735849057</text:p>
          </table:table-cell>
          <table:table-cell office:value-type="float" office:value="0.269850628930818" calcext:value-type="float">
            <text:p>0.269850628930818</text:p>
          </table:table-cell>
          <table:table-cell office:value-type="float" office:value="0.18376572327044" calcext:value-type="float">
            <text:p>0.18376572327044</text:p>
          </table:table-cell>
          <table:table-cell office:value-type="float" office:value="0.11497641509434" calcext:value-type="float">
            <text:p>0.11497641509434</text:p>
          </table:table-cell>
          <table:table-cell office:value-type="float" office:value="0.0560141509433962" calcext:value-type="float">
            <text:p>0.056014150943396</text:p>
          </table:table-cell>
          <table:table-cell office:value-type="float" office:value="0.0363600628930818" calcext:value-type="float">
            <text:p>0.036360062893082</text:p>
          </table:table-cell>
          <table:table-cell office:value-type="float" office:value="0.381485849056604" calcext:value-type="float">
            <text:p>0.381485849056604</text:p>
          </table:table-cell>
          <table:table-cell office:value-type="float" office:value="0.739190251572327" calcext:value-type="float">
            <text:p>0.739190251572327</text:p>
          </table:table-cell>
          <table:table-cell office:value-type="float" office:value="0.959316037735849" calcext:value-type="float">
            <text:p>0.959316037735849</text:p>
          </table:table-cell>
          <table:table-cell office:value-type="float" office:value="1.07330974842767" calcext:value-type="float">
            <text:p>1.07330974842767</text:p>
          </table:table-cell>
          <table:table-cell office:value-type="float" office:value="1.12637578616352" calcext:value-type="float">
            <text:p>1.12637578616352</text:p>
          </table:table-cell>
          <table:table-cell office:value-type="float" office:value="0.268081761006289" calcext:value-type="float">
            <text:p>0.268081761006289</text:p>
          </table:table-cell>
          <table:table-cell office:value-type="float" office:value="0.449488993710692" calcext:value-type="float">
            <text:p>0.449488993710692</text:p>
          </table:table-cell>
          <table:table-cell office:value-type="float" office:value="0.504520440251572" calcext:value-type="float">
            <text:p>0.504520440251572</text:p>
          </table:table-cell>
          <table:table-cell office:value-type="float" office:value="0.496658805031447" calcext:value-type="float">
            <text:p>0.496658805031447</text:p>
          </table:table-cell>
          <table:table-cell office:value-type="float" office:value="0.451454402515723" calcext:value-type="float">
            <text:p>0.451454402515723</text:p>
          </table:table-cell>
          <table:table-cell office:value-type="float" office:value="0.762971698113208" calcext:value-type="float">
            <text:p>0.762971698113208</text:p>
          </table:table-cell>
          <table:table-cell office:value-type="float" office:value="1.20499213836478" calcext:value-type="float">
            <text:p>1.20499213836478</text:p>
          </table:table-cell>
          <table:table-cell office:value-type="float" office:value="1.4939072327044" calcext:value-type="float">
            <text:p>1.4939072327044</text:p>
          </table:table-cell>
          <table:table-cell office:value-type="float" office:value="1.6688286163522" calcext:value-type="float">
            <text:p>1.6688286163522</text:p>
          </table:table-cell>
          <table:table-cell office:value-type="float" office:value="1.74154874213837" calcext:value-type="float">
            <text:p>1.74154874213837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2" office:value-type="float" office:value="0.644483024691358" calcext:value-type="float">
            <text:p>0.644483024691358</text:p>
          </table:table-cell>
          <table:table-cell office:value-type="float" office:value="0.919560185185185" calcext:value-type="float">
            <text:p>0.919560185185185</text:p>
          </table:table-cell>
          <table:table-cell office:value-type="float" office:value="1.03722993827161" calcext:value-type="float">
            <text:p>1.03722993827161</text:p>
          </table:table-cell>
          <table:table-cell office:value-type="float" office:value="1.09124228395062" calcext:value-type="float">
            <text:p>1.09124228395062</text:p>
          </table:table-cell>
          <table:table-cell office:value-type="float" office:value="1.06423611111111" calcext:value-type="float">
            <text:p>1.06423611111111</text:p>
          </table:table-cell>
          <table:table-cell office:value-type="float" office:value="0.265239197530864" calcext:value-type="float">
            <text:p>0.265239197530864</text:p>
          </table:table-cell>
          <table:table-cell office:value-type="float" office:value="0.177662037037037" calcext:value-type="float">
            <text:p>0.177662037037037</text:p>
          </table:table-cell>
          <table:table-cell office:value-type="float" office:value="0.115933641975309" calcext:value-type="float">
            <text:p>0.115933641975309</text:p>
          </table:table-cell>
          <table:table-cell office:value-type="float" office:value="0.0542052469135803" calcext:value-type="float">
            <text:p>0.05420524691358</text:p>
          </table:table-cell>
          <table:table-cell office:value-type="float" office:value="0.0349151234567902" calcext:value-type="float">
            <text:p>0.03491512345679</text:p>
          </table:table-cell>
          <table:table-cell office:value-type="float" office:value="0.379050925925926" calcext:value-type="float">
            <text:p>0.379050925925926</text:p>
          </table:table-cell>
          <table:table-cell office:value-type="float" office:value="0.74170524691358" calcext:value-type="float">
            <text:p>0.74170524691358</text:p>
          </table:table-cell>
          <table:table-cell office:value-type="float" office:value="0.959683641975309" calcext:value-type="float">
            <text:p>0.959683641975309</text:p>
          </table:table-cell>
          <table:table-cell office:value-type="float" office:value="1.07928240740741" calcext:value-type="float">
            <text:p>1.07928240740741</text:p>
          </table:table-cell>
          <table:table-cell office:value-type="float" office:value="1.12364969135802" calcext:value-type="float">
            <text:p>1.12364969135802</text:p>
          </table:table-cell>
          <table:table-cell office:value-type="float" office:value="0.265432098765432" calcext:value-type="float">
            <text:p>0.265432098765432</text:p>
          </table:table-cell>
          <table:table-cell office:value-type="float" office:value="0.452739197530864" calcext:value-type="float">
            <text:p>0.452739197530864</text:p>
          </table:table-cell>
          <table:table-cell office:value-type="float" office:value="0.508680555555556" calcext:value-type="float">
            <text:p>0.508680555555556</text:p>
          </table:table-cell>
          <table:table-cell office:value-type="float" office:value="0.49903549382716" calcext:value-type="float">
            <text:p>0.49903549382716</text:p>
          </table:table-cell>
          <table:table-cell office:value-type="float" office:value="0.454668209876543" calcext:value-type="float">
            <text:p>0.454668209876543</text:p>
          </table:table-cell>
          <table:table-cell office:value-type="float" office:value="0.758101851851852" calcext:value-type="float">
            <text:p>0.758101851851852</text:p>
          </table:table-cell>
          <table:table-cell office:value-type="float" office:value="1.2085262345679" calcext:value-type="float">
            <text:p>1.2085262345679</text:p>
          </table:table-cell>
          <table:table-cell office:value-type="float" office:value="1.48823302469136" calcext:value-type="float">
            <text:p>1.48823302469136</text:p>
          </table:table-cell>
          <table:table-cell office:value-type="float" office:value="1.67148919753086" calcext:value-type="float">
            <text:p>1.67148919753086</text:p>
          </table:table-cell>
          <table:table-cell office:value-type="float" office:value="1.73321759259259" calcext:value-type="float">
            <text:p>1.73321759259259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2" office:value-type="float" office:value="0.639583333333333" calcext:value-type="float">
            <text:p>0.639583333333333</text:p>
          </table:table-cell>
          <table:table-cell office:value-type="float" office:value="0.917992424242424" calcext:value-type="float">
            <text:p>0.917992424242424</text:p>
          </table:table-cell>
          <table:table-cell office:value-type="float" office:value="1.03541666666667" calcext:value-type="float">
            <text:p>1.03541666666667</text:p>
          </table:table-cell>
          <table:table-cell office:value-type="float" office:value="1.09034090909091" calcext:value-type="float">
            <text:p>1.09034090909091</text:p>
          </table:table-cell>
          <table:table-cell office:value-type="float" office:value="1.0657196969697" calcext:value-type="float">
            <text:p>1.0657196969697</text:p>
          </table:table-cell>
          <table:table-cell office:value-type="float" office:value="0.262689393939394" calcext:value-type="float">
            <text:p>0.262689393939394</text:p>
          </table:table-cell>
          <table:table-cell office:value-type="float" office:value="0.177462121212121" calcext:value-type="float">
            <text:p>0.177462121212121</text:p>
          </table:table-cell>
          <table:table-cell office:value-type="float" office:value="0.113068181818182" calcext:value-type="float">
            <text:p>0.113068181818182</text:p>
          </table:table-cell>
          <table:table-cell office:value-type="float" office:value="0.0524621212121212" calcext:value-type="float">
            <text:p>0.052462121212121</text:p>
          </table:table-cell>
          <table:table-cell office:value-type="float" office:value="0.0354166666666664" calcext:value-type="float">
            <text:p>0.035416666666667</text:p>
          </table:table-cell>
          <table:table-cell office:value-type="float" office:value="0.378598484848485" calcext:value-type="float">
            <text:p>0.378598484848485</text:p>
          </table:table-cell>
          <table:table-cell office:value-type="float" office:value="0.749810606060606" calcext:value-type="float">
            <text:p>0.749810606060606</text:p>
          </table:table-cell>
          <table:table-cell office:value-type="float" office:value="0.958143939393939" calcext:value-type="float">
            <text:p>0.958143939393939</text:p>
          </table:table-cell>
          <table:table-cell office:value-type="float" office:value="1.07746212121212" calcext:value-type="float">
            <text:p>1.07746212121212</text:p>
          </table:table-cell>
          <table:table-cell office:value-type="float" office:value="1.12234848484848" calcext:value-type="float">
            <text:p>1.12234848484848</text:p>
          </table:table-cell>
          <table:table-cell office:value-type="float" office:value="0.260984848484848" calcext:value-type="float">
            <text:p>0.260984848484848</text:p>
          </table:table-cell>
          <table:table-cell office:value-type="float" office:value="0.453977272727273" calcext:value-type="float">
            <text:p>0.453977272727273</text:p>
          </table:table-cell>
          <table:table-cell office:value-type="float" office:value="0.508901515151515" calcext:value-type="float">
            <text:p>0.508901515151515</text:p>
          </table:table-cell>
          <table:table-cell office:value-type="float" office:value="0.501325757575758" calcext:value-type="float">
            <text:p>0.501325757575758</text:p>
          </table:table-cell>
          <table:table-cell office:value-type="float" office:value="0.459659090909091" calcext:value-type="float">
            <text:p>0.459659090909091</text:p>
          </table:table-cell>
          <table:table-cell office:value-type="float" office:value="0.75719696969697" calcext:value-type="float">
            <text:p>0.75719696969697</text:p>
          </table:table-cell>
          <table:table-cell office:value-type="float" office:value="1.21382575757576" calcext:value-type="float">
            <text:p>1.21382575757576</text:p>
          </table:table-cell>
          <table:table-cell office:value-type="float" office:value="1.48465909090909" calcext:value-type="float">
            <text:p>1.48465909090909</text:p>
          </table:table-cell>
          <table:table-cell office:value-type="float" office:value="1.66647727272727" calcext:value-type="float">
            <text:p>1.66647727272727</text:p>
          </table:table-cell>
          <table:table-cell office:value-type="float" office:value="1.72840909090909" calcext:value-type="float">
            <text:p>1.72840909090909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2" office:value-type="float" office:value="0.634858630952381" calcext:value-type="float">
            <text:p>0.634858630952381</text:p>
          </table:table-cell>
          <table:table-cell office:value-type="float" office:value="0.914620535714286" calcext:value-type="float">
            <text:p>0.914620535714286</text:p>
          </table:table-cell>
          <table:table-cell office:value-type="float" office:value="1.0336681547619" calcext:value-type="float">
            <text:p>1.0336681547619</text:p>
          </table:table-cell>
          <table:table-cell office:value-type="float" office:value="1.08761160714286" calcext:value-type="float">
            <text:p>1.08761160714286</text:p>
          </table:table-cell>
          <table:table-cell office:value-type="float" office:value="1.06343005952381" calcext:value-type="float">
            <text:p>1.06343005952381</text:p>
          </table:table-cell>
          <table:table-cell office:value-type="float" office:value="0.260230654761905" calcext:value-type="float">
            <text:p>0.260230654761905</text:p>
          </table:table-cell>
          <table:table-cell office:value-type="float" office:value="0.175409226190476" calcext:value-type="float">
            <text:p>0.175409226190476</text:p>
          </table:table-cell>
          <table:table-cell office:value-type="float" office:value="0.114025297619047" calcext:value-type="float">
            <text:p>0.114025297619047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340401785714286" calcext:value-type="float">
            <text:p>0.034040178571429</text:p>
          </table:table-cell>
          <table:table-cell office:value-type="float" office:value="0.376302083333333" calcext:value-type="float">
            <text:p>0.376302083333333</text:p>
          </table:table-cell>
          <table:table-cell office:value-type="float" office:value="0.740885416666667" calcext:value-type="float">
            <text:p>0.740885416666667</text:p>
          </table:table-cell>
          <table:table-cell office:value-type="float" office:value="0.945498511904762" calcext:value-type="float">
            <text:p>0.945498511904762</text:p>
          </table:table-cell>
          <table:table-cell office:value-type="float" office:value="1.0757068452381" calcext:value-type="float">
            <text:p>1.0757068452381</text:p>
          </table:table-cell>
          <table:table-cell office:value-type="float" office:value="1.12425595238095" calcext:value-type="float">
            <text:p>1.12425595238095</text:p>
          </table:table-cell>
          <table:table-cell office:value-type="float" office:value="0.258556547619048" calcext:value-type="float">
            <text:p>0.258556547619048</text:p>
          </table:table-cell>
          <table:table-cell office:value-type="float" office:value="0.453311011904762" calcext:value-type="float">
            <text:p>0.453311011904762</text:p>
          </table:table-cell>
          <table:table-cell office:value-type="float" office:value="0.512834821428571" calcext:value-type="float">
            <text:p>0.512834821428571</text:p>
          </table:table-cell>
          <table:table-cell office:value-type="float" office:value="0.503534226190476" calcext:value-type="float">
            <text:p>0.503534226190476</text:p>
          </table:table-cell>
          <table:table-cell office:value-type="float" office:value="0.462611607142857" calcext:value-type="float">
            <text:p>0.462611607142857</text:p>
          </table:table-cell>
          <table:table-cell office:value-type="float" office:value="0.752604166666667" calcext:value-type="float">
            <text:p>0.752604166666667</text:p>
          </table:table-cell>
          <table:table-cell office:value-type="float" office:value="1.20219494047619" calcext:value-type="float">
            <text:p>1.20219494047619</text:p>
          </table:table-cell>
          <table:table-cell office:value-type="float" office:value="1.4663318452381" calcext:value-type="float">
            <text:p>1.4663318452381</text:p>
          </table:table-cell>
          <table:table-cell office:value-type="float" office:value="1.65978422619048" calcext:value-type="float">
            <text:p>1.65978422619048</text:p>
          </table:table-cell>
          <table:table-cell office:value-type="float" office:value="1.7250744047619" calcext:value-type="float">
            <text:p>1.7250744047619</text:p>
          </table:table-cell>
          <table:table-cell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2" office:value-type="float" office:value="0.630299707602339" calcext:value-type="float">
            <text:p>0.630299707602339</text:p>
          </table:table-cell>
          <table:table-cell office:value-type="float" office:value="0.913194444444444" calcext:value-type="float">
            <text:p>0.913194444444444</text:p>
          </table:table-cell>
          <table:table-cell office:value-type="float" office:value="1.03198099415205" calcext:value-type="float">
            <text:p>1.03198099415205</text:p>
          </table:table-cell>
          <table:table-cell office:value-type="float" office:value="1.08680555555556" calcext:value-type="float">
            <text:p>1.08680555555556</text:p>
          </table:table-cell>
          <table:table-cell office:value-type="float" office:value="1.06304824561404" calcext:value-type="float">
            <text:p>1.06304824561404</text:p>
          </table:table-cell>
          <table:table-cell office:value-type="float" office:value="0.257858187134503" calcext:value-type="float">
            <text:p>0.257858187134503</text:p>
          </table:table-cell>
          <table:table-cell office:value-type="float" office:value="0.173428362573099" calcext:value-type="float">
            <text:p>0.173428362573099</text:p>
          </table:table-cell>
          <table:table-cell office:value-type="float" office:value="0.114948830409357" calcext:value-type="float">
            <text:p>0.114948830409357</text:p>
          </table:table-cell>
          <table:table-cell office:value-type="float" office:value="0.049159356725146" calcext:value-type="float">
            <text:p>0.049159356725146</text:p>
          </table:table-cell>
          <table:table-cell office:value-type="float" office:value="0.0345394736842106" calcext:value-type="float">
            <text:p>0.034539473684211</text:p>
          </table:table-cell>
          <table:table-cell office:value-type="float" office:value="0.374086257309941" calcext:value-type="float">
            <text:p>0.374086257309941</text:p>
          </table:table-cell>
          <table:table-cell office:value-type="float" office:value="0.74141081871345" calcext:value-type="float">
            <text:p>0.74141081871345</text:p>
          </table:table-cell>
          <table:table-cell office:value-type="float" office:value="0.955226608187134" calcext:value-type="float">
            <text:p>0.955226608187134</text:p>
          </table:table-cell>
          <table:table-cell office:value-type="float" office:value="1.07785087719298" calcext:value-type="float">
            <text:p>1.07785087719298</text:p>
          </table:table-cell>
          <table:table-cell office:value-type="float" office:value="1.12408625730994" calcext:value-type="float">
            <text:p>1.12408625730994</text:p>
          </table:table-cell>
          <table:table-cell office:value-type="float" office:value="0.256213450292398" calcext:value-type="float">
            <text:p>0.256213450292398</text:p>
          </table:table-cell>
          <table:table-cell office:value-type="float" office:value="0.456323099415205" calcext:value-type="float">
            <text:p>0.456323099415205</text:p>
          </table:table-cell>
          <table:table-cell office:value-type="float" office:value="0.514802631578947" calcext:value-type="float">
            <text:p>0.514802631578947</text:p>
          </table:table-cell>
          <table:table-cell office:value-type="float" office:value="0.505665204678363" calcext:value-type="float">
            <text:p>0.505665204678363</text:p>
          </table:table-cell>
          <table:table-cell office:value-type="float" office:value="0.46546052631579" calcext:value-type="float">
            <text:p>0.46546052631579</text:p>
          </table:table-cell>
          <table:table-cell office:value-type="float" office:value="0.748172514619883" calcext:value-type="float">
            <text:p>0.748172514619883</text:p>
          </table:table-cell>
          <table:table-cell office:value-type="float" office:value="1.19828216374269" calcext:value-type="float">
            <text:p>1.19828216374269</text:p>
          </table:table-cell>
          <table:table-cell office:value-type="float" office:value="1.47240497076023" calcext:value-type="float">
            <text:p>1.47240497076023</text:p>
          </table:table-cell>
          <table:table-cell office:value-type="float" office:value="1.65899122807018" calcext:value-type="float">
            <text:p>1.65899122807018</text:p>
          </table:table-cell>
          <table:table-cell office:value-type="float" office:value="1.72167397660819" calcext:value-type="float">
            <text:p>1.72167397660819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2" office:value-type="float" office:value="0.625897988505747" calcext:value-type="float">
            <text:p>0.625897988505747</text:p>
          </table:table-cell>
          <table:table-cell office:value-type="float" office:value="0.915409482758621" calcext:value-type="float">
            <text:p>0.915409482758621</text:p>
          </table:table-cell>
          <table:table-cell office:value-type="float" office:value="1.03035201149425" calcext:value-type="float">
            <text:p>1.03035201149425</text:p>
          </table:table-cell>
          <table:table-cell office:value-type="float" office:value="1.08602729885057" calcext:value-type="float">
            <text:p>1.08602729885057</text:p>
          </table:table-cell>
          <table:table-cell office:value-type="float" office:value="1.06267959770115" calcext:value-type="float">
            <text:p>1.06267959770115</text:p>
          </table:table-cell>
          <table:table-cell office:value-type="float" office:value="0.255567528735632" calcext:value-type="float">
            <text:p>0.255567528735632</text:p>
          </table:table-cell>
          <table:table-cell office:value-type="float" office:value="0.171515804597701" calcext:value-type="float">
            <text:p>0.171515804597701</text:p>
          </table:table-cell>
          <table:table-cell office:value-type="float" office:value="0.114044540229885" calcext:value-type="float">
            <text:p>0.114044540229885</text:p>
          </table:table-cell>
          <table:table-cell office:value-type="float" office:value="0.0506465517241379" calcext:value-type="float">
            <text:p>0.050646551724138</text:p>
          </table:table-cell>
          <table:table-cell office:value-type="float" office:value="0.0332255747126435" calcext:value-type="float">
            <text:p>0.033225574712644</text:p>
          </table:table-cell>
          <table:table-cell office:value-type="float" office:value="0.37194683908046" calcext:value-type="float">
            <text:p>0.37194683908046</text:p>
          </table:table-cell>
          <table:table-cell office:value-type="float" office:value="0.747306034482759" calcext:value-type="float">
            <text:p>0.747306034482759</text:p>
          </table:table-cell>
          <table:table-cell office:value-type="float" office:value="0.962823275862069" calcext:value-type="float">
            <text:p>0.962823275862069</text:p>
          </table:table-cell>
          <table:table-cell office:value-type="float" office:value="1.07453304597701" calcext:value-type="float">
            <text:p>1.07453304597701</text:p>
          </table:table-cell>
          <table:table-cell office:value-type="float" office:value="1.12589798850575" calcext:value-type="float">
            <text:p>1.12589798850575</text:p>
          </table:table-cell>
          <table:table-cell office:value-type="float" office:value="0.253951149425287" calcext:value-type="float">
            <text:p>0.253951149425287</text:p>
          </table:table-cell>
          <table:table-cell office:value-type="float" office:value="0.459231321839081" calcext:value-type="float">
            <text:p>0.459231321839081</text:p>
          </table:table-cell>
          <table:table-cell office:value-type="float" office:value="0.516702586206896" calcext:value-type="float">
            <text:p>0.516702586206896</text:p>
          </table:table-cell>
          <table:table-cell office:value-type="float" office:value="0.510955459770115" calcext:value-type="float">
            <text:p>0.510955459770115</text:p>
          </table:table-cell>
          <table:table-cell office:value-type="float" office:value="0.468211206896552" calcext:value-type="float">
            <text:p>0.468211206896552</text:p>
          </table:table-cell>
          <table:table-cell office:value-type="float" office:value="0.74389367816092" calcext:value-type="float">
            <text:p>0.74389367816092</text:p>
          </table:table-cell>
          <table:table-cell office:value-type="float" office:value="1.2034841954023" calcext:value-type="float">
            <text:p>1.2034841954023</text:p>
          </table:table-cell>
          <table:table-cell office:value-type="float" office:value="1.47647270114943" calcext:value-type="float">
            <text:p>1.47647270114943</text:p>
          </table:table-cell>
          <table:table-cell office:value-type="float" office:value="1.64960488505747" calcext:value-type="float">
            <text:p>1.64960488505747</text:p>
          </table:table-cell>
          <table:table-cell office:value-type="float" office:value="1.72036637931034" calcext:value-type="float">
            <text:p>1.72036637931034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2" office:value-type="float" office:value="0.621645480225989" calcext:value-type="float">
            <text:p>0.621645480225989</text:p>
          </table:table-cell>
          <table:table-cell office:value-type="float" office:value="0.914018361581921" calcext:value-type="float">
            <text:p>0.914018361581921</text:p>
          </table:table-cell>
          <table:table-cell office:value-type="float" office:value="1.02877824858757" calcext:value-type="float">
            <text:p>1.02877824858757</text:p>
          </table:table-cell>
          <table:table-cell office:value-type="float" office:value="1.08350988700565" calcext:value-type="float">
            <text:p>1.08350988700565</text:p>
          </table:table-cell>
          <table:table-cell office:value-type="float" office:value="1.06232344632768" calcext:value-type="float">
            <text:p>1.06232344632768</text:p>
          </table:table-cell>
          <table:table-cell office:value-type="float" office:value="0.253354519774011" calcext:value-type="float">
            <text:p>0.253354519774011</text:p>
          </table:table-cell>
          <table:table-cell office:value-type="float" office:value="0.167902542372881" calcext:value-type="float">
            <text:p>0.167902542372881</text:p>
          </table:table-cell>
          <table:table-cell office:value-type="float" office:value="0.113170903954802" calcext:value-type="float">
            <text:p>0.113170903954802</text:p>
          </table:table-cell>
          <table:table-cell office:value-type="float" office:value="0.048728813559322" calcext:value-type="float">
            <text:p>0.048728813559322</text:p>
          </table:table-cell>
          <table:table-cell office:value-type="float" office:value="0.0314265536723164" calcext:value-type="float">
            <text:p>0.031426553672316</text:p>
          </table:table-cell>
          <table:table-cell office:value-type="float" office:value="0.369879943502825" calcext:value-type="float">
            <text:p>0.369879943502825</text:p>
          </table:table-cell>
          <table:table-cell office:value-type="float" office:value="0.756532485875706" calcext:value-type="float">
            <text:p>0.756532485875706</text:p>
          </table:table-cell>
          <table:table-cell office:value-type="float" office:value="0.952507062146893" calcext:value-type="float">
            <text:p>0.952507062146893</text:p>
          </table:table-cell>
          <table:table-cell office:value-type="float" office:value="1.07132768361582" calcext:value-type="float">
            <text:p>1.07132768361582</text:p>
          </table:table-cell>
          <table:table-cell office:value-type="float" office:value="1.12570621468927" calcext:value-type="float">
            <text:p>1.12570621468927</text:p>
          </table:table-cell>
          <table:table-cell office:value-type="float" office:value="0.251765536723164" calcext:value-type="float">
            <text:p>0.251765536723164</text:p>
          </table:table-cell>
          <table:table-cell office:value-type="float" office:value="0.45850988700565" calcext:value-type="float">
            <text:p>0.45850988700565</text:p>
          </table:table-cell>
          <table:table-cell office:value-type="float" office:value="0.520303672316384" calcext:value-type="float">
            <text:p>0.520303672316384</text:p>
          </table:table-cell>
          <table:table-cell office:value-type="float" office:value="0.508827683615819" calcext:value-type="float">
            <text:p>0.508827683615819</text:p>
          </table:table-cell>
          <table:table-cell office:value-type="float" office:value="0.470338983050847" calcext:value-type="float">
            <text:p>0.470338983050847</text:p>
          </table:table-cell>
          <table:table-cell office:value-type="float" office:value="0.73975988700565" calcext:value-type="float">
            <text:p>0.73975988700565</text:p>
          </table:table-cell>
          <table:table-cell office:value-type="float" office:value="1.21204096045198" calcext:value-type="float">
            <text:p>1.21204096045198</text:p>
          </table:table-cell>
          <table:table-cell office:value-type="float" office:value="1.46098163841808" calcext:value-type="float">
            <text:p>1.46098163841808</text:p>
          </table:table-cell>
          <table:table-cell office:value-type="float" office:value="1.64600988700565" calcext:value-type="float">
            <text:p>1.64600988700565</text:p>
          </table:table-cell>
          <table:table-cell office:value-type="float" office:value="1.7176906779661" calcext:value-type="float">
            <text:p>1.7176906779661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 office:value-type="float" office:value="0.617534722222222" calcext:value-type="float">
            <text:p>0.617534722222222</text:p>
          </table:table-cell>
          <table:table-cell office:value-type="float" office:value="0.909201388888889" calcext:value-type="float">
            <text:p>0.909201388888889</text:p>
          </table:table-cell>
          <table:table-cell office:value-type="float" office:value="1.02899305555556" calcext:value-type="float">
            <text:p>1.02899305555556</text:p>
          </table:table-cell>
          <table:table-cell office:value-type="float" office:value="1.0828125" calcext:value-type="float">
            <text:p>1.0828125</text:p>
          </table:table-cell>
          <table:table-cell office:value-type="float" office:value="1.06024305555556" calcext:value-type="float">
            <text:p>1.06024305555556</text:p>
          </table:table-cell>
          <table:table-cell office:value-type="float" office:value="0.251215277777778" calcext:value-type="float">
            <text:p>0.251215277777778</text:p>
          </table:table-cell>
          <table:table-cell office:value-type="float" office:value="0.166145833333333" calcext:value-type="float">
            <text:p>0.166145833333333</text:p>
          </table:table-cell>
          <table:table-cell office:value-type="float" office:value="0.112326388888889" calcext:value-type="float">
            <text:p>0.112326388888889</text:p>
          </table:table-cell>
          <table:table-cell office:value-type="float" office:value="0.0486111111111112" calcext:value-type="float">
            <text:p>0.048611111111111</text:p>
          </table:table-cell>
          <table:table-cell office:value-type="float" office:value="0.0279513888888889" calcext:value-type="float">
            <text:p>0.027951388888889</text:p>
          </table:table-cell>
          <table:table-cell office:value-type="float" office:value="0.367881944444444" calcext:value-type="float">
            <text:p>0.367881944444444</text:p>
          </table:table-cell>
          <table:table-cell office:value-type="float" office:value="0.741145833333333" calcext:value-type="float">
            <text:p>0.741145833333333</text:p>
          </table:table-cell>
          <table:table-cell office:value-type="float" office:value="0.949479166666667" calcext:value-type="float">
            <text:p>0.949479166666667</text:p>
          </table:table-cell>
          <table:table-cell office:value-type="float" office:value="1.06822916666667" calcext:value-type="float">
            <text:p>1.06822916666667</text:p>
          </table:table-cell>
          <table:table-cell office:value-type="float" office:value="1.12552083333333" calcext:value-type="float">
            <text:p>1.12552083333333</text:p>
          </table:table-cell>
          <table:table-cell office:value-type="float" office:value="0.249652777777778" calcext:value-type="float">
            <text:p>0.249652777777778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23784722222222" calcext:value-type="float">
            <text:p>0.523784722222222</text:p>
          </table:table-cell>
          <table:table-cell office:value-type="float" office:value="0.512152777777778" calcext:value-type="float">
            <text:p>0.512152777777778</text:p>
          </table:table-cell>
          <table:table-cell office:value-type="float" office:value="0.468923611111111" calcext:value-type="float">
            <text:p>0.468923611111111</text:p>
          </table:table-cell>
          <table:table-cell office:value-type="float" office:value="0.735763888888889" calcext:value-type="float">
            <text:p>0.735763888888889</text:p>
          </table:table-cell>
          <table:table-cell office:value-type="float" office:value="1.19253472222222" calcext:value-type="float">
            <text:p>1.19253472222222</text:p>
          </table:table-cell>
          <table:table-cell office:value-type="float" office:value="1.4546875" calcext:value-type="float">
            <text:p>1.4546875</text:p>
          </table:table-cell>
          <table:table-cell office:value-type="float" office:value="1.63888888888889" calcext:value-type="float">
            <text:p>1.63888888888889</text:p>
          </table:table-cell>
          <table:table-cell office:value-type="float" office:value="1.71684027777778" calcext:value-type="float">
            <text:p>1.71684027777778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2" office:value-type="float" office:value="0.613558743169399" calcext:value-type="float">
            <text:p>0.613558743169399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1.02920081967213" calcext:value-type="float">
            <text:p>1.02920081967213</text:p>
          </table:table-cell>
          <table:table-cell office:value-type="float" office:value="1.08043032786885" calcext:value-type="float">
            <text:p>1.08043032786885</text:p>
          </table:table-cell>
          <table:table-cell office:value-type="float" office:value="1.05993852459016" calcext:value-type="float">
            <text:p>1.05993852459016</text:p>
          </table:table-cell>
          <table:table-cell office:value-type="float" office:value="0.249146174863388" calcext:value-type="float">
            <text:p>0.249146174863388</text:p>
          </table:table-cell>
          <table:table-cell office:value-type="float" office:value="0.164446721311476" calcext:value-type="float">
            <text:p>0.164446721311476</text:p>
          </table:table-cell>
          <table:table-cell office:value-type="float" office:value="0.11150956284153" calcext:value-type="float">
            <text:p>0.11150956284153</text:p>
          </table:table-cell>
          <table:table-cell office:value-type="float" office:value="0.0467896174863389" calcext:value-type="float">
            <text:p>0.046789617486339</text:p>
          </table:table-cell>
          <table:table-cell office:value-type="float" office:value="0.024419398907104" calcext:value-type="float">
            <text:p>0.024419398907104</text:p>
          </table:table-cell>
          <table:table-cell office:value-type="float" office:value="0.365949453551913" calcext:value-type="float">
            <text:p>0.365949453551913</text:p>
          </table:table-cell>
          <table:table-cell office:value-type="float" office:value="0.748463114754098" calcext:value-type="float">
            <text:p>0.748463114754098</text:p>
          </table:table-cell>
          <table:table-cell office:value-type="float" office:value="0.958504098360656" calcext:value-type="float">
            <text:p>0.958504098360656</text:p>
          </table:table-cell>
          <table:table-cell office:value-type="float" office:value="1.07274590163934" calcext:value-type="float">
            <text:p>1.07274590163934</text:p>
          </table:table-cell>
          <table:table-cell office:value-type="float" office:value="1.12721994535519" calcext:value-type="float">
            <text:p>1.12721994535519</text:p>
          </table:table-cell>
          <table:table-cell office:value-type="float" office:value="0.247609289617486" calcext:value-type="float">
            <text:p>0.247609289617486</text:p>
          </table:table-cell>
          <table:table-cell office:value-type="float" office:value="0.457137978142077" calcext:value-type="float">
            <text:p>0.457137978142077</text:p>
          </table:table-cell>
          <table:table-cell office:value-type="float" office:value="0.527151639344262" calcext:value-type="float">
            <text:p>0.527151639344262</text:p>
          </table:table-cell>
          <table:table-cell office:value-type="float" office:value="0.511953551912568" calcext:value-type="float">
            <text:p>0.511953551912568</text:p>
          </table:table-cell>
          <table:table-cell office:value-type="float" office:value="0.469091530054645" calcext:value-type="float">
            <text:p>0.469091530054645</text:p>
          </table:table-cell>
          <table:table-cell office:value-type="float" office:value="0.731898907103825" calcext:value-type="float">
            <text:p>0.731898907103825</text:p>
          </table:table-cell>
          <table:table-cell office:value-type="float" office:value="1.19757513661202" calcext:value-type="float">
            <text:p>1.19757513661202</text:p>
          </table:table-cell>
          <table:table-cell office:value-type="float" office:value="1.46055327868852" calcext:value-type="float">
            <text:p>1.46055327868852</text:p>
          </table:table-cell>
          <table:table-cell office:value-type="float" office:value="1.64122267759563" calcext:value-type="float">
            <text:p>1.64122267759563</text:p>
          </table:table-cell>
          <table:table-cell office:value-type="float" office:value="1.71806693989071" calcext:value-type="float">
            <text:p>1.71806693989071</text:p>
          </table:table-cell>
          <table:table-cell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2" office:value-type="float" office:value="0.609711021505376" calcext:value-type="float">
            <text:p>0.609711021505376</text:p>
          </table:table-cell>
          <table:table-cell office:value-type="float" office:value="0.905073924731183" calcext:value-type="float">
            <text:p>0.905073924731183</text:p>
          </table:table-cell>
          <table:table-cell office:value-type="float" office:value="1.02772177419355" calcext:value-type="float">
            <text:p>1.02772177419355</text:p>
          </table:table-cell>
          <table:table-cell office:value-type="float" office:value="1.07980510752688" calcext:value-type="float">
            <text:p>1.07980510752688</text:p>
          </table:table-cell>
          <table:table-cell office:value-type="float" office:value="1.05796370967742" calcext:value-type="float">
            <text:p>1.05796370967742</text:p>
          </table:table-cell>
          <table:table-cell office:value-type="float" office:value="0.247143817204301" calcext:value-type="float">
            <text:p>0.247143817204301</text:p>
          </table:table-cell>
          <table:table-cell office:value-type="float" office:value="0.166162634408602" calcext:value-type="float">
            <text:p>0.166162634408602</text:p>
          </table:table-cell>
          <table:table-cell office:value-type="float" office:value="0.110719086021506" calcext:value-type="float">
            <text:p>0.110719086021506</text:p>
          </table:table-cell>
          <table:table-cell office:value-type="float" office:value="0.0467069892473118" calcext:value-type="float">
            <text:p>0.046706989247312</text:p>
          </table:table-cell>
          <table:table-cell office:value-type="float" office:value="0.0211693548387095" calcext:value-type="float">
            <text:p>0.02116935483871</text:p>
          </table:table-cell>
          <table:table-cell office:value-type="float" office:value="0.364079301075269" calcext:value-type="float">
            <text:p>0.364079301075269</text:p>
          </table:table-cell>
          <table:table-cell office:value-type="float" office:value="0.740423387096774" calcext:value-type="float">
            <text:p>0.740423387096774</text:p>
          </table:table-cell>
          <table:table-cell office:value-type="float" office:value="0.955141129032258" calcext:value-type="float">
            <text:p>0.955141129032258</text:p>
          </table:table-cell>
          <table:table-cell office:value-type="float" office:value="1.06787634408602" calcext:value-type="float">
            <text:p>1.06787634408602</text:p>
          </table:table-cell>
          <table:table-cell office:value-type="float" office:value="1.12701612903226" calcext:value-type="float">
            <text:p>1.12701612903226</text:p>
          </table:table-cell>
          <table:table-cell office:value-type="float" office:value="0.245631720430108" calcext:value-type="float">
            <text:p>0.245631720430108</text:p>
          </table:table-cell>
          <table:table-cell office:value-type="float" office:value="0.459845430107527" calcext:value-type="float">
            <text:p>0.459845430107527</text:p>
          </table:table-cell>
          <table:table-cell office:value-type="float" office:value="0.527049731182796" calcext:value-type="float">
            <text:p>0.527049731182796</text:p>
          </table:table-cell>
          <table:table-cell office:value-type="float" office:value="0.515120967741936" calcext:value-type="float">
            <text:p>0.515120967741936</text:p>
          </table:table-cell>
          <table:table-cell office:value-type="float" office:value="0.467741935483871" calcext:value-type="float">
            <text:p>0.467741935483871</text:p>
          </table:table-cell>
          <table:table-cell office:value-type="float" office:value="0.728158602150538" calcext:value-type="float">
            <text:p>0.728158602150538</text:p>
          </table:table-cell>
          <table:table-cell office:value-type="float" office:value="1.18565188172043" calcext:value-type="float">
            <text:p>1.18565188172043</text:p>
          </table:table-cell>
          <table:table-cell office:value-type="float" office:value="1.45581317204301" calcext:value-type="float">
            <text:p>1.45581317204301</text:p>
          </table:table-cell>
          <table:table-cell office:value-type="float" office:value="1.63256048387097" calcext:value-type="float">
            <text:p>1.63256048387097</text:p>
          </table:table-cell>
          <table:table-cell office:value-type="float" office:value="1.71723790322581" calcext:value-type="float">
            <text:p>1.71723790322581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2" office:value-type="float" office:value="0.60598544973545" calcext:value-type="float">
            <text:p>0.60598544973545</text:p>
          </table:table-cell>
          <table:table-cell office:value-type="float" office:value="0.902281746031746" calcext:value-type="float">
            <text:p>0.902281746031746</text:p>
          </table:table-cell>
          <table:table-cell office:value-type="float" office:value="1.02794312169312" calcext:value-type="float">
            <text:p>1.02794312169312</text:p>
          </table:table-cell>
          <table:table-cell office:value-type="float" office:value="1.07919973544974" calcext:value-type="float">
            <text:p>1.07919973544974</text:p>
          </table:table-cell>
          <table:table-cell office:value-type="float" office:value="1.05770502645503" calcext:value-type="float">
            <text:p>1.05770502645503</text:p>
          </table:table-cell>
          <table:table-cell office:value-type="float" office:value="0.245205026455026" calcext:value-type="float">
            <text:p>0.245205026455026</text:p>
          </table:table-cell>
          <table:table-cell office:value-type="float" office:value="0.161210317460317" calcext:value-type="float">
            <text:p>0.161210317460317</text:p>
          </table:table-cell>
          <table:table-cell office:value-type="float" office:value="0.108300264550264" calcext:value-type="float">
            <text:p>0.108300264550264</text:p>
          </table:table-cell>
          <table:table-cell office:value-type="float" office:value="0.0429894179894179" calcext:value-type="float">
            <text:p>0.042989417989418</text:p>
          </table:table-cell>
          <table:table-cell office:value-type="float" office:value="0.019675925925926" calcext:value-type="float">
            <text:p>0.019675925925926</text:p>
          </table:table-cell>
          <table:table-cell office:value-type="float" office:value="0.362268518518519" calcext:value-type="float">
            <text:p>0.362268518518519</text:p>
          </table:table-cell>
          <table:table-cell office:value-type="float" office:value="0.735945767195767" calcext:value-type="float">
            <text:p>0.735945767195767</text:p>
          </table:table-cell>
          <table:table-cell office:value-type="float" office:value="0.955853174603175" calcext:value-type="float">
            <text:p>0.955853174603175</text:p>
          </table:table-cell>
          <table:table-cell office:value-type="float" office:value="1.06861772486772" calcext:value-type="float">
            <text:p>1.06861772486772</text:p>
          </table:table-cell>
          <table:table-cell office:value-type="float" office:value="1.12863756613757" calcext:value-type="float">
            <text:p>1.12863756613757</text:p>
          </table:table-cell>
          <table:table-cell office:value-type="float" office:value="0.243716931216931" calcext:value-type="float">
            <text:p>0.243716931216931</text:p>
          </table:table-cell>
          <table:table-cell office:value-type="float" office:value="0.457506613756614" calcext:value-type="float">
            <text:p>0.457506613756614</text:p>
          </table:table-cell>
          <table:table-cell office:value-type="float" office:value="0.530257936507936" calcext:value-type="float">
            <text:p>0.530257936507936</text:p>
          </table:table-cell>
          <table:table-cell office:value-type="float" office:value="0.514550264550264" calcext:value-type="float">
            <text:p>0.514550264550264</text:p>
          </table:table-cell>
          <table:table-cell office:value-type="float" office:value="0.471560846560847" calcext:value-type="float">
            <text:p>0.471560846560847</text:p>
          </table:table-cell>
          <table:table-cell office:value-type="float" office:value="0.724537037037037" calcext:value-type="float">
            <text:p>0.724537037037037</text:p>
          </table:table-cell>
          <table:table-cell office:value-type="float" office:value="1.1807208994709" calcext:value-type="float">
            <text:p>1.1807208994709</text:p>
          </table:table-cell>
          <table:table-cell office:value-type="float" office:value="1.45353835978836" calcext:value-type="float">
            <text:p>1.45353835978836</text:p>
          </table:table-cell>
          <table:table-cell office:value-type="float" office:value="1.6332671957672" calcext:value-type="float">
            <text:p>1.6332671957672</text:p>
          </table:table-cell>
          <table:table-cell office:value-type="float" office:value="1.71478174603175" calcext:value-type="float">
            <text:p>1.71478174603175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2" office:value-type="float" office:value="0.602376302083333" calcext:value-type="float">
            <text:p>0.602376302083333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1.02490234375" calcext:value-type="float">
            <text:p>1.02490234375</text:p>
          </table:table-cell>
          <table:table-cell office:value-type="float" office:value="1.07861328125" calcext:value-type="float">
            <text:p>1.07861328125</text:p>
          </table:table-cell>
          <table:table-cell office:value-type="float" office:value="1.05745442708333" calcext:value-type="float">
            <text:p>1.05745442708333</text:p>
          </table:table-cell>
          <table:table-cell office:value-type="float" office:value="0.243326822916667" calcext:value-type="float">
            <text:p>0.243326822916667</text:p>
          </table:table-cell>
          <table:table-cell office:value-type="float" office:value="0.15966796875" calcext:value-type="float">
            <text:p>0.159667968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0429687500000002" calcext:value-type="float">
            <text:p>0.04296875</text:p>
          </table:table-cell>
          <table:table-cell office:value-type="float" office:value="0.0182291666666665" calcext:value-type="float">
            <text:p>0.018229166666667</text:p>
          </table:table-cell>
          <table:table-cell office:value-type="float" office:value="0.360514322916667" calcext:value-type="float">
            <text:p>0.360514322916667</text:p>
          </table:table-cell>
          <table:table-cell office:value-type="float" office:value="0.741373697916667" calcext:value-type="float">
            <text:p>0.741373697916667</text:p>
          </table:table-cell>
          <table:table-cell office:value-type="float" office:value="0.9619140625" calcext:value-type="float">
            <text:p>0.9619140625</text:p>
          </table:table-cell>
          <table:table-cell office:value-type="float" office:value="1.06396484375" calcext:value-type="float">
            <text:p>1.06396484375</text:p>
          </table:table-cell>
          <table:table-cell office:value-type="float" office:value="1.12841796875" calcext:value-type="float">
            <text:p>1.12841796875</text:p>
          </table:table-cell>
          <table:table-cell office:value-type="float" office:value="0.241861979166667" calcext:value-type="float">
            <text:p>0.241861979166667</text:p>
          </table:table-cell>
          <table:table-cell office:value-type="float" office:value="0.460123697916667" calcext:value-type="float">
            <text:p>0.460123697916667</text:p>
          </table:table-cell>
          <table:table-cell office:value-type="float" office:value="0.530110677083333" calcext:value-type="float">
            <text:p>0.530110677083333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4716796875" calcext:value-type="float">
            <text:p>0.4716796875</text:p>
          </table:table-cell>
          <table:table-cell office:value-type="float" office:value="0.721028645833333" calcext:value-type="float">
            <text:p>0.721028645833333</text:p>
          </table:table-cell>
          <table:table-cell office:value-type="float" office:value="1.18408203125" calcext:value-type="float">
            <text:p>1.18408203125</text:p>
          </table:table-cell>
          <table:table-cell office:value-type="float" office:value="1.45670572916667" calcext:value-type="float">
            <text:p>1.45670572916667</text:p>
          </table:table-cell>
          <table:table-cell office:value-type="float" office:value="1.625" calcext:value-type="float">
            <text:p>1.625</text:p>
          </table:table-cell>
          <table:table-cell office:value-type="float" office:value="1.71419270833333" calcext:value-type="float">
            <text:p>1.71419270833333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2" office:value-type="float" office:value="0.598878205128205" calcext:value-type="float">
            <text:p>0.598878205128205</text:p>
          </table:table-cell>
          <table:table-cell office:value-type="float" office:value="0.90176282051282" calcext:value-type="float">
            <text:p>0.90176282051282</text:p>
          </table:table-cell>
          <table:table-cell office:value-type="float" office:value="1.02195512820513" calcext:value-type="float">
            <text:p>1.02195512820513</text:p>
          </table:table-cell>
          <table:table-cell office:value-type="float" office:value="1.07483974358974" calcext:value-type="float">
            <text:p>1.07483974358974</text:p>
          </table:table-cell>
          <table:table-cell office:value-type="float" office:value="1.05560897435897" calcext:value-type="float">
            <text:p>1.05560897435897</text:p>
          </table:table-cell>
          <table:table-cell office:value-type="float" office:value="0.24150641025641" calcext:value-type="float">
            <text:p>0.24150641025641</text:p>
          </table:table-cell>
          <table:table-cell office:value-type="float" office:value="0.159775641025641" calcext:value-type="float">
            <text:p>0.159775641025641</text:p>
          </table:table-cell>
          <table:table-cell office:value-type="float" office:value="0.106730769230769" calcext:value-type="float">
            <text:p>0.106730769230769</text:p>
          </table:table-cell>
          <table:table-cell office:value-type="float" office:value="0.0415064102564102" calcext:value-type="float">
            <text:p>0.04150641025641</text:p>
          </table:table-cell>
          <table:table-cell office:value-type="float" office:value="0.0152243589743588" calcext:value-type="float">
            <text:p>0.015224358974359</text:p>
          </table:table-cell>
          <table:table-cell office:value-type="float" office:value="0.358814102564103" calcext:value-type="float">
            <text:p>0.358814102564103</text:p>
          </table:table-cell>
          <table:table-cell office:value-type="float" office:value="0.737019230769231" calcext:value-type="float">
            <text:p>0.737019230769231</text:p>
          </table:table-cell>
          <table:table-cell office:value-type="float" office:value="0.958974358974359" calcext:value-type="float">
            <text:p>0.958974358974359</text:p>
          </table:table-cell>
          <table:table-cell office:value-type="float" office:value="1.06298076923077" calcext:value-type="float">
            <text:p>1.06298076923077</text:p>
          </table:table-cell>
          <table:table-cell office:value-type="float" office:value="1.12996794871795" calcext:value-type="float">
            <text:p>1.12996794871795</text:p>
          </table:table-cell>
          <table:table-cell office:value-type="float" office:value="0.240064102564102" calcext:value-type="float">
            <text:p>0.240064102564102</text:p>
          </table:table-cell>
          <table:table-cell office:value-type="float" office:value="0.462660256410256" calcext:value-type="float">
            <text:p>0.462660256410256</text:p>
          </table:table-cell>
          <table:table-cell office:value-type="float" office:value="0.529967948717949" calcext:value-type="float">
            <text:p>0.529967948717949</text:p>
          </table:table-cell>
          <table:table-cell office:value-type="float" office:value="0.517628205128205" calcext:value-type="float">
            <text:p>0.517628205128205</text:p>
          </table:table-cell>
          <table:table-cell office:value-type="float" office:value="0.470352564102564" calcext:value-type="float">
            <text:p>0.470352564102564</text:p>
          </table:table-cell>
          <table:table-cell office:value-type="float" office:value="0.717628205128205" calcext:value-type="float">
            <text:p>0.717628205128205</text:p>
          </table:table-cell>
          <table:table-cell office:value-type="float" office:value="1.17612179487179" calcext:value-type="float">
            <text:p>1.17612179487179</text:p>
          </table:table-cell>
          <table:table-cell office:value-type="float" office:value="1.45096153846154" calcext:value-type="float">
            <text:p>1.45096153846154</text:p>
          </table:table-cell>
          <table:table-cell office:value-type="float" office:value="1.62019230769231" calcext:value-type="float">
            <text:p>1.62019230769231</text:p>
          </table:table-cell>
          <table:table-cell office:value-type="float" office:value="1.71522435897436" calcext:value-type="float">
            <text:p>1.71522435897436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2" office:value-type="float" office:value="0.595486111111111" calcext:value-type="float">
            <text:p>0.595486111111111</text:p>
          </table:table-cell>
          <table:table-cell office:value-type="float" office:value="0.902304292929293" calcext:value-type="float">
            <text:p>0.902304292929293</text:p>
          </table:table-cell>
          <table:table-cell office:value-type="float" office:value="1.02067550505051" calcext:value-type="float">
            <text:p>1.02067550505051</text:p>
          </table:table-cell>
          <table:table-cell office:value-type="float" office:value="1.07433712121212" calcext:value-type="float">
            <text:p>1.07433712121212</text:p>
          </table:table-cell>
          <table:table-cell office:value-type="float" office:value="1.05539772727273" calcext:value-type="float">
            <text:p>1.05539772727273</text:p>
          </table:table-cell>
          <table:table-cell office:value-type="float" office:value="0.239741161616162" calcext:value-type="float">
            <text:p>0.239741161616162</text:p>
          </table:table-cell>
          <table:table-cell office:value-type="float" office:value="0.158301767676767" calcext:value-type="float">
            <text:p>0.158301767676767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0397727272727273" calcext:value-type="float">
            <text:p>0.039772727272727</text:p>
          </table:table-cell>
          <table:table-cell office:value-type="float" office:value="0.0121527777777779" calcext:value-type="float">
            <text:p>0.012152777777778</text:p>
          </table:table-cell>
          <table:table-cell office:value-type="float" office:value="0.357165404040404" calcext:value-type="float">
            <text:p>0.357165404040404</text:p>
          </table:table-cell>
          <table:table-cell office:value-type="float" office:value="0.748579545454545" calcext:value-type="float">
            <text:p>0.748579545454545</text:p>
          </table:table-cell>
          <table:table-cell office:value-type="float" office:value="0.95959595959596" calcext:value-type="float">
            <text:p>0.95959595959596</text:p>
          </table:table-cell>
          <table:table-cell office:value-type="float" office:value="1.06376262626263" calcext:value-type="float">
            <text:p>1.06376262626263</text:p>
          </table:table-cell>
          <table:table-cell office:value-type="float" office:value="1.13147095959596" calcext:value-type="float">
            <text:p>1.13147095959596</text:p>
          </table:table-cell>
          <table:table-cell office:value-type="float" office:value="0.238320707070707" calcext:value-type="float">
            <text:p>0.238320707070707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0.529513888888889" calcext:value-type="float">
            <text:p>0.529513888888889</text:p>
          </table:table-cell>
          <table:table-cell office:value-type="float" office:value="0.517045454545454" calcext:value-type="float">
            <text:p>0.517045454545454</text:p>
          </table:table-cell>
          <table:table-cell office:value-type="float" office:value="0.470486111111111" calcext:value-type="float">
            <text:p>0.470486111111111</text:p>
          </table:table-cell>
          <table:table-cell office:value-type="float" office:value="0.714330808080808" calcext:value-type="float">
            <text:p>0.714330808080808</text:p>
          </table:table-cell>
          <table:table-cell office:value-type="float" office:value="1.18734217171717" calcext:value-type="float">
            <text:p>1.18734217171717</text:p>
          </table:table-cell>
          <table:table-cell office:value-type="float" office:value="1.45075757575758" calcext:value-type="float">
            <text:p>1.45075757575758</text:p>
          </table:table-cell>
          <table:table-cell office:value-type="float" office:value="1.62105429292929" calcext:value-type="float">
            <text:p>1.62105429292929</text:p>
          </table:table-cell>
          <table:table-cell office:value-type="float" office:value="1.71638257575758" calcext:value-type="float">
            <text:p>1.71638257575758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2" office:value-type="float" office:value="0.592195273631841" calcext:value-type="float">
            <text:p>0.592195273631841</text:p>
          </table:table-cell>
          <table:table-cell office:value-type="float" office:value="0.90127487562189" calcext:value-type="float">
            <text:p>0.90127487562189</text:p>
          </table:table-cell>
          <table:table-cell office:value-type="float" office:value="1.02254353233831" calcext:value-type="float">
            <text:p>1.02254353233831</text:p>
          </table:table-cell>
          <table:table-cell office:value-type="float" office:value="1.07384950248756" calcext:value-type="float">
            <text:p>1.07384950248756</text:p>
          </table:table-cell>
          <table:table-cell office:value-type="float" office:value="1.05674751243781" calcext:value-type="float">
            <text:p>1.05674751243781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0.156871890547264" calcext:value-type="float">
            <text:p>0.156871890547264</text:p>
          </table:table-cell>
          <table:table-cell office:value-type="float" office:value="0.0996579601990051" calcext:value-type="float">
            <text:p>0.099657960199005</text:p>
          </table:table-cell>
          <table:table-cell office:value-type="float" office:value="0.0380907960199006" calcext:value-type="float">
            <text:p>0.038090796019901</text:p>
          </table:table-cell>
          <table:table-cell office:value-type="float" office:value="0.0107276119402986" calcext:value-type="float">
            <text:p>0.010727611940299</text:p>
          </table:table-cell>
          <table:table-cell office:value-type="float" office:value="0.354011194029851" calcext:value-type="float">
            <text:p>0.354011194029851</text:p>
          </table:table-cell>
          <table:table-cell office:value-type="float" office:value="0.738028606965174" calcext:value-type="float">
            <text:p>0.738028606965174</text:p>
          </table:table-cell>
          <table:table-cell office:value-type="float" office:value="0.963619402985075" calcext:value-type="float">
            <text:p>0.963619402985075</text:p>
          </table:table-cell>
          <table:table-cell office:value-type="float" office:value="1.05597014925373" calcext:value-type="float">
            <text:p>1.05597014925373</text:p>
          </table:table-cell>
          <table:table-cell office:value-type="float" office:value="1.13292910447761" calcext:value-type="float">
            <text:p>1.13292910447761</text:p>
          </table:table-cell>
          <table:table-cell office:value-type="float" office:value="0.23818407960199" calcext:value-type="float">
            <text:p>0.23818407960199</text:p>
          </table:table-cell>
          <table:table-cell office:value-type="float" office:value="0.465951492537313" calcext:value-type="float">
            <text:p>0.465951492537313</text:p>
          </table:table-cell>
          <table:table-cell office:value-type="float" office:value="0.530161691542289" calcext:value-type="float">
            <text:p>0.530161691542289</text:p>
          </table:table-cell>
          <table:table-cell office:value-type="float" office:value="0.518190298507463" calcext:value-type="float">
            <text:p>0.518190298507463</text:p>
          </table:table-cell>
          <table:table-cell office:value-type="float" office:value="0.473725124378109" calcext:value-type="float">
            <text:p>0.473725124378109</text:p>
          </table:table-cell>
          <table:table-cell office:value-type="float" office:value="0.708022388059702" calcext:value-type="float">
            <text:p>0.708022388059702</text:p>
          </table:table-cell>
          <table:table-cell office:value-type="float" office:value="1.17335199004975" calcext:value-type="float">
            <text:p>1.17335199004975</text:p>
          </table:table-cell>
          <table:table-cell office:value-type="float" office:value="1.45600124378109" calcext:value-type="float">
            <text:p>1.45600124378109</text:p>
          </table:table-cell>
          <table:table-cell office:value-type="float" office:value="1.61162935323383" calcext:value-type="float">
            <text:p>1.61162935323383</text:p>
          </table:table-cell>
          <table:table-cell office:value-type="float" office:value="1.71595149253731" calcext:value-type="float">
            <text:p>1.71595149253731</text:p>
          </table:table-cell>
          <table:table-cell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2" office:value-type="float" office:value="0.589001225490196" calcext:value-type="float">
            <text:p>0.589001225490196</text:p>
          </table:table-cell>
          <table:table-cell office:value-type="float" office:value="0.897212009803921" calcext:value-type="float">
            <text:p>0.897212009803921</text:p>
          </table:table-cell>
          <table:table-cell office:value-type="float" office:value="1.02129289215686" calcext:value-type="float">
            <text:p>1.02129289215686</text:p>
          </table:table-cell>
          <table:table-cell office:value-type="float" office:value="1.0718443627451" calcext:value-type="float">
            <text:p>1.0718443627451</text:p>
          </table:table-cell>
          <table:table-cell office:value-type="float" office:value="1.05499387254902" calcext:value-type="float">
            <text:p>1.05499387254902</text:p>
          </table:table-cell>
          <table:table-cell office:value-type="float" office:value="0.237898284313725" calcext:value-type="float">
            <text:p>0.237898284313725</text:p>
          </table:table-cell>
          <table:table-cell office:value-type="float" office:value="0.157015931372549" calcext:value-type="float">
            <text:p>0.157015931372549</text:p>
          </table:table-cell>
          <table:table-cell office:value-type="float" office:value="0.0972732843137256" calcext:value-type="float">
            <text:p>0.097273284313726</text:p>
          </table:table-cell>
          <table:table-cell office:value-type="float" office:value="0.0366115196078429" calcext:value-type="float">
            <text:p>0.036611519607843</text:p>
          </table:table-cell>
          <table:table-cell office:value-type="float" office:value="0.00628063725490202" calcext:value-type="float">
            <text:p>0.006280637254902</text:p>
          </table:table-cell>
          <table:table-cell office:value-type="float" office:value="0.352481617647059" calcext:value-type="float">
            <text:p>0.352481617647059</text:p>
          </table:table-cell>
          <table:table-cell office:value-type="float" office:value="0.736979166666667" calcext:value-type="float">
            <text:p>0.736979166666667</text:p>
          </table:table-cell>
          <table:table-cell office:value-type="float" office:value="0.967524509803921" calcext:value-type="float">
            <text:p>0.967524509803921</text:p>
          </table:table-cell>
          <table:table-cell office:value-type="float" office:value="1.05683210784314" calcext:value-type="float">
            <text:p>1.05683210784314</text:p>
          </table:table-cell>
          <table:table-cell office:value-type="float" office:value="1.1343443627451" calcext:value-type="float">
            <text:p>1.1343443627451</text:p>
          </table:table-cell>
          <table:table-cell office:value-type="float" office:value="0.236519607843137" calcext:value-type="float">
            <text:p>0.236519607843137</text:p>
          </table:table-cell>
          <table:table-cell office:value-type="float" office:value="0.465226715686274" calcext:value-type="float">
            <text:p>0.465226715686274</text:p>
          </table:table-cell>
          <table:table-cell office:value-type="float" office:value="0.529718137254902" calcext:value-type="float">
            <text:p>0.529718137254902</text:p>
          </table:table-cell>
          <table:table-cell office:value-type="float" office:value="0.517922794117647" calcext:value-type="float">
            <text:p>0.517922794117647</text:p>
          </table:table-cell>
          <table:table-cell office:value-type="float" office:value="0.472426470588235" calcext:value-type="float">
            <text:p>0.472426470588235</text:p>
          </table:table-cell>
          <table:table-cell office:value-type="float" office:value="0.704963235294118" calcext:value-type="float">
            <text:p>0.704963235294118</text:p>
          </table:table-cell>
          <table:table-cell office:value-type="float" office:value="1.16896446078431" calcext:value-type="float">
            <text:p>1.16896446078431</text:p>
          </table:table-cell>
          <table:table-cell office:value-type="float" office:value="1.45909926470588" calcext:value-type="float">
            <text:p>1.45909926470588</text:p>
          </table:table-cell>
          <table:table-cell office:value-type="float" office:value="1.61075367647059" calcext:value-type="float">
            <text:p>1.61075367647059</text:p>
          </table:table-cell>
          <table:table-cell office:value-type="float" office:value="1.71691176470588" calcext:value-type="float">
            <text:p>1.71691176470588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2" office:value-type="float" office:value="0.585899758454106" calcext:value-type="float">
            <text:p>0.585899758454106</text:p>
          </table:table-cell>
          <table:table-cell office:value-type="float" office:value="0.894776570048309" calcext:value-type="float">
            <text:p>0.894776570048309</text:p>
          </table:table-cell>
          <table:table-cell office:value-type="float" office:value="1.01856884057971" calcext:value-type="float">
            <text:p>1.01856884057971</text:p>
          </table:table-cell>
          <table:table-cell office:value-type="float" office:value="1.06989734299517" calcext:value-type="float">
            <text:p>1.06989734299517</text:p>
          </table:table-cell>
          <table:table-cell office:value-type="float" office:value="1.05631038647343" calcext:value-type="float">
            <text:p>1.05631038647343</text:p>
          </table:table-cell>
          <table:table-cell office:value-type="float" office:value="0.236262077294686" calcext:value-type="float">
            <text:p>0.236262077294686</text:p>
          </table:table-cell>
          <table:table-cell office:value-type="float" office:value="0.158665458937198" calcext:value-type="float">
            <text:p>0.158665458937198</text:p>
          </table:table-cell>
          <table:table-cell office:value-type="float" office:value="0.0934480676328504" calcext:value-type="float">
            <text:p>0.09344806763285</text:p>
          </table:table-cell>
          <table:table-cell office:value-type="float" office:value="0.0351751207729469" calcext:value-type="float">
            <text:p>0.035175120772947</text:p>
          </table:table-cell>
          <table:table-cell office:value-type="float" office:value="0.00498188405797095" calcext:value-type="float">
            <text:p>0.004981884057971</text:p>
          </table:table-cell>
          <table:table-cell office:value-type="float" office:value="0.350996376811594" calcext:value-type="float">
            <text:p>0.350996376811594</text:p>
          </table:table-cell>
          <table:table-cell office:value-type="float" office:value="0.737469806763285" calcext:value-type="float">
            <text:p>0.737469806763285</text:p>
          </table:table-cell>
          <table:table-cell office:value-type="float" office:value="0.967995169082126" calcext:value-type="float">
            <text:p>0.967995169082126</text:p>
          </table:table-cell>
          <table:table-cell office:value-type="float" office:value="1.05932971014493" calcext:value-type="float">
            <text:p>1.05932971014493</text:p>
          </table:table-cell>
          <table:table-cell office:value-type="float" office:value="1.13405797101449" calcext:value-type="float">
            <text:p>1.13405797101449</text:p>
          </table:table-cell>
          <table:table-cell office:value-type="float" office:value="0.234903381642512" calcext:value-type="float">
            <text:p>0.234903381642512</text:p>
          </table:table-cell>
          <table:table-cell office:value-type="float" office:value="0.466032608695652" calcext:value-type="float">
            <text:p>0.466032608695652</text:p>
          </table:table-cell>
          <table:table-cell office:value-type="float" office:value="0.526268115942029" calcext:value-type="float">
            <text:p>0.526268115942029</text:p>
          </table:table-cell>
          <table:table-cell office:value-type="float" office:value="0.517663043478261" calcext:value-type="float">
            <text:p>0.517663043478261</text:p>
          </table:table-cell>
          <table:table-cell office:value-type="float" office:value="0.473882850241546" calcext:value-type="float">
            <text:p>0.473882850241546</text:p>
          </table:table-cell>
          <table:table-cell office:value-type="float" office:value="0.701992753623188" calcext:value-type="float">
            <text:p>0.701992753623188</text:p>
          </table:table-cell>
          <table:table-cell office:value-type="float" office:value="1.16621376811594" calcext:value-type="float">
            <text:p>1.16621376811594</text:p>
          </table:table-cell>
          <table:table-cell office:value-type="float" office:value="1.46029589371981" calcext:value-type="float">
            <text:p>1.46029589371981</text:p>
          </table:table-cell>
          <table:table-cell office:value-type="float" office:value="1.61156400966184" calcext:value-type="float">
            <text:p>1.61156400966184</text:p>
          </table:table-cell>
          <table:table-cell office:value-type="float" office:value="1.71648550724638" calcext:value-type="float">
            <text:p>1.71648550724638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2" office:value-type="float" office:value="0.582886904761905" calcext:value-type="float">
            <text:p>0.582886904761905</text:p>
          </table:table-cell>
          <table:table-cell office:value-type="float" office:value="0.892410714285714" calcext:value-type="float">
            <text:p>0.892410714285714</text:p>
          </table:table-cell>
          <table:table-cell office:value-type="float" office:value="1.01592261904762" calcext:value-type="float">
            <text:p>1.01592261904762</text:p>
          </table:table-cell>
          <table:table-cell office:value-type="float" office:value="1.06949404761905" calcext:value-type="float">
            <text:p>1.06949404761905</text:p>
          </table:table-cell>
          <table:table-cell office:value-type="float" office:value="1.05610119047619" calcext:value-type="float">
            <text:p>1.05610119047619</text:p>
          </table:table-cell>
          <table:table-cell office:value-type="float" office:value="0.234672619047619" calcext:value-type="float">
            <text:p>0.234672619047619</text:p>
          </table:table-cell>
          <table:table-cell office:value-type="float" office:value="0.155803571428571" calcext:value-type="float">
            <text:p>0.155803571428571</text:p>
          </table:table-cell>
          <table:table-cell office:value-type="float" office:value="0.0913690476190476" calcext:value-type="float">
            <text:p>0.091369047619048</text:p>
          </table:table-cell>
          <table:table-cell office:value-type="float" office:value="0.0319940476190474" calcext:value-type="float">
            <text:p>0.031994047619048</text:p>
          </table:table-cell>
          <table:table-cell office:value-type="float" office:value="0.00223214285714302" calcext:value-type="float">
            <text:p>0.002232142857143</text:p>
          </table:table-cell>
          <table:table-cell office:value-type="float" office:value="0.349553571428571" calcext:value-type="float">
            <text:p>0.349553571428571</text:p>
          </table:table-cell>
          <table:table-cell office:value-type="float" office:value="0.739434523809524" calcext:value-type="float">
            <text:p>0.739434523809524</text:p>
          </table:table-cell>
          <table:table-cell office:value-type="float" office:value="0.968452380952381" calcext:value-type="float">
            <text:p>0.968452380952381</text:p>
          </table:table-cell>
          <table:table-cell office:value-type="float" office:value="1.06175595238095" calcext:value-type="float">
            <text:p>1.06175595238095</text:p>
          </table:table-cell>
          <table:table-cell office:value-type="float" office:value="1.13541666666667" calcext:value-type="float">
            <text:p>1.13541666666667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465327380952381" calcext:value-type="float">
            <text:p>0.465327380952381</text:p>
          </table:table-cell>
          <table:table-cell office:value-type="float" office:value="0.524553571428572" calcext:value-type="float">
            <text:p>0.524553571428572</text:p>
          </table:table-cell>
          <table:table-cell office:value-type="float" office:value="0.517113095238095" calcext:value-type="float">
            <text:p>0.517113095238095</text:p>
          </table:table-cell>
          <table:table-cell office:value-type="float" office:value="0.473958333333333" calcext:value-type="float">
            <text:p>0.473958333333333</text:p>
          </table:table-cell>
          <table:table-cell office:value-type="float" office:value="0.699107142857143" calcext:value-type="float">
            <text:p>0.699107142857143</text:p>
          </table:table-cell>
          <table:table-cell office:value-type="float" office:value="1.16651785714286" calcext:value-type="float">
            <text:p>1.16651785714286</text:p>
          </table:table-cell>
          <table:table-cell office:value-type="float" office:value="1.45982142857143" calcext:value-type="float">
            <text:p>1.45982142857143</text:p>
          </table:table-cell>
          <table:table-cell office:value-type="float" office:value="1.6141369047619" calcext:value-type="float">
            <text:p>1.6141369047619</text:p>
          </table:table-cell>
          <table:table-cell office:value-type="float" office:value="1.71755952380952" calcext:value-type="float">
            <text:p>1.71755952380952</text:p>
          </table:table-cell>
          <table:table-cell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2" office:value-type="float" office:value="0.579958920187793" calcext:value-type="float">
            <text:p>0.579958920187793</text:p>
          </table:table-cell>
          <table:table-cell office:value-type="float" office:value="0.891578638497653" calcext:value-type="float">
            <text:p>0.891578638497653</text:p>
          </table:table-cell>
          <table:table-cell office:value-type="float" office:value="1.01481807511737" calcext:value-type="float">
            <text:p>1.01481807511737</text:p>
          </table:table-cell>
          <table:table-cell office:value-type="float" office:value="1.06910211267606" calcext:value-type="float">
            <text:p>1.06910211267606</text:p>
          </table:table-cell>
          <table:table-cell office:value-type="float" office:value="1.05589788732394" calcext:value-type="float">
            <text:p>1.05589788732394</text:p>
          </table:table-cell>
          <table:table-cell office:value-type="float" office:value="0.234595070422535" calcext:value-type="float">
            <text:p>0.234595070422535</text:p>
          </table:table-cell>
          <table:table-cell office:value-type="float" office:value="0.154489436619718" calcext:value-type="float">
            <text:p>0.154489436619718</text:p>
          </table:table-cell>
          <table:table-cell office:value-type="float" office:value="0.0875880281690142" calcext:value-type="float">
            <text:p>0.087588028169014</text:p>
          </table:table-cell>
          <table:table-cell office:value-type="float" office:value="0.0305164319248823" calcext:value-type="float">
            <text:p>0.030516431924882</text:p>
          </table:table-cell>
          <table:table-cell office:value-type="float" office:value="-0.000440140845070491" calcext:value-type="float">
            <text:p>-0.00044014084507</text:p>
          </table:table-cell>
          <table:table-cell office:value-type="float" office:value="0.348151408450704" calcext:value-type="float">
            <text:p>0.348151408450704</text:p>
          </table:table-cell>
          <table:table-cell office:value-type="float" office:value="0.728139671361502" calcext:value-type="float">
            <text:p>0.728139671361502</text:p>
          </table:table-cell>
          <table:table-cell office:value-type="float" office:value="0.960827464788732" calcext:value-type="float">
            <text:p>0.960827464788732</text:p>
          </table:table-cell>
          <table:table-cell office:value-type="float" office:value="1.06411384976526" calcext:value-type="float">
            <text:p>1.06411384976526</text:p>
          </table:table-cell>
          <table:table-cell office:value-type="float" office:value="1.13673708920188" calcext:value-type="float">
            <text:p>1.13673708920188</text:p>
          </table:table-cell>
          <table:table-cell office:value-type="float" office:value="0.231807511737089" calcext:value-type="float">
            <text:p>0.231807511737089</text:p>
          </table:table-cell>
          <table:table-cell office:value-type="float" office:value="0.466109154929578" calcext:value-type="float">
            <text:p>0.466109154929578</text:p>
          </table:table-cell>
          <table:table-cell office:value-type="float" office:value="0.522593896713615" calcext:value-type="float">
            <text:p>0.522593896713615</text:p>
          </table:table-cell>
          <table:table-cell office:value-type="float" office:value="0.518192488262911" calcext:value-type="float">
            <text:p>0.518192488262911</text:p>
          </table:table-cell>
          <table:table-cell office:value-type="float" office:value="0.474031690140845" calcext:value-type="float">
            <text:p>0.474031690140845</text:p>
          </table:table-cell>
          <table:table-cell office:value-type="float" office:value="0.696302816901409" calcext:value-type="float">
            <text:p>0.696302816901409</text:p>
          </table:table-cell>
          <table:table-cell office:value-type="float" office:value="1.15360915492958" calcext:value-type="float">
            <text:p>1.15360915492958</text:p>
          </table:table-cell>
          <table:table-cell office:value-type="float" office:value="1.45305164319249" calcext:value-type="float">
            <text:p>1.45305164319249</text:p>
          </table:table-cell>
          <table:table-cell office:value-type="float" office:value="1.6150234741784" calcext:value-type="float">
            <text:p>1.6150234741784</text:p>
          </table:table-cell>
          <table:table-cell office:value-type="float" office:value="1.71860328638498" calcext:value-type="float">
            <text:p>1.71860328638498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2" office:value-type="float" office:value="0.577112268518518" calcext:value-type="float">
            <text:p>0.577112268518518</text:p>
          </table:table-cell>
          <table:table-cell office:value-type="float" office:value="0.892216435185185" calcext:value-type="float">
            <text:p>0.892216435185185</text:p>
          </table:table-cell>
          <table:table-cell office:value-type="float" office:value="1.01374421296296" calcext:value-type="float">
            <text:p>1.01374421296296</text:p>
          </table:table-cell>
          <table:table-cell office:value-type="float" office:value="1.0658275462963" calcext:value-type="float">
            <text:p>1.0658275462963</text:p>
          </table:table-cell>
          <table:table-cell office:value-type="float" office:value="1.05425347222222" calcext:value-type="float">
            <text:p>1.05425347222222</text:p>
          </table:table-cell>
          <table:table-cell office:value-type="float" office:value="0.233072916666667" calcext:value-type="float">
            <text:p>0.233072916666667</text:p>
          </table:table-cell>
          <table:table-cell office:value-type="float" office:value="0.154658564814815" calcext:value-type="float">
            <text:p>0.154658564814815</text:p>
          </table:table-cell>
          <table:table-cell office:value-type="float" office:value="0.083912037037037" calcext:value-type="float">
            <text:p>0.083912037037037</text:p>
          </table:table-cell>
          <table:table-cell office:value-type="float" office:value="0.0277777777777779" calcext:value-type="float">
            <text:p>0.027777777777778</text:p>
          </table:table-cell>
          <table:table-cell office:value-type="float" office:value="-0.00130208333333326" calcext:value-type="float">
            <text:p>-0.001302083333333</text:p>
          </table:table-cell>
          <table:table-cell office:value-type="float" office:value="0.345341435185185" calcext:value-type="float">
            <text:p>0.345341435185185</text:p>
          </table:table-cell>
          <table:table-cell office:value-type="float" office:value="0.733072916666667" calcext:value-type="float">
            <text:p>0.733072916666667</text:p>
          </table:table-cell>
          <table:table-cell office:value-type="float" office:value="0.961371527777778" calcext:value-type="float">
            <text:p>0.961371527777778</text:p>
          </table:table-cell>
          <table:table-cell office:value-type="float" office:value="1.06481481481481" calcext:value-type="float">
            <text:p>1.06481481481481</text:p>
          </table:table-cell>
          <table:table-cell office:value-type="float" office:value="1.13642939814815" calcext:value-type="float">
            <text:p>1.13642939814815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469762731481482" calcext:value-type="float">
            <text:p>0.469762731481482</text:p>
          </table:table-cell>
          <table:table-cell office:value-type="float" office:value="0.520688657407407" calcext:value-type="float">
            <text:p>0.520688657407407</text:p>
          </table:table-cell>
          <table:table-cell office:value-type="float" office:value="0.515046296296296" calcext:value-type="float">
            <text:p>0.515046296296296</text:p>
          </table:table-cell>
          <table:table-cell office:value-type="float" office:value="0.474392361111111" calcext:value-type="float">
            <text:p>0.474392361111111</text:p>
          </table:table-cell>
          <table:table-cell office:value-type="float" office:value="0.69068287037037" calcext:value-type="float">
            <text:p>0.69068287037037</text:p>
          </table:table-cell>
          <table:table-cell office:value-type="float" office:value="1.15552662037037" calcext:value-type="float">
            <text:p>1.15552662037037</text:p>
          </table:table-cell>
          <table:table-cell office:value-type="float" office:value="1.45442708333333" calcext:value-type="float">
            <text:p>1.45442708333333</text:p>
          </table:table-cell>
          <table:table-cell office:value-type="float" office:value="1.61559606481482" calcext:value-type="float">
            <text:p>1.61559606481482</text:p>
          </table:table-cell>
          <table:table-cell office:value-type="float" office:value="1.71629050925926" calcext:value-type="float">
            <text:p>1.71629050925926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2" office:value-type="float" office:value="0.573059360730594" calcext:value-type="float">
            <text:p>0.573059360730594</text:p>
          </table:table-cell>
          <table:table-cell office:value-type="float" office:value="0.892836757990868" calcext:value-type="float">
            <text:p>0.892836757990868</text:p>
          </table:table-cell>
          <table:table-cell office:value-type="float" office:value="1.0126997716895" calcext:value-type="float">
            <text:p>1.0126997716895</text:p>
          </table:table-cell>
          <table:table-cell office:value-type="float" office:value="1.06549657534247" calcext:value-type="float">
            <text:p>1.06549657534247</text:p>
          </table:table-cell>
          <table:table-cell office:value-type="float" office:value="1.05265410958904" calcext:value-type="float">
            <text:p>1.05265410958904</text:p>
          </table:table-cell>
          <table:table-cell office:value-type="float" office:value="0.22902397260274" calcext:value-type="float">
            <text:p>0.22902397260274</text:p>
          </table:table-cell>
          <table:table-cell office:value-type="float" office:value="0.153538812785388" calcext:value-type="float">
            <text:p>0.153538812785388</text:p>
          </table:table-cell>
          <table:table-cell office:value-type="float" office:value="0.0806221461187213" calcext:value-type="float">
            <text:p>0.080622146118721</text:p>
          </table:table-cell>
          <table:table-cell office:value-type="float" office:value="0.0251141552511414" calcext:value-type="float">
            <text:p>0.025114155251141</text:p>
          </table:table-cell>
          <table:table-cell office:value-type="float" office:value="-0.00656392694063923" calcext:value-type="float">
            <text:p>-0.006563926940639</text:p>
          </table:table-cell>
          <table:table-cell office:value-type="float" office:value="0.343892694063927" calcext:value-type="float">
            <text:p>0.343892694063927</text:p>
          </table:table-cell>
          <table:table-cell office:value-type="float" office:value="0.730593607305936" calcext:value-type="float">
            <text:p>0.730593607305936</text:p>
          </table:table-cell>
          <table:table-cell office:value-type="float" office:value="0.955336757990868" calcext:value-type="float">
            <text:p>0.955336757990868</text:p>
          </table:table-cell>
          <table:table-cell office:value-type="float" office:value="1.06364155251142" calcext:value-type="float">
            <text:p>1.06364155251142</text:p>
          </table:table-cell>
          <table:table-cell office:value-type="float" office:value="1.13584474885845" calcext:value-type="float">
            <text:p>1.13584474885845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0.471889269406393" calcext:value-type="float">
            <text:p>0.471889269406393</text:p>
          </table:table-cell>
          <table:table-cell office:value-type="float" office:value="0.520405251141552" calcext:value-type="float">
            <text:p>0.520405251141552</text:p>
          </table:table-cell>
          <table:table-cell office:value-type="float" office:value="0.516124429223744" calcext:value-type="float">
            <text:p>0.516124429223744</text:p>
          </table:table-cell>
          <table:table-cell office:value-type="float" office:value="0.473173515981735" calcext:value-type="float">
            <text:p>0.473173515981735</text:p>
          </table:table-cell>
          <table:table-cell office:value-type="float" office:value="0.687785388127854" calcext:value-type="float">
            <text:p>0.687785388127854</text:p>
          </table:table-cell>
          <table:table-cell office:value-type="float" office:value="1.15154109589041" calcext:value-type="float">
            <text:p>1.15154109589041</text:p>
          </table:table-cell>
          <table:table-cell office:value-type="float" office:value="1.44763127853881" calcext:value-type="float">
            <text:p>1.44763127853881</text:p>
          </table:table-cell>
          <table:table-cell office:value-type="float" office:value="1.61301369863014" calcext:value-type="float">
            <text:p>1.61301369863014</text:p>
          </table:table-cell>
          <table:table-cell office:value-type="float" office:value="1.71532534246575" calcext:value-type="float">
            <text:p>1.71532534246575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2" office:value-type="float" office:value="0.570382882882883" calcext:value-type="float">
            <text:p>0.570382882882883</text:p>
          </table:table-cell>
          <table:table-cell office:value-type="float" office:value="0.892032657657658" calcext:value-type="float">
            <text:p>0.892032657657658</text:p>
          </table:table-cell>
          <table:table-cell office:value-type="float" office:value="1.01168355855856" calcext:value-type="float">
            <text:p>1.01168355855856</text:p>
          </table:table-cell>
          <table:table-cell office:value-type="float" office:value="1.06376689189189" calcext:value-type="float">
            <text:p>1.06376689189189</text:p>
          </table:table-cell>
          <table:table-cell office:value-type="float" office:value="1.05391328828829" calcext:value-type="float">
            <text:p>1.05391328828829</text:p>
          </table:table-cell>
          <table:table-cell office:value-type="float" office:value="0.227618243243243" calcext:value-type="float">
            <text:p>0.227618243243243</text:p>
          </table:table-cell>
          <table:table-cell office:value-type="float" office:value="0.15259009009009" calcext:value-type="float">
            <text:p>0.15259009009009</text:p>
          </table:table-cell>
          <table:table-cell office:value-type="float" office:value="0.0771396396396396" calcext:value-type="float">
            <text:p>0.07713963963964</text:p>
          </table:table-cell>
          <table:table-cell office:value-type="float" office:value="0.0223817567567568" calcext:value-type="float">
            <text:p>0.022381756756757</text:p>
          </table:table-cell>
          <table:table-cell office:value-type="float" office:value="-0.00760135135135132" calcext:value-type="float">
            <text:p>-0.007601351351351</text:p>
          </table:table-cell>
          <table:table-cell office:value-type="float" office:value="0.342623873873874" calcext:value-type="float">
            <text:p>0.342623873873874</text:p>
          </table:table-cell>
          <table:table-cell office:value-type="float" office:value="0.726914414414414" calcext:value-type="float">
            <text:p>0.726914414414414</text:p>
          </table:table-cell>
          <table:table-cell office:value-type="float" office:value="0.951295045045045" calcext:value-type="float">
            <text:p>0.951295045045045</text:p>
          </table:table-cell>
          <table:table-cell office:value-type="float" office:value="1.06587837837838" calcext:value-type="float">
            <text:p>1.06587837837838</text:p>
          </table:table-cell>
          <table:table-cell office:value-type="float" office:value="1.13555743243243" calcext:value-type="float">
            <text:p>1.13555743243243</text:p>
          </table:table-cell>
          <table:table-cell office:value-type="float" office:value="0.227759009009009" calcext:value-type="float">
            <text:p>0.227759009009009</text:p>
          </table:table-cell>
          <table:table-cell office:value-type="float" office:value="0.472832207207207" calcext:value-type="float">
            <text:p>0.472832207207207</text:p>
          </table:table-cell>
          <table:table-cell office:value-type="float" office:value="0.518581081081081" calcext:value-type="float">
            <text:p>0.518581081081081</text:p>
          </table:table-cell>
          <table:table-cell office:value-type="float" office:value="0.514358108108108" calcext:value-type="float">
            <text:p>0.514358108108108</text:p>
          </table:table-cell>
          <table:table-cell office:value-type="float" office:value="0.474521396396396" calcext:value-type="float">
            <text:p>0.474521396396396</text:p>
          </table:table-cell>
          <table:table-cell office:value-type="float" office:value="0.685247747747748" calcext:value-type="float">
            <text:p>0.685247747747748</text:p>
          </table:table-cell>
          <table:table-cell office:value-type="float" office:value="1.14611486486487" calcext:value-type="float">
            <text:p>1.14611486486487</text:p>
          </table:table-cell>
          <table:table-cell office:value-type="float" office:value="1.44439752252252" calcext:value-type="float">
            <text:p>1.44439752252252</text:p>
          </table:table-cell>
          <table:table-cell office:value-type="float" office:value="1.61528716216216" calcext:value-type="float">
            <text:p>1.61528716216216</text:p>
          </table:table-cell>
          <table:table-cell office:value-type="float" office:value="1.71494932432432" calcext:value-type="float">
            <text:p>1.71494932432432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0.567777777777778" calcext:value-type="float">
            <text:p>0.567777777777778</text:p>
          </table:table-cell>
          <table:table-cell office:value-type="float" office:value="0.888472222222222" calcext:value-type="float">
            <text:p>0.888472222222222</text:p>
          </table:table-cell>
          <table:table-cell office:value-type="float" office:value="1.01208333333333" calcext:value-type="float">
            <text:p>1.01208333333333</text:p>
          </table:table-cell>
          <table:table-cell office:value-type="float" office:value="1.06347222222222" calcext:value-type="float">
            <text:p>1.06347222222222</text:p>
          </table:table-cell>
          <table:table-cell office:value-type="float" office:value="1.05236111111111" calcext:value-type="float">
            <text:p>1.05236111111111</text:p>
          </table:table-cell>
          <table:table-cell office:value-type="float" office:value="0.227638888888889" calcext:value-type="float">
            <text:p>0.227638888888889</text:p>
          </table:table-cell>
          <table:table-cell office:value-type="float" office:value="0.151666666666667" calcext:value-type="float">
            <text:p>0.151666666666667</text:p>
          </table:table-cell>
          <table:table-cell office:value-type="float" office:value="0.0751388888888889" calcext:value-type="float">
            <text:p>0.075138888888889</text:p>
          </table:table-cell>
          <table:table-cell office:value-type="float" office:value="0.0195833333333335" calcext:value-type="float">
            <text:p>0.019583333333334</text:p>
          </table:table-cell>
          <table:table-cell office:value-type="float" office:value="-0.00986111111111088" calcext:value-type="float">
            <text:p>-0.009861111111111</text:p>
          </table:table-cell>
          <table:table-cell office:value-type="float" office:value="0.341388888888889" calcext:value-type="float">
            <text:p>0.341388888888889</text:p>
          </table:table-cell>
          <table:table-cell office:value-type="float" office:value="0.725833333333333" calcext:value-type="float">
            <text:p>0.725833333333333</text:p>
          </table:table-cell>
          <table:table-cell office:value-type="float" office:value="0.959583333333333" calcext:value-type="float">
            <text:p>0.959583333333333</text:p>
          </table:table-cell>
          <table:table-cell office:value-type="float" office:value="1.07111111111111" calcext:value-type="float">
            <text:p>1.07111111111111</text:p>
          </table:table-cell>
          <table:table-cell office:value-type="float" office:value="1.13527777777778" calcext:value-type="float">
            <text:p>1.13527777777778</text:p>
          </table:table-cell>
          <table:table-cell office:value-type="float" office:value="0.226388888888889" calcext:value-type="float">
            <text:p>0.226388888888889</text:p>
          </table:table-cell>
          <table:table-cell office:value-type="float" office:value="0.470972222222222" calcext:value-type="float">
            <text:p>0.470972222222222</text:p>
          </table:table-cell>
          <table:table-cell office:value-type="float" office:value="0.518055555555555" calcext:value-type="float">
            <text:p>0.518055555555555</text:p>
          </table:table-cell>
          <table:table-cell office:value-type="float" office:value="0.515416666666667" calcext:value-type="float">
            <text:p>0.51541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682777777777778" calcext:value-type="float">
            <text:p>0.682777777777778</text:p>
          </table:table-cell>
          <table:table-cell office:value-type="float" office:value="1.14333333333333" calcext:value-type="float">
            <text:p>1.14333333333333</text:p>
          </table:table-cell>
          <table:table-cell office:value-type="float" office:value="1.45361111111111" calcext:value-type="float">
            <text:p>1.45361111111111</text:p>
          </table:table-cell>
          <table:table-cell office:value-type="float" office:value="1.61916666666667" calcext:value-type="float">
            <text:p>1.61916666666667</text:p>
          </table:table-cell>
          <table:table-cell office:value-type="float" office:value="1.71430555555556" calcext:value-type="float">
            <text:p>1.71430555555556</text:p>
          </table:table-cell>
          <table:table-cell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2" office:value-type="float" office:value="0.565652412280702" calcext:value-type="float">
            <text:p>0.565652412280702</text:p>
          </table:table-cell>
          <table:table-cell office:value-type="float" office:value="0.886376096491228" calcext:value-type="float">
            <text:p>0.886376096491228</text:p>
          </table:table-cell>
          <table:table-cell office:value-type="float" office:value="1.00973135964912" calcext:value-type="float">
            <text:p>1.00973135964912</text:p>
          </table:table-cell>
          <table:table-cell office:value-type="float" office:value="1.06181469298246" calcext:value-type="float">
            <text:p>1.06181469298246</text:p>
          </table:table-cell>
          <table:table-cell office:value-type="float" office:value="1.05084978070175" calcext:value-type="float">
            <text:p>1.05084978070175</text:p>
          </table:table-cell>
          <table:table-cell office:value-type="float" office:value="0.228481359649123" calcext:value-type="float">
            <text:p>0.228481359649123</text:p>
          </table:table-cell>
          <table:table-cell office:value-type="float" office:value="0.151041666666667" calcext:value-type="float">
            <text:p>0.151041666666667</text:p>
          </table:table-cell>
          <table:table-cell office:value-type="float" office:value="0.073876096491228" calcext:value-type="float">
            <text:p>0.073876096491228</text:p>
          </table:table-cell>
          <table:table-cell office:value-type="float" office:value="0.0204221491228072" calcext:value-type="float">
            <text:p>0.020422149122807</text:p>
          </table:table-cell>
          <table:table-cell office:value-type="float" office:value="-0.0131578947368423" calcext:value-type="float">
            <text:p>-0.013157894736842</text:p>
          </table:table-cell>
          <table:table-cell office:value-type="float" office:value="0.338541666666667" calcext:value-type="float">
            <text:p>0.338541666666667</text:p>
          </table:table-cell>
          <table:table-cell office:value-type="float" office:value="0.730674342105263" calcext:value-type="float">
            <text:p>0.730674342105263</text:p>
          </table:table-cell>
          <table:table-cell office:value-type="float" office:value="0.953810307017544" calcext:value-type="float">
            <text:p>0.953810307017544</text:p>
          </table:table-cell>
          <table:table-cell office:value-type="float" office:value="1.06990131578947" calcext:value-type="float">
            <text:p>1.06990131578947</text:p>
          </table:table-cell>
          <table:table-cell office:value-type="float" office:value="1.13473135964912" calcext:value-type="float">
            <text:p>1.13473135964912</text:p>
          </table:table-cell>
          <table:table-cell office:value-type="float" office:value="0.227110745614035" calcext:value-type="float">
            <text:p>0.227110745614035</text:p>
          </table:table-cell>
          <table:table-cell office:value-type="float" office:value="0.471902412280702" calcext:value-type="float">
            <text:p>0.471902412280702</text:p>
          </table:table-cell>
          <table:table-cell office:value-type="float" office:value="0.518092105263158" calcext:value-type="float">
            <text:p>0.518092105263158</text:p>
          </table:table-cell>
          <table:table-cell office:value-type="float" office:value="0.51672149122807" calcext:value-type="float">
            <text:p>0.51672149122807</text:p>
          </table:table-cell>
          <table:table-cell office:value-type="float" office:value="0.472176535087719" calcext:value-type="float">
            <text:p>0.472176535087719</text:p>
          </table:table-cell>
          <table:table-cell office:value-type="float" office:value="0.677083333333333" calcext:value-type="float">
            <text:p>0.677083333333333</text:p>
          </table:table-cell>
          <table:table-cell office:value-type="float" office:value="1.14514802631579" calcext:value-type="float">
            <text:p>1.14514802631579</text:p>
          </table:table-cell>
          <table:table-cell office:value-type="float" office:value="1.44544956140351" calcext:value-type="float">
            <text:p>1.44544956140351</text:p>
          </table:table-cell>
          <table:table-cell office:value-type="float" office:value="1.61499451754386" calcext:value-type="float">
            <text:p>1.61499451754386</text:p>
          </table:table-cell>
          <table:table-cell office:value-type="float" office:value="1.71340460526316" calcext:value-type="float">
            <text:p>1.71340460526316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2" office:value-type="float" office:value="0.563717532467532" calcext:value-type="float">
            <text:p>0.563717532467532</text:p>
          </table:table-cell>
          <table:table-cell office:value-type="float" office:value="0.885687229437229" calcext:value-type="float">
            <text:p>0.885687229437229</text:p>
          </table:table-cell>
          <table:table-cell office:value-type="float" office:value="1.00608766233766" calcext:value-type="float">
            <text:p>1.00608766233766</text:p>
          </table:table-cell>
          <table:table-cell office:value-type="float" office:value="1.06020021645022" calcext:value-type="float">
            <text:p>1.06020021645022</text:p>
          </table:table-cell>
          <table:table-cell office:value-type="float" office:value="1.04937770562771" calcext:value-type="float">
            <text:p>1.04937770562771</text:p>
          </table:table-cell>
          <table:table-cell office:value-type="float" office:value="0.228219696969697" calcext:value-type="float">
            <text:p>0.228219696969697</text:p>
          </table:table-cell>
          <table:table-cell office:value-type="float" office:value="0.1504329004329" calcext:value-type="float">
            <text:p>0.1504329004329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0198863636363635" calcext:value-type="float">
            <text:p>0.019886363636364</text:p>
          </table:table-cell>
          <table:table-cell office:value-type="float" office:value="-0.0132575757575757" calcext:value-type="float">
            <text:p>-0.013257575757576</text:p>
          </table:table-cell>
          <table:table-cell office:value-type="float" office:value="0.335497835497836" calcext:value-type="float">
            <text:p>0.335497835497836</text:p>
          </table:table-cell>
          <table:table-cell office:value-type="float" office:value="0.730654761904762" calcext:value-type="float">
            <text:p>0.730654761904762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1.06845238095238" calcext:value-type="float">
            <text:p>1.06845238095238</text:p>
          </table:table-cell>
          <table:table-cell office:value-type="float" office:value="1.13392857142857" calcext:value-type="float">
            <text:p>1.13392857142857</text:p>
          </table:table-cell>
          <table:table-cell office:value-type="float" office:value="0.228219696969697" calcext:value-type="float">
            <text:p>0.228219696969697</text:p>
          </table:table-cell>
          <table:table-cell office:value-type="float" office:value="0.471049783549784" calcext:value-type="float">
            <text:p>0.471049783549784</text:p>
          </table:table-cell>
          <table:table-cell office:value-type="float" office:value="0.513933982683983" calcext:value-type="float">
            <text:p>0.513933982683983</text:p>
          </table:table-cell>
          <table:table-cell office:value-type="float" office:value="0.516504329004329" calcext:value-type="float">
            <text:p>0.516504329004329</text:p>
          </table:table-cell>
          <table:table-cell office:value-type="float" office:value="0.471049783549784" calcext:value-type="float">
            <text:p>0.471049783549784</text:p>
          </table:table-cell>
          <table:table-cell office:value-type="float" office:value="0.670995670995671" calcext:value-type="float">
            <text:p>0.670995670995671</text:p>
          </table:table-cell>
          <table:table-cell office:value-type="float" office:value="1.14529220779221" calcext:value-type="float">
            <text:p>1.14529220779221</text:p>
          </table:table-cell>
          <table:table-cell office:value-type="float" office:value="1.44453463203463" calcext:value-type="float">
            <text:p>1.44453463203463</text:p>
          </table:table-cell>
          <table:table-cell office:value-type="float" office:value="1.61214826839827" calcext:value-type="float">
            <text:p>1.61214826839827</text:p>
          </table:table-cell>
          <table:table-cell office:value-type="float" office:value="1.71225649350649" calcext:value-type="float">
            <text:p>1.71225649350649</text:p>
          </table:table-cell>
          <table:table-cell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2" office:value-type="float" office:value="0.561832264957265" calcext:value-type="float">
            <text:p>0.561832264957265</text:p>
          </table:table-cell>
          <table:table-cell office:value-type="float" office:value="0.883680555555556" calcext:value-type="float">
            <text:p>0.883680555555556</text:p>
          </table:table-cell>
          <table:table-cell office:value-type="float" office:value="1.00520833333333" calcext:value-type="float">
            <text:p>1.00520833333333</text:p>
          </table:table-cell>
          <table:table-cell office:value-type="float" office:value="1.05862713675214" calcext:value-type="float">
            <text:p>1.05862713675214</text:p>
          </table:table-cell>
          <table:table-cell office:value-type="float" office:value="1.04927884615385" calcext:value-type="float">
            <text:p>1.04927884615385</text:p>
          </table:table-cell>
          <table:table-cell office:value-type="float" office:value="0.229300213675214" calcext:value-type="float">
            <text:p>0.229300213675214</text:p>
          </table:table-cell>
          <table:table-cell office:value-type="float" office:value="0.148504273504273" calcext:value-type="float">
            <text:p>0.148504273504273</text:p>
          </table:table-cell>
          <table:table-cell office:value-type="float" office:value="0.0702457264957264" calcext:value-type="float">
            <text:p>0.070245726495726</text:p>
          </table:table-cell>
          <table:table-cell office:value-type="float" office:value="0.017895299145299" calcext:value-type="float">
            <text:p>0.017895299145299</text:p>
          </table:table-cell>
          <table:table-cell office:value-type="float" office:value="-0.0149572649572649" calcext:value-type="float">
            <text:p>-0.014957264957265</text:p>
          </table:table-cell>
          <table:table-cell office:value-type="float" office:value="0.333867521367521" calcext:value-type="float">
            <text:p>0.333867521367521</text:p>
          </table:table-cell>
          <table:table-cell office:value-type="float" office:value="0.72769764957265" calcext:value-type="float">
            <text:p>0.72769764957265</text:p>
          </table:table-cell>
          <table:table-cell office:value-type="float" office:value="0.964209401709402" calcext:value-type="float">
            <text:p>0.964209401709402</text:p>
          </table:table-cell>
          <table:table-cell office:value-type="float" office:value="1.0670405982906" calcext:value-type="float">
            <text:p>1.0670405982906</text:p>
          </table:table-cell>
          <table:table-cell office:value-type="float" office:value="1.13314636752137" calcext:value-type="float">
            <text:p>1.13314636752137</text:p>
          </table:table-cell>
          <table:table-cell office:value-type="float" office:value="0.227964743589744" calcext:value-type="float">
            <text:p>0.227964743589744</text:p>
          </table:table-cell>
          <table:table-cell office:value-type="float" office:value="0.469017094017094" calcext:value-type="float">
            <text:p>0.469017094017094</text:p>
          </table:table-cell>
          <table:table-cell office:value-type="float" office:value="0.513755341880342" calcext:value-type="float">
            <text:p>0.513755341880342</text:p>
          </table:table-cell>
          <table:table-cell office:value-type="float" office:value="0.514823717948718" calcext:value-type="float">
            <text:p>0.514823717948718</text:p>
          </table:table-cell>
          <table:table-cell office:value-type="float" office:value="0.471153846153846" calcext:value-type="float">
            <text:p>0.471153846153846</text:p>
          </table:table-cell>
          <table:table-cell office:value-type="float" office:value="0.667735042735043" calcext:value-type="float">
            <text:p>0.667735042735043</text:p>
          </table:table-cell>
          <table:table-cell office:value-type="float" office:value="1.14236111111111" calcext:value-type="float">
            <text:p>1.14236111111111</text:p>
          </table:table-cell>
          <table:table-cell office:value-type="float" office:value="1.45566239316239" calcext:value-type="float">
            <text:p>1.45566239316239</text:p>
          </table:table-cell>
          <table:table-cell office:value-type="float" office:value="1.61084401709402" calcext:value-type="float">
            <text:p>1.61084401709402</text:p>
          </table:table-cell>
          <table:table-cell office:value-type="float" office:value="1.71127136752137" calcext:value-type="float">
            <text:p>1.71127136752137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2" office:value-type="float" office:value="0.559994725738397" calcext:value-type="float">
            <text:p>0.559994725738397</text:p>
          </table:table-cell>
          <table:table-cell office:value-type="float" office:value="0.881724683544304" calcext:value-type="float">
            <text:p>0.881724683544304</text:p>
          </table:table-cell>
          <table:table-cell office:value-type="float" office:value="1.00435126582278" calcext:value-type="float">
            <text:p>1.00435126582278</text:p>
          </table:table-cell>
          <table:table-cell office:value-type="float" office:value="1.05709388185654" calcext:value-type="float">
            <text:p>1.05709388185654</text:p>
          </table:table-cell>
          <table:table-cell office:value-type="float" office:value="1.04786392405063" calcext:value-type="float">
            <text:p>1.04786392405063</text:p>
          </table:table-cell>
          <table:table-cell office:value-type="float" office:value="0.230353375527426" calcext:value-type="float">
            <text:p>0.230353375527426</text:p>
          </table:table-cell>
          <table:table-cell office:value-type="float" office:value="0.149525316455696" calcext:value-type="float">
            <text:p>0.149525316455696</text:p>
          </table:table-cell>
          <table:table-cell office:value-type="float" office:value="0.0705432489451476" calcext:value-type="float">
            <text:p>0.070543248945148</text:p>
          </table:table-cell>
          <table:table-cell office:value-type="float" office:value="0.0174050632911391" calcext:value-type="float">
            <text:p>0.017405063291139</text:p>
          </table:table-cell>
          <table:table-cell office:value-type="float" office:value="-0.0164820675105486" calcext:value-type="float">
            <text:p>-0.016482067510549</text:p>
          </table:table-cell>
          <table:table-cell office:value-type="float" office:value="0.330959915611814" calcext:value-type="float">
            <text:p>0.330959915611814</text:p>
          </table:table-cell>
          <table:table-cell office:value-type="float" office:value="0.719013713080169" calcext:value-type="float">
            <text:p>0.719013713080169</text:p>
          </table:table-cell>
          <table:table-cell office:value-type="float" office:value="0.956882911392405" calcext:value-type="float">
            <text:p>0.956882911392405</text:p>
          </table:table-cell>
          <table:table-cell office:value-type="float" office:value="1.06276371308017" calcext:value-type="float">
            <text:p>1.06276371308017</text:p>
          </table:table-cell>
          <table:table-cell office:value-type="float" office:value="1.13238396624473" calcext:value-type="float">
            <text:p>1.13238396624473</text:p>
          </table:table-cell>
          <table:table-cell office:value-type="float" office:value="0.229034810126582" calcext:value-type="float">
            <text:p>0.229034810126582</text:p>
          </table:table-cell>
          <table:table-cell office:value-type="float" office:value="0.469936708860759" calcext:value-type="float">
            <text:p>0.469936708860759</text:p>
          </table:table-cell>
          <table:table-cell office:value-type="float" office:value="0.513581223628692" calcext:value-type="float">
            <text:p>0.513581223628692</text:p>
          </table:table-cell>
          <table:table-cell office:value-type="float" office:value="0.514636075949367" calcext:value-type="float">
            <text:p>0.514636075949367</text:p>
          </table:table-cell>
          <table:table-cell office:value-type="float" office:value="0.470068565400844" calcext:value-type="float">
            <text:p>0.470068565400844</text:p>
          </table:table-cell>
          <table:table-cell office:value-type="float" office:value="0.661919831223629" calcext:value-type="float">
            <text:p>0.661919831223629</text:p>
          </table:table-cell>
          <table:table-cell office:value-type="float" office:value="1.13080168776371" calcext:value-type="float">
            <text:p>1.13080168776371</text:p>
          </table:table-cell>
          <table:table-cell office:value-type="float" office:value="1.4476529535865" calcext:value-type="float">
            <text:p>1.4476529535865</text:p>
          </table:table-cell>
          <table:table-cell office:value-type="float" office:value="1.60522151898734" calcext:value-type="float">
            <text:p>1.60522151898734</text:p>
          </table:table-cell>
          <table:table-cell office:value-type="float" office:value="1.71017932489451" calcext:value-type="float">
            <text:p>1.7101793248945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2" office:value-type="float" office:value="0.558203125" calcext:value-type="float">
            <text:p>0.558203125</text:p>
          </table:table-cell>
          <table:table-cell office:value-type="float" office:value="0.882421875" calcext:value-type="float">
            <text:p>0.882421875</text:p>
          </table:table-cell>
          <table:table-cell office:value-type="float" office:value="1.00221354166667" calcext:value-type="float">
            <text:p>1.00221354166667</text:p>
          </table:table-cell>
          <table:table-cell office:value-type="float" office:value="1.05559895833333" calcext:value-type="float">
            <text:p>1.05559895833333</text:p>
          </table:table-cell>
          <table:table-cell office:value-type="float" office:value="1.046484375" calcext:value-type="float">
            <text:p>1.046484375</text:p>
          </table:table-cell>
          <table:table-cell office:value-type="float" office:value="0.230078125" calcext:value-type="float">
            <text:p>0.230078125</text:p>
          </table:table-cell>
          <table:table-cell office:value-type="float" office:value="0.148828125" calcext:value-type="float">
            <text:p>0.148828125</text:p>
          </table:table-cell>
          <table:table-cell office:value-type="float" office:value="0.06953125" calcext:value-type="float">
            <text:p>0.06953125</text:p>
          </table:table-cell>
          <table:table-cell office:value-type="float" office:value="0.0169270833333333" calcext:value-type="float">
            <text:p>0.016927083333333</text:p>
          </table:table-cell>
          <table:table-cell office:value-type="float" office:value="-0.0179687500000001" calcext:value-type="float">
            <text:p>-0.0179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733463541666667" calcext:value-type="float">
            <text:p>0.733463541666667</text:p>
          </table:table-cell>
          <table:table-cell office:value-type="float" office:value="0.952604166666667" calcext:value-type="float">
            <text:p>0.952604166666667</text:p>
          </table:table-cell>
          <table:table-cell office:value-type="float" office:value="1.062890625" calcext:value-type="float">
            <text:p>1.062890625</text:p>
          </table:table-cell>
          <table:table-cell office:value-type="float" office:value="1.131640625" calcext:value-type="float">
            <text:p>1.131640625</text:p>
          </table:table-cell>
          <table:table-cell office:value-type="float" office:value="0.230078125" calcext:value-type="float">
            <text:p>0.230078125</text:p>
          </table:table-cell>
          <table:table-cell office:value-type="float" office:value="0.471744791666667" calcext:value-type="float">
            <text:p>0.471744791666667</text:p>
          </table:table-cell>
          <table:table-cell office:value-type="float" office:value="0.512239583333333" calcext:value-type="float">
            <text:p>0.512239583333333</text:p>
          </table:table-cell>
          <table:table-cell office:value-type="float" office:value="0.514453125" calcext:value-type="float">
            <text:p>0.514453125</text:p>
          </table:table-cell>
          <table:table-cell office:value-type="float" office:value="0.469010416666667" calcext:value-type="float">
            <text:p>0.469010416666667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.144140625" calcext:value-type="float">
            <text:p>1.144140625</text:p>
          </table:table-cell>
          <table:table-cell office:value-type="float" office:value="1.442578125" calcext:value-type="float">
            <text:p>1.442578125</text:p>
          </table:table-cell>
          <table:table-cell office:value-type="float" office:value="1.60403645833333" calcext:value-type="float">
            <text:p>1.60403645833333</text:p>
          </table:table-cell>
          <table:table-cell office:value-type="float" office:value="1.70911458333333" calcext:value-type="float">
            <text:p>1.70911458333333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2" office:value-type="float" office:value="0.556455761316872" calcext:value-type="float">
            <text:p>0.556455761316872</text:p>
          </table:table-cell>
          <table:table-cell office:value-type="float" office:value="0.879243827160494" calcext:value-type="float">
            <text:p>0.879243827160494</text:p>
          </table:table-cell>
          <table:table-cell office:value-type="float" office:value="1.00012860082305" calcext:value-type="float">
            <text:p>1.00012860082305</text:p>
          </table:table-cell>
          <table:table-cell office:value-type="float" office:value="1.05542695473251" calcext:value-type="float">
            <text:p>1.05542695473251</text:p>
          </table:table-cell>
          <table:table-cell office:value-type="float" office:value="1.04513888888889" calcext:value-type="float">
            <text:p>1.04513888888889</text:p>
          </table:table-cell>
          <table:table-cell office:value-type="float" office:value="0.231095679012346" calcext:value-type="float">
            <text:p>0.231095679012346</text:p>
          </table:table-cell>
          <table:table-cell office:value-type="float" office:value="0.147119341563786" calcext:value-type="float">
            <text:p>0.147119341563786</text:p>
          </table:table-cell>
          <table:table-cell office:value-type="float" office:value="0.0671296296296295" calcext:value-type="float">
            <text:p>0.06712962962963</text:p>
          </table:table-cell>
          <table:table-cell office:value-type="float" office:value="0.0149176954732513" calcext:value-type="float">
            <text:p>0.014917695473251</text:p>
          </table:table-cell>
          <table:table-cell office:value-type="float" office:value="-0.0194187242798356" calcext:value-type="float">
            <text:p>-0.019418724279836</text:p>
          </table:table-cell>
          <table:table-cell office:value-type="float" office:value="0.326646090534979" calcext:value-type="float">
            <text:p>0.326646090534979</text:p>
          </table:table-cell>
          <table:table-cell office:value-type="float" office:value="0.726337448559671" calcext:value-type="float">
            <text:p>0.726337448559671</text:p>
          </table:table-cell>
          <table:table-cell office:value-type="float" office:value="0.951260288065844" calcext:value-type="float">
            <text:p>0.951260288065844</text:p>
          </table:table-cell>
          <table:table-cell office:value-type="float" office:value="1.06301440329218" calcext:value-type="float">
            <text:p>1.06301440329218</text:p>
          </table:table-cell>
          <table:table-cell office:value-type="float" office:value="1.13091563786008" calcext:value-type="float">
            <text:p>1.13091563786008</text:p>
          </table:table-cell>
          <table:table-cell office:value-type="float" office:value="0.229809670781893" calcext:value-type="float">
            <text:p>0.229809670781893</text:p>
          </table:table-cell>
          <table:table-cell office:value-type="float" office:value="0.468621399176955" calcext:value-type="float">
            <text:p>0.468621399176955</text:p>
          </table:table-cell>
          <table:table-cell office:value-type="float" office:value="0.510931069958848" calcext:value-type="float">
            <text:p>0.510931069958848</text:p>
          </table:table-cell>
          <table:table-cell office:value-type="float" office:value="0.514017489711934" calcext:value-type="float">
            <text:p>0.514017489711934</text:p>
          </table:table-cell>
          <table:table-cell office:value-type="float" office:value="0.467978395061728" calcext:value-type="float">
            <text:p>0.467978395061728</text:p>
          </table:table-cell>
          <table:table-cell office:value-type="float" office:value="0.653292181069959" calcext:value-type="float">
            <text:p>0.653292181069959</text:p>
          </table:table-cell>
          <table:table-cell office:value-type="float" office:value="1.13695987654321" calcext:value-type="float">
            <text:p>1.13695987654321</text:p>
          </table:table-cell>
          <table:table-cell office:value-type="float" office:value="1.44045781893004" calcext:value-type="float">
            <text:p>1.44045781893004</text:p>
          </table:table-cell>
          <table:table-cell office:value-type="float" office:value="1.60442386831276" calcext:value-type="float">
            <text:p>1.60442386831276</text:p>
          </table:table-cell>
          <table:table-cell office:value-type="float" office:value="1.70807613168724" calcext:value-type="float">
            <text:p>1.70807613168724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 office:value-type="float" office:value="0.554751016260163" calcext:value-type="float">
            <text:p>0.554751016260163</text:p>
          </table:table-cell>
          <table:table-cell office:value-type="float" office:value="0.876143292682927" calcext:value-type="float">
            <text:p>0.876143292682927</text:p>
          </table:table-cell>
          <table:table-cell office:value-type="float" office:value="0.998094512195122" calcext:value-type="float">
            <text:p>0.998094512195122</text:p>
          </table:table-cell>
          <table:table-cell office:value-type="float" office:value="1.05271849593496" calcext:value-type="float">
            <text:p>1.05271849593496</text:p>
          </table:table-cell>
          <table:table-cell office:value-type="float" office:value="1.0438262195122" calcext:value-type="float">
            <text:p>1.0438262195122</text:p>
          </table:table-cell>
          <table:table-cell office:value-type="float" office:value="0.232088414634146" calcext:value-type="float">
            <text:p>0.232088414634146</text:p>
          </table:table-cell>
          <table:table-cell office:value-type="float" office:value="0.148246951219512" calcext:value-type="float">
            <text:p>0.148246951219512</text:p>
          </table:table-cell>
          <table:table-cell office:value-type="float" office:value="0.067581300813008" calcext:value-type="float">
            <text:p>0.067581300813008</text:p>
          </table:table-cell>
          <table:table-cell office:value-type="float" office:value="0.0146087398373984" calcext:value-type="float">
            <text:p>0.014608739837399</text:p>
          </table:table-cell>
          <table:table-cell office:value-type="float" office:value="-0.0208333333333333" calcext:value-type="float">
            <text:p>-0.020833333333333</text:p>
          </table:table-cell>
          <table:table-cell office:value-type="float" office:value="0.323932926829268" calcext:value-type="float">
            <text:p>0.323932926829268</text:p>
          </table:table-cell>
          <table:table-cell office:value-type="float" office:value="0.727769308943089" calcext:value-type="float">
            <text:p>0.727769308943089</text:p>
          </table:table-cell>
          <table:table-cell office:value-type="float" office:value="0.945757113821138" calcext:value-type="float">
            <text:p>0.945757113821138</text:p>
          </table:table-cell>
          <table:table-cell office:value-type="float" office:value="1.06313516260163" calcext:value-type="float">
            <text:p>1.06313516260163</text:p>
          </table:table-cell>
          <table:table-cell office:value-type="float" office:value="1.12042682926829" calcext:value-type="float">
            <text:p>1.12042682926829</text:p>
          </table:table-cell>
          <table:table-cell office:value-type="float" office:value="0.230818089430894" calcext:value-type="float">
            <text:p>0.230818089430894</text:p>
          </table:table-cell>
          <table:table-cell office:value-type="float" office:value="0.468368902439025" calcext:value-type="float">
            <text:p>0.468368902439025</text:p>
          </table:table-cell>
          <table:table-cell office:value-type="float" office:value="0.509654471544715" calcext:value-type="float">
            <text:p>0.509654471544715</text:p>
          </table:table-cell>
          <table:table-cell office:value-type="float" office:value="0.51270325203252" calcext:value-type="float">
            <text:p>0.51270325203252</text:p>
          </table:table-cell>
          <table:table-cell office:value-type="float" office:value="0.466971544715447" calcext:value-type="float">
            <text:p>0.466971544715447</text:p>
          </table:table-cell>
          <table:table-cell office:value-type="float" office:value="0.647865853658537" calcext:value-type="float">
            <text:p>0.647865853658537</text:p>
          </table:table-cell>
          <table:table-cell office:value-type="float" office:value="1.13554369918699" calcext:value-type="float">
            <text:p>1.13554369918699</text:p>
          </table:table-cell>
          <table:table-cell office:value-type="float" office:value="1.43419715447154" calcext:value-type="float">
            <text:p>1.43419715447154</text:p>
          </table:table-cell>
          <table:table-cell office:value-type="float" office:value="1.60315040650407" calcext:value-type="float">
            <text:p>1.60315040650407</text:p>
          </table:table-cell>
          <table:table-cell office:value-type="float" office:value="1.69728150406504" calcext:value-type="float">
            <text:p>1.69728150406504</text:p>
          </table:table-cell>
          <table:table-cell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2" office:value-type="float" office:value="0.55308734939759" calcext:value-type="float">
            <text:p>0.55308734939759</text:p>
          </table:table-cell>
          <table:table-cell office:value-type="float" office:value="0.873117469879518" calcext:value-type="float">
            <text:p>0.873117469879518</text:p>
          </table:table-cell>
          <table:table-cell office:value-type="float" office:value="0.996109437751004" calcext:value-type="float">
            <text:p>0.996109437751004</text:p>
          </table:table-cell>
          <table:table-cell office:value-type="float" office:value="1.05133032128514" calcext:value-type="float">
            <text:p>1.05133032128514</text:p>
          </table:table-cell>
          <table:table-cell office:value-type="float" office:value="1.04254518072289" calcext:value-type="float">
            <text:p>1.04254518072289</text:p>
          </table:table-cell>
          <table:table-cell office:value-type="float" office:value="0.231802208835341" calcext:value-type="float">
            <text:p>0.231802208835341</text:p>
          </table:table-cell>
          <table:table-cell office:value-type="float" office:value="0.146586345381526" calcext:value-type="float">
            <text:p>0.146586345381526</text:p>
          </table:table-cell>
          <table:table-cell office:value-type="float" office:value="0.0666415662650604" calcext:value-type="float">
            <text:p>0.06664156626506</text:p>
          </table:table-cell>
          <table:table-cell office:value-type="float" office:value="0.0128012048192772" calcext:value-type="float">
            <text:p>0.012801204819277</text:p>
          </table:table-cell>
          <table:table-cell office:value-type="float" office:value="-0.0222138554216869" calcext:value-type="float">
            <text:p>-0.022213855421687</text:p>
          </table:table-cell>
          <table:table-cell office:value-type="float" office:value="0.321285140562249" calcext:value-type="float">
            <text:p>0.321285140562249</text:p>
          </table:table-cell>
          <table:table-cell office:value-type="float" office:value="0.723644578313253" calcext:value-type="float">
            <text:p>0.723644578313253</text:p>
          </table:table-cell>
          <table:table-cell office:value-type="float" office:value="0.941767068273092" calcext:value-type="float">
            <text:p>0.941767068273092</text:p>
          </table:table-cell>
          <table:table-cell office:value-type="float" office:value="1.06049196787149" calcext:value-type="float">
            <text:p>1.06049196787149</text:p>
          </table:table-cell>
          <table:table-cell office:value-type="float" office:value="1.12675702811245" calcext:value-type="float">
            <text:p>1.12675702811245</text:p>
          </table:table-cell>
          <table:table-cell office:value-type="float" office:value="0.231802208835341" calcext:value-type="float">
            <text:p>0.231802208835341</text:p>
          </table:table-cell>
          <table:table-cell office:value-type="float" office:value="0.466741967871486" calcext:value-type="float">
            <text:p>0.466741967871486</text:p>
          </table:table-cell>
          <table:table-cell office:value-type="float" office:value="0.508408634538153" calcext:value-type="float">
            <text:p>0.508408634538153</text:p>
          </table:table-cell>
          <table:table-cell office:value-type="float" office:value="0.511169678714859" calcext:value-type="float">
            <text:p>0.511169678714859</text:p>
          </table:table-cell>
          <table:table-cell office:value-type="float" office:value="0.465988955823293" calcext:value-type="float">
            <text:p>0.465988955823293</text:p>
          </table:table-cell>
          <table:table-cell office:value-type="float" office:value="0.642570281124498" calcext:value-type="float">
            <text:p>0.642570281124498</text:p>
          </table:table-cell>
          <table:table-cell office:value-type="float" office:value="1.13002008032129" calcext:value-type="float">
            <text:p>1.13002008032129</text:p>
          </table:table-cell>
          <table:table-cell office:value-type="float" office:value="1.42946787148594" calcext:value-type="float">
            <text:p>1.42946787148594</text:p>
          </table:table-cell>
          <table:table-cell office:value-type="float" office:value="1.60065261044177" calcext:value-type="float">
            <text:p>1.60065261044177</text:p>
          </table:table-cell>
          <table:table-cell office:value-type="float" office:value="1.70331325301205" calcext:value-type="float">
            <text:p>1.70331325301205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2" office:value-type="float" office:value="0.551463293650794" calcext:value-type="float">
            <text:p>0.551463293650794</text:p>
          </table:table-cell>
          <table:table-cell office:value-type="float" office:value="0.872643849206349" calcext:value-type="float">
            <text:p>0.872643849206349</text:p>
          </table:table-cell>
          <table:table-cell office:value-type="float" office:value="0.995411706349206" calcext:value-type="float">
            <text:p>0.995411706349206</text:p>
          </table:table-cell>
          <table:table-cell office:value-type="float" office:value="1.0499751984127" calcext:value-type="float">
            <text:p>1.0499751984127</text:p>
          </table:table-cell>
          <table:table-cell office:value-type="float" office:value="1.04129464285714" calcext:value-type="float">
            <text:p>1.04129464285714</text:p>
          </table:table-cell>
          <table:table-cell office:value-type="float" office:value="0.232762896825397" calcext:value-type="float">
            <text:p>0.232762896825397</text:p>
          </table:table-cell>
          <table:table-cell office:value-type="float" office:value="0.146081349206349" calcext:value-type="float">
            <text:p>0.146081349206349</text:p>
          </table:table-cell>
          <table:table-cell office:value-type="float" office:value="0.0656001984126984" calcext:value-type="float">
            <text:p>0.065600198412698</text:p>
          </table:table-cell>
          <table:table-cell office:value-type="float" office:value="0.0137648809523809" calcext:value-type="float">
            <text:p>0.013764880952381</text:p>
          </table:table-cell>
          <table:table-cell office:value-type="float" office:value="-0.0208333333333335" calcext:value-type="float">
            <text:p>-0.020833333333334</text:p>
          </table:table-cell>
          <table:table-cell office:value-type="float" office:value="0.319940476190476" calcext:value-type="float">
            <text:p>0.319940476190476</text:p>
          </table:table-cell>
          <table:table-cell office:value-type="float" office:value="0.726438492063492" calcext:value-type="float">
            <text:p>0.726438492063492</text:p>
          </table:table-cell>
          <table:table-cell office:value-type="float" office:value="0.951512896825397" calcext:value-type="float">
            <text:p>0.951512896825397</text:p>
          </table:table-cell>
          <table:table-cell office:value-type="float" office:value="1.05654761904762" calcext:value-type="float">
            <text:p>1.05654761904762</text:p>
          </table:table-cell>
          <table:table-cell office:value-type="float" office:value="1.1233878968254" calcext:value-type="float">
            <text:p>1.1233878968254</text:p>
          </table:table-cell>
          <table:table-cell office:value-type="float" office:value="0.231522817460317" calcext:value-type="float">
            <text:p>0.231522817460317</text:p>
          </table:table-cell>
          <table:table-cell office:value-type="float" office:value="0.466021825396825" calcext:value-type="float">
            <text:p>0.466021825396825</text:p>
          </table:table-cell>
          <table:table-cell office:value-type="float" office:value="0.508308531746032" calcext:value-type="float">
            <text:p>0.508308531746032</text:p>
          </table:table-cell>
          <table:table-cell office:value-type="float" office:value="0.512400793650794" calcext:value-type="float">
            <text:p>0.512400793650794</text:p>
          </table:table-cell>
          <table:table-cell office:value-type="float" office:value="0.466393849206349" calcext:value-type="float">
            <text:p>0.466393849206349</text:p>
          </table:table-cell>
          <table:table-cell office:value-type="float" office:value="0.639880952380952" calcext:value-type="float">
            <text:p>0.639880952380952</text:p>
          </table:table-cell>
          <table:table-cell office:value-type="float" office:value="1.13306051587302" calcext:value-type="float">
            <text:p>1.13306051587302</text:p>
          </table:table-cell>
          <table:table-cell office:value-type="float" office:value="1.43861607142857" calcext:value-type="float">
            <text:p>1.43861607142857</text:p>
          </table:table-cell>
          <table:table-cell office:value-type="float" office:value="1.59412202380952" calcext:value-type="float">
            <text:p>1.59412202380952</text:p>
          </table:table-cell>
          <table:table-cell office:value-type="float" office:value="1.69828869047619" calcext:value-type="float">
            <text:p>1.69828869047619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2" office:value-type="float" office:value="0.549877450980392" calcext:value-type="float">
            <text:p>0.549877450980392</text:p>
          </table:table-cell>
          <table:table-cell office:value-type="float" office:value="0.868504901960784" calcext:value-type="float">
            <text:p>0.868504901960784</text:p>
          </table:table-cell>
          <table:table-cell office:value-type="float" office:value="0.994730392156863" calcext:value-type="float">
            <text:p>0.994730392156863</text:p>
          </table:table-cell>
          <table:table-cell office:value-type="float" office:value="1.04865196078431" calcext:value-type="float">
            <text:p>1.04865196078431</text:p>
          </table:table-cell>
          <table:table-cell office:value-type="float" office:value="1.04007352941176" calcext:value-type="float">
            <text:p>1.04007352941176</text:p>
          </table:table-cell>
          <table:table-cell office:value-type="float" office:value="0.233700980392157" calcext:value-type="float">
            <text:p>0.233700980392157</text:p>
          </table:table-cell>
          <table:table-cell office:value-type="float" office:value="0.144607843137255" calcext:value-type="float">
            <text:p>0.144607843137255</text:p>
          </table:table-cell>
          <table:table-cell office:value-type="float" office:value="0.0645833333333334" calcext:value-type="float">
            <text:p>0.064583333333334</text:p>
          </table:table-cell>
          <table:table-cell office:value-type="float" office:value="0.0120098039215688" calcext:value-type="float">
            <text:p>0.012009803921569</text:p>
          </table:table-cell>
          <table:table-cell office:value-type="float" office:value="-0.0221813725490196" calcext:value-type="float">
            <text:p>-0.02218137254902</text:p>
          </table:table-cell>
          <table:table-cell office:value-type="float" office:value="0.317401960784314" calcext:value-type="float">
            <text:p>0.317401960784314</text:p>
          </table:table-cell>
          <table:table-cell office:value-type="float" office:value="0.721078431372549" calcext:value-type="float">
            <text:p>0.721078431372549</text:p>
          </table:table-cell>
          <table:table-cell office:value-type="float" office:value="0.943504901960784" calcext:value-type="float">
            <text:p>0.943504901960784</text:p>
          </table:table-cell>
          <table:table-cell office:value-type="float" office:value="1.06348039215686" calcext:value-type="float">
            <text:p>1.06348039215686</text:p>
          </table:table-cell>
          <table:table-cell office:value-type="float" office:value="1.12144607843137" calcext:value-type="float">
            <text:p>1.12144607843137</text:p>
          </table:table-cell>
          <table:table-cell office:value-type="float" office:value="0.232475490196078" calcext:value-type="float">
            <text:p>0.232475490196078</text:p>
          </table:table-cell>
          <table:table-cell office:value-type="float" office:value="0.463357843137255" calcext:value-type="float">
            <text:p>0.463357843137255</text:p>
          </table:table-cell>
          <table:table-cell office:value-type="float" office:value="0.508210784313726" calcext:value-type="float">
            <text:p>0.508210784313726</text:p>
          </table:table-cell>
          <table:table-cell office:value-type="float" office:value="0.510906862745098" calcext:value-type="float">
            <text:p>0.510906862745098</text:p>
          </table:table-cell>
          <table:table-cell office:value-type="float" office:value="0.466789215686275" calcext:value-type="float">
            <text:p>0.466789215686275</text:p>
          </table:table-cell>
          <table:table-cell office:value-type="float" office:value="0.634803921568627" calcext:value-type="float">
            <text:p>0.634803921568627</text:p>
          </table:table-cell>
          <table:table-cell office:value-type="float" office:value="1.12622549019608" calcext:value-type="float">
            <text:p>1.12622549019608</text:p>
          </table:table-cell>
          <table:table-cell office:value-type="float" office:value="1.43002450980392" calcext:value-type="float">
            <text:p>1.43002450980392</text:p>
          </table:table-cell>
          <table:table-cell office:value-type="float" office:value="1.60122549019608" calcext:value-type="float">
            <text:p>1.60122549019608</text:p>
          </table:table-cell>
          <table:table-cell office:value-type="float" office:value="1.69473039215686" calcext:value-type="float">
            <text:p>1.69473039215686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2" office:value-type="float" office:value="0.548328488372093" calcext:value-type="float">
            <text:p>0.548328488372093</text:p>
          </table:table-cell>
          <table:table-cell office:value-type="float" office:value="0.868095930232558" calcext:value-type="float">
            <text:p>0.868095930232558</text:p>
          </table:table-cell>
          <table:table-cell office:value-type="float" office:value="0.99406492248062" calcext:value-type="float">
            <text:p>0.99406492248062</text:p>
          </table:table-cell>
          <table:table-cell office:value-type="float" office:value="1.04614825581395" calcext:value-type="float">
            <text:p>1.04614825581395</text:p>
          </table:table-cell>
          <table:table-cell office:value-type="float" office:value="1.03888081395349" calcext:value-type="float">
            <text:p>1.03888081395349</text:p>
          </table:table-cell>
          <table:table-cell office:value-type="float" office:value="0.234617248062016" calcext:value-type="float">
            <text:p>0.234617248062016</text:p>
          </table:table-cell>
          <table:table-cell office:value-type="float" office:value="0.14546996124031" calcext:value-type="float">
            <text:p>0.14546996124031</text:p>
          </table:table-cell>
          <table:table-cell office:value-type="float" office:value="0.0622577519379846" calcext:value-type="float">
            <text:p>0.062257751937985</text:p>
          </table:table-cell>
          <table:table-cell office:value-type="float" office:value="0.0117490310077517" calcext:value-type="float">
            <text:p>0.011749031007752</text:p>
          </table:table-cell>
          <table:table-cell office:value-type="float" office:value="-0.0221656976744185" calcext:value-type="float">
            <text:p>-0.022165697674419</text:p>
          </table:table-cell>
          <table:table-cell office:value-type="float" office:value="0.314922480620155" calcext:value-type="float">
            <text:p>0.314922480620155</text:p>
          </table:table-cell>
          <table:table-cell office:value-type="float" office:value="0.723837209302326" calcext:value-type="float">
            <text:p>0.723837209302326</text:p>
          </table:table-cell>
          <table:table-cell office:value-type="float" office:value="0.949006782945736" calcext:value-type="float">
            <text:p>0.949006782945736</text:p>
          </table:table-cell>
          <table:table-cell office:value-type="float" office:value="1.06225775193798" calcext:value-type="float">
            <text:p>1.06225775193798</text:p>
          </table:table-cell>
          <table:table-cell office:value-type="float" office:value="1.12088178294574" calcext:value-type="float">
            <text:p>1.12088178294574</text:p>
          </table:table-cell>
          <table:table-cell office:value-type="float" office:value="0.233406007751938" calcext:value-type="float">
            <text:p>0.233406007751938</text:p>
          </table:table-cell>
          <table:table-cell office:value-type="float" office:value="0.464026162790698" calcext:value-type="float">
            <text:p>0.464026162790698</text:p>
          </table:table-cell>
          <table:table-cell office:value-type="float" office:value="0.508115310077519" calcext:value-type="float">
            <text:p>0.508115310077519</text:p>
          </table:table-cell>
          <table:table-cell office:value-type="float" office:value="0.508357558139535" calcext:value-type="float">
            <text:p>0.508357558139535</text:p>
          </table:table-cell>
          <table:table-cell office:value-type="float" office:value="0.467175387596899" calcext:value-type="float">
            <text:p>0.467175387596899</text:p>
          </table:table-cell>
          <table:table-cell office:value-type="float" office:value="0.62984496124031" calcext:value-type="float">
            <text:p>0.62984496124031</text:p>
          </table:table-cell>
          <table:table-cell office:value-type="float" office:value="1.12790697674419" calcext:value-type="float">
            <text:p>1.12790697674419</text:p>
          </table:table-cell>
          <table:table-cell office:value-type="float" office:value="1.43495639534884" calcext:value-type="float">
            <text:p>1.43495639534884</text:p>
          </table:table-cell>
          <table:table-cell office:value-type="float" office:value="1.6000484496124" calcext:value-type="float">
            <text:p>1.6000484496124</text:p>
          </table:table-cell>
          <table:table-cell office:value-type="float" office:value="1.69258720930233" calcext:value-type="float">
            <text:p>1.69258720930233</text:p>
          </table:table-cell>
          <table:table-cell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2" office:value-type="float" office:value="0.546815134099617" calcext:value-type="float">
            <text:p>0.546815134099617</text:p>
          </table:table-cell>
          <table:table-cell office:value-type="float" office:value="0.866499042145594" calcext:value-type="float">
            <text:p>0.866499042145594</text:p>
          </table:table-cell>
          <table:table-cell office:value-type="float" office:value="0.993414750957854" calcext:value-type="float">
            <text:p>0.993414750957854</text:p>
          </table:table-cell>
          <table:table-cell office:value-type="float" office:value="1.04489942528736" calcext:value-type="float">
            <text:p>1.04489942528736</text:p>
          </table:table-cell>
          <table:table-cell office:value-type="float" office:value="1.03771551724138" calcext:value-type="float">
            <text:p>1.03771551724138</text:p>
          </table:table-cell>
          <table:table-cell office:value-type="float" office:value="0.234315134099617" calcext:value-type="float">
            <text:p>0.234315134099617</text:p>
          </table:table-cell>
          <table:table-cell office:value-type="float" office:value="0.143797892720307" calcext:value-type="float">
            <text:p>0.143797892720307</text:p>
          </table:table-cell>
          <table:table-cell office:value-type="float" office:value="0.0613026819923373" calcext:value-type="float">
            <text:p>0.061302681992337</text:p>
          </table:table-cell>
          <table:table-cell office:value-type="float" office:value="0.0113745210727969" calcext:value-type="float">
            <text:p>0.011374521072797</text:p>
          </table:table-cell>
          <table:table-cell office:value-type="float" office:value="-0.0221503831417624" calcext:value-type="float">
            <text:p>-0.02215038314176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714679118773946" calcext:value-type="float">
            <text:p>0.714679118773946</text:p>
          </table:table-cell>
          <table:table-cell office:value-type="float" office:value="0.950431034482759" calcext:value-type="float">
            <text:p>0.950431034482759</text:p>
          </table:table-cell>
          <table:table-cell office:value-type="float" office:value="1.0610632183908" calcext:value-type="float">
            <text:p>1.0610632183908</text:p>
          </table:table-cell>
          <table:table-cell office:value-type="float" office:value="1.12033045977012" calcext:value-type="float">
            <text:p>1.12033045977012</text:p>
          </table:table-cell>
          <table:table-cell office:value-type="float" office:value="0.234315134099617" calcext:value-type="float">
            <text:p>0.234315134099617</text:p>
          </table:table-cell>
          <table:table-cell office:value-type="float" office:value="0.462284482758621" calcext:value-type="float">
            <text:p>0.462284482758621</text:p>
          </table:table-cell>
          <table:table-cell office:value-type="float" office:value="0.508022030651341" calcext:value-type="float">
            <text:p>0.508022030651341</text:p>
          </table:table-cell>
          <table:table-cell office:value-type="float" office:value="0.509578544061303" calcext:value-type="float">
            <text:p>0.509578544061303</text:p>
          </table:table-cell>
          <table:table-cell office:value-type="float" office:value="0.467552681992337" calcext:value-type="float">
            <text:p>0.467552681992337</text:p>
          </table:table-cell>
          <table:table-cell office:value-type="float" office:value="0.625" calcext:value-type="float">
            <text:p>0.625</text:p>
          </table:table-cell>
          <table:table-cell office:value-type="float" office:value="1.11889367816092" calcext:value-type="float">
            <text:p>1.11889367816092</text:p>
          </table:table-cell>
          <table:table-cell office:value-type="float" office:value="1.43582375478927" calcext:value-type="float">
            <text:p>1.43582375478927</text:p>
          </table:table-cell>
          <table:table-cell office:value-type="float" office:value="1.59638409961686" calcext:value-type="float">
            <text:p>1.59638409961686</text:p>
          </table:table-cell>
          <table:table-cell office:value-type="float" office:value="1.69049329501916" calcext:value-type="float">
            <text:p>1.69049329501916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2" office:value-type="float" office:value="0.545336174242424" calcext:value-type="float">
            <text:p>0.545336174242424</text:p>
          </table:table-cell>
          <table:table-cell office:value-type="float" office:value="0.862571022727273" calcext:value-type="float">
            <text:p>0.862571022727273</text:p>
          </table:table-cell>
          <table:table-cell office:value-type="float" office:value="0.992779356060606" calcext:value-type="float">
            <text:p>0.992779356060606</text:p>
          </table:table-cell>
          <table:table-cell office:value-type="float" office:value="1.04249526515152" calcext:value-type="float">
            <text:p>1.04249526515152</text:p>
          </table:table-cell>
          <table:table-cell office:value-type="float" office:value="1.03657670454545" calcext:value-type="float">
            <text:p>1.03657670454545</text:p>
          </table:table-cell>
          <table:table-cell office:value-type="float" office:value="0.235203598484848" calcext:value-type="float">
            <text:p>0.235203598484848</text:p>
          </table:table-cell>
          <table:table-cell office:value-type="float" office:value="0.143702651515151" calcext:value-type="float">
            <text:p>0.143702651515151</text:p>
          </table:table-cell>
          <table:table-cell office:value-type="float" office:value="0.0603693181818181" calcext:value-type="float">
            <text:p>0.060369318181818</text:p>
          </table:table-cell>
          <table:table-cell office:value-type="float" office:value="0.0124289772727273" calcext:value-type="float">
            <text:p>0.012428977272727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.311316287878788" calcext:value-type="float">
            <text:p>0.311316287878788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1.05859375" calcext:value-type="float">
            <text:p>1.05859375</text:p>
          </table:table-cell>
          <table:table-cell office:value-type="float" office:value="1.12109375" calcext:value-type="float">
            <text:p>1.12109375</text:p>
          </table:table-cell>
          <table:table-cell office:value-type="float" office:value="0.234019886363636" calcext:value-type="float">
            <text:p>0.234019886363636</text:p>
          </table:table-cell>
          <table:table-cell office:value-type="float" office:value="0.461055871212121" calcext:value-type="float">
            <text:p>0.461055871212121</text:p>
          </table:table-cell>
          <table:table-cell office:value-type="float" office:value="0.506628787878788" calcext:value-type="float">
            <text:p>0.506628787878788</text:p>
          </table:table-cell>
          <table:table-cell office:value-type="float" office:value="0.508404356060606" calcext:value-type="float">
            <text:p>0.508404356060606</text:p>
          </table:table-cell>
          <table:table-cell office:value-type="float" office:value="0.467921401515152" calcext:value-type="float">
            <text:p>0.467921401515152</text:p>
          </table:table-cell>
          <table:table-cell office:value-type="float" office:value="0.622632575757576" calcext:value-type="float">
            <text:p>0.622632575757576</text:p>
          </table:table-cell>
          <table:table-cell office:value-type="float" office:value="1.11635890151515" calcext:value-type="float">
            <text:p>1.11635890151515</text:p>
          </table:table-cell>
          <table:table-cell office:value-type="float" office:value="1.43536931818182" calcext:value-type="float">
            <text:p>1.43536931818182</text:p>
          </table:table-cell>
          <table:table-cell office:value-type="float" office:value="1.59268465909091" calcext:value-type="float">
            <text:p>1.59268465909091</text:p>
          </table:table-cell>
          <table:table-cell office:value-type="float" office:value="1.6897490530303" calcext:value-type="float">
            <text:p>1.6897490530303</text:p>
          </table:table-cell>
          <table:table-cell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2" office:value-type="float" office:value="0.543890449438202" calcext:value-type="float">
            <text:p>0.543890449438202</text:p>
          </table:table-cell>
          <table:table-cell office:value-type="float" office:value="0.859901685393258" calcext:value-type="float">
            <text:p>0.859901685393258</text:p>
          </table:table-cell>
          <table:table-cell office:value-type="float" office:value="0.989817415730337" calcext:value-type="float">
            <text:p>0.989817415730337</text:p>
          </table:table-cell>
          <table:table-cell office:value-type="float" office:value="1.04131554307116" calcext:value-type="float">
            <text:p>1.04131554307116</text:p>
          </table:table-cell>
          <table:table-cell office:value-type="float" office:value="1.03663389513109" calcext:value-type="float">
            <text:p>1.03663389513109</text:p>
          </table:table-cell>
          <table:table-cell office:value-type="float" office:value="0.236072097378277" calcext:value-type="float">
            <text:p>0.236072097378277</text:p>
          </table:table-cell>
          <table:table-cell office:value-type="float" office:value="0.144779962546816" calcext:value-type="float">
            <text:p>0.144779962546816</text:p>
          </table:table-cell>
          <table:table-cell office:value-type="float" office:value="0.0609784644194755" calcext:value-type="float">
            <text:p>0.060978464419476</text:p>
          </table:table-cell>
          <table:table-cell office:value-type="float" office:value="0.0107677902621723" calcext:value-type="float">
            <text:p>0.010767790262172</text:p>
          </table:table-cell>
          <table:table-cell office:value-type="float" office:value="-0.0222378277153559" calcext:value-type="float">
            <text:p>-0.022237827715356</text:p>
          </table:table-cell>
          <table:table-cell office:value-type="float" office:value="0.308988764044944" calcext:value-type="float">
            <text:p>0.308988764044944</text:p>
          </table:table-cell>
          <table:table-cell office:value-type="float" office:value="0.705992509363296" calcext:value-type="float">
            <text:p>0.705992509363296</text:p>
          </table:table-cell>
          <table:table-cell office:value-type="float" office:value="0.948033707865168" calcext:value-type="float">
            <text:p>0.948033707865168</text:p>
          </table:table-cell>
          <table:table-cell office:value-type="float" office:value="1.06132958801498" calcext:value-type="float">
            <text:p>1.06132958801498</text:p>
          </table:table-cell>
          <table:table-cell office:value-type="float" office:value="1.11669007490637" calcext:value-type="float">
            <text:p>1.11669007490637</text:p>
          </table:table-cell>
          <table:table-cell office:value-type="float" office:value="0.234901685393258" calcext:value-type="float">
            <text:p>0.234901685393258</text:p>
          </table:table-cell>
          <table:table-cell office:value-type="float" office:value="0.459620786516854" calcext:value-type="float">
            <text:p>0.459620786516854</text:p>
          </table:table-cell>
          <table:table-cell office:value-type="float" office:value="0.507022471910112" calcext:value-type="float">
            <text:p>0.507022471910112</text:p>
          </table:table-cell>
          <table:table-cell office:value-type="float" office:value="0.508309925093633" calcext:value-type="float">
            <text:p>0.508309925093633</text:p>
          </table:table-cell>
          <table:table-cell office:value-type="float" office:value="0.469335205992509" calcext:value-type="float">
            <text:p>0.469335205992509</text:p>
          </table:table-cell>
          <table:table-cell office:value-type="float" office:value="0.617977528089888" calcext:value-type="float">
            <text:p>0.617977528089888</text:p>
          </table:table-cell>
          <table:table-cell office:value-type="float" office:value="1.1062734082397" calcext:value-type="float">
            <text:p>1.1062734082397</text:p>
          </table:table-cell>
          <table:table-cell office:value-type="float" office:value="1.43082865168539" calcext:value-type="float">
            <text:p>1.43082865168539</text:p>
          </table:table-cell>
          <table:table-cell office:value-type="float" office:value="1.59433520599251" calcext:value-type="float">
            <text:p>1.59433520599251</text:p>
          </table:table-cell>
          <table:table-cell office:value-type="float" office:value="1.68398876404494" calcext:value-type="float">
            <text:p>1.68398876404494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2" office:value-type="float" office:value="0.542476851851852" calcext:value-type="float">
            <text:p>0.542476851851852</text:p>
          </table:table-cell>
          <table:table-cell office:value-type="float" office:value="0.859606481481481" calcext:value-type="float">
            <text:p>0.859606481481481</text:p>
          </table:table-cell>
          <table:table-cell office:value-type="float" office:value="0.988078703703703" calcext:value-type="float">
            <text:p>0.988078703703703</text:p>
          </table:table-cell>
          <table:table-cell office:value-type="float" office:value="1.04131944444444" calcext:value-type="float">
            <text:p>1.04131944444444</text:p>
          </table:table-cell>
          <table:table-cell office:value-type="float" office:value="1.03553240740741" calcext:value-type="float">
            <text:p>1.03553240740741</text:p>
          </table:table-cell>
          <table:table-cell office:value-type="float" office:value="0.236921296296296" calcext:value-type="float">
            <text:p>0.236921296296296</text:p>
          </table:table-cell>
          <table:table-cell office:value-type="float" office:value="0.141782407407407" calcext:value-type="float">
            <text:p>0.141782407407407</text:p>
          </table:table-cell>
          <table:table-cell office:value-type="float" office:value="0.0601851851851851" calcext:value-type="float">
            <text:p>0.060185185185185</text:p>
          </table:table-cell>
          <table:table-cell office:value-type="float" office:value="0.0128472222222222" calcext:value-type="float">
            <text:p>0.012847222222222</text:p>
          </table:table-cell>
          <table:table-cell office:value-type="float" office:value="-0.0234953703703702" calcext:value-type="float">
            <text:p>-0.02349537037037</text:p>
          </table:table-cell>
          <table:table-cell office:value-type="float" office:value="0.306712962962963" calcext:value-type="float">
            <text:p>0.306712962962963</text:p>
          </table:table-cell>
          <table:table-cell office:value-type="float" office:value="0.713888888888889" calcext:value-type="float">
            <text:p>0.71388888888888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1.06273148148148" calcext:value-type="float">
            <text:p>1.06273148148148</text:p>
          </table:table-cell>
          <table:table-cell office:value-type="float" office:value="1.1162037037037" calcext:value-type="float">
            <text:p>1.1162037037037</text:p>
          </table:table-cell>
          <table:table-cell office:value-type="float" office:value="0.235763888888889" calcext:value-type="float">
            <text:p>0.235763888888889</text:p>
          </table:table-cell>
          <table:table-cell office:value-type="float" office:value="0.459027777777778" calcext:value-type="float">
            <text:p>0.459027777777778</text:p>
          </table:table-cell>
          <table:table-cell office:value-type="float" office:value="0.50462962962963" calcext:value-type="float">
            <text:p>0.50462962962963</text:p>
          </table:table-cell>
          <table:table-cell office:value-type="float" office:value="0.510532407407407" calcext:value-type="float">
            <text:p>0.510532407407407</text:p>
          </table:table-cell>
          <table:table-cell office:value-type="float" office:value="0.468402777777778" calcext:value-type="float">
            <text:p>0.468402777777778</text:p>
          </table:table-cell>
          <table:table-cell office:value-type="float" office:value="0.613425925925926" calcext:value-type="float">
            <text:p>0.613425925925926</text:p>
          </table:table-cell>
          <table:table-cell office:value-type="float" office:value="1.11446759259259" calcext:value-type="float">
            <text:p>1.11446759259259</text:p>
          </table:table-cell>
          <table:table-cell office:value-type="float" office:value="1.43159722222222" calcext:value-type="float">
            <text:p>1.43159722222222</text:p>
          </table:table-cell>
          <table:table-cell office:value-type="float" office:value="1.59351851851852" calcext:value-type="float">
            <text:p>1.59351851851852</text:p>
          </table:table-cell>
          <table:table-cell office:value-type="float" office:value="1.68333333333333" calcext:value-type="float">
            <text:p>1.68333333333333</text:p>
          </table:table-cell>
          <table:table-cell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2" office:value-type="float" office:value="0.539949633699634" calcext:value-type="float">
            <text:p>0.539949633699634</text:p>
          </table:table-cell>
          <table:table-cell office:value-type="float" office:value="0.859317765567766" calcext:value-type="float">
            <text:p>0.859317765567766</text:p>
          </table:table-cell>
          <table:table-cell office:value-type="float" office:value="0.986378205128205" calcext:value-type="float">
            <text:p>0.986378205128205</text:p>
          </table:table-cell>
          <table:table-cell office:value-type="float" office:value="1.03903388278388" calcext:value-type="float">
            <text:p>1.03903388278388</text:p>
          </table:table-cell>
          <table:table-cell office:value-type="float" office:value="1.03331043956044" calcext:value-type="float">
            <text:p>1.03331043956044</text:p>
          </table:table-cell>
          <table:table-cell office:value-type="float" office:value="0.235462454212454" calcext:value-type="float">
            <text:p>0.235462454212454</text:p>
          </table:table-cell>
          <table:table-cell office:value-type="float" office:value="0.142742673992674" calcext:value-type="float">
            <text:p>0.142742673992674</text:p>
          </table:table-cell>
          <table:table-cell office:value-type="float" office:value="0.0595238095238098" calcext:value-type="float">
            <text:p>0.05952380952381</text:p>
          </table:table-cell>
          <table:table-cell office:value-type="float" office:value="0.0114468864468864" calcext:value-type="float">
            <text:p>0.011446886446886</text:p>
          </table:table-cell>
          <table:table-cell office:value-type="float" office:value="-0.0257554945054945" calcext:value-type="float">
            <text:p>-0.025755494505495</text:p>
          </table:table-cell>
          <table:table-cell office:value-type="float" office:value="0.304487179487179" calcext:value-type="float">
            <text:p>0.304487179487179</text:p>
          </table:table-cell>
          <table:table-cell office:value-type="float" office:value="0.711423992673993" calcext:value-type="float">
            <text:p>0.711423992673993</text:p>
          </table:table-cell>
          <table:table-cell office:value-type="float" office:value="0.946886446886447" calcext:value-type="float">
            <text:p>0.946886446886447</text:p>
          </table:table-cell>
          <table:table-cell office:value-type="float" office:value="1.06146978021978" calcext:value-type="float">
            <text:p>1.06146978021978</text:p>
          </table:table-cell>
          <table:table-cell office:value-type="float" office:value="1.11561355311355" calcext:value-type="float">
            <text:p>1.11561355311355</text:p>
          </table:table-cell>
          <table:table-cell office:value-type="float" office:value="0.235462454212454" calcext:value-type="float">
            <text:p>0.235462454212454</text:p>
          </table:table-cell>
          <table:table-cell office:value-type="float" office:value="0.460966117216117" calcext:value-type="float">
            <text:p>0.460966117216117</text:p>
          </table:table-cell>
          <table:table-cell office:value-type="float" office:value="0.50606684981685" calcext:value-type="float">
            <text:p>0.50606684981685</text:p>
          </table:table-cell>
          <table:table-cell office:value-type="float" office:value="0.510645604395604" calcext:value-type="float">
            <text:p>0.510645604395604</text:p>
          </table:table-cell>
          <table:table-cell office:value-type="float" office:value="0.46771978021978" calcext:value-type="float">
            <text:p>0.46771978021978</text:p>
          </table:table-cell>
          <table:table-cell office:value-type="float" office:value="0.608974358974359" calcext:value-type="float">
            <text:p>0.608974358974359</text:p>
          </table:table-cell>
          <table:table-cell office:value-type="float" office:value="1.10977564102564" calcext:value-type="float">
            <text:p>1.10977564102564</text:p>
          </table:table-cell>
          <table:table-cell office:value-type="float" office:value="1.4271978021978" calcext:value-type="float">
            <text:p>1.4271978021978</text:p>
          </table:table-cell>
          <table:table-cell office:value-type="float" office:value="1.58985805860806" calcext:value-type="float">
            <text:p>1.58985805860806</text:p>
          </table:table-cell>
          <table:table-cell office:value-type="float" office:value="1.68120421245421" calcext:value-type="float">
            <text:p>1.68120421245421</text:p>
          </table:table-cell>
          <table:table-cell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2" office:value-type="float" office:value="0.538609601449275" calcext:value-type="float">
            <text:p>0.538609601449275</text:p>
          </table:table-cell>
          <table:table-cell office:value-type="float" office:value="0.859035326086956" calcext:value-type="float">
            <text:p>0.859035326086956</text:p>
          </table:table-cell>
          <table:table-cell office:value-type="float" office:value="0.984714673913044" calcext:value-type="float">
            <text:p>0.984714673913044</text:p>
          </table:table-cell>
          <table:table-cell office:value-type="float" office:value="1.03793025362319" calcext:value-type="float">
            <text:p>1.03793025362319</text:p>
          </table:table-cell>
          <table:table-cell office:value-type="float" office:value="1.03226902173913" calcext:value-type="float">
            <text:p>1.03226902173913</text:p>
          </table:table-cell>
          <table:table-cell office:value-type="float" office:value="0.23629981884058" calcext:value-type="float">
            <text:p>0.23629981884058</text:p>
          </table:table-cell>
          <table:table-cell office:value-type="float" office:value="0.141077898550725" calcext:value-type="float">
            <text:p>0.141077898550725</text:p>
          </table:table-cell>
          <table:table-cell office:value-type="float" office:value="0.0600090579710144" calcext:value-type="float">
            <text:p>0.060009057971014</text:p>
          </table:table-cell>
          <table:table-cell office:value-type="float" office:value="0.0135869565217392" calcext:value-type="float">
            <text:p>0.013586956521739</text:p>
          </table:table-cell>
          <table:table-cell office:value-type="float" office:value="-0.0257019927536233" calcext:value-type="float">
            <text:p>-0.025701992753623</text:p>
          </table:table-cell>
          <table:table-cell office:value-type="float" office:value="0.303442028985507" calcext:value-type="float">
            <text:p>0.303442028985507</text:p>
          </table:table-cell>
          <table:table-cell office:value-type="float" office:value="0.710371376811594" calcext:value-type="float">
            <text:p>0.710371376811594</text:p>
          </table:table-cell>
          <table:table-cell office:value-type="float" office:value="0.942028985507246" calcext:value-type="float">
            <text:p>0.942028985507246</text:p>
          </table:table-cell>
          <table:table-cell office:value-type="float" office:value="1.05661231884058" calcext:value-type="float">
            <text:p>1.05661231884058</text:p>
          </table:table-cell>
          <table:table-cell office:value-type="float" office:value="1.11514945652174" calcext:value-type="float">
            <text:p>1.11514945652174</text:p>
          </table:table-cell>
          <table:table-cell office:value-type="float" office:value="0.235167572463768" calcext:value-type="float">
            <text:p>0.235167572463768</text:p>
          </table:table-cell>
          <table:table-cell office:value-type="float" office:value="0.460371376811594" calcext:value-type="float">
            <text:p>0.460371376811594</text:p>
          </table:table-cell>
          <table:table-cell office:value-type="float" office:value="0.506227355072464" calcext:value-type="float">
            <text:p>0.506227355072464</text:p>
          </table:table-cell>
          <table:table-cell office:value-type="float" office:value="0.511775362318841" calcext:value-type="float">
            <text:p>0.511775362318841</text:p>
          </table:table-cell>
          <table:table-cell office:value-type="float" office:value="0.46682518115942" calcext:value-type="float">
            <text:p>0.46682518115942</text:p>
          </table:table-cell>
          <table:table-cell office:value-type="float" office:value="0.606884057971014" calcext:value-type="float">
            <text:p>0.606884057971014</text:p>
          </table:table-cell>
          <table:table-cell office:value-type="float" office:value="1.10903532608696" calcext:value-type="float">
            <text:p>1.10903532608696</text:p>
          </table:table-cell>
          <table:table-cell office:value-type="float" office:value="1.42051630434783" calcext:value-type="float">
            <text:p>1.42051630434783</text:p>
          </table:table-cell>
          <table:table-cell office:value-type="float" office:value="1.58276721014493" calcext:value-type="float">
            <text:p>1.58276721014493</text:p>
          </table:table-cell>
          <table:table-cell office:value-type="float" office:value="1.68059329710145" calcext:value-type="float">
            <text:p>1.68059329710145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2" office:value-type="float" office:value="0.537298387096774" calcext:value-type="float">
            <text:p>0.537298387096774</text:p>
          </table:table-cell>
          <table:table-cell office:value-type="float" office:value="0.855398745519713" calcext:value-type="float">
            <text:p>0.855398745519713</text:p>
          </table:table-cell>
          <table:table-cell office:value-type="float" office:value="0.984206989247312" calcext:value-type="float">
            <text:p>0.984206989247312</text:p>
          </table:table-cell>
          <table:table-cell office:value-type="float" office:value="1.03729838709677" calcext:value-type="float">
            <text:p>1.03729838709677</text:p>
          </table:table-cell>
          <table:table-cell office:value-type="float" office:value="1.03012992831541" calcext:value-type="float">
            <text:p>1.03012992831541</text:p>
          </table:table-cell>
          <table:table-cell office:value-type="float" office:value="0.23711917562724" calcext:value-type="float">
            <text:p>0.23711917562724</text:p>
          </table:table-cell>
          <table:table-cell office:value-type="float" office:value="0.141017025089606" calcext:value-type="float">
            <text:p>0.141017025089606</text:p>
          </table:table-cell>
          <table:table-cell office:value-type="float" office:value="0.0591397849462365" calcext:value-type="float">
            <text:p>0.059139784946237</text:p>
          </table:table-cell>
          <table:table-cell office:value-type="float" office:value="0.0124327956989248" calcext:value-type="float">
            <text:p>0.012432795698925</text:p>
          </table:table-cell>
          <table:table-cell office:value-type="float" office:value="-0.0267697132616487" calcext:value-type="float">
            <text:p>-0.026769713261649</text:p>
          </table:table-cell>
          <table:table-cell office:value-type="float" office:value="0.301299283154122" calcext:value-type="float">
            <text:p>0.301299283154122</text:p>
          </table:table-cell>
          <table:table-cell office:value-type="float" office:value="0.715501792114695" calcext:value-type="float">
            <text:p>0.715501792114695</text:p>
          </table:table-cell>
          <table:table-cell office:value-type="float" office:value="0.947132616487455" calcext:value-type="float">
            <text:p>0.947132616487455</text:p>
          </table:table-cell>
          <table:table-cell office:value-type="float" office:value="1.0567876344086" calcext:value-type="float">
            <text:p>1.0567876344086</text:p>
          </table:table-cell>
          <table:table-cell office:value-type="float" office:value="1.11346326164875" calcext:value-type="float">
            <text:p>1.11346326164875</text:p>
          </table:table-cell>
          <table:table-cell office:value-type="float" office:value="0.235999103942652" calcext:value-type="float">
            <text:p>0.235999103942652</text:p>
          </table:table-cell>
          <table:table-cell office:value-type="float" office:value="0.459229390681004" calcext:value-type="float">
            <text:p>0.459229390681004</text:p>
          </table:table-cell>
          <table:table-cell office:value-type="float" office:value="0.506160394265233" calcext:value-type="float">
            <text:p>0.506160394265233</text:p>
          </table:table-cell>
          <table:table-cell office:value-type="float" office:value="0.512432795698925" calcext:value-type="float">
            <text:p>0.512432795698925</text:p>
          </table:table-cell>
          <table:table-cell office:value-type="float" office:value="0.466173835125448" calcext:value-type="float">
            <text:p>0.466173835125448</text:p>
          </table:table-cell>
          <table:table-cell office:value-type="float" office:value="0.602598566308244" calcext:value-type="float">
            <text:p>0.602598566308244</text:p>
          </table:table-cell>
          <table:table-cell office:value-type="float" office:value="1.11167114695341" calcext:value-type="float">
            <text:p>1.11167114695341</text:p>
          </table:table-cell>
          <table:table-cell office:value-type="float" office:value="1.42517921146953" calcext:value-type="float">
            <text:p>1.42517921146953</text:p>
          </table:table-cell>
          <table:table-cell office:value-type="float" office:value="1.58165322580645" calcext:value-type="float">
            <text:p>1.58165322580645</text:p>
          </table:table-cell>
          <table:table-cell office:value-type="float" office:value="1.67741935483871" calcext:value-type="float">
            <text:p>1.67741935483871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2" office:value-type="float" office:value="0.534906914893617" calcext:value-type="float">
            <text:p>0.534906914893617</text:p>
          </table:table-cell>
          <table:table-cell office:value-type="float" office:value="0.85405585106383" calcext:value-type="float">
            <text:p>0.85405585106383</text:p>
          </table:table-cell>
          <table:table-cell office:value-type="float" office:value="0.98260195035461" calcext:value-type="float">
            <text:p>0.98260195035461</text:p>
          </table:table-cell>
          <table:table-cell office:value-type="float" office:value="1.03723404255319" calcext:value-type="float">
            <text:p>1.03723404255319</text:p>
          </table:table-cell>
          <table:table-cell office:value-type="float" office:value="1.02992021276596" calcext:value-type="float">
            <text:p>1.02992021276596</text:p>
          </table:table-cell>
          <table:table-cell office:value-type="float" office:value="0.235704787234042" calcext:value-type="float">
            <text:p>0.235704787234042</text:p>
          </table:table-cell>
          <table:table-cell office:value-type="float" office:value="0.140846631205674" calcext:value-type="float">
            <text:p>0.140846631205674</text:p>
          </table:table-cell>
          <table:table-cell office:value-type="float" office:value="0.0572916666666667" calcext:value-type="float">
            <text:p>0.057291666666667</text:p>
          </table:table-cell>
          <table:table-cell office:value-type="float" office:value="0.0119680851063828" calcext:value-type="float">
            <text:p>0.011968085106383</text:p>
          </table:table-cell>
          <table:table-cell office:value-type="float" office:value="-0.0270390070921986" calcext:value-type="float">
            <text:p>-0.027039007092199</text:p>
          </table:table-cell>
          <table:table-cell office:value-type="float" office:value="0.300310283687943" calcext:value-type="float">
            <text:p>0.300310283687943</text:p>
          </table:table-cell>
          <table:table-cell office:value-type="float" office:value="0.709441489361702" calcext:value-type="float">
            <text:p>0.709441489361702</text:p>
          </table:table-cell>
          <table:table-cell office:value-type="float" office:value="0.947140957446808" calcext:value-type="float">
            <text:p>0.947140957446808</text:p>
          </table:table-cell>
          <table:table-cell office:value-type="float" office:value="1.05928634751773" calcext:value-type="float">
            <text:p>1.05928634751773</text:p>
          </table:table-cell>
          <table:table-cell office:value-type="float" office:value="1.11170212765957" calcext:value-type="float">
            <text:p>1.11170212765957</text:p>
          </table:table-cell>
          <table:table-cell office:value-type="float" office:value="0.234596631205674" calcext:value-type="float">
            <text:p>0.234596631205674</text:p>
          </table:table-cell>
          <table:table-cell office:value-type="float" office:value="0.460106382978723" calcext:value-type="float">
            <text:p>0.460106382978723</text:p>
          </table:table-cell>
          <table:table-cell office:value-type="float" office:value="0.505097517730497" calcext:value-type="float">
            <text:p>0.505097517730497</text:p>
          </table:table-cell>
          <table:table-cell office:value-type="float" office:value="0.514295212765957" calcext:value-type="float">
            <text:p>0.514295212765957</text:p>
          </table:table-cell>
          <table:table-cell office:value-type="float" office:value="0.466755319148936" calcext:value-type="float">
            <text:p>0.466755319148936</text:p>
          </table:table-cell>
          <table:table-cell office:value-type="float" office:value="0.600620567375887" calcext:value-type="float">
            <text:p>0.600620567375887</text:p>
          </table:table-cell>
          <table:table-cell office:value-type="float" office:value="1.10339095744681" calcext:value-type="float">
            <text:p>1.10339095744681</text:p>
          </table:table-cell>
          <table:table-cell office:value-type="float" office:value="1.42464539007092" calcext:value-type="float">
            <text:p>1.42464539007092</text:p>
          </table:table-cell>
          <table:table-cell office:value-type="float" office:value="1.58222517730496" calcext:value-type="float">
            <text:p>1.58222517730496</text:p>
          </table:table-cell>
          <table:table-cell office:value-type="float" office:value="1.6748670212766" calcext:value-type="float">
            <text:p>1.6748670212766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2" office:value-type="float" office:value="0.533662280701754" calcext:value-type="float">
            <text:p>0.533662280701754</text:p>
          </table:table-cell>
          <table:table-cell office:value-type="float" office:value="0.851644736842105" calcext:value-type="float">
            <text:p>0.851644736842105</text:p>
          </table:table-cell>
          <table:table-cell office:value-type="float" office:value="0.981030701754386" calcext:value-type="float">
            <text:p>0.981030701754386</text:p>
          </table:table-cell>
          <table:table-cell office:value-type="float" office:value="1.03717105263158" calcext:value-type="float">
            <text:p>1.03717105263158</text:p>
          </table:table-cell>
          <table:table-cell office:value-type="float" office:value="1.02993421052632" calcext:value-type="float">
            <text:p>1.02993421052632</text:p>
          </table:table-cell>
          <table:table-cell office:value-type="float" office:value="0.236513157894737" calcext:value-type="float">
            <text:p>0.236513157894737</text:p>
          </table:table-cell>
          <table:table-cell office:value-type="float" office:value="0.140679824561404" calcext:value-type="float">
            <text:p>0.140679824561404</text:p>
          </table:table-cell>
          <table:table-cell office:value-type="float" office:value="0.0577850877192983" calcext:value-type="float">
            <text:p>0.057785087719298</text:p>
          </table:table-cell>
          <table:table-cell office:value-type="float" office:value="0.0138157894736841" calcext:value-type="float">
            <text:p>0.013815789473684</text:p>
          </table:table-cell>
          <table:table-cell office:value-type="float" office:value="-0.0259868421052631" calcext:value-type="float">
            <text:p>-0.025986842105263</text:p>
          </table:table-cell>
          <table:table-cell office:value-type="float" office:value="0.298245614035088" calcext:value-type="float">
            <text:p>0.298245614035088</text:p>
          </table:table-cell>
          <table:table-cell office:value-type="float" office:value="0.710855263157895" calcext:value-type="float">
            <text:p>0.710855263157895</text:p>
          </table:table-cell>
          <table:table-cell office:value-type="float" office:value="0.941228070175439" calcext:value-type="float">
            <text:p>0.941228070175439</text:p>
          </table:table-cell>
          <table:table-cell office:value-type="float" office:value="1.05581140350877" calcext:value-type="float">
            <text:p>1.05581140350877</text:p>
          </table:table-cell>
          <table:table-cell office:value-type="float" office:value="1.11008771929825" calcext:value-type="float">
            <text:p>1.11008771929825</text:p>
          </table:table-cell>
          <table:table-cell office:value-type="float" office:value="0.235416666666667" calcext:value-type="float">
            <text:p>0.235416666666667</text:p>
          </table:table-cell>
          <table:table-cell office:value-type="float" office:value="0.458771929824562" calcext:value-type="float">
            <text:p>0.458771929824562</text:p>
          </table:table-cell>
          <table:table-cell office:value-type="float" office:value="0.50405701754386" calcext:value-type="float">
            <text:p>0.50405701754386</text:p>
          </table:table-cell>
          <table:table-cell office:value-type="float" office:value="0.516118421052632" calcext:value-type="float">
            <text:p>0.516118421052632</text:p>
          </table:table-cell>
          <table:table-cell office:value-type="float" office:value="0.469078947368421" calcext:value-type="float">
            <text:p>0.469078947368421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1.10372807017544" calcext:value-type="float">
            <text:p>1.10372807017544</text:p>
          </table:table-cell>
          <table:table-cell office:value-type="float" office:value="1.41820175438596" calcext:value-type="float">
            <text:p>1.41820175438596</text:p>
          </table:table-cell>
          <table:table-cell office:value-type="float" office:value="1.57686403508772" calcext:value-type="float">
            <text:p>1.57686403508772</text:p>
          </table:table-cell>
          <table:table-cell office:value-type="float" office:value="1.67094298245614" calcext:value-type="float">
            <text:p>1.67094298245614</text:p>
          </table:table-cell>
          <table:table-cell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2" office:value-type="float" office:value="0.531358506944444" calcext:value-type="float">
            <text:p>0.531358506944444</text:p>
          </table:table-cell>
          <table:table-cell office:value-type="float" office:value="0.849283854166667" calcext:value-type="float">
            <text:p>0.849283854166667</text:p>
          </table:table-cell>
          <table:table-cell office:value-type="float" office:value="0.980577256944444" calcext:value-type="float">
            <text:p>0.980577256944444</text:p>
          </table:table-cell>
          <table:table-cell office:value-type="float" office:value="1.037109375" calcext:value-type="float">
            <text:p>1.037109375</text:p>
          </table:table-cell>
          <table:table-cell office:value-type="float" office:value="1.02875434027778" calcext:value-type="float">
            <text:p>1.02875434027778</text:p>
          </table:table-cell>
          <table:table-cell office:value-type="float" office:value="0.235134548611111" calcext:value-type="float">
            <text:p>0.235134548611111</text:p>
          </table:table-cell>
          <table:table-cell office:value-type="float" office:value="0.138237847222222" calcext:value-type="float">
            <text:p>0.138237847222222</text:p>
          </table:table-cell>
          <table:table-cell office:value-type="float" office:value="0.0558810763888889" calcext:value-type="float">
            <text:p>0.055881076388889</text:p>
          </table:table-cell>
          <table:table-cell office:value-type="float" office:value="0.0133463541666667" calcext:value-type="float">
            <text:p>0.013346354166667</text:p>
          </table:table-cell>
          <table:table-cell office:value-type="float" office:value="-0.0272352430555556" calcext:value-type="float">
            <text:p>-0.027235243055556</text:p>
          </table:table-cell>
          <table:table-cell office:value-type="float" office:value="0.296223958333333" calcext:value-type="float">
            <text:p>0.296223958333333</text:p>
          </table:table-cell>
          <table:table-cell office:value-type="float" office:value="0.706163194444444" calcext:value-type="float">
            <text:p>0.706163194444444</text:p>
          </table:table-cell>
          <table:table-cell office:value-type="float" office:value="0.943684895833333" calcext:value-type="float">
            <text:p>0.943684895833333</text:p>
          </table:table-cell>
          <table:table-cell office:value-type="float" office:value="1.05588107638889" calcext:value-type="float">
            <text:p>1.05588107638889</text:p>
          </table:table-cell>
          <table:table-cell office:value-type="float" office:value="1.1083984375" calcext:value-type="float">
            <text:p>1.1083984375</text:p>
          </table:table-cell>
          <table:table-cell office:value-type="float" office:value="0.235134548611111" calcext:value-type="float">
            <text:p>0.235134548611111</text:p>
          </table:table-cell>
          <table:table-cell office:value-type="float" office:value="0.457465277777778" calcext:value-type="float">
            <text:p>0.457465277777778</text:p>
          </table:table-cell>
          <table:table-cell office:value-type="float" office:value="0.505208333333333" calcext:value-type="float">
            <text:p>0.505208333333333</text:p>
          </table:table-cell>
          <table:table-cell office:value-type="float" office:value="0.517903645833333" calcext:value-type="float">
            <text:p>0.517903645833333</text:p>
          </table:table-cell>
          <table:table-cell office:value-type="float" office:value="0.470160590277778" calcext:value-type="float">
            <text:p>0.470160590277778</text:p>
          </table:table-cell>
          <table:table-cell office:value-type="float" office:value="0.592447916666667" calcext:value-type="float">
            <text:p>0.592447916666667</text:p>
          </table:table-cell>
          <table:table-cell office:value-type="float" office:value="1.09798177083333" calcext:value-type="float">
            <text:p>1.09798177083333</text:p>
          </table:table-cell>
          <table:table-cell office:value-type="float" office:value="1.41905381944444" calcext:value-type="float">
            <text:p>1.41905381944444</text:p>
          </table:table-cell>
          <table:table-cell office:value-type="float" office:value="1.57508680555556" calcext:value-type="float">
            <text:p>1.57508680555556</text:p>
          </table:table-cell>
          <table:table-cell office:value-type="float" office:value="1.6669921875" calcext:value-type="float">
            <text:p>1.6669921875</text:p>
          </table:table-cell>
          <table:table-cell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2" office:value-type="float" office:value="0.530176116838488" calcext:value-type="float">
            <text:p>0.530176116838488</text:p>
          </table:table-cell>
          <table:table-cell office:value-type="float" office:value="0.848045532646048" calcext:value-type="float">
            <text:p>0.848045532646048</text:p>
          </table:table-cell>
          <table:table-cell office:value-type="float" office:value="0.979059278350515" calcext:value-type="float">
            <text:p>0.979059278350515</text:p>
          </table:table-cell>
          <table:table-cell office:value-type="float" office:value="1.0358676975945" calcext:value-type="float">
            <text:p>1.0358676975945</text:p>
          </table:table-cell>
          <table:table-cell office:value-type="float" office:value="1.02878006872852" calcext:value-type="float">
            <text:p>1.02878006872852</text:p>
          </table:table-cell>
          <table:table-cell office:value-type="float" office:value="0.235932130584192" calcext:value-type="float">
            <text:p>0.235932130584192</text:p>
          </table:table-cell>
          <table:table-cell office:value-type="float" office:value="0.140356529209622" calcext:value-type="float">
            <text:p>0.140356529209622</text:p>
          </table:table-cell>
          <table:table-cell office:value-type="float" office:value="0.0563788659793814" calcext:value-type="float">
            <text:p>0.056378865979381</text:p>
          </table:table-cell>
          <table:table-cell office:value-type="float" office:value="0.0127792096219932" calcext:value-type="float">
            <text:p>0.012779209621993</text:p>
          </table:table-cell>
          <table:table-cell office:value-type="float" office:value="-0.0250214776632303" calcext:value-type="float">
            <text:p>-0.02502147766323</text:p>
          </table:table-cell>
          <table:table-cell office:value-type="float" office:value="0.295317869415808" calcext:value-type="float">
            <text:p>0.295317869415808</text:p>
          </table:table-cell>
          <table:table-cell office:value-type="float" office:value="0.704037800687285" calcext:value-type="float">
            <text:p>0.704037800687285</text:p>
          </table:table-cell>
          <table:table-cell office:value-type="float" office:value="0.939110824742268" calcext:value-type="float">
            <text:p>0.939110824742268</text:p>
          </table:table-cell>
          <table:table-cell office:value-type="float" office:value="1.05487542955326" calcext:value-type="float">
            <text:p>1.05487542955326</text:p>
          </table:table-cell>
          <table:table-cell office:value-type="float" office:value="1.10921391752577" calcext:value-type="float">
            <text:p>1.10921391752577</text:p>
          </table:table-cell>
          <table:table-cell office:value-type="float" office:value="0.23485824742268" calcext:value-type="float">
            <text:p>0.23485824742268</text:p>
          </table:table-cell>
          <table:table-cell office:value-type="float" office:value="0.45715206185567" calcext:value-type="float">
            <text:p>0.45715206185567</text:p>
          </table:table-cell>
          <table:table-cell office:value-type="float" office:value="0.50536941580756" calcext:value-type="float">
            <text:p>0.50536941580756</text:p>
          </table:table-cell>
          <table:table-cell office:value-type="float" office:value="0.518470790378007" calcext:value-type="float">
            <text:p>0.518470790378007</text:p>
          </table:table-cell>
          <table:table-cell office:value-type="float" office:value="0.473582474226804" calcext:value-type="float">
            <text:p>0.473582474226804</text:p>
          </table:table-cell>
          <table:table-cell office:value-type="float" office:value="0.590635738831615" calcext:value-type="float">
            <text:p>0.590635738831615</text:p>
          </table:table-cell>
          <table:table-cell office:value-type="float" office:value="1.09493127147766" calcext:value-type="float">
            <text:p>1.09493127147766</text:p>
          </table:table-cell>
          <table:table-cell office:value-type="float" office:value="1.41280068728522" calcext:value-type="float">
            <text:p>1.41280068728522</text:p>
          </table:table-cell>
          <table:table-cell office:value-type="float" office:value="1.57227233676976" calcext:value-type="float">
            <text:p>1.57227233676976</text:p>
          </table:table-cell>
          <table:table-cell office:value-type="float" office:value="1.66441151202749" calcext:value-type="float">
            <text:p>1.66441151202749</text:p>
          </table:table-cell>
          <table:table-cell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2" office:value-type="float" office:value="0.527954931972789" calcext:value-type="float">
            <text:p>0.527954931972789</text:p>
          </table:table-cell>
          <table:table-cell office:value-type="float" office:value="0.845769557823129" calcext:value-type="float">
            <text:p>0.845769557823129</text:p>
          </table:table-cell>
          <table:table-cell office:value-type="float" office:value="0.977572278911565" calcext:value-type="float">
            <text:p>0.977572278911565</text:p>
          </table:table-cell>
          <table:table-cell office:value-type="float" office:value="1.03582057823129" calcext:value-type="float">
            <text:p>1.03582057823129</text:p>
          </table:table-cell>
          <table:table-cell office:value-type="float" office:value="1.02880527210884" calcext:value-type="float">
            <text:p>1.02880527210884</text:p>
          </table:table-cell>
          <table:table-cell office:value-type="float" office:value="0.234587585034014" calcext:value-type="float">
            <text:p>0.234587585034014</text:p>
          </table:table-cell>
          <table:table-cell office:value-type="float" office:value="0.139136904761905" calcext:value-type="float">
            <text:p>0.139136904761905</text:p>
          </table:table-cell>
          <table:table-cell office:value-type="float" office:value="0.0558035714285714" calcext:value-type="float">
            <text:p>0.055803571428571</text:p>
          </table:table-cell>
          <table:table-cell office:value-type="float" office:value="0.0123299319727892" calcext:value-type="float">
            <text:p>0.012329931972789</text:p>
          </table:table-cell>
          <table:table-cell office:value-type="float" office:value="-0.0250850340136055" calcext:value-type="float">
            <text:p>-0.025085034013606</text:p>
          </table:table-cell>
          <table:table-cell office:value-type="float" office:value="0.293367346938776" calcext:value-type="float">
            <text:p>0.293367346938776</text:p>
          </table:table-cell>
          <table:table-cell office:value-type="float" office:value="0.698341836734694" calcext:value-type="float">
            <text:p>0.698341836734694</text:p>
          </table:table-cell>
          <table:table-cell office:value-type="float" office:value="0.939200680272109" calcext:value-type="float">
            <text:p>0.939200680272109</text:p>
          </table:table-cell>
          <table:table-cell office:value-type="float" office:value="1.05495323129252" calcext:value-type="float">
            <text:p>1.05495323129252</text:p>
          </table:table-cell>
          <table:table-cell office:value-type="float" office:value="1.10756802721088" calcext:value-type="float">
            <text:p>1.10756802721088</text:p>
          </table:table-cell>
          <table:table-cell office:value-type="float" office:value="0.234587585034014" calcext:value-type="float">
            <text:p>0.234587585034014</text:p>
          </table:table-cell>
          <table:table-cell office:value-type="float" office:value="0.457057823129252" calcext:value-type="float">
            <text:p>0.457057823129252</text:p>
          </table:table-cell>
          <table:table-cell office:value-type="float" office:value="0.505527210884354" calcext:value-type="float">
            <text:p>0.505527210884354</text:p>
          </table:table-cell>
          <table:table-cell office:value-type="float" office:value="0.520195578231293" calcext:value-type="float">
            <text:p>0.520195578231293</text:p>
          </table:table-cell>
          <table:table-cell office:value-type="float" office:value="0.474596088435374" calcext:value-type="float">
            <text:p>0.474596088435374</text:p>
          </table:table-cell>
          <table:table-cell office:value-type="float" office:value="0.586734693877551" calcext:value-type="float">
            <text:p>0.586734693877551</text:p>
          </table:table-cell>
          <table:table-cell office:value-type="float" office:value="1.08705357142857" calcext:value-type="float">
            <text:p>1.08705357142857</text:p>
          </table:table-cell>
          <table:table-cell office:value-type="float" office:value="1.41124574829932" calcext:value-type="float">
            <text:p>1.41124574829932</text:p>
          </table:table-cell>
          <table:table-cell office:value-type="float" office:value="1.57057823129252" calcext:value-type="float">
            <text:p>1.57057823129252</text:p>
          </table:table-cell>
          <table:table-cell office:value-type="float" office:value="1.66177721088435" calcext:value-type="float">
            <text:p>1.66177721088435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2" office:value-type="float" office:value="0.525778619528619" calcext:value-type="float">
            <text:p>0.525778619528619</text:p>
          </table:table-cell>
          <table:table-cell office:value-type="float" office:value="0.843539562289562" calcext:value-type="float">
            <text:p>0.843539562289562</text:p>
          </table:table-cell>
          <table:table-cell office:value-type="float" office:value="0.976746632996633" calcext:value-type="float">
            <text:p>0.976746632996633</text:p>
          </table:table-cell>
          <table:table-cell office:value-type="float" office:value="1.03577441077441" calcext:value-type="float">
            <text:p>1.03577441077441</text:p>
          </table:table-cell>
          <table:table-cell office:value-type="float" office:value="1.02767255892256" calcext:value-type="float">
            <text:p>1.02767255892256</text:p>
          </table:table-cell>
          <table:table-cell office:value-type="float" office:value="0.23432239057239" calcext:value-type="float">
            <text:p>0.23432239057239</text:p>
          </table:table-cell>
          <table:table-cell office:value-type="float" office:value="0.137941919191919" calcext:value-type="float">
            <text:p>0.137941919191919</text:p>
          </table:table-cell>
          <table:table-cell office:value-type="float" office:value="0.0547138047138047" calcext:value-type="float">
            <text:p>0.054713804713805</text:p>
          </table:table-cell>
          <table:table-cell office:value-type="float" office:value="0.0118897306397305" calcext:value-type="float">
            <text:p>0.011889730639731</text:p>
          </table:table-cell>
          <table:table-cell office:value-type="float" office:value="-0.0263047138047141" calcext:value-type="float">
            <text:p>-0.026304713804714</text:p>
          </table:table-cell>
          <table:table-cell office:value-type="float" office:value="0.292508417508417" calcext:value-type="float">
            <text:p>0.292508417508417</text:p>
          </table:table-cell>
          <table:table-cell office:value-type="float" office:value="0.69854797979798" calcext:value-type="float">
            <text:p>0.69854797979798</text:p>
          </table:table-cell>
          <table:table-cell office:value-type="float" office:value="0.939288720538721" calcext:value-type="float">
            <text:p>0.939288720538721</text:p>
          </table:table-cell>
          <table:table-cell office:value-type="float" office:value="1.05502946127946" calcext:value-type="float">
            <text:p>1.05502946127946</text:p>
          </table:table-cell>
          <table:table-cell office:value-type="float" office:value="1.10595538720539" calcext:value-type="float">
            <text:p>1.10595538720539</text:p>
          </table:table-cell>
          <table:table-cell office:value-type="float" office:value="0.233270202020202" calcext:value-type="float">
            <text:p>0.233270202020202</text:p>
          </table:table-cell>
          <table:table-cell office:value-type="float" office:value="0.455808080808081" calcext:value-type="float">
            <text:p>0.455808080808081</text:p>
          </table:table-cell>
          <table:table-cell office:value-type="float" office:value="0.505681818181818" calcext:value-type="float">
            <text:p>0.505681818181818</text:p>
          </table:table-cell>
          <table:table-cell office:value-type="float" office:value="0.521885521885522" calcext:value-type="float">
            <text:p>0.521885521885522</text:p>
          </table:table-cell>
          <table:table-cell office:value-type="float" office:value="0.475589225589226" calcext:value-type="float">
            <text:p>0.475589225589226</text:p>
          </table:table-cell>
          <table:table-cell office:value-type="float" office:value="0.585016835016835" calcext:value-type="float">
            <text:p>0.585016835016835</text:p>
          </table:table-cell>
          <table:table-cell office:value-type="float" office:value="1.08627946127946" calcext:value-type="float">
            <text:p>1.08627946127946</text:p>
          </table:table-cell>
          <table:table-cell office:value-type="float" office:value="1.41035353535354" calcext:value-type="float">
            <text:p>1.41035353535354</text:p>
          </table:table-cell>
          <table:table-cell office:value-type="float" office:value="1.56891835016835" calcext:value-type="float">
            <text:p>1.56891835016835</text:p>
          </table:table-cell>
          <table:table-cell office:value-type="float" office:value="1.65803872053872" calcext:value-type="float">
            <text:p>1.65803872053872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 office:value-type="float" office:value="0.5246875" calcext:value-type="float">
            <text:p>0.5246875</text:p>
          </table:table-cell>
          <table:table-cell office:value-type="float" office:value="0.841354166666667" calcext:value-type="float">
            <text:p>0.841354166666667</text:p>
          </table:table-cell>
          <table:table-cell office:value-type="float" office:value="0.976145833333333" calcext:value-type="float">
            <text:p>0.976145833333333</text:p>
          </table:table-cell>
          <table:table-cell office:value-type="float" office:value="1.03572916666667" calcext:value-type="float">
            <text:p>1.03572916666667</text:p>
          </table:table-cell>
          <table:table-cell office:value-type="float" office:value="1.02770833333333" calcext:value-type="float">
            <text:p>1.02770833333333</text:p>
          </table:table-cell>
          <table:table-cell office:value-type="float" office:value="0.235104166666667" calcext:value-type="float">
            <text:p>0.235104166666667</text:p>
          </table:table-cell>
          <table:table-cell office:value-type="float" office:value="0.138958333333333" calcext:value-type="float">
            <text:p>0.138958333333333</text:p>
          </table:table-cell>
          <table:table-cell office:value-type="float" office:value="0.0560416666666668" calcext:value-type="float">
            <text:p>0.056041666666667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0253125000000001" calcext:value-type="float">
            <text:p>-0.0253125</text:p>
          </table:table-cell>
          <table:table-cell office:value-type="float" office:value="0.290625" calcext:value-type="float">
            <text:p>0.290625</text:p>
          </table:table-cell>
          <table:table-cell office:value-type="float" office:value="0.711458333333333" calcext:value-type="float">
            <text:p>0.711458333333333</text:p>
          </table:table-cell>
          <table:table-cell office:value-type="float" office:value="0.938333333333333" calcext:value-type="float">
            <text:p>0.938333333333333</text:p>
          </table:table-cell>
          <table:table-cell office:value-type="float" office:value="1.05291666666667" calcext:value-type="float">
            <text:p>1.05291666666667</text:p>
          </table:table-cell>
          <table:table-cell office:value-type="float" office:value="1.105625" calcext:value-type="float">
            <text:p>1.105625</text:p>
          </table:table-cell>
          <table:table-cell office:value-type="float" office:value="0.2340625" calcext:value-type="float">
            <text:p>0.2340625</text:p>
          </table:table-cell>
          <table:table-cell office:value-type="float" office:value="0.454583333333333" calcext:value-type="float">
            <text:p>0.454583333333333</text:p>
          </table:table-cell>
          <table:table-cell office:value-type="float" office:value="0.506354166666667" calcext:value-type="float">
            <text:p>0.506354166666667</text:p>
          </table:table-cell>
          <table:table-cell office:value-type="float" office:value="0.523541666666667" calcext:value-type="float">
            <text:p>0.523541666666667</text:p>
          </table:table-cell>
          <table:table-cell office:value-type="float" office:value="0.477708333333333" calcext:value-type="float">
            <text:p>0.477708333333333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1.09822916666667" calcext:value-type="float">
            <text:p>1.09822916666667</text:p>
          </table:table-cell>
          <table:table-cell office:value-type="float" office:value="1.408125" calcext:value-type="float">
            <text:p>1.408125</text:p>
          </table:table-cell>
          <table:table-cell office:value-type="float" office:value="1.56510416666667" calcext:value-type="float">
            <text:p>1.56510416666667</text:p>
          </table:table-cell>
          <table:table-cell office:value-type="float" office:value="1.655625" calcext:value-type="float">
            <text:p>1.65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6T20:03:53.586443725</dc:date>
    <meta:editing-duration>PT1M38S</meta:editing-duration>
    <meta:editing-cycles>1</meta:editing-cycles>
    <meta:document-statistic meta:table-count="1" meta:cell-count="272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198cm" svg:height="19.684cm" xlink:href=".." xlink:type="simple" chart:class="chart:line" chart:style-name="ch1">
        <chart:legend chart:legend-position="end" svg:x="34.721cm" svg:y="8.547cm" style:legend-expansion="high" chart:style-name="ch2"/>
        <chart:plot-area chart:style-name="ch3" table:cell-range-address="Def1_Zipped_Noise_Test_StartwithCHAMP2.R1:Def1_Zipped_Noise_Test_StartwithCHAMP2.V101" chart:data-source-has-labels="row" svg:x="0.823cm" svg:y="0.393cm" svg:width="33.075cm" svg:height="18.898cm">
          <chartooo:coordinate-region svg:x="1.656cm" svg:y="0.592cm" svg:width="32.242cm" svg:height="18.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Zipped_Noise_Test_StartwithCHAMP2.R2:Def1_Zipped_Noise_Test_StartwithCHAMP2.R101" chart:label-cell-address="Def1_Zipped_Noise_Test_StartwithCHAMP2.R1:Def1_Zipped_Noise_Test_StartwithCHAMP2.R1" chart:class="chart:line">
            <chart:data-point chart:repeated="100"/>
          </chart:series>
          <chart:series chart:style-name="ch7" chart:values-cell-range-address="Def1_Zipped_Noise_Test_StartwithCHAMP2.S2:Def1_Zipped_Noise_Test_StartwithCHAMP2.S101" chart:label-cell-address="Def1_Zipped_Noise_Test_StartwithCHAMP2.S1:Def1_Zipped_Noise_Test_StartwithCHAMP2.S1" chart:class="chart:line">
            <chart:data-point chart:repeated="100"/>
          </chart:series>
          <chart:series chart:style-name="ch8" chart:values-cell-range-address="Def1_Zipped_Noise_Test_StartwithCHAMP2.T2:Def1_Zipped_Noise_Test_StartwithCHAMP2.T101" chart:label-cell-address="Def1_Zipped_Noise_Test_StartwithCHAMP2.T1:Def1_Zipped_Noise_Test_StartwithCHAMP2.T1" chart:class="chart:line">
            <chart:data-point chart:repeated="100"/>
          </chart:series>
          <chart:series chart:style-name="ch9" chart:values-cell-range-address="Def1_Zipped_Noise_Test_StartwithCHAMP2.U2:Def1_Zipped_Noise_Test_StartwithCHAMP2.U101" chart:label-cell-address="Def1_Zipped_Noise_Test_StartwithCHAMP2.U1:Def1_Zipped_Noise_Test_StartwithCHAMP2.U1" chart:class="chart:line">
            <chart:data-point chart:repeated="100"/>
          </chart:series>
          <chart:series chart:style-name="ch10" chart:values-cell-range-address="Def1_Zipped_Noise_Test_StartwithCHAMP2.V2:Def1_Zipped_Noise_Test_StartwithCHAMP2.V101" chart:label-cell-address="Def1_Zipped_Noise_Test_StartwithCHAMP2.V1:Def1_Zipped_Noise_Test_StartwithCHAMP2.V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2(s10)</text:p>
                <draw:g>
                  <svg:desc>Def1_Zipped_Noise_Test_StartwithCHAMP2.R1:Def1_Zipped_Noise_Test_StartwithCHAMP2.R1</svg:desc>
                </draw:g>
              </table:table-cell>
              <table:table-cell office:value-type="string">
                <text:p> Mutual_Compression_ratio2(s20)</text:p>
                <draw:g>
                  <svg:desc>Def1_Zipped_Noise_Test_StartwithCHAMP2.S1:Def1_Zipped_Noise_Test_StartwithCHAMP2.S1</svg:desc>
                </draw:g>
              </table:table-cell>
              <table:table-cell office:value-type="string">
                <text:p> Mutual_Compression_ratio2(s30)</text:p>
                <draw:g>
                  <svg:desc>Def1_Zipped_Noise_Test_StartwithCHAMP2.T1:Def1_Zipped_Noise_Test_StartwithCHAMP2.T1</svg:desc>
                </draw:g>
              </table:table-cell>
              <table:table-cell office:value-type="string">
                <text:p> Mutual_Compression_ratio2(s40)</text:p>
                <draw:g>
                  <svg:desc>Def1_Zipped_Noise_Test_StartwithCHAMP2.U1:Def1_Zipped_Noise_Test_StartwithCHAMP2.U1</svg:desc>
                </draw:g>
              </table:table-cell>
              <table:table-cell office:value-type="string">
                <text:p> Mutual_Compression_ratio2(s50)</text:p>
                <draw:g>
                  <svg:desc>Def1_Zipped_Noise_Test_StartwithCHAMP2.V1:Def1_Zipped_Noise_Test_StartwithCHAMP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375">
                <text:p>0.34375</text:p>
                <draw:g>
                  <svg:desc>Def1_Zipped_Noise_Test_StartwithCHAMP2.R2:Def1_Zipped_Noise_Test_StartwithCHAMP2.R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S2:Def1_Zipped_Noise_Test_StartwithCHAMP2.S101</svg:desc>
                </draw:g>
              </table:table-cell>
              <table:table-cell office:value-type="float" office:value="0.21875">
                <text:p>0.21875</text:p>
                <draw:g>
                  <svg:desc>Def1_Zipped_Noise_Test_StartwithCHAMP2.T2:Def1_Zipped_Noise_Test_StartwithCHAMP2.T101</svg:desc>
                </draw:g>
              </table:table-cell>
              <table:table-cell office:value-type="float" office:value="0.15625">
                <text:p>0.15625</text:p>
                <draw:g>
                  <svg:desc>Def1_Zipped_Noise_Test_StartwithCHAMP2.U2:Def1_Zipped_Noise_Test_StartwithCHAMP2.U101</svg:desc>
                </draw:g>
              </table:table-cell>
              <table:table-cell office:value-type="float" office:value="-0.0833333333333333">
                <text:p>-0.0833333333333333</text:p>
                <draw:g>
                  <svg:desc>Def1_Zipped_Noise_Test_StartwithCHAMP2.V2:Def1_Zipped_Noise_Test_StartwithCHAMP2.V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203125">
                <text:p>0.203125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4375">
                <text:p>0.234375</text:p>
              </table:table-cell>
              <table:table-cell office:value-type="float" office:value="0.348958333333333">
                <text:p>0.348958333333333</text:p>
              </table:table-cell>
              <table:table-cell office:value-type="float" office:value="0.328125">
                <text:p>0.328125</text:p>
              </table:table-cell>
              <table:table-cell office:value-type="float" office:value="0.286458333333333">
                <text:p>0.286458333333333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75">
                <text:p>0.2375</text:p>
              </table:table-cell>
              <table:table-cell office:value-type="float" office:value="0.3">
                <text:p>0.3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1875">
                <text:p>0.2187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0.334821428571429">
                <text:p>0.334821428571429</text:p>
              </table:table-cell>
              <table:table-cell office:value-type="float" office:value="0.346726190476191">
                <text:p>0.346726190476191</text:p>
              </table:table-cell>
              <table:table-cell office:value-type="float" office:value="0.251488095238095">
                <text:p>0.25148809523809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0.376302083333333">
                <text:p>0.376302083333333</text:p>
              </table:table-cell>
              <table:table-cell office:value-type="float" office:value="0.334635416666667">
                <text:p>0.334635416666667</text:p>
              </table:table-cell>
              <table:table-cell office:value-type="float" office:value="0.29296875">
                <text:p>0.29296875</text:p>
              </table:table-cell>
              <table:table-cell office:value-type="float" office:value="0.209635416666667">
                <text:p>0.20963541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0.353009259259259">
                <text:p>0.353009259259259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0.217592592592593">
                <text:p>0.217592592592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708333333333">
                <text:p>0.217708333333333</text:p>
              </table:table-cell>
              <table:table-cell office:value-type="float" office:value="0.390625">
                <text:p>0.390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339583333333333">
                <text:p>0.339583333333333</text:p>
              </table:table-cell>
              <table:table-cell office:value-type="float" office:value="0.239583333333333">
                <text:p>0.23958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94696969697">
                <text:p>0.2509469696969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366477272727273">
                <text:p>0.366477272727273</text:p>
              </table:table-cell>
              <table:table-cell office:value-type="float" office:value="0.31155303030303">
                <text:p>0.31155303030303</text:p>
              </table:table-cell>
              <table:table-cell office:value-type="float" office:value="0.237689393939394">
                <text:p>0.237689393939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0381944444444">
                <text:p>0.280381944444444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0.325520833333333">
                <text:p>0.325520833333333</text:p>
              </table:table-cell>
              <table:table-cell office:value-type="float" office:value="0.232638888888889">
                <text:p>0.23263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448717948718">
                <text:p>0.280448717948718</text:p>
              </table:table-cell>
              <table:table-cell office:value-type="float" office:value="0.374198717948718">
                <text:p>0.374198717948718</text:p>
              </table:table-cell>
              <table:table-cell office:value-type="float" office:value="0.345352564102564">
                <text:p>0.345352564102564</text:p>
              </table:table-cell>
              <table:table-cell office:value-type="float" office:value="0.315705128205128">
                <text:p>0.315705128205128</text:p>
              </table:table-cell>
              <table:table-cell office:value-type="float" office:value="0.231570512820513">
                <text:p>0.231570512820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860119047619">
                <text:p>0.26860119047619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336309523809524">
                <text:p>0.336309523809524</text:p>
              </table:table-cell>
              <table:table-cell office:value-type="float" office:value="0.307291666666667">
                <text:p>0.307291666666667</text:p>
              </table:table-cell>
              <table:table-cell office:value-type="float" office:value="0.244047619047619">
                <text:p>0.244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4583333333333">
                <text:p>0.264583333333333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334722222222222">
                <text:p>0.334722222222222</text:p>
              </table:table-cell>
              <table:table-cell office:value-type="float" office:value="0.325">
                <text:p>0.325</text:p>
              </table:table-cell>
              <table:table-cell office:value-type="float" office:value="0.242361111111111">
                <text:p>0.24236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0.345052083333333">
                <text:p>0.345052083333333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0.263020833333333">
                <text:p>0.263020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450980392157">
                <text:p>0.252450980392157</text:p>
              </table:table-cell>
              <table:table-cell office:value-type="float" office:value="0.374387254901961">
                <text:p>0.374387254901961</text:p>
              </table:table-cell>
              <table:table-cell office:value-type="float" office:value="0.348651960784314">
                <text:p>0.348651960784314</text:p>
              </table:table-cell>
              <table:table-cell office:value-type="float" office:value="0.332107843137255">
                <text:p>0.332107843137255</text:p>
              </table:table-cell>
              <table:table-cell office:value-type="float" office:value="0.260416666666667">
                <text:p>0.26041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0.344907407407408">
                <text:p>0.344907407407408</text:p>
              </table:table-cell>
              <table:table-cell office:value-type="float" office:value="0.271990740740741">
                <text:p>0.27199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3969298245614">
                <text:p>0.243969298245614</text:p>
              </table:table-cell>
              <table:table-cell office:value-type="float" office:value="0.366228070175439">
                <text:p>0.366228070175439</text:p>
              </table:table-cell>
              <table:table-cell office:value-type="float" office:value="0.390899122807018">
                <text:p>0.390899122807018</text:p>
              </table:table-cell>
              <table:table-cell office:value-type="float" office:value="0.356359649122807">
                <text:p>0.356359649122807</text:p>
              </table:table-cell>
              <table:table-cell office:value-type="float" office:value="0.267543859649123">
                <text:p>0.267543859649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6875">
                <text:p>0.246875</text:p>
              </table:table-cell>
              <table:table-cell office:value-type="float" office:value="0.376041666666667">
                <text:p>0.376041666666667</text:p>
              </table:table-cell>
              <table:table-cell office:value-type="float" office:value="0.408854166666667">
                <text:p>0.408854166666667</text:p>
              </table:table-cell>
              <table:table-cell office:value-type="float" office:value="0.361979166666667">
                <text:p>0.361979166666667</text:p>
              </table:table-cell>
              <table:table-cell office:value-type="float" office:value="0.277604166666667">
                <text:p>0.27760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9503968253968">
                <text:p>0.249503968253968</text:p>
              </table:table-cell>
              <table:table-cell office:value-type="float" office:value="0.380456349206349">
                <text:p>0.380456349206349</text:p>
              </table:table-cell>
              <table:table-cell office:value-type="float" office:value="0.416170634920635">
                <text:p>0.416170634920635</text:p>
              </table:table-cell>
              <table:table-cell office:value-type="float" office:value="0.375992063492063">
                <text:p>0.375992063492063</text:p>
              </table:table-cell>
              <table:table-cell office:value-type="float" office:value="0.282242063492063">
                <text:p>0.282242063492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6155303030303">
                <text:p>0.256155303030303</text:p>
              </table:table-cell>
              <table:table-cell office:value-type="float" office:value="0.384469696969697">
                <text:p>0.384469696969697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384469696969697">
                <text:p>0.384469696969697</text:p>
              </table:table-cell>
              <table:table-cell office:value-type="float" office:value="0.290719696969697">
                <text:p>0.290719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2228260869565">
                <text:p>0.262228260869565</text:p>
              </table:table-cell>
              <table:table-cell office:value-type="float" office:value="0.40036231884058">
                <text:p>0.40036231884058</text:p>
              </table:table-cell>
              <table:table-cell office:value-type="float" office:value="0.428894927536232">
                <text:p>0.428894927536232</text:p>
              </table:table-cell>
              <table:table-cell office:value-type="float" office:value="0.390398550724638">
                <text:p>0.390398550724638</text:p>
              </table:table-cell>
              <table:table-cell office:value-type="float" office:value="0.298007246376812">
                <text:p>0.298007246376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6493055555556">
                <text:p>0.266493055555556</text:p>
              </table:table-cell>
              <table:table-cell office:value-type="float" office:value="0.403211805555556">
                <text:p>0.403211805555556</text:p>
              </table:table-cell>
              <table:table-cell office:value-type="float" office:value="0.442274305555556">
                <text:p>0.442274305555556</text:p>
              </table:table-cell>
              <table:table-cell office:value-type="float" office:value="0.394097222222222">
                <text:p>0.394097222222222</text:p>
              </table:table-cell>
              <table:table-cell office:value-type="float" office:value="0.306423611111111">
                <text:p>0.3064236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0.405833333333333">
                <text:p>0.405833333333333</text:p>
              </table:table-cell>
              <table:table-cell office:value-type="float" office:value="0.440833333333333">
                <text:p>0.440833333333333</text:p>
              </table:table-cell>
              <table:table-cell office:value-type="float" office:value="0.394166666666667">
                <text:p>0.39416666666666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4022435897436">
                <text:p>0.264022435897436</text:p>
              </table:table-cell>
              <table:table-cell office:value-type="float" office:value="0.408253205128205">
                <text:p>0.408253205128205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394230769230769">
                <text:p>0.394230769230769</text:p>
              </table:table-cell>
              <table:table-cell office:value-type="float" office:value="0.319711538461538">
                <text:p>0.31971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66049382716">
                <text:p>0.26466049382716</text:p>
              </table:table-cell>
              <table:table-cell office:value-type="float" office:value="0.410493827160494">
                <text:p>0.410493827160494</text:p>
              </table:table-cell>
              <table:table-cell office:value-type="float" office:value="0.441358024691358">
                <text:p>0.441358024691358</text:p>
              </table:table-cell>
              <table:table-cell office:value-type="float" office:value="0.39429012345679">
                <text:p>0.39429012345679</text:p>
              </table:table-cell>
              <table:table-cell office:value-type="float" office:value="0.326388888888889">
                <text:p>0.3263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5297619047619">
                <text:p>0.275297619047619</text:p>
              </table:table-cell>
              <table:table-cell office:value-type="float" office:value="0.415922619047619">
                <text:p>0.415922619047619</text:p>
              </table:table-cell>
              <table:table-cell office:value-type="float" office:value="0.440476190476191">
                <text:p>0.440476190476191</text:p>
              </table:table-cell>
              <table:table-cell office:value-type="float" office:value="0.401785714285714">
                <text:p>0.401785714285714</text:p>
              </table:table-cell>
              <table:table-cell office:value-type="float" office:value="0.328869047619048">
                <text:p>0.32886904761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8735632183908">
                <text:p>0.278735632183908</text:p>
              </table:table-cell>
              <table:table-cell office:value-type="float" office:value="0.423850574712644">
                <text:p>0.423850574712644</text:p>
              </table:table-cell>
              <table:table-cell office:value-type="float" office:value="0.44683908045977">
                <text:p>0.44683908045977</text:p>
              </table:table-cell>
              <table:table-cell office:value-type="float" office:value="0.408045977011494">
                <text:p>0.408045977011494</text:p>
              </table:table-cell>
              <table:table-cell office:value-type="float" office:value="0.327586206896552">
                <text:p>0.327586206896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1944444444444">
                <text:p>0.281944444444444</text:p>
              </table:table-cell>
              <table:table-cell office:value-type="float" office:value="0.424305555555556">
                <text:p>0.424305555555556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401388888888889">
                <text:p>0.401388888888889</text:p>
              </table:table-cell>
              <table:table-cell office:value-type="float" office:value="0.329861111111111">
                <text:p>0.329861111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994623655914">
                <text:p>0.290994623655914</text:p>
              </table:table-cell>
              <table:table-cell office:value-type="float" office:value="0.43010752688172">
                <text:p>0.43010752688172</text:p>
              </table:table-cell>
              <table:table-cell office:value-type="float" office:value="0.444220430107527">
                <text:p>0.444220430107527</text:p>
              </table:table-cell>
              <table:table-cell office:value-type="float" office:value="0.407930107526882">
                <text:p>0.407930107526882</text:p>
              </table:table-cell>
              <table:table-cell office:value-type="float" office:value="0.335349462365591">
                <text:p>0.335349462365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619791666667">
                <text:p>0.293619791666667</text:p>
              </table:table-cell>
              <table:table-cell office:value-type="float" office:value="0.426432291666667">
                <text:p>0.426432291666667</text:p>
              </table:table-cell>
              <table:table-cell office:value-type="float" office:value="0.440104166666667">
                <text:p>0.440104166666667</text:p>
              </table:table-cell>
              <table:table-cell office:value-type="float" office:value="0.410807291666667">
                <text:p>0.410807291666667</text:p>
              </table:table-cell>
              <table:table-cell office:value-type="float" office:value="0.337239583333333">
                <text:p>0.33723958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6085858585859">
                <text:p>0.296085858585859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0.436868686868687">
                <text:p>0.436868686868687</text:p>
              </table:table-cell>
              <table:table-cell office:value-type="float" office:value="0.412878787878788">
                <text:p>0.412878787878788</text:p>
              </table:table-cell>
              <table:table-cell office:value-type="float" office:value="0.34469696969697">
                <text:p>0.344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8406862745098">
                <text:p>0.298406862745098</text:p>
              </table:table-cell>
              <table:table-cell office:value-type="float" office:value="0.424019607843137">
                <text:p>0.424019607843137</text:p>
              </table:table-cell>
              <table:table-cell office:value-type="float" office:value="0.438112745098039">
                <text:p>0.438112745098039</text:p>
              </table:table-cell>
              <table:table-cell office:value-type="float" office:value="0.412377450980392">
                <text:p>0.412377450980392</text:p>
              </table:table-cell>
              <table:table-cell office:value-type="float" office:value="0.346813725490196">
                <text:p>0.346813725490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4375">
                <text:p>0.4375</text:p>
              </table:table-cell>
              <table:table-cell office:value-type="float" office:value="0.4125">
                <text:p>0.4125</text:p>
              </table:table-cell>
              <table:table-cell office:value-type="float" office:value="0.345833333333333">
                <text:p>0.3458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266203703704">
                <text:p>0.305266203703704</text:p>
              </table:table-cell>
              <table:table-cell office:value-type="float" office:value="0.429398148148148">
                <text:p>0.429398148148148</text:p>
              </table:table-cell>
              <table:table-cell office:value-type="float" office:value="0.439814814814815">
                <text:p>0.439814814814815</text:p>
              </table:table-cell>
              <table:table-cell office:value-type="float" office:value="0.412037037037037">
                <text:p>0.412037037037037</text:p>
              </table:table-cell>
              <table:table-cell office:value-type="float" office:value="0.355902777777778">
                <text:p>0.355902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7150900900901">
                <text:p>0.307150900900901</text:p>
              </table:table-cell>
              <table:table-cell office:value-type="float" office:value="0.4375">
                <text:p>0.4375</text:p>
              </table:table-cell>
              <table:table-cell office:value-type="float" office:value="0.441441441441441">
                <text:p>0.441441441441441</text:p>
              </table:table-cell>
              <table:table-cell office:value-type="float" office:value="0.412162162162162">
                <text:p>0.412162162162162</text:p>
              </table:table-cell>
              <table:table-cell office:value-type="float" office:value="0.357545045045045">
                <text:p>0.357545045045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5921052631579">
                <text:p>0.305921052631579</text:p>
              </table:table-cell>
              <table:table-cell office:value-type="float" office:value="0.434758771929825">
                <text:p>0.434758771929825</text:p>
              </table:table-cell>
              <table:table-cell office:value-type="float" office:value="0.446271929824561">
                <text:p>0.446271929824561</text:p>
              </table:table-cell>
              <table:table-cell office:value-type="float" office:value="0.417214912280702">
                <text:p>0.417214912280702</text:p>
              </table:table-cell>
              <table:table-cell office:value-type="float" office:value="0.359100877192982">
                <text:p>0.359100877192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2884615384615">
                <text:p>0.302884615384615</text:p>
              </table:table-cell>
              <table:table-cell office:value-type="float" office:value="0.44017094017094">
                <text:p>0.44017094017094</text:p>
              </table:table-cell>
              <table:table-cell office:value-type="float" office:value="0.448183760683761">
                <text:p>0.448183760683761</text:p>
              </table:table-cell>
              <table:table-cell office:value-type="float" office:value="0.421207264957265">
                <text:p>0.421207264957265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7916666666667">
                <text:p>0.297916666666667</text:p>
              </table:table-cell>
              <table:table-cell office:value-type="float" office:value="0.444791666666667">
                <text:p>0.444791666666667</text:p>
              </table:table-cell>
              <table:table-cell office:value-type="float" office:value="0.4546875">
                <text:p>0.4546875</text:p>
              </table:table-cell>
              <table:table-cell office:value-type="float" office:value="0.42890625">
                <text:p>0.42890625</text:p>
              </table:table-cell>
              <table:table-cell office:value-type="float" office:value="0.371614583333333">
                <text:p>0.37161458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7764227642276">
                <text:p>0.297764227642276</text:p>
              </table:table-cell>
              <table:table-cell office:value-type="float" office:value="0.443089430894309">
                <text:p>0.443089430894309</text:p>
              </table:table-cell>
              <table:table-cell office:value-type="float" office:value="0.461636178861789">
                <text:p>0.461636178861789</text:p>
              </table:table-cell>
              <table:table-cell office:value-type="float" office:value="0.44385162601626">
                <text:p>0.44385162601626</text:p>
              </table:table-cell>
              <table:table-cell office:value-type="float" office:value="0.37525406504065">
                <text:p>0.37525406504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3154761904762">
                <text:p>0.293154761904762</text:p>
              </table:table-cell>
              <table:table-cell office:value-type="float" office:value="0.443948412698413">
                <text:p>0.443948412698413</text:p>
              </table:table-cell>
              <table:table-cell office:value-type="float" office:value="0.468005952380952">
                <text:p>0.468005952380952</text:p>
              </table:table-cell>
              <table:table-cell office:value-type="float" office:value="0.448164682539683">
                <text:p>0.448164682539683</text:p>
              </table:table-cell>
              <table:table-cell office:value-type="float" office:value="0.383680555555555">
                <text:p>0.383680555555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8759689922481">
                <text:p>0.288759689922481</text:p>
              </table:table-cell>
              <table:table-cell office:value-type="float" office:value="0.448158914728682">
                <text:p>0.448158914728682</text:p>
              </table:table-cell>
              <table:table-cell office:value-type="float" office:value="0.471656976744186">
                <text:p>0.471656976744186</text:p>
              </table:table-cell>
              <table:table-cell office:value-type="float" office:value="0.457122093023256">
                <text:p>0.457122093023256</text:p>
              </table:table-cell>
              <table:table-cell office:value-type="float" office:value="0.39171511627907">
                <text:p>0.391715116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4564393939394">
                <text:p>0.284564393939394</text:p>
              </table:table-cell>
              <table:table-cell office:value-type="float" office:value="0.446022727272727">
                <text:p>0.446022727272727</text:p>
              </table:table-cell>
              <table:table-cell office:value-type="float" office:value="0.475142045454545">
                <text:p>0.475142045454545</text:p>
              </table:table-cell>
              <table:table-cell office:value-type="float" office:value="0.463304924242424">
                <text:p>0.463304924242424</text:p>
              </table:table-cell>
              <table:table-cell office:value-type="float" office:value="0.401751893939394">
                <text:p>0.401751893939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287037037037">
                <text:p>0.28287037037037</text:p>
              </table:table-cell>
              <table:table-cell office:value-type="float" office:value="0.440277777777778">
                <text:p>0.440277777777778</text:p>
              </table:table-cell>
              <table:table-cell office:value-type="float" office:value="0.476157407407408">
                <text:p>0.476157407407408</text:p>
              </table:table-cell>
              <table:table-cell office:value-type="float" office:value="0.471527777777778">
                <text:p>0.471527777777778</text:p>
              </table:table-cell>
              <table:table-cell office:value-type="float" office:value="0.409027777777778">
                <text:p>0.40902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25">
                <text:p>0.28125</text:p>
              </table:table-cell>
              <table:table-cell office:value-type="float" office:value="0.440896739130435">
                <text:p>0.440896739130435</text:p>
              </table:table-cell>
              <table:table-cell office:value-type="float" office:value="0.481657608695652">
                <text:p>0.481657608695652</text:p>
              </table:table-cell>
              <table:table-cell office:value-type="float" office:value="0.474864130434783">
                <text:p>0.474864130434783</text:p>
              </table:table-cell>
              <table:table-cell office:value-type="float" office:value="0.413722826086956">
                <text:p>0.413722826086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7482269503546">
                <text:p>0.277482269503546</text:p>
              </table:table-cell>
              <table:table-cell office:value-type="float" office:value="0.442597517730497">
                <text:p>0.442597517730497</text:p>
              </table:table-cell>
              <table:table-cell office:value-type="float" office:value="0.482491134751773">
                <text:p>0.482491134751773</text:p>
              </table:table-cell>
              <table:table-cell office:value-type="float" office:value="0.478058510638298">
                <text:p>0.478058510638298</text:p>
              </table:table-cell>
              <table:table-cell office:value-type="float" office:value="0.422650709219858">
                <text:p>0.422650709219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442057291666667">
                <text:p>0.442057291666667</text:p>
              </table:table-cell>
              <table:table-cell office:value-type="float" office:value="0.489800347222222">
                <text:p>0.489800347222222</text:p>
              </table:table-cell>
              <table:table-cell office:value-type="float" office:value="0.481119791666667">
                <text:p>0.481119791666667</text:p>
              </table:table-cell>
              <table:table-cell office:value-type="float" office:value="0.429036458333333">
                <text:p>0.429036458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6785714285714">
                <text:p>0.276785714285714</text:p>
              </table:table-cell>
              <table:table-cell office:value-type="float" office:value="0.443664965986395">
                <text:p>0.443664965986395</text:p>
              </table:table-cell>
              <table:table-cell office:value-type="float" office:value="0.490433673469388">
                <text:p>0.490433673469388</text:p>
              </table:table-cell>
              <table:table-cell office:value-type="float" office:value="0.484056122448979">
                <text:p>0.484056122448979</text:p>
              </table:table-cell>
              <table:table-cell office:value-type="float" office:value="0.43516156462585">
                <text:p>0.43516156462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416666666667">
                <text:p>0.275416666666667</text:p>
              </table:table-cell>
              <table:table-cell office:value-type="float" office:value="0.445208333333333">
                <text:p>0.445208333333333</text:p>
              </table:table-cell>
              <table:table-cell office:value-type="float" office:value="0.493125">
                <text:p>0.493125</text:p>
              </table:table-cell>
              <table:table-cell office:value-type="float" office:value="0.486875">
                <text:p>0.486875</text:p>
              </table:table-cell>
              <table:table-cell office:value-type="float" office:value="0.443125">
                <text:p>0.44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4101307189542">
                <text:p>0.274101307189542</text:p>
              </table:table-cell>
              <table:table-cell office:value-type="float" office:value="0.446691176470588">
                <text:p>0.446691176470588</text:p>
              </table:table-cell>
              <table:table-cell office:value-type="float" office:value="0.497753267973856">
                <text:p>0.497753267973856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46691176470588">
                <text:p>0.446691176470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1233974358974">
                <text:p>0.271233974358974</text:p>
              </table:table-cell>
              <table:table-cell office:value-type="float" office:value="0.448116987179487">
                <text:p>0.448116987179487</text:p>
              </table:table-cell>
              <table:table-cell office:value-type="float" office:value="0.502203525641025">
                <text:p>0.502203525641025</text:p>
              </table:table-cell>
              <table:table-cell office:value-type="float" office:value="0.4921875">
                <text:p>0.4921875</text:p>
              </table:table-cell>
              <table:table-cell office:value-type="float" office:value="0.448116987179487">
                <text:p>0.448116987179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8081761006289">
                <text:p>0.268081761006289</text:p>
              </table:table-cell>
              <table:table-cell office:value-type="float" office:value="0.449488993710692">
                <text:p>0.449488993710692</text:p>
              </table:table-cell>
              <table:table-cell office:value-type="float" office:value="0.504520440251572">
                <text:p>0.504520440251572</text:p>
              </table:table-cell>
              <table:table-cell office:value-type="float" office:value="0.496658805031447">
                <text:p>0.496658805031447</text:p>
              </table:table-cell>
              <table:table-cell office:value-type="float" office:value="0.451454402515723">
                <text:p>0.451454402515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0.452739197530864">
                <text:p>0.452739197530864</text:p>
              </table:table-cell>
              <table:table-cell office:value-type="float" office:value="0.508680555555556">
                <text:p>0.508680555555556</text:p>
              </table:table-cell>
              <table:table-cell office:value-type="float" office:value="0.49903549382716">
                <text:p>0.49903549382716</text:p>
              </table:table-cell>
              <table:table-cell office:value-type="float" office:value="0.454668209876543">
                <text:p>0.454668209876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0984848484848">
                <text:p>0.260984848484848</text:p>
              </table:table-cell>
              <table:table-cell office:value-type="float" office:value="0.453977272727273">
                <text:p>0.453977272727273</text:p>
              </table:table-cell>
              <table:table-cell office:value-type="float" office:value="0.508901515151515">
                <text:p>0.508901515151515</text:p>
              </table:table-cell>
              <table:table-cell office:value-type="float" office:value="0.501325757575758">
                <text:p>0.501325757575758</text:p>
              </table:table-cell>
              <table:table-cell office:value-type="float" office:value="0.459659090909091">
                <text:p>0.45965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8556547619048">
                <text:p>0.258556547619048</text:p>
              </table:table-cell>
              <table:table-cell office:value-type="float" office:value="0.453311011904762">
                <text:p>0.453311011904762</text:p>
              </table:table-cell>
              <table:table-cell office:value-type="float" office:value="0.512834821428571">
                <text:p>0.512834821428571</text:p>
              </table:table-cell>
              <table:table-cell office:value-type="float" office:value="0.503534226190476">
                <text:p>0.503534226190476</text:p>
              </table:table-cell>
              <table:table-cell office:value-type="float" office:value="0.462611607142857">
                <text:p>0.46261160714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6213450292398">
                <text:p>0.256213450292398</text:p>
              </table:table-cell>
              <table:table-cell office:value-type="float" office:value="0.456323099415205">
                <text:p>0.456323099415205</text:p>
              </table:table-cell>
              <table:table-cell office:value-type="float" office:value="0.514802631578947">
                <text:p>0.514802631578947</text:p>
              </table:table-cell>
              <table:table-cell office:value-type="float" office:value="0.505665204678363">
                <text:p>0.505665204678363</text:p>
              </table:table-cell>
              <table:table-cell office:value-type="float" office:value="0.46546052631579">
                <text:p>0.46546052631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951149425287">
                <text:p>0.253951149425287</text:p>
              </table:table-cell>
              <table:table-cell office:value-type="float" office:value="0.459231321839081">
                <text:p>0.459231321839081</text:p>
              </table:table-cell>
              <table:table-cell office:value-type="float" office:value="0.516702586206896">
                <text:p>0.516702586206896</text:p>
              </table:table-cell>
              <table:table-cell office:value-type="float" office:value="0.510955459770115">
                <text:p>0.510955459770115</text:p>
              </table:table-cell>
              <table:table-cell office:value-type="float" office:value="0.468211206896552">
                <text:p>0.468211206896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1765536723164">
                <text:p>0.251765536723164</text:p>
              </table:table-cell>
              <table:table-cell office:value-type="float" office:value="0.45850988700565">
                <text:p>0.45850988700565</text:p>
              </table:table-cell>
              <table:table-cell office:value-type="float" office:value="0.520303672316384">
                <text:p>0.520303672316384</text:p>
              </table:table-cell>
              <table:table-cell office:value-type="float" office:value="0.508827683615819">
                <text:p>0.508827683615819</text:p>
              </table:table-cell>
              <table:table-cell office:value-type="float" office:value="0.470338983050847">
                <text:p>0.4703389830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9652777777778">
                <text:p>0.249652777777778</text:p>
              </table:table-cell>
              <table:table-cell office:value-type="float" office:value="0.4578125">
                <text:p>0.4578125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512152777777778">
                <text:p>0.512152777777778</text:p>
              </table:table-cell>
              <table:table-cell office:value-type="float" office:value="0.468923611111111">
                <text:p>0.4689236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7609289617486">
                <text:p>0.247609289617486</text:p>
              </table:table-cell>
              <table:table-cell office:value-type="float" office:value="0.457137978142077">
                <text:p>0.457137978142077</text:p>
              </table:table-cell>
              <table:table-cell office:value-type="float" office:value="0.527151639344262">
                <text:p>0.527151639344262</text:p>
              </table:table-cell>
              <table:table-cell office:value-type="float" office:value="0.511953551912568">
                <text:p>0.511953551912568</text:p>
              </table:table-cell>
              <table:table-cell office:value-type="float" office:value="0.469091530054645">
                <text:p>0.469091530054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5631720430108">
                <text:p>0.245631720430108</text:p>
              </table:table-cell>
              <table:table-cell office:value-type="float" office:value="0.459845430107527">
                <text:p>0.459845430107527</text:p>
              </table:table-cell>
              <table:table-cell office:value-type="float" office:value="0.527049731182796">
                <text:p>0.527049731182796</text:p>
              </table:table-cell>
              <table:table-cell office:value-type="float" office:value="0.515120967741936">
                <text:p>0.515120967741936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716931216931">
                <text:p>0.243716931216931</text:p>
              </table:table-cell>
              <table:table-cell office:value-type="float" office:value="0.457506613756614">
                <text:p>0.457506613756614</text:p>
              </table:table-cell>
              <table:table-cell office:value-type="float" office:value="0.530257936507936">
                <text:p>0.530257936507936</text:p>
              </table:table-cell>
              <table:table-cell office:value-type="float" office:value="0.514550264550264">
                <text:p>0.514550264550264</text:p>
              </table:table-cell>
              <table:table-cell office:value-type="float" office:value="0.471560846560847">
                <text:p>0.471560846560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1861979166667">
                <text:p>0.241861979166667</text:p>
              </table:table-cell>
              <table:table-cell office:value-type="float" office:value="0.460123697916667">
                <text:p>0.460123697916667</text:p>
              </table:table-cell>
              <table:table-cell office:value-type="float" office:value="0.530110677083333">
                <text:p>0.530110677083333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0064102564102">
                <text:p>0.240064102564102</text:p>
              </table:table-cell>
              <table:table-cell office:value-type="float" office:value="0.462660256410256">
                <text:p>0.462660256410256</text:p>
              </table:table-cell>
              <table:table-cell office:value-type="float" office:value="0.529967948717949">
                <text:p>0.529967948717949</text:p>
              </table:table-cell>
              <table:table-cell office:value-type="float" office:value="0.517628205128205">
                <text:p>0.517628205128205</text:p>
              </table:table-cell>
              <table:table-cell office:value-type="float" office:value="0.470352564102564">
                <text:p>0.470352564102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8320707070707">
                <text:p>0.238320707070707</text:p>
              </table:table-cell>
              <table:table-cell office:value-type="float" office:value="0.463541666666667">
                <text:p>0.463541666666667</text:p>
              </table:table-cell>
              <table:table-cell office:value-type="float" office:value="0.529513888888889">
                <text:p>0.529513888888889</text:p>
              </table:table-cell>
              <table:table-cell office:value-type="float" office:value="0.517045454545454">
                <text:p>0.517045454545454</text:p>
              </table:table-cell>
              <table:table-cell office:value-type="float" office:value="0.470486111111111">
                <text:p>0.470486111111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818407960199">
                <text:p>0.23818407960199</text:p>
              </table:table-cell>
              <table:table-cell office:value-type="float" office:value="0.465951492537313">
                <text:p>0.465951492537313</text:p>
              </table:table-cell>
              <table:table-cell office:value-type="float" office:value="0.530161691542289">
                <text:p>0.530161691542289</text:p>
              </table:table-cell>
              <table:table-cell office:value-type="float" office:value="0.518190298507463">
                <text:p>0.518190298507463</text:p>
              </table:table-cell>
              <table:table-cell office:value-type="float" office:value="0.473725124378109">
                <text:p>0.473725124378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6519607843137">
                <text:p>0.236519607843137</text:p>
              </table:table-cell>
              <table:table-cell office:value-type="float" office:value="0.465226715686274">
                <text:p>0.465226715686274</text:p>
              </table:table-cell>
              <table:table-cell office:value-type="float" office:value="0.529718137254902">
                <text:p>0.529718137254902</text:p>
              </table:table-cell>
              <table:table-cell office:value-type="float" office:value="0.517922794117647">
                <text:p>0.517922794117647</text:p>
              </table:table-cell>
              <table:table-cell office:value-type="float" office:value="0.472426470588235">
                <text:p>0.472426470588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4903381642512">
                <text:p>0.234903381642512</text:p>
              </table:table-cell>
              <table:table-cell office:value-type="float" office:value="0.466032608695652">
                <text:p>0.466032608695652</text:p>
              </table:table-cell>
              <table:table-cell office:value-type="float" office:value="0.526268115942029">
                <text:p>0.526268115942029</text:p>
              </table:table-cell>
              <table:table-cell office:value-type="float" office:value="0.517663043478261">
                <text:p>0.517663043478261</text:p>
              </table:table-cell>
              <table:table-cell office:value-type="float" office:value="0.473882850241546">
                <text:p>0.473882850241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465327380952381">
                <text:p>0.465327380952381</text:p>
              </table:table-cell>
              <table:table-cell office:value-type="float" office:value="0.524553571428572">
                <text:p>0.524553571428572</text:p>
              </table:table-cell>
              <table:table-cell office:value-type="float" office:value="0.517113095238095">
                <text:p>0.51711309523809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1807511737089">
                <text:p>0.231807511737089</text:p>
              </table:table-cell>
              <table:table-cell office:value-type="float" office:value="0.466109154929578">
                <text:p>0.466109154929578</text:p>
              </table:table-cell>
              <table:table-cell office:value-type="float" office:value="0.522593896713615">
                <text:p>0.522593896713615</text:p>
              </table:table-cell>
              <table:table-cell office:value-type="float" office:value="0.518192488262911">
                <text:p>0.518192488262911</text:p>
              </table:table-cell>
              <table:table-cell office:value-type="float" office:value="0.474031690140845">
                <text:p>0.474031690140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1770833333333">
                <text:p>0.231770833333333</text:p>
              </table:table-cell>
              <table:table-cell office:value-type="float" office:value="0.469762731481482">
                <text:p>0.469762731481482</text:p>
              </table:table-cell>
              <table:table-cell office:value-type="float" office:value="0.520688657407407">
                <text:p>0.520688657407407</text:p>
              </table:table-cell>
              <table:table-cell office:value-type="float" office:value="0.515046296296296">
                <text:p>0.515046296296296</text:p>
              </table:table-cell>
              <table:table-cell office:value-type="float" office:value="0.474392361111111">
                <text:p>0.474392361111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471889269406393">
                <text:p>0.471889269406393</text:p>
              </table:table-cell>
              <table:table-cell office:value-type="float" office:value="0.520405251141552">
                <text:p>0.520405251141552</text:p>
              </table:table-cell>
              <table:table-cell office:value-type="float" office:value="0.516124429223744">
                <text:p>0.516124429223744</text:p>
              </table:table-cell>
              <table:table-cell office:value-type="float" office:value="0.473173515981735">
                <text:p>0.473173515981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7759009009009">
                <text:p>0.227759009009009</text:p>
              </table:table-cell>
              <table:table-cell office:value-type="float" office:value="0.472832207207207">
                <text:p>0.472832207207207</text:p>
              </table:table-cell>
              <table:table-cell office:value-type="float" office:value="0.518581081081081">
                <text:p>0.518581081081081</text:p>
              </table:table-cell>
              <table:table-cell office:value-type="float" office:value="0.514358108108108">
                <text:p>0.514358108108108</text:p>
              </table:table-cell>
              <table:table-cell office:value-type="float" office:value="0.474521396396396">
                <text:p>0.474521396396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6388888888889">
                <text:p>0.226388888888889</text:p>
              </table:table-cell>
              <table:table-cell office:value-type="float" office:value="0.470972222222222">
                <text:p>0.470972222222222</text:p>
              </table:table-cell>
              <table:table-cell office:value-type="float" office:value="0.518055555555555">
                <text:p>0.518055555555555</text:p>
              </table:table-cell>
              <table:table-cell office:value-type="float" office:value="0.515416666666667">
                <text:p>0.515416666666667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7110745614035">
                <text:p>0.227110745614035</text:p>
              </table:table-cell>
              <table:table-cell office:value-type="float" office:value="0.471902412280702">
                <text:p>0.471902412280702</text:p>
              </table:table-cell>
              <table:table-cell office:value-type="float" office:value="0.518092105263158">
                <text:p>0.518092105263158</text:p>
              </table:table-cell>
              <table:table-cell office:value-type="float" office:value="0.51672149122807">
                <text:p>0.51672149122807</text:p>
              </table:table-cell>
              <table:table-cell office:value-type="float" office:value="0.472176535087719">
                <text:p>0.47217653508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219696969697">
                <text:p>0.228219696969697</text:p>
              </table:table-cell>
              <table:table-cell office:value-type="float" office:value="0.471049783549784">
                <text:p>0.471049783549784</text:p>
              </table:table-cell>
              <table:table-cell office:value-type="float" office:value="0.513933982683983">
                <text:p>0.513933982683983</text:p>
              </table:table-cell>
              <table:table-cell office:value-type="float" office:value="0.516504329004329">
                <text:p>0.516504329004329</text:p>
              </table:table-cell>
              <table:table-cell office:value-type="float" office:value="0.471049783549784">
                <text:p>0.471049783549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7964743589744">
                <text:p>0.227964743589744</text:p>
              </table:table-cell>
              <table:table-cell office:value-type="float" office:value="0.469017094017094">
                <text:p>0.469017094017094</text:p>
              </table:table-cell>
              <table:table-cell office:value-type="float" office:value="0.513755341880342">
                <text:p>0.513755341880342</text:p>
              </table:table-cell>
              <table:table-cell office:value-type="float" office:value="0.514823717948718">
                <text:p>0.514823717948718</text:p>
              </table:table-cell>
              <table:table-cell office:value-type="float" office:value="0.471153846153846">
                <text:p>0.4711538461538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9034810126582">
                <text:p>0.229034810126582</text:p>
              </table:table-cell>
              <table:table-cell office:value-type="float" office:value="0.469936708860759">
                <text:p>0.469936708860759</text:p>
              </table:table-cell>
              <table:table-cell office:value-type="float" office:value="0.513581223628692">
                <text:p>0.513581223628692</text:p>
              </table:table-cell>
              <table:table-cell office:value-type="float" office:value="0.514636075949367">
                <text:p>0.514636075949367</text:p>
              </table:table-cell>
              <table:table-cell office:value-type="float" office:value="0.470068565400844">
                <text:p>0.470068565400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0078125">
                <text:p>0.230078125</text:p>
              </table:table-cell>
              <table:table-cell office:value-type="float" office:value="0.471744791666667">
                <text:p>0.471744791666667</text:p>
              </table:table-cell>
              <table:table-cell office:value-type="float" office:value="0.512239583333333">
                <text:p>0.512239583333333</text:p>
              </table:table-cell>
              <table:table-cell office:value-type="float" office:value="0.514453125">
                <text:p>0.514453125</text:p>
              </table:table-cell>
              <table:table-cell office:value-type="float" office:value="0.469010416666667">
                <text:p>0.46901041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9809670781893">
                <text:p>0.229809670781893</text:p>
              </table:table-cell>
              <table:table-cell office:value-type="float" office:value="0.468621399176955">
                <text:p>0.468621399176955</text:p>
              </table:table-cell>
              <table:table-cell office:value-type="float" office:value="0.510931069958848">
                <text:p>0.510931069958848</text:p>
              </table:table-cell>
              <table:table-cell office:value-type="float" office:value="0.514017489711934">
                <text:p>0.514017489711934</text:p>
              </table:table-cell>
              <table:table-cell office:value-type="float" office:value="0.467978395061728">
                <text:p>0.467978395061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0818089430894">
                <text:p>0.230818089430894</text:p>
              </table:table-cell>
              <table:table-cell office:value-type="float" office:value="0.468368902439025">
                <text:p>0.468368902439025</text:p>
              </table:table-cell>
              <table:table-cell office:value-type="float" office:value="0.509654471544715">
                <text:p>0.509654471544715</text:p>
              </table:table-cell>
              <table:table-cell office:value-type="float" office:value="0.51270325203252">
                <text:p>0.51270325203252</text:p>
              </table:table-cell>
              <table:table-cell office:value-type="float" office:value="0.466971544715447">
                <text:p>0.4669715447154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1802208835341">
                <text:p>0.231802208835341</text:p>
              </table:table-cell>
              <table:table-cell office:value-type="float" office:value="0.466741967871486">
                <text:p>0.466741967871486</text:p>
              </table:table-cell>
              <table:table-cell office:value-type="float" office:value="0.508408634538153">
                <text:p>0.508408634538153</text:p>
              </table:table-cell>
              <table:table-cell office:value-type="float" office:value="0.511169678714859">
                <text:p>0.511169678714859</text:p>
              </table:table-cell>
              <table:table-cell office:value-type="float" office:value="0.465988955823293">
                <text:p>0.4659889558232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1522817460317">
                <text:p>0.231522817460317</text:p>
              </table:table-cell>
              <table:table-cell office:value-type="float" office:value="0.466021825396825">
                <text:p>0.466021825396825</text:p>
              </table:table-cell>
              <table:table-cell office:value-type="float" office:value="0.508308531746032">
                <text:p>0.508308531746032</text:p>
              </table:table-cell>
              <table:table-cell office:value-type="float" office:value="0.512400793650794">
                <text:p>0.512400793650794</text:p>
              </table:table-cell>
              <table:table-cell office:value-type="float" office:value="0.466393849206349">
                <text:p>0.466393849206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2475490196078">
                <text:p>0.232475490196078</text:p>
              </table:table-cell>
              <table:table-cell office:value-type="float" office:value="0.463357843137255">
                <text:p>0.463357843137255</text:p>
              </table:table-cell>
              <table:table-cell office:value-type="float" office:value="0.508210784313726">
                <text:p>0.508210784313726</text:p>
              </table:table-cell>
              <table:table-cell office:value-type="float" office:value="0.510906862745098">
                <text:p>0.510906862745098</text:p>
              </table:table-cell>
              <table:table-cell office:value-type="float" office:value="0.466789215686275">
                <text:p>0.466789215686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3406007751938">
                <text:p>0.233406007751938</text:p>
              </table:table-cell>
              <table:table-cell office:value-type="float" office:value="0.464026162790698">
                <text:p>0.464026162790698</text:p>
              </table:table-cell>
              <table:table-cell office:value-type="float" office:value="0.508115310077519">
                <text:p>0.508115310077519</text:p>
              </table:table-cell>
              <table:table-cell office:value-type="float" office:value="0.508357558139535">
                <text:p>0.508357558139535</text:p>
              </table:table-cell>
              <table:table-cell office:value-type="float" office:value="0.467175387596899">
                <text:p>0.4671753875968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315134099617">
                <text:p>0.234315134099617</text:p>
              </table:table-cell>
              <table:table-cell office:value-type="float" office:value="0.462284482758621">
                <text:p>0.462284482758621</text:p>
              </table:table-cell>
              <table:table-cell office:value-type="float" office:value="0.508022030651341">
                <text:p>0.508022030651341</text:p>
              </table:table-cell>
              <table:table-cell office:value-type="float" office:value="0.509578544061303">
                <text:p>0.509578544061303</text:p>
              </table:table-cell>
              <table:table-cell office:value-type="float" office:value="0.467552681992337">
                <text:p>0.4675526819923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4019886363636">
                <text:p>0.234019886363636</text:p>
              </table:table-cell>
              <table:table-cell office:value-type="float" office:value="0.461055871212121">
                <text:p>0.461055871212121</text:p>
              </table:table-cell>
              <table:table-cell office:value-type="float" office:value="0.506628787878788">
                <text:p>0.506628787878788</text:p>
              </table:table-cell>
              <table:table-cell office:value-type="float" office:value="0.508404356060606">
                <text:p>0.508404356060606</text:p>
              </table:table-cell>
              <table:table-cell office:value-type="float" office:value="0.467921401515152">
                <text:p>0.467921401515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4901685393258">
                <text:p>0.234901685393258</text:p>
              </table:table-cell>
              <table:table-cell office:value-type="float" office:value="0.459620786516854">
                <text:p>0.459620786516854</text:p>
              </table:table-cell>
              <table:table-cell office:value-type="float" office:value="0.507022471910112">
                <text:p>0.507022471910112</text:p>
              </table:table-cell>
              <table:table-cell office:value-type="float" office:value="0.508309925093633">
                <text:p>0.508309925093633</text:p>
              </table:table-cell>
              <table:table-cell office:value-type="float" office:value="0.469335205992509">
                <text:p>0.469335205992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5763888888889">
                <text:p>0.235763888888889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0.50462962962963">
                <text:p>0.50462962962963</text:p>
              </table:table-cell>
              <table:table-cell office:value-type="float" office:value="0.510532407407407">
                <text:p>0.510532407407407</text:p>
              </table:table-cell>
              <table:table-cell office:value-type="float" office:value="0.468402777777778">
                <text:p>0.468402777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5462454212454">
                <text:p>0.235462454212454</text:p>
              </table:table-cell>
              <table:table-cell office:value-type="float" office:value="0.460966117216117">
                <text:p>0.460966117216117</text:p>
              </table:table-cell>
              <table:table-cell office:value-type="float" office:value="0.50606684981685">
                <text:p>0.50606684981685</text:p>
              </table:table-cell>
              <table:table-cell office:value-type="float" office:value="0.510645604395604">
                <text:p>0.510645604395604</text:p>
              </table:table-cell>
              <table:table-cell office:value-type="float" office:value="0.46771978021978">
                <text:p>0.46771978021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5167572463768">
                <text:p>0.235167572463768</text:p>
              </table:table-cell>
              <table:table-cell office:value-type="float" office:value="0.460371376811594">
                <text:p>0.460371376811594</text:p>
              </table:table-cell>
              <table:table-cell office:value-type="float" office:value="0.506227355072464">
                <text:p>0.506227355072464</text:p>
              </table:table-cell>
              <table:table-cell office:value-type="float" office:value="0.511775362318841">
                <text:p>0.511775362318841</text:p>
              </table:table-cell>
              <table:table-cell office:value-type="float" office:value="0.46682518115942">
                <text:p>0.466825181159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5999103942652">
                <text:p>0.235999103942652</text:p>
              </table:table-cell>
              <table:table-cell office:value-type="float" office:value="0.459229390681004">
                <text:p>0.459229390681004</text:p>
              </table:table-cell>
              <table:table-cell office:value-type="float" office:value="0.506160394265233">
                <text:p>0.506160394265233</text:p>
              </table:table-cell>
              <table:table-cell office:value-type="float" office:value="0.512432795698925">
                <text:p>0.512432795698925</text:p>
              </table:table-cell>
              <table:table-cell office:value-type="float" office:value="0.466173835125448">
                <text:p>0.4661738351254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4596631205674">
                <text:p>0.234596631205674</text:p>
              </table:table-cell>
              <table:table-cell office:value-type="float" office:value="0.460106382978723">
                <text:p>0.460106382978723</text:p>
              </table:table-cell>
              <table:table-cell office:value-type="float" office:value="0.505097517730497">
                <text:p>0.505097517730497</text:p>
              </table:table-cell>
              <table:table-cell office:value-type="float" office:value="0.514295212765957">
                <text:p>0.514295212765957</text:p>
              </table:table-cell>
              <table:table-cell office:value-type="float" office:value="0.466755319148936">
                <text:p>0.4667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416666666667">
                <text:p>0.235416666666667</text:p>
              </table:table-cell>
              <table:table-cell office:value-type="float" office:value="0.458771929824562">
                <text:p>0.458771929824562</text:p>
              </table:table-cell>
              <table:table-cell office:value-type="float" office:value="0.50405701754386">
                <text:p>0.50405701754386</text:p>
              </table:table-cell>
              <table:table-cell office:value-type="float" office:value="0.516118421052632">
                <text:p>0.516118421052632</text:p>
              </table:table-cell>
              <table:table-cell office:value-type="float" office:value="0.469078947368421">
                <text:p>0.469078947368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5134548611111">
                <text:p>0.235134548611111</text:p>
              </table:table-cell>
              <table:table-cell office:value-type="float" office:value="0.457465277777778">
                <text:p>0.457465277777778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17903645833333">
                <text:p>0.517903645833333</text:p>
              </table:table-cell>
              <table:table-cell office:value-type="float" office:value="0.470160590277778">
                <text:p>0.4701605902777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485824742268">
                <text:p>0.23485824742268</text:p>
              </table:table-cell>
              <table:table-cell office:value-type="float" office:value="0.45715206185567">
                <text:p>0.45715206185567</text:p>
              </table:table-cell>
              <table:table-cell office:value-type="float" office:value="0.50536941580756">
                <text:p>0.50536941580756</text:p>
              </table:table-cell>
              <table:table-cell office:value-type="float" office:value="0.518470790378007">
                <text:p>0.518470790378007</text:p>
              </table:table-cell>
              <table:table-cell office:value-type="float" office:value="0.473582474226804">
                <text:p>0.473582474226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4587585034014">
                <text:p>0.234587585034014</text:p>
              </table:table-cell>
              <table:table-cell office:value-type="float" office:value="0.457057823129252">
                <text:p>0.457057823129252</text:p>
              </table:table-cell>
              <table:table-cell office:value-type="float" office:value="0.505527210884354">
                <text:p>0.505527210884354</text:p>
              </table:table-cell>
              <table:table-cell office:value-type="float" office:value="0.520195578231293">
                <text:p>0.520195578231293</text:p>
              </table:table-cell>
              <table:table-cell office:value-type="float" office:value="0.474596088435374">
                <text:p>0.474596088435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3270202020202">
                <text:p>0.233270202020202</text:p>
              </table:table-cell>
              <table:table-cell office:value-type="float" office:value="0.455808080808081">
                <text:p>0.455808080808081</text:p>
              </table:table-cell>
              <table:table-cell office:value-type="float" office:value="0.505681818181818">
                <text:p>0.505681818181818</text:p>
              </table:table-cell>
              <table:table-cell office:value-type="float" office:value="0.521885521885522">
                <text:p>0.521885521885522</text:p>
              </table:table-cell>
              <table:table-cell office:value-type="float" office:value="0.475589225589226">
                <text:p>0.47558922558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0625">
                <text:p>0.2340625</text:p>
              </table:table-cell>
              <table:table-cell office:value-type="float" office:value="0.454583333333333">
                <text:p>0.454583333333333</text:p>
              </table:table-cell>
              <table:table-cell office:value-type="float" office:value="0.506354166666667">
                <text:p>0.506354166666667</text:p>
              </table:table-cell>
              <table:table-cell office:value-type="float" office:value="0.523541666666667">
                <text:p>0.523541666666667</text:p>
              </table:table-cell>
              <table:table-cell office:value-type="float" office:value="0.477708333333333">
                <text:p>0.477708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